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l-6" table:style-name="ta1">
        <table:shapes>
          <draw:frame draw:z-index="0" draw:style-name="gr1" draw:text-style-name="P1" svg:width="453.51pt" svg:height="255.09pt" svg:x="328.93pt" svg:y="6.04pt">
            <draw:object draw:notify-on-update-of-ranges="'sml-6'.B1:'sml-6'.B1 'sml-6'.B2:'sml-6'.B1001 'sml-6'.C1:'sml-6'.C1 'sml-6'.C2:'sml-6'.C1001 'sml-6'.D1:'sml-6'.D1 'sml-6'.D2:'sml-6'.D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moothing length: 6.000000</text:p>
          </table:table-cell>
          <table:table-cell office:value-type="string" calcext:value-type="string">
            <text:p>real magnitude </text:p>
          </table:table-cell>
          <table:table-cell office:value-type="string" calcext:value-type="string">
            <text:p>interpolated magnitud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85.471" calcext:value-type="float">
            <text:p>85.471</text:p>
          </table:table-cell>
          <table:table-cell office:value-type="float" office:value="116.85512" calcext:value-type="float">
            <text:p>116.85512</text:p>
          </table:table-cell>
          <table:table-cell office:value-type="float" office:value="-31.38412" calcext:value-type="float">
            <text:p>-31.38412</text:p>
          </table:table-cell>
        </table:table-row>
        <table:table-row table:style-name="ro1">
          <table:table-cell/>
          <table:table-cell office:value-type="float" office:value="84.73674" calcext:value-type="float">
            <text:p>84.73674</text:p>
          </table:table-cell>
          <table:table-cell office:value-type="float" office:value="117.63034" calcext:value-type="float">
            <text:p>117.63034</text:p>
          </table:table-cell>
          <table:table-cell office:value-type="float" office:value="-32.8936" calcext:value-type="float">
            <text:p>-32.8936</text:p>
          </table:table-cell>
        </table:table-row>
        <table:table-row table:style-name="ro1">
          <table:table-cell/>
          <table:table-cell office:value-type="float" office:value="85.2564" calcext:value-type="float">
            <text:p>85.2564</text:p>
          </table:table-cell>
          <table:table-cell office:value-type="float" office:value="116.69966" calcext:value-type="float">
            <text:p>116.69966</text:p>
          </table:table-cell>
          <table:table-cell office:value-type="float" office:value="-31.44326" calcext:value-type="float">
            <text:p>-31.44326</text:p>
          </table:table-cell>
        </table:table-row>
        <table:table-row table:style-name="ro1">
          <table:table-cell/>
          <table:table-cell office:value-type="float" office:value="84.02625" calcext:value-type="float">
            <text:p>84.02625</text:p>
          </table:table-cell>
          <table:table-cell office:value-type="float" office:value="113.91066" calcext:value-type="float">
            <text:p>113.91066</text:p>
          </table:table-cell>
          <table:table-cell office:value-type="float" office:value="-29.88442" calcext:value-type="float">
            <text:p>-29.88442</text:p>
          </table:table-cell>
        </table:table-row>
        <table:table-row table:style-name="ro1">
          <table:table-cell/>
          <table:table-cell office:value-type="float" office:value="83.93326" calcext:value-type="float">
            <text:p>83.93326</text:p>
          </table:table-cell>
          <table:table-cell office:value-type="float" office:value="115.82375" calcext:value-type="float">
            <text:p>115.82375</text:p>
          </table:table-cell>
          <table:table-cell office:value-type="float" office:value="-31.89049" calcext:value-type="float">
            <text:p>-31.89049</text:p>
          </table:table-cell>
        </table:table-row>
        <table:table-row table:style-name="ro1">
          <table:table-cell/>
          <table:table-cell office:value-type="float" office:value="85.40837" calcext:value-type="float">
            <text:p>85.40837</text:p>
          </table:table-cell>
          <table:table-cell office:value-type="float" office:value="118.01688" calcext:value-type="float">
            <text:p>118.01688</text:p>
          </table:table-cell>
          <table:table-cell office:value-type="float" office:value="-32.60852" calcext:value-type="float">
            <text:p>-32.60852</text:p>
          </table:table-cell>
        </table:table-row>
        <table:table-row table:style-name="ro1">
          <table:table-cell/>
          <table:table-cell office:value-type="float" office:value="85.17515" calcext:value-type="float">
            <text:p>85.17515</text:p>
          </table:table-cell>
          <table:table-cell office:value-type="float" office:value="115.51923" calcext:value-type="float">
            <text:p>115.51923</text:p>
          </table:table-cell>
          <table:table-cell office:value-type="float" office:value="-30.34408" calcext:value-type="float">
            <text:p>-30.34408</text:p>
          </table:table-cell>
        </table:table-row>
        <table:table-row table:style-name="ro1">
          <table:table-cell/>
          <table:table-cell office:value-type="float" office:value="84.96208" calcext:value-type="float">
            <text:p>84.96208</text:p>
          </table:table-cell>
          <table:table-cell office:value-type="float" office:value="116.51856" calcext:value-type="float">
            <text:p>116.51856</text:p>
          </table:table-cell>
          <table:table-cell office:value-type="float" office:value="-31.55648" calcext:value-type="float">
            <text:p>-31.55648</text:p>
          </table:table-cell>
        </table:table-row>
        <table:table-row table:style-name="ro1">
          <table:table-cell/>
          <table:table-cell office:value-type="float" office:value="84.93165" calcext:value-type="float">
            <text:p>84.93165</text:p>
          </table:table-cell>
          <table:table-cell office:value-type="float" office:value="113.71316" calcext:value-type="float">
            <text:p>113.71316</text:p>
          </table:table-cell>
          <table:table-cell office:value-type="float" office:value="-28.78151" calcext:value-type="float">
            <text:p>-28.78151</text:p>
          </table:table-cell>
        </table:table-row>
        <table:table-row table:style-name="ro1">
          <table:table-cell/>
          <table:table-cell office:value-type="float" office:value="84.65168" calcext:value-type="float">
            <text:p>84.65168</text:p>
          </table:table-cell>
          <table:table-cell office:value-type="float" office:value="113.98303" calcext:value-type="float">
            <text:p>113.98303</text:p>
          </table:table-cell>
          <table:table-cell office:value-type="float" office:value="-29.33135" calcext:value-type="float">
            <text:p>-29.33135</text:p>
          </table:table-cell>
        </table:table-row>
        <table:table-row table:style-name="ro1">
          <table:table-cell/>
          <table:table-cell office:value-type="float" office:value="85.5838" calcext:value-type="float">
            <text:p>85.5838</text:p>
          </table:table-cell>
          <table:table-cell office:value-type="float" office:value="112.74557" calcext:value-type="float">
            <text:p>112.74557</text:p>
          </table:table-cell>
          <table:table-cell office:value-type="float" office:value="-27.16177" calcext:value-type="float">
            <text:p>-27.16177</text:p>
          </table:table-cell>
        </table:table-row>
        <table:table-row table:style-name="ro1">
          <table:table-cell/>
          <table:table-cell office:value-type="float" office:value="85.04317" calcext:value-type="float">
            <text:p>85.04317</text:p>
          </table:table-cell>
          <table:table-cell office:value-type="float" office:value="118.81304" calcext:value-type="float">
            <text:p>118.81304</text:p>
          </table:table-cell>
          <table:table-cell office:value-type="float" office:value="-33.76987" calcext:value-type="float">
            <text:p>-33.76987</text:p>
          </table:table-cell>
        </table:table-row>
        <table:table-row table:style-name="ro1">
          <table:table-cell/>
          <table:table-cell office:value-type="float" office:value="85.79836" calcext:value-type="float">
            <text:p>85.79836</text:p>
          </table:table-cell>
          <table:table-cell office:value-type="float" office:value="113.95856" calcext:value-type="float">
            <text:p>113.95856</text:p>
          </table:table-cell>
          <table:table-cell office:value-type="float" office:value="-28.1602" calcext:value-type="float">
            <text:p>-28.1602</text:p>
          </table:table-cell>
        </table:table-row>
        <table:table-row table:style-name="ro1">
          <table:table-cell/>
          <table:table-cell office:value-type="float" office:value="85.08205" calcext:value-type="float">
            <text:p>85.08205</text:p>
          </table:table-cell>
          <table:table-cell office:value-type="float" office:value="119.11636" calcext:value-type="float">
            <text:p>119.11636</text:p>
          </table:table-cell>
          <table:table-cell office:value-type="float" office:value="-34.03431" calcext:value-type="float">
            <text:p>-34.03431</text:p>
          </table:table-cell>
        </table:table-row>
        <table:table-row table:style-name="ro1">
          <table:table-cell/>
          <table:table-cell office:value-type="float" office:value="84.74662" calcext:value-type="float">
            <text:p>84.74662</text:p>
          </table:table-cell>
          <table:table-cell office:value-type="float" office:value="116.62325" calcext:value-type="float">
            <text:p>116.62325</text:p>
          </table:table-cell>
          <table:table-cell office:value-type="float" office:value="-31.87663" calcext:value-type="float">
            <text:p>-31.87663</text:p>
          </table:table-cell>
        </table:table-row>
        <table:table-row table:style-name="ro1">
          <table:table-cell/>
          <table:table-cell office:value-type="float" office:value="85.68335" calcext:value-type="float">
            <text:p>85.68335</text:p>
          </table:table-cell>
          <table:table-cell office:value-type="float" office:value="116.12812" calcext:value-type="float">
            <text:p>116.12812</text:p>
          </table:table-cell>
          <table:table-cell office:value-type="float" office:value="-30.44477" calcext:value-type="float">
            <text:p>-30.44477</text:p>
          </table:table-cell>
        </table:table-row>
        <table:table-row table:style-name="ro1">
          <table:table-cell/>
          <table:table-cell office:value-type="float" office:value="85.33152" calcext:value-type="float">
            <text:p>85.33152</text:p>
          </table:table-cell>
          <table:table-cell office:value-type="float" office:value="117.81635" calcext:value-type="float">
            <text:p>117.81635</text:p>
          </table:table-cell>
          <table:table-cell office:value-type="float" office:value="-32.48483" calcext:value-type="float">
            <text:p>-32.48483</text:p>
          </table:table-cell>
        </table:table-row>
        <table:table-row table:style-name="ro1">
          <table:table-cell/>
          <table:table-cell office:value-type="float" office:value="85.47836" calcext:value-type="float">
            <text:p>85.47836</text:p>
          </table:table-cell>
          <table:table-cell office:value-type="float" office:value="111.53124" calcext:value-type="float">
            <text:p>111.53124</text:p>
          </table:table-cell>
          <table:table-cell office:value-type="float" office:value="-26.05288" calcext:value-type="float">
            <text:p>-26.05288</text:p>
          </table:table-cell>
        </table:table-row>
        <table:table-row table:style-name="ro1">
          <table:table-cell/>
          <table:table-cell office:value-type="float" office:value="85.08914" calcext:value-type="float">
            <text:p>85.08914</text:p>
          </table:table-cell>
          <table:table-cell office:value-type="float" office:value="118.02211" calcext:value-type="float">
            <text:p>118.02211</text:p>
          </table:table-cell>
          <table:table-cell office:value-type="float" office:value="-32.93297" calcext:value-type="float">
            <text:p>-32.93297</text:p>
          </table:table-cell>
        </table:table-row>
        <table:table-row table:style-name="ro1">
          <table:table-cell/>
          <table:table-cell office:value-type="float" office:value="84.31824" calcext:value-type="float">
            <text:p>84.31824</text:p>
          </table:table-cell>
          <table:table-cell office:value-type="float" office:value="117.92311" calcext:value-type="float">
            <text:p>117.92311</text:p>
          </table:table-cell>
          <table:table-cell office:value-type="float" office:value="-33.60487" calcext:value-type="float">
            <text:p>-33.60487</text:p>
          </table:table-cell>
        </table:table-row>
        <table:table-row table:style-name="ro1">
          <table:table-cell/>
          <table:table-cell office:value-type="float" office:value="83.97755" calcext:value-type="float">
            <text:p>83.97755</text:p>
          </table:table-cell>
          <table:table-cell office:value-type="float" office:value="115.51704" calcext:value-type="float">
            <text:p>115.51704</text:p>
          </table:table-cell>
          <table:table-cell office:value-type="float" office:value="-31.5395" calcext:value-type="float">
            <text:p>-31.5395</text:p>
          </table:table-cell>
        </table:table-row>
        <table:table-row table:style-name="ro1">
          <table:table-cell/>
          <table:table-cell office:value-type="float" office:value="85.23879" calcext:value-type="float">
            <text:p>85.23879</text:p>
          </table:table-cell>
          <table:table-cell office:value-type="float" office:value="118.53328" calcext:value-type="float">
            <text:p>118.53328</text:p>
          </table:table-cell>
          <table:table-cell office:value-type="float" office:value="-33.29449" calcext:value-type="float">
            <text:p>-33.29449</text:p>
          </table:table-cell>
        </table:table-row>
        <table:table-row table:style-name="ro1">
          <table:table-cell/>
          <table:table-cell office:value-type="float" office:value="84.27399" calcext:value-type="float">
            <text:p>84.27399</text:p>
          </table:table-cell>
          <table:table-cell office:value-type="float" office:value="116.98246" calcext:value-type="float">
            <text:p>116.98246</text:p>
          </table:table-cell>
          <table:table-cell office:value-type="float" office:value="-32.70847" calcext:value-type="float">
            <text:p>-32.70847</text:p>
          </table:table-cell>
        </table:table-row>
        <table:table-row table:style-name="ro1">
          <table:table-cell/>
          <table:table-cell office:value-type="float" office:value="84.28061" calcext:value-type="float">
            <text:p>84.28061</text:p>
          </table:table-cell>
          <table:table-cell office:value-type="float" office:value="114.19337" calcext:value-type="float">
            <text:p>114.19337</text:p>
          </table:table-cell>
          <table:table-cell office:value-type="float" office:value="-29.91276" calcext:value-type="float">
            <text:p>-29.91276</text:p>
          </table:table-cell>
        </table:table-row>
        <table:table-row table:style-name="ro1">
          <table:table-cell/>
          <table:table-cell office:value-type="float" office:value="84.54586" calcext:value-type="float">
            <text:p>84.54586</text:p>
          </table:table-cell>
          <table:table-cell office:value-type="float" office:value="116.16164" calcext:value-type="float">
            <text:p>116.16164</text:p>
          </table:table-cell>
          <table:table-cell office:value-type="float" office:value="-31.61578" calcext:value-type="float">
            <text:p>-31.61578</text:p>
          </table:table-cell>
        </table:table-row>
        <table:table-row table:style-name="ro1">
          <table:table-cell/>
          <table:table-cell office:value-type="float" office:value="84.86797" calcext:value-type="float">
            <text:p>84.86797</text:p>
          </table:table-cell>
          <table:table-cell office:value-type="float" office:value="115.75031" calcext:value-type="float">
            <text:p>115.75031</text:p>
          </table:table-cell>
          <table:table-cell office:value-type="float" office:value="-30.88234" calcext:value-type="float">
            <text:p>-30.88234</text:p>
          </table:table-cell>
        </table:table-row>
        <table:table-row table:style-name="ro1">
          <table:table-cell/>
          <table:table-cell office:value-type="float" office:value="83.99016" calcext:value-type="float">
            <text:p>83.99016</text:p>
          </table:table-cell>
          <table:table-cell office:value-type="float" office:value="115.8763" calcext:value-type="float">
            <text:p>115.8763</text:p>
          </table:table-cell>
          <table:table-cell office:value-type="float" office:value="-31.88614" calcext:value-type="float">
            <text:p>-31.88614</text:p>
          </table:table-cell>
        </table:table-row>
        <table:table-row table:style-name="ro1">
          <table:table-cell/>
          <table:table-cell office:value-type="float" office:value="84.54809" calcext:value-type="float">
            <text:p>84.54809</text:p>
          </table:table-cell>
          <table:table-cell office:value-type="float" office:value="111.19704" calcext:value-type="float">
            <text:p>111.19704</text:p>
          </table:table-cell>
          <table:table-cell office:value-type="float" office:value="-26.64895" calcext:value-type="float">
            <text:p>-26.64895</text:p>
          </table:table-cell>
        </table:table-row>
        <table:table-row table:style-name="ro1">
          <table:table-cell/>
          <table:table-cell office:value-type="float" office:value="85.37052" calcext:value-type="float">
            <text:p>85.37052</text:p>
          </table:table-cell>
          <table:table-cell office:value-type="float" office:value="110.63742" calcext:value-type="float">
            <text:p>110.63742</text:p>
          </table:table-cell>
          <table:table-cell office:value-type="float" office:value="-25.2669" calcext:value-type="float">
            <text:p>-25.2669</text:p>
          </table:table-cell>
        </table:table-row>
        <table:table-row table:style-name="ro1">
          <table:table-cell/>
          <table:table-cell office:value-type="float" office:value="84.22368" calcext:value-type="float">
            <text:p>84.22368</text:p>
          </table:table-cell>
          <table:table-cell office:value-type="float" office:value="116.48425" calcext:value-type="float">
            <text:p>116.48425</text:p>
          </table:table-cell>
          <table:table-cell office:value-type="float" office:value="-32.26057" calcext:value-type="float">
            <text:p>-32.26057</text:p>
          </table:table-cell>
        </table:table-row>
        <table:table-row table:style-name="ro1">
          <table:table-cell/>
          <table:table-cell office:value-type="float" office:value="84.86079" calcext:value-type="float">
            <text:p>84.86079</text:p>
          </table:table-cell>
          <table:table-cell office:value-type="float" office:value="119.87662" calcext:value-type="float">
            <text:p>119.87662</text:p>
          </table:table-cell>
          <table:table-cell office:value-type="float" office:value="-35.01583" calcext:value-type="float">
            <text:p>-35.01583</text:p>
          </table:table-cell>
        </table:table-row>
        <table:table-row table:style-name="ro1">
          <table:table-cell/>
          <table:table-cell office:value-type="float" office:value="84.9796" calcext:value-type="float">
            <text:p>84.9796</text:p>
          </table:table-cell>
          <table:table-cell office:value-type="float" office:value="118.32759" calcext:value-type="float">
            <text:p>118.32759</text:p>
          </table:table-cell>
          <table:table-cell office:value-type="float" office:value="-33.348" calcext:value-type="float">
            <text:p>-33.348</text:p>
          </table:table-cell>
        </table:table-row>
        <table:table-row table:style-name="ro1">
          <table:table-cell/>
          <table:table-cell office:value-type="float" office:value="84.77591" calcext:value-type="float">
            <text:p>84.77591</text:p>
          </table:table-cell>
          <table:table-cell office:value-type="float" office:value="115.06577" calcext:value-type="float">
            <text:p>115.06577</text:p>
          </table:table-cell>
          <table:table-cell office:value-type="float" office:value="-30.28986" calcext:value-type="float">
            <text:p>-30.28986</text:p>
          </table:table-cell>
        </table:table-row>
        <table:table-row table:style-name="ro1">
          <table:table-cell/>
          <table:table-cell office:value-type="float" office:value="86.23763" calcext:value-type="float">
            <text:p>86.23763</text:p>
          </table:table-cell>
          <table:table-cell office:value-type="float" office:value="112.26" calcext:value-type="float">
            <text:p>112.26</text:p>
          </table:table-cell>
          <table:table-cell office:value-type="float" office:value="-26.02237" calcext:value-type="float">
            <text:p>-26.02237</text:p>
          </table:table-cell>
        </table:table-row>
        <table:table-row table:style-name="ro1">
          <table:table-cell/>
          <table:table-cell office:value-type="float" office:value="84.6751" calcext:value-type="float">
            <text:p>84.6751</text:p>
          </table:table-cell>
          <table:table-cell office:value-type="float" office:value="117.75328" calcext:value-type="float">
            <text:p>117.75328</text:p>
          </table:table-cell>
          <table:table-cell office:value-type="float" office:value="-33.07818" calcext:value-type="float">
            <text:p>-33.07818</text:p>
          </table:table-cell>
        </table:table-row>
        <table:table-row table:style-name="ro1">
          <table:table-cell/>
          <table:table-cell office:value-type="float" office:value="84.90435" calcext:value-type="float">
            <text:p>84.90435</text:p>
          </table:table-cell>
          <table:table-cell office:value-type="float" office:value="118.68052" calcext:value-type="float">
            <text:p>118.68052</text:p>
          </table:table-cell>
          <table:table-cell office:value-type="float" office:value="-33.77617" calcext:value-type="float">
            <text:p>-33.77617</text:p>
          </table:table-cell>
        </table:table-row>
        <table:table-row table:style-name="ro1">
          <table:table-cell/>
          <table:table-cell office:value-type="float" office:value="83.87173" calcext:value-type="float">
            <text:p>83.87173</text:p>
          </table:table-cell>
          <table:table-cell office:value-type="float" office:value="115.5277" calcext:value-type="float">
            <text:p>115.5277</text:p>
          </table:table-cell>
          <table:table-cell office:value-type="float" office:value="-31.65597" calcext:value-type="float">
            <text:p>-31.65597</text:p>
          </table:table-cell>
        </table:table-row>
        <table:table-row table:style-name="ro1">
          <table:table-cell/>
          <table:table-cell office:value-type="float" office:value="85.17906" calcext:value-type="float">
            <text:p>85.17906</text:p>
          </table:table-cell>
          <table:table-cell office:value-type="float" office:value="115.44227" calcext:value-type="float">
            <text:p>115.44227</text:p>
          </table:table-cell>
          <table:table-cell office:value-type="float" office:value="-30.26321" calcext:value-type="float">
            <text:p>-30.26321</text:p>
          </table:table-cell>
        </table:table-row>
        <table:table-row table:style-name="ro1">
          <table:table-cell/>
          <table:table-cell office:value-type="float" office:value="85.4603" calcext:value-type="float">
            <text:p>85.4603</text:p>
          </table:table-cell>
          <table:table-cell office:value-type="float" office:value="116.9123" calcext:value-type="float">
            <text:p>116.9123</text:p>
          </table:table-cell>
          <table:table-cell office:value-type="float" office:value="-31.45201" calcext:value-type="float">
            <text:p>-31.45201</text:p>
          </table:table-cell>
        </table:table-row>
        <table:table-row table:style-name="ro1">
          <table:table-cell/>
          <table:table-cell office:value-type="float" office:value="84.04467" calcext:value-type="float">
            <text:p>84.04467</text:p>
          </table:table-cell>
          <table:table-cell office:value-type="float" office:value="115.80395" calcext:value-type="float">
            <text:p>115.80395</text:p>
          </table:table-cell>
          <table:table-cell office:value-type="float" office:value="-31.75928" calcext:value-type="float">
            <text:p>-31.75928</text:p>
          </table:table-cell>
        </table:table-row>
        <table:table-row table:style-name="ro1">
          <table:table-cell/>
          <table:table-cell office:value-type="float" office:value="85.03315" calcext:value-type="float">
            <text:p>85.03315</text:p>
          </table:table-cell>
          <table:table-cell office:value-type="float" office:value="119.75257" calcext:value-type="float">
            <text:p>119.75257</text:p>
          </table:table-cell>
          <table:table-cell office:value-type="float" office:value="-34.71942" calcext:value-type="float">
            <text:p>-34.71942</text:p>
          </table:table-cell>
        </table:table-row>
        <table:table-row table:style-name="ro1">
          <table:table-cell/>
          <table:table-cell office:value-type="float" office:value="84.38578" calcext:value-type="float">
            <text:p>84.38578</text:p>
          </table:table-cell>
          <table:table-cell office:value-type="float" office:value="116.47368" calcext:value-type="float">
            <text:p>116.47368</text:p>
          </table:table-cell>
          <table:table-cell office:value-type="float" office:value="-32.0879" calcext:value-type="float">
            <text:p>-32.0879</text:p>
          </table:table-cell>
        </table:table-row>
        <table:table-row table:style-name="ro1">
          <table:table-cell/>
          <table:table-cell office:value-type="float" office:value="84.45794" calcext:value-type="float">
            <text:p>84.45794</text:p>
          </table:table-cell>
          <table:table-cell office:value-type="float" office:value="118.21745" calcext:value-type="float">
            <text:p>118.21745</text:p>
          </table:table-cell>
          <table:table-cell office:value-type="float" office:value="-33.7595" calcext:value-type="float">
            <text:p>-33.7595</text:p>
          </table:table-cell>
        </table:table-row>
        <table:table-row table:style-name="ro1">
          <table:table-cell/>
          <table:table-cell office:value-type="float" office:value="85.29686" calcext:value-type="float">
            <text:p>85.29686</text:p>
          </table:table-cell>
          <table:table-cell office:value-type="float" office:value="115.05764" calcext:value-type="float">
            <text:p>115.05764</text:p>
          </table:table-cell>
          <table:table-cell office:value-type="float" office:value="-29.76079" calcext:value-type="float">
            <text:p>-29.76079</text:p>
          </table:table-cell>
        </table:table-row>
        <table:table-row table:style-name="ro1">
          <table:table-cell/>
          <table:table-cell office:value-type="float" office:value="84.15764" calcext:value-type="float">
            <text:p>84.15764</text:p>
          </table:table-cell>
          <table:table-cell office:value-type="float" office:value="116.50085" calcext:value-type="float">
            <text:p>116.50085</text:p>
          </table:table-cell>
          <table:table-cell office:value-type="float" office:value="-32.34321" calcext:value-type="float">
            <text:p>-32.34321</text:p>
          </table:table-cell>
        </table:table-row>
        <table:table-row table:style-name="ro1">
          <table:table-cell/>
          <table:table-cell office:value-type="float" office:value="84.35295" calcext:value-type="float">
            <text:p>84.35295</text:p>
          </table:table-cell>
          <table:table-cell office:value-type="float" office:value="117.48272" calcext:value-type="float">
            <text:p>117.48272</text:p>
          </table:table-cell>
          <table:table-cell office:value-type="float" office:value="-33.12978" calcext:value-type="float">
            <text:p>-33.12978</text:p>
          </table:table-cell>
        </table:table-row>
        <table:table-row table:style-name="ro1">
          <table:table-cell/>
          <table:table-cell office:value-type="float" office:value="84.75129" calcext:value-type="float">
            <text:p>84.75129</text:p>
          </table:table-cell>
          <table:table-cell office:value-type="float" office:value="117.71713" calcext:value-type="float">
            <text:p>117.71713</text:p>
          </table:table-cell>
          <table:table-cell office:value-type="float" office:value="-32.96583" calcext:value-type="float">
            <text:p>-32.96583</text:p>
          </table:table-cell>
        </table:table-row>
        <table:table-row table:style-name="ro1">
          <table:table-cell/>
          <table:table-cell office:value-type="float" office:value="84.69922" calcext:value-type="float">
            <text:p>84.69922</text:p>
          </table:table-cell>
          <table:table-cell office:value-type="float" office:value="116.23654" calcext:value-type="float">
            <text:p>116.23654</text:p>
          </table:table-cell>
          <table:table-cell office:value-type="float" office:value="-31.53732" calcext:value-type="float">
            <text:p>-31.53732</text:p>
          </table:table-cell>
        </table:table-row>
        <table:table-row table:style-name="ro1">
          <table:table-cell/>
          <table:table-cell office:value-type="float" office:value="84.97465" calcext:value-type="float">
            <text:p>84.97465</text:p>
          </table:table-cell>
          <table:table-cell office:value-type="float" office:value="115.73394" calcext:value-type="float">
            <text:p>115.73394</text:p>
          </table:table-cell>
          <table:table-cell office:value-type="float" office:value="-30.7593" calcext:value-type="float">
            <text:p>-30.7593</text:p>
          </table:table-cell>
        </table:table-row>
        <table:table-row table:style-name="ro1">
          <table:table-cell/>
          <table:table-cell office:value-type="float" office:value="86.28074" calcext:value-type="float">
            <text:p>86.28074</text:p>
          </table:table-cell>
          <table:table-cell office:value-type="float" office:value="111.81881" calcext:value-type="float">
            <text:p>111.81881</text:p>
          </table:table-cell>
          <table:table-cell office:value-type="float" office:value="-25.53808" calcext:value-type="float">
            <text:p>-25.53808</text:p>
          </table:table-cell>
        </table:table-row>
        <table:table-row table:style-name="ro1">
          <table:table-cell/>
          <table:table-cell office:value-type="float" office:value="85.58281" calcext:value-type="float">
            <text:p>85.58281</text:p>
          </table:table-cell>
          <table:table-cell office:value-type="float" office:value="114.04504" calcext:value-type="float">
            <text:p>114.04504</text:p>
          </table:table-cell>
          <table:table-cell office:value-type="float" office:value="-28.46223" calcext:value-type="float">
            <text:p>-28.46223</text:p>
          </table:table-cell>
        </table:table-row>
        <table:table-row table:style-name="ro1">
          <table:table-cell/>
          <table:table-cell office:value-type="float" office:value="84.64771" calcext:value-type="float">
            <text:p>84.64771</text:p>
          </table:table-cell>
          <table:table-cell office:value-type="float" office:value="115.56188" calcext:value-type="float">
            <text:p>115.56188</text:p>
          </table:table-cell>
          <table:table-cell office:value-type="float" office:value="-30.91416" calcext:value-type="float">
            <text:p>-30.91416</text:p>
          </table:table-cell>
        </table:table-row>
        <table:table-row table:style-name="ro1">
          <table:table-cell/>
          <table:table-cell office:value-type="float" office:value="84.25677" calcext:value-type="float">
            <text:p>84.25677</text:p>
          </table:table-cell>
          <table:table-cell office:value-type="float" office:value="117.80101" calcext:value-type="float">
            <text:p>117.80101</text:p>
          </table:table-cell>
          <table:table-cell office:value-type="float" office:value="-33.54424" calcext:value-type="float">
            <text:p>-33.54424</text:p>
          </table:table-cell>
        </table:table-row>
        <table:table-row table:style-name="ro1">
          <table:table-cell/>
          <table:table-cell office:value-type="float" office:value="85.3727" calcext:value-type="float">
            <text:p>85.3727</text:p>
          </table:table-cell>
          <table:table-cell office:value-type="float" office:value="118.27944" calcext:value-type="float">
            <text:p>118.27944</text:p>
          </table:table-cell>
          <table:table-cell office:value-type="float" office:value="-32.90674" calcext:value-type="float">
            <text:p>-32.90674</text:p>
          </table:table-cell>
        </table:table-row>
        <table:table-row table:style-name="ro1">
          <table:table-cell/>
          <table:table-cell office:value-type="float" office:value="84.01589" calcext:value-type="float">
            <text:p>84.01589</text:p>
          </table:table-cell>
          <table:table-cell office:value-type="float" office:value="115.68843" calcext:value-type="float">
            <text:p>115.68843</text:p>
          </table:table-cell>
          <table:table-cell office:value-type="float" office:value="-31.67254" calcext:value-type="float">
            <text:p>-31.67254</text:p>
          </table:table-cell>
        </table:table-row>
        <table:table-row table:style-name="ro1">
          <table:table-cell/>
          <table:table-cell office:value-type="float" office:value="85.87312" calcext:value-type="float">
            <text:p>85.87312</text:p>
          </table:table-cell>
          <table:table-cell office:value-type="float" office:value="115.2865" calcext:value-type="float">
            <text:p>115.2865</text:p>
          </table:table-cell>
          <table:table-cell office:value-type="float" office:value="-29.41337" calcext:value-type="float">
            <text:p>-29.41337</text:p>
          </table:table-cell>
        </table:table-row>
        <table:table-row table:style-name="ro1">
          <table:table-cell/>
          <table:table-cell office:value-type="float" office:value="85.05853" calcext:value-type="float">
            <text:p>85.05853</text:p>
          </table:table-cell>
          <table:table-cell office:value-type="float" office:value="119.49548" calcext:value-type="float">
            <text:p>119.49548</text:p>
          </table:table-cell>
          <table:table-cell office:value-type="float" office:value="-34.43695" calcext:value-type="float">
            <text:p>-34.43695</text:p>
          </table:table-cell>
        </table:table-row>
        <table:table-row table:style-name="ro1">
          <table:table-cell/>
          <table:table-cell office:value-type="float" office:value="84.4336" calcext:value-type="float">
            <text:p>84.4336</text:p>
          </table:table-cell>
          <table:table-cell office:value-type="float" office:value="116.99309" calcext:value-type="float">
            <text:p>116.99309</text:p>
          </table:table-cell>
          <table:table-cell office:value-type="float" office:value="-32.55949" calcext:value-type="float">
            <text:p>-32.55949</text:p>
          </table:table-cell>
        </table:table-row>
        <table:table-row table:style-name="ro1">
          <table:table-cell/>
          <table:table-cell office:value-type="float" office:value="85.38795" calcext:value-type="float">
            <text:p>85.38795</text:p>
          </table:table-cell>
          <table:table-cell office:value-type="float" office:value="116.74353" calcext:value-type="float">
            <text:p>116.74353</text:p>
          </table:table-cell>
          <table:table-cell office:value-type="float" office:value="-31.35558" calcext:value-type="float">
            <text:p>-31.35558</text:p>
          </table:table-cell>
        </table:table-row>
        <table:table-row table:style-name="ro1">
          <table:table-cell/>
          <table:table-cell office:value-type="float" office:value="84.90874" calcext:value-type="float">
            <text:p>84.90874</text:p>
          </table:table-cell>
          <table:table-cell office:value-type="float" office:value="116.1025" calcext:value-type="float">
            <text:p>116.1025</text:p>
          </table:table-cell>
          <table:table-cell office:value-type="float" office:value="-31.19377" calcext:value-type="float">
            <text:p>-31.19377</text:p>
          </table:table-cell>
        </table:table-row>
        <table:table-row table:style-name="ro1">
          <table:table-cell/>
          <table:table-cell office:value-type="float" office:value="85.23471" calcext:value-type="float">
            <text:p>85.23471</text:p>
          </table:table-cell>
          <table:table-cell office:value-type="float" office:value="118.44224" calcext:value-type="float">
            <text:p>118.44224</text:p>
          </table:table-cell>
          <table:table-cell office:value-type="float" office:value="-33.20753" calcext:value-type="float">
            <text:p>-33.20753</text:p>
          </table:table-cell>
        </table:table-row>
        <table:table-row table:style-name="ro1">
          <table:table-cell/>
          <table:table-cell office:value-type="float" office:value="85.85679" calcext:value-type="float">
            <text:p>85.85679</text:p>
          </table:table-cell>
          <table:table-cell office:value-type="float" office:value="115.1774" calcext:value-type="float">
            <text:p>115.1774</text:p>
          </table:table-cell>
          <table:table-cell office:value-type="float" office:value="-29.32061" calcext:value-type="float">
            <text:p>-29.32061</text:p>
          </table:table-cell>
        </table:table-row>
        <table:table-row table:style-name="ro1">
          <table:table-cell/>
          <table:table-cell office:value-type="float" office:value="84.53064" calcext:value-type="float">
            <text:p>84.53064</text:p>
          </table:table-cell>
          <table:table-cell office:value-type="float" office:value="115.0034" calcext:value-type="float">
            <text:p>115.0034</text:p>
          </table:table-cell>
          <table:table-cell office:value-type="float" office:value="-30.47276" calcext:value-type="float">
            <text:p>-30.47276</text:p>
          </table:table-cell>
        </table:table-row>
        <table:table-row table:style-name="ro1">
          <table:table-cell/>
          <table:table-cell office:value-type="float" office:value="85.03611" calcext:value-type="float">
            <text:p>85.03611</text:p>
          </table:table-cell>
          <table:table-cell office:value-type="float" office:value="113.49657" calcext:value-type="float">
            <text:p>113.49657</text:p>
          </table:table-cell>
          <table:table-cell office:value-type="float" office:value="-28.46045" calcext:value-type="float">
            <text:p>-28.46045</text:p>
          </table:table-cell>
        </table:table-row>
        <table:table-row table:style-name="ro1">
          <table:table-cell/>
          <table:table-cell office:value-type="float" office:value="84.93328" calcext:value-type="float">
            <text:p>84.93328</text:p>
          </table:table-cell>
          <table:table-cell office:value-type="float" office:value="116.81048" calcext:value-type="float">
            <text:p>116.81048</text:p>
          </table:table-cell>
          <table:table-cell office:value-type="float" office:value="-31.8772" calcext:value-type="float">
            <text:p>-31.8772</text:p>
          </table:table-cell>
        </table:table-row>
        <table:table-row table:style-name="ro1">
          <table:table-cell/>
          <table:table-cell office:value-type="float" office:value="85.18311" calcext:value-type="float">
            <text:p>85.18311</text:p>
          </table:table-cell>
          <table:table-cell office:value-type="float" office:value="117.67623" calcext:value-type="float">
            <text:p>117.67623</text:p>
          </table:table-cell>
          <table:table-cell office:value-type="float" office:value="-32.49313" calcext:value-type="float">
            <text:p>-32.49313</text:p>
          </table:table-cell>
        </table:table-row>
        <table:table-row table:style-name="ro1">
          <table:table-cell/>
          <table:table-cell office:value-type="float" office:value="85.36908" calcext:value-type="float">
            <text:p>85.36908</text:p>
          </table:table-cell>
          <table:table-cell office:value-type="float" office:value="118.26017" calcext:value-type="float">
            <text:p>118.26017</text:p>
          </table:table-cell>
          <table:table-cell office:value-type="float" office:value="-32.89109" calcext:value-type="float">
            <text:p>-32.89109</text:p>
          </table:table-cell>
        </table:table-row>
        <table:table-row table:style-name="ro1">
          <table:table-cell/>
          <table:table-cell office:value-type="float" office:value="85.10562" calcext:value-type="float">
            <text:p>85.10562</text:p>
          </table:table-cell>
          <table:table-cell office:value-type="float" office:value="120.06328" calcext:value-type="float">
            <text:p>120.06328</text:p>
          </table:table-cell>
          <table:table-cell office:value-type="float" office:value="-34.95766" calcext:value-type="float">
            <text:p>-34.95766</text:p>
          </table:table-cell>
        </table:table-row>
        <table:table-row table:style-name="ro1">
          <table:table-cell/>
          <table:table-cell office:value-type="float" office:value="84.5913" calcext:value-type="float">
            <text:p>84.5913</text:p>
          </table:table-cell>
          <table:table-cell office:value-type="float" office:value="118.41877" calcext:value-type="float">
            <text:p>118.41877</text:p>
          </table:table-cell>
          <table:table-cell office:value-type="float" office:value="-33.82746" calcext:value-type="float">
            <text:p>-33.82746</text:p>
          </table:table-cell>
        </table:table-row>
        <table:table-row table:style-name="ro1">
          <table:table-cell/>
          <table:table-cell office:value-type="float" office:value="84.45493" calcext:value-type="float">
            <text:p>84.45493</text:p>
          </table:table-cell>
          <table:table-cell office:value-type="float" office:value="113.96555" calcext:value-type="float">
            <text:p>113.96555</text:p>
          </table:table-cell>
          <table:table-cell office:value-type="float" office:value="-29.51062" calcext:value-type="float">
            <text:p>-29.51062</text:p>
          </table:table-cell>
        </table:table-row>
        <table:table-row table:style-name="ro1">
          <table:table-cell/>
          <table:table-cell office:value-type="float" office:value="84.91403" calcext:value-type="float">
            <text:p>84.91403</text:p>
          </table:table-cell>
          <table:table-cell office:value-type="float" office:value="117.43558" calcext:value-type="float">
            <text:p>117.43558</text:p>
          </table:table-cell>
          <table:table-cell office:value-type="float" office:value="-32.52155" calcext:value-type="float">
            <text:p>-32.52155</text:p>
          </table:table-cell>
        </table:table-row>
        <table:table-row table:style-name="ro1">
          <table:table-cell/>
          <table:table-cell office:value-type="float" office:value="85.24074" calcext:value-type="float">
            <text:p>85.24074</text:p>
          </table:table-cell>
          <table:table-cell office:value-type="float" office:value="117.72827" calcext:value-type="float">
            <text:p>117.72827</text:p>
          </table:table-cell>
          <table:table-cell office:value-type="float" office:value="-32.48754" calcext:value-type="float">
            <text:p>-32.48754</text:p>
          </table:table-cell>
        </table:table-row>
        <table:table-row table:style-name="ro1">
          <table:table-cell/>
          <table:table-cell office:value-type="float" office:value="85.18584" calcext:value-type="float">
            <text:p>85.18584</text:p>
          </table:table-cell>
          <table:table-cell office:value-type="float" office:value="117.24472" calcext:value-type="float">
            <text:p>117.24472</text:p>
          </table:table-cell>
          <table:table-cell office:value-type="float" office:value="-32.05888" calcext:value-type="float">
            <text:p>-32.05888</text:p>
          </table:table-cell>
        </table:table-row>
        <table:table-row table:style-name="ro1">
          <table:table-cell/>
          <table:table-cell office:value-type="float" office:value="84.95354" calcext:value-type="float">
            <text:p>84.95354</text:p>
          </table:table-cell>
          <table:table-cell office:value-type="float" office:value="115.96781" calcext:value-type="float">
            <text:p>115.96781</text:p>
          </table:table-cell>
          <table:table-cell office:value-type="float" office:value="-31.01427" calcext:value-type="float">
            <text:p>-31.01427</text:p>
          </table:table-cell>
        </table:table-row>
        <table:table-row table:style-name="ro1">
          <table:table-cell/>
          <table:table-cell office:value-type="float" office:value="84.2713" calcext:value-type="float">
            <text:p>84.2713</text:p>
          </table:table-cell>
          <table:table-cell office:value-type="float" office:value="118.40599" calcext:value-type="float">
            <text:p>118.40599</text:p>
          </table:table-cell>
          <table:table-cell office:value-type="float" office:value="-34.13469" calcext:value-type="float">
            <text:p>-34.13469</text:p>
          </table:table-cell>
        </table:table-row>
        <table:table-row table:style-name="ro1">
          <table:table-cell/>
          <table:table-cell office:value-type="float" office:value="84.23924" calcext:value-type="float">
            <text:p>84.23924</text:p>
          </table:table-cell>
          <table:table-cell office:value-type="float" office:value="116.15163" calcext:value-type="float">
            <text:p>116.15163</text:p>
          </table:table-cell>
          <table:table-cell office:value-type="float" office:value="-31.91239" calcext:value-type="float">
            <text:p>-31.91239</text:p>
          </table:table-cell>
        </table:table-row>
        <table:table-row table:style-name="ro1">
          <table:table-cell/>
          <table:table-cell office:value-type="float" office:value="84.82903" calcext:value-type="float">
            <text:p>84.82903</text:p>
          </table:table-cell>
          <table:table-cell office:value-type="float" office:value="118.91937" calcext:value-type="float">
            <text:p>118.91937</text:p>
          </table:table-cell>
          <table:table-cell office:value-type="float" office:value="-34.09034" calcext:value-type="float">
            <text:p>-34.09034</text:p>
          </table:table-cell>
        </table:table-row>
        <table:table-row table:style-name="ro1">
          <table:table-cell/>
          <table:table-cell office:value-type="float" office:value="85.05232" calcext:value-type="float">
            <text:p>85.05232</text:p>
          </table:table-cell>
          <table:table-cell office:value-type="float" office:value="118.76728" calcext:value-type="float">
            <text:p>118.76728</text:p>
          </table:table-cell>
          <table:table-cell office:value-type="float" office:value="-33.71496" calcext:value-type="float">
            <text:p>-33.71496</text:p>
          </table:table-cell>
        </table:table-row>
        <table:table-row table:style-name="ro1">
          <table:table-cell/>
          <table:table-cell office:value-type="float" office:value="85.19361" calcext:value-type="float">
            <text:p>85.19361</text:p>
          </table:table-cell>
          <table:table-cell office:value-type="float" office:value="119.65096" calcext:value-type="float">
            <text:p>119.65096</text:p>
          </table:table-cell>
          <table:table-cell office:value-type="float" office:value="-34.45735" calcext:value-type="float">
            <text:p>-34.45735</text:p>
          </table:table-cell>
        </table:table-row>
        <table:table-row table:style-name="ro1">
          <table:table-cell/>
          <table:table-cell office:value-type="float" office:value="85.02917" calcext:value-type="float">
            <text:p>85.02917</text:p>
          </table:table-cell>
          <table:table-cell office:value-type="float" office:value="115.91216" calcext:value-type="float">
            <text:p>115.91216</text:p>
          </table:table-cell>
          <table:table-cell office:value-type="float" office:value="-30.88299" calcext:value-type="float">
            <text:p>-30.88299</text:p>
          </table:table-cell>
        </table:table-row>
        <table:table-row table:style-name="ro1">
          <table:table-cell/>
          <table:table-cell office:value-type="float" office:value="84.88201" calcext:value-type="float">
            <text:p>84.88201</text:p>
          </table:table-cell>
          <table:table-cell office:value-type="float" office:value="117.81187" calcext:value-type="float">
            <text:p>117.81187</text:p>
          </table:table-cell>
          <table:table-cell office:value-type="float" office:value="-32.92986" calcext:value-type="float">
            <text:p>-32.92986</text:p>
          </table:table-cell>
        </table:table-row>
        <table:table-row table:style-name="ro1">
          <table:table-cell/>
          <table:table-cell office:value-type="float" office:value="84.55189" calcext:value-type="float">
            <text:p>84.55189</text:p>
          </table:table-cell>
          <table:table-cell office:value-type="float" office:value="118.4834" calcext:value-type="float">
            <text:p>118.4834</text:p>
          </table:table-cell>
          <table:table-cell office:value-type="float" office:value="-33.93151" calcext:value-type="float">
            <text:p>-33.93151</text:p>
          </table:table-cell>
        </table:table-row>
        <table:table-row table:style-name="ro1">
          <table:table-cell/>
          <table:table-cell office:value-type="float" office:value="85.67913" calcext:value-type="float">
            <text:p>85.67913</text:p>
          </table:table-cell>
          <table:table-cell office:value-type="float" office:value="116.83467" calcext:value-type="float">
            <text:p>116.83467</text:p>
          </table:table-cell>
          <table:table-cell office:value-type="float" office:value="-31.15554" calcext:value-type="float">
            <text:p>-31.15554</text:p>
          </table:table-cell>
        </table:table-row>
        <table:table-row table:style-name="ro1">
          <table:table-cell/>
          <table:table-cell office:value-type="float" office:value="84.86375" calcext:value-type="float">
            <text:p>84.86375</text:p>
          </table:table-cell>
          <table:table-cell office:value-type="float" office:value="116.66025" calcext:value-type="float">
            <text:p>116.66025</text:p>
          </table:table-cell>
          <table:table-cell office:value-type="float" office:value="-31.79649" calcext:value-type="float">
            <text:p>-31.79649</text:p>
          </table:table-cell>
        </table:table-row>
        <table:table-row table:style-name="ro1">
          <table:table-cell/>
          <table:table-cell office:value-type="float" office:value="85.41536" calcext:value-type="float">
            <text:p>85.41536</text:p>
          </table:table-cell>
          <table:table-cell office:value-type="float" office:value="117.14278" calcext:value-type="float">
            <text:p>117.14278</text:p>
          </table:table-cell>
          <table:table-cell office:value-type="float" office:value="-31.72742" calcext:value-type="float">
            <text:p>-31.72742</text:p>
          </table:table-cell>
        </table:table-row>
        <table:table-row table:style-name="ro1">
          <table:table-cell/>
          <table:table-cell office:value-type="float" office:value="85.11995" calcext:value-type="float">
            <text:p>85.11995</text:p>
          </table:table-cell>
          <table:table-cell office:value-type="float" office:value="115.86577" calcext:value-type="float">
            <text:p>115.86577</text:p>
          </table:table-cell>
          <table:table-cell office:value-type="float" office:value="-30.74582" calcext:value-type="float">
            <text:p>-30.74582</text:p>
          </table:table-cell>
        </table:table-row>
        <table:table-row table:style-name="ro1">
          <table:table-cell/>
          <table:table-cell office:value-type="float" office:value="86.08656" calcext:value-type="float">
            <text:p>86.08656</text:p>
          </table:table-cell>
          <table:table-cell office:value-type="float" office:value="113.77875" calcext:value-type="float">
            <text:p>113.77875</text:p>
          </table:table-cell>
          <table:table-cell office:value-type="float" office:value="-27.69218" calcext:value-type="float">
            <text:p>-27.69218</text:p>
          </table:table-cell>
        </table:table-row>
        <table:table-row table:style-name="ro1">
          <table:table-cell/>
          <table:table-cell office:value-type="float" office:value="85.60867" calcext:value-type="float">
            <text:p>85.60867</text:p>
          </table:table-cell>
          <table:table-cell office:value-type="float" office:value="114.33627" calcext:value-type="float">
            <text:p>114.33627</text:p>
          </table:table-cell>
          <table:table-cell office:value-type="float" office:value="-28.7276" calcext:value-type="float">
            <text:p>-28.7276</text:p>
          </table:table-cell>
        </table:table-row>
        <table:table-row table:style-name="ro1">
          <table:table-cell/>
          <table:table-cell office:value-type="float" office:value="85.25941" calcext:value-type="float">
            <text:p>85.25941</text:p>
          </table:table-cell>
          <table:table-cell office:value-type="float" office:value="116.30954" calcext:value-type="float">
            <text:p>116.30954</text:p>
          </table:table-cell>
          <table:table-cell office:value-type="float" office:value="-31.05013" calcext:value-type="float">
            <text:p>-31.05013</text:p>
          </table:table-cell>
        </table:table-row>
        <table:table-row table:style-name="ro1">
          <table:table-cell/>
          <table:table-cell office:value-type="float" office:value="86.06407" calcext:value-type="float">
            <text:p>86.06407</text:p>
          </table:table-cell>
          <table:table-cell office:value-type="float" office:value="114.1552" calcext:value-type="float">
            <text:p>114.1552</text:p>
          </table:table-cell>
          <table:table-cell office:value-type="float" office:value="-28.09113" calcext:value-type="float">
            <text:p>-28.09113</text:p>
          </table:table-cell>
        </table:table-row>
        <table:table-row table:style-name="ro1">
          <table:table-cell/>
          <table:table-cell office:value-type="float" office:value="85.19516" calcext:value-type="float">
            <text:p>85.19516</text:p>
          </table:table-cell>
          <table:table-cell office:value-type="float" office:value="119.70833" calcext:value-type="float">
            <text:p>119.70833</text:p>
          </table:table-cell>
          <table:table-cell office:value-type="float" office:value="-34.51317" calcext:value-type="float">
            <text:p>-34.51317</text:p>
          </table:table-cell>
        </table:table-row>
        <table:table-row table:style-name="ro1">
          <table:table-cell/>
          <table:table-cell office:value-type="float" office:value="85.50867" calcext:value-type="float">
            <text:p>85.50867</text:p>
          </table:table-cell>
          <table:table-cell office:value-type="float" office:value="117.79523" calcext:value-type="float">
            <text:p>117.79523</text:p>
          </table:table-cell>
          <table:table-cell office:value-type="float" office:value="-32.28656" calcext:value-type="float">
            <text:p>-32.28656</text:p>
          </table:table-cell>
        </table:table-row>
        <table:table-row table:style-name="ro1">
          <table:table-cell/>
          <table:table-cell office:value-type="float" office:value="84.73109" calcext:value-type="float">
            <text:p>84.73109</text:p>
          </table:table-cell>
          <table:table-cell office:value-type="float" office:value="115.47471" calcext:value-type="float">
            <text:p>115.47471</text:p>
          </table:table-cell>
          <table:table-cell office:value-type="float" office:value="-30.74361" calcext:value-type="float">
            <text:p>-30.74361</text:p>
          </table:table-cell>
        </table:table-row>
        <table:table-row table:style-name="ro1">
          <table:table-cell/>
          <table:table-cell office:value-type="float" office:value="84.0678" calcext:value-type="float">
            <text:p>84.0678</text:p>
          </table:table-cell>
          <table:table-cell office:value-type="float" office:value="116.97299" calcext:value-type="float">
            <text:p>116.97299</text:p>
          </table:table-cell>
          <table:table-cell office:value-type="float" office:value="-32.90519" calcext:value-type="float">
            <text:p>-32.90519</text:p>
          </table:table-cell>
        </table:table-row>
        <table:table-row table:style-name="ro1">
          <table:table-cell/>
          <table:table-cell office:value-type="float" office:value="85.41331" calcext:value-type="float">
            <text:p>85.41331</text:p>
          </table:table-cell>
          <table:table-cell office:value-type="float" office:value="118.30532" calcext:value-type="float">
            <text:p>118.30532</text:p>
          </table:table-cell>
          <table:table-cell office:value-type="float" office:value="-32.89201" calcext:value-type="float">
            <text:p>-32.89201</text:p>
          </table:table-cell>
        </table:table-row>
        <table:table-row table:style-name="ro1">
          <table:table-cell/>
          <table:table-cell office:value-type="float" office:value="84.03712" calcext:value-type="float">
            <text:p>84.03712</text:p>
          </table:table-cell>
          <table:table-cell office:value-type="float" office:value="113.97139" calcext:value-type="float">
            <text:p>113.97139</text:p>
          </table:table-cell>
          <table:table-cell office:value-type="float" office:value="-29.93427" calcext:value-type="float">
            <text:p>-29.93427</text:p>
          </table:table-cell>
        </table:table-row>
        <table:table-row table:style-name="ro1">
          <table:table-cell/>
          <table:table-cell office:value-type="float" office:value="85.78569" calcext:value-type="float">
            <text:p>85.78569</text:p>
          </table:table-cell>
          <table:table-cell office:value-type="float" office:value="115.88394" calcext:value-type="float">
            <text:p>115.88394</text:p>
          </table:table-cell>
          <table:table-cell office:value-type="float" office:value="-30.09825" calcext:value-type="float">
            <text:p>-30.09825</text:p>
          </table:table-cell>
        </table:table-row>
        <table:table-row table:style-name="ro1">
          <table:table-cell/>
          <table:table-cell office:value-type="float" office:value="86.3724" calcext:value-type="float">
            <text:p>86.3724</text:p>
          </table:table-cell>
          <table:table-cell office:value-type="float" office:value="110.6538" calcext:value-type="float">
            <text:p>110.6538</text:p>
          </table:table-cell>
          <table:table-cell office:value-type="float" office:value="-24.2814" calcext:value-type="float">
            <text:p>-24.2814</text:p>
          </table:table-cell>
        </table:table-row>
        <table:table-row table:style-name="ro1">
          <table:table-cell/>
          <table:table-cell office:value-type="float" office:value="85.04612" calcext:value-type="float">
            <text:p>85.04612</text:p>
          </table:table-cell>
          <table:table-cell office:value-type="float" office:value="115.76169" calcext:value-type="float">
            <text:p>115.76169</text:p>
          </table:table-cell>
          <table:table-cell office:value-type="float" office:value="-30.71557" calcext:value-type="float">
            <text:p>-30.71557</text:p>
          </table:table-cell>
        </table:table-row>
        <table:table-row table:style-name="ro1">
          <table:table-cell/>
          <table:table-cell office:value-type="float" office:value="84.78466" calcext:value-type="float">
            <text:p>84.78466</text:p>
          </table:table-cell>
          <table:table-cell office:value-type="float" office:value="117.42527" calcext:value-type="float">
            <text:p>117.42527</text:p>
          </table:table-cell>
          <table:table-cell office:value-type="float" office:value="-32.64061" calcext:value-type="float">
            <text:p>-32.64061</text:p>
          </table:table-cell>
        </table:table-row>
        <table:table-row table:style-name="ro1">
          <table:table-cell/>
          <table:table-cell office:value-type="float" office:value="85.51848" calcext:value-type="float">
            <text:p>85.51848</text:p>
          </table:table-cell>
          <table:table-cell office:value-type="float" office:value="114.72549" calcext:value-type="float">
            <text:p>114.72549</text:p>
          </table:table-cell>
          <table:table-cell office:value-type="float" office:value="-29.20701" calcext:value-type="float">
            <text:p>-29.20701</text:p>
          </table:table-cell>
        </table:table-row>
        <table:table-row table:style-name="ro1">
          <table:table-cell/>
          <table:table-cell office:value-type="float" office:value="84.63161" calcext:value-type="float">
            <text:p>84.63161</text:p>
          </table:table-cell>
          <table:table-cell office:value-type="float" office:value="118.51271" calcext:value-type="float">
            <text:p>118.51271</text:p>
          </table:table-cell>
          <table:table-cell office:value-type="float" office:value="-33.8811" calcext:value-type="float">
            <text:p>-33.8811</text:p>
          </table:table-cell>
        </table:table-row>
        <table:table-row table:style-name="ro1">
          <table:table-cell/>
          <table:table-cell office:value-type="float" office:value="85.08653" calcext:value-type="float">
            <text:p>85.08653</text:p>
          </table:table-cell>
          <table:table-cell office:value-type="float" office:value="116.56989" calcext:value-type="float">
            <text:p>116.56989</text:p>
          </table:table-cell>
          <table:table-cell office:value-type="float" office:value="-31.48336" calcext:value-type="float">
            <text:p>-31.48336</text:p>
          </table:table-cell>
        </table:table-row>
        <table:table-row table:style-name="ro1">
          <table:table-cell/>
          <table:table-cell office:value-type="float" office:value="85.35066" calcext:value-type="float">
            <text:p>85.35066</text:p>
          </table:table-cell>
          <table:table-cell office:value-type="float" office:value="119.26469" calcext:value-type="float">
            <text:p>119.26469</text:p>
          </table:table-cell>
          <table:table-cell office:value-type="float" office:value="-33.91403" calcext:value-type="float">
            <text:p>-33.91403</text:p>
          </table:table-cell>
        </table:table-row>
        <table:table-row table:style-name="ro1">
          <table:table-cell/>
          <table:table-cell office:value-type="float" office:value="84.09481" calcext:value-type="float">
            <text:p>84.09481</text:p>
          </table:table-cell>
          <table:table-cell office:value-type="float" office:value="115.13078" calcext:value-type="float">
            <text:p>115.13078</text:p>
          </table:table-cell>
          <table:table-cell office:value-type="float" office:value="-31.03597" calcext:value-type="float">
            <text:p>-31.03597</text:p>
          </table:table-cell>
        </table:table-row>
        <table:table-row table:style-name="ro1">
          <table:table-cell/>
          <table:table-cell office:value-type="float" office:value="85.74823" calcext:value-type="float">
            <text:p>85.74823</text:p>
          </table:table-cell>
          <table:table-cell office:value-type="float" office:value="116.33696" calcext:value-type="float">
            <text:p>116.33696</text:p>
          </table:table-cell>
          <table:table-cell office:value-type="float" office:value="-30.58873" calcext:value-type="float">
            <text:p>-30.58873</text:p>
          </table:table-cell>
        </table:table-row>
        <table:table-row table:style-name="ro1">
          <table:table-cell/>
          <table:table-cell office:value-type="float" office:value="85.35884" calcext:value-type="float">
            <text:p>85.35884</text:p>
          </table:table-cell>
          <table:table-cell office:value-type="float" office:value="118.41513" calcext:value-type="float">
            <text:p>118.41513</text:p>
          </table:table-cell>
          <table:table-cell office:value-type="float" office:value="-33.0563" calcext:value-type="float">
            <text:p>-33.0563</text:p>
          </table:table-cell>
        </table:table-row>
        <table:table-row table:style-name="ro1">
          <table:table-cell/>
          <table:table-cell office:value-type="float" office:value="85.62264" calcext:value-type="float">
            <text:p>85.62264</text:p>
          </table:table-cell>
          <table:table-cell office:value-type="float" office:value="114.9541" calcext:value-type="float">
            <text:p>114.9541</text:p>
          </table:table-cell>
          <table:table-cell office:value-type="float" office:value="-29.33146" calcext:value-type="float">
            <text:p>-29.33146</text:p>
          </table:table-cell>
        </table:table-row>
        <table:table-row table:style-name="ro1">
          <table:table-cell/>
          <table:table-cell office:value-type="float" office:value="85.38205" calcext:value-type="float">
            <text:p>85.38205</text:p>
          </table:table-cell>
          <table:table-cell office:value-type="float" office:value="112.54128" calcext:value-type="float">
            <text:p>112.54128</text:p>
          </table:table-cell>
          <table:table-cell office:value-type="float" office:value="-27.15923" calcext:value-type="float">
            <text:p>-27.15923</text:p>
          </table:table-cell>
        </table:table-row>
        <table:table-row table:style-name="ro1">
          <table:table-cell/>
          <table:table-cell office:value-type="float" office:value="83.87014" calcext:value-type="float">
            <text:p>83.87014</text:p>
          </table:table-cell>
          <table:table-cell office:value-type="float" office:value="115.98779" calcext:value-type="float">
            <text:p>115.98779</text:p>
          </table:table-cell>
          <table:table-cell office:value-type="float" office:value="-32.11765" calcext:value-type="float">
            <text:p>-32.11765</text:p>
          </table:table-cell>
        </table:table-row>
        <table:table-row table:style-name="ro1">
          <table:table-cell/>
          <table:table-cell office:value-type="float" office:value="84.65033" calcext:value-type="float">
            <text:p>84.65033</text:p>
          </table:table-cell>
          <table:table-cell office:value-type="float" office:value="113.71276" calcext:value-type="float">
            <text:p>113.71276</text:p>
          </table:table-cell>
          <table:table-cell office:value-type="float" office:value="-29.06243" calcext:value-type="float">
            <text:p>-29.06243</text:p>
          </table:table-cell>
        </table:table-row>
        <table:table-row table:style-name="ro1">
          <table:table-cell/>
          <table:table-cell office:value-type="float" office:value="85.47985" calcext:value-type="float">
            <text:p>85.47985</text:p>
          </table:table-cell>
          <table:table-cell office:value-type="float" office:value="117.06351" calcext:value-type="float">
            <text:p>117.06351</text:p>
          </table:table-cell>
          <table:table-cell office:value-type="float" office:value="-31.58367" calcext:value-type="float">
            <text:p>-31.58367</text:p>
          </table:table-cell>
        </table:table-row>
        <table:table-row table:style-name="ro1">
          <table:table-cell/>
          <table:table-cell office:value-type="float" office:value="84.67058" calcext:value-type="float">
            <text:p>84.67058</text:p>
          </table:table-cell>
          <table:table-cell office:value-type="float" office:value="120.07962" calcext:value-type="float">
            <text:p>120.07962</text:p>
          </table:table-cell>
          <table:table-cell office:value-type="float" office:value="-35.40904" calcext:value-type="float">
            <text:p>-35.40904</text:p>
          </table:table-cell>
        </table:table-row>
        <table:table-row table:style-name="ro1">
          <table:table-cell/>
          <table:table-cell office:value-type="float" office:value="84.05604" calcext:value-type="float">
            <text:p>84.05604</text:p>
          </table:table-cell>
          <table:table-cell office:value-type="float" office:value="114.91092" calcext:value-type="float">
            <text:p>114.91092</text:p>
          </table:table-cell>
          <table:table-cell office:value-type="float" office:value="-30.85488" calcext:value-type="float">
            <text:p>-30.85488</text:p>
          </table:table-cell>
        </table:table-row>
        <table:table-row table:style-name="ro1">
          <table:table-cell/>
          <table:table-cell office:value-type="float" office:value="84.75483" calcext:value-type="float">
            <text:p>84.75483</text:p>
          </table:table-cell>
          <table:table-cell office:value-type="float" office:value="111.91838" calcext:value-type="float">
            <text:p>111.91838</text:p>
          </table:table-cell>
          <table:table-cell office:value-type="float" office:value="-27.16355" calcext:value-type="float">
            <text:p>-27.16355</text:p>
          </table:table-cell>
        </table:table-row>
        <table:table-row table:style-name="ro1">
          <table:table-cell/>
          <table:table-cell office:value-type="float" office:value="85.35553" calcext:value-type="float">
            <text:p>85.35553</text:p>
          </table:table-cell>
          <table:table-cell office:value-type="float" office:value="116.71353" calcext:value-type="float">
            <text:p>116.71353</text:p>
          </table:table-cell>
          <table:table-cell office:value-type="float" office:value="-31.358" calcext:value-type="float">
            <text:p>-31.358</text:p>
          </table:table-cell>
        </table:table-row>
        <table:table-row table:style-name="ro1">
          <table:table-cell/>
          <table:table-cell office:value-type="float" office:value="85.75829" calcext:value-type="float">
            <text:p>85.75829</text:p>
          </table:table-cell>
          <table:table-cell office:value-type="float" office:value="116.73614" calcext:value-type="float">
            <text:p>116.73614</text:p>
          </table:table-cell>
          <table:table-cell office:value-type="float" office:value="-30.97785" calcext:value-type="float">
            <text:p>-30.97785</text:p>
          </table:table-cell>
        </table:table-row>
        <table:table-row table:style-name="ro1">
          <table:table-cell/>
          <table:table-cell office:value-type="float" office:value="85.28962" calcext:value-type="float">
            <text:p>85.28962</text:p>
          </table:table-cell>
          <table:table-cell office:value-type="float" office:value="117.03876" calcext:value-type="float">
            <text:p>117.03876</text:p>
          </table:table-cell>
          <table:table-cell office:value-type="float" office:value="-31.74914" calcext:value-type="float">
            <text:p>-31.74914</text:p>
          </table:table-cell>
        </table:table-row>
        <table:table-row table:style-name="ro1">
          <table:table-cell/>
          <table:table-cell office:value-type="float" office:value="83.71936" calcext:value-type="float">
            <text:p>83.71936</text:p>
          </table:table-cell>
          <table:table-cell office:value-type="float" office:value="114.69093" calcext:value-type="float">
            <text:p>114.69093</text:p>
          </table:table-cell>
          <table:table-cell office:value-type="float" office:value="-30.97157" calcext:value-type="float">
            <text:p>-30.97157</text:p>
          </table:table-cell>
        </table:table-row>
        <table:table-row table:style-name="ro1">
          <table:table-cell/>
          <table:table-cell office:value-type="float" office:value="85.3337" calcext:value-type="float">
            <text:p>85.3337</text:p>
          </table:table-cell>
          <table:table-cell office:value-type="float" office:value="110.70595" calcext:value-type="float">
            <text:p>110.70595</text:p>
          </table:table-cell>
          <table:table-cell office:value-type="float" office:value="-25.37224" calcext:value-type="float">
            <text:p>-25.37224</text:p>
          </table:table-cell>
        </table:table-row>
        <table:table-row table:style-name="ro1">
          <table:table-cell/>
          <table:table-cell office:value-type="float" office:value="84.68898" calcext:value-type="float">
            <text:p>84.68898</text:p>
          </table:table-cell>
          <table:table-cell office:value-type="float" office:value="118.33699" calcext:value-type="float">
            <text:p>118.33699</text:p>
          </table:table-cell>
          <table:table-cell office:value-type="float" office:value="-33.64801" calcext:value-type="float">
            <text:p>-33.64801</text:p>
          </table:table-cell>
        </table:table-row>
        <table:table-row table:style-name="ro1">
          <table:table-cell/>
          <table:table-cell office:value-type="float" office:value="85.26149" calcext:value-type="float">
            <text:p>85.26149</text:p>
          </table:table-cell>
          <table:table-cell office:value-type="float" office:value="119.33624" calcext:value-type="float">
            <text:p>119.33624</text:p>
          </table:table-cell>
          <table:table-cell office:value-type="float" office:value="-34.07475" calcext:value-type="float">
            <text:p>-34.07475</text:p>
          </table:table-cell>
        </table:table-row>
        <table:table-row table:style-name="ro1">
          <table:table-cell/>
          <table:table-cell office:value-type="float" office:value="84.86465" calcext:value-type="float">
            <text:p>84.86465</text:p>
          </table:table-cell>
          <table:table-cell office:value-type="float" office:value="113.573" calcext:value-type="float">
            <text:p>113.573</text:p>
          </table:table-cell>
          <table:table-cell office:value-type="float" office:value="-28.70835" calcext:value-type="float">
            <text:p>-28.70835</text:p>
          </table:table-cell>
        </table:table-row>
        <table:table-row table:style-name="ro1">
          <table:table-cell/>
          <table:table-cell office:value-type="float" office:value="84.743" calcext:value-type="float">
            <text:p>84.743</text:p>
          </table:table-cell>
          <table:table-cell office:value-type="float" office:value="119.13278" calcext:value-type="float">
            <text:p>119.13278</text:p>
          </table:table-cell>
          <table:table-cell office:value-type="float" office:value="-34.38978" calcext:value-type="float">
            <text:p>-34.38978</text:p>
          </table:table-cell>
        </table:table-row>
        <table:table-row table:style-name="ro1">
          <table:table-cell/>
          <table:table-cell office:value-type="float" office:value="84.58558" calcext:value-type="float">
            <text:p>84.58558</text:p>
          </table:table-cell>
          <table:table-cell office:value-type="float" office:value="117.66094" calcext:value-type="float">
            <text:p>117.66094</text:p>
          </table:table-cell>
          <table:table-cell office:value-type="float" office:value="-33.07536" calcext:value-type="float">
            <text:p>-33.07536</text:p>
          </table:table-cell>
        </table:table-row>
        <table:table-row table:style-name="ro1">
          <table:table-cell/>
          <table:table-cell office:value-type="float" office:value="85.12812" calcext:value-type="float">
            <text:p>85.12812</text:p>
          </table:table-cell>
          <table:table-cell office:value-type="float" office:value="112.41846" calcext:value-type="float">
            <text:p>112.41846</text:p>
          </table:table-cell>
          <table:table-cell office:value-type="float" office:value="-27.29034" calcext:value-type="float">
            <text:p>-27.29034</text:p>
          </table:table-cell>
        </table:table-row>
        <table:table-row table:style-name="ro1">
          <table:table-cell/>
          <table:table-cell office:value-type="float" office:value="85.01909" calcext:value-type="float">
            <text:p>85.01909</text:p>
          </table:table-cell>
          <table:table-cell office:value-type="float" office:value="116.93179" calcext:value-type="float">
            <text:p>116.93179</text:p>
          </table:table-cell>
          <table:table-cell office:value-type="float" office:value="-31.91271" calcext:value-type="float">
            <text:p>-31.91271</text:p>
          </table:table-cell>
        </table:table-row>
        <table:table-row table:style-name="ro1">
          <table:table-cell/>
          <table:table-cell office:value-type="float" office:value="85.48675" calcext:value-type="float">
            <text:p>85.48675</text:p>
          </table:table-cell>
          <table:table-cell office:value-type="float" office:value="117.3619" calcext:value-type="float">
            <text:p>117.3619</text:p>
          </table:table-cell>
          <table:table-cell office:value-type="float" office:value="-31.87515" calcext:value-type="float">
            <text:p>-31.87515</text:p>
          </table:table-cell>
        </table:table-row>
        <table:table-row table:style-name="ro1">
          <table:table-cell/>
          <table:table-cell office:value-type="float" office:value="84.00345" calcext:value-type="float">
            <text:p>84.00345</text:p>
          </table:table-cell>
          <table:table-cell office:value-type="float" office:value="115.97701" calcext:value-type="float">
            <text:p>115.97701</text:p>
          </table:table-cell>
          <table:table-cell office:value-type="float" office:value="-31.97355" calcext:value-type="float">
            <text:p>-31.97355</text:p>
          </table:table-cell>
        </table:table-row>
        <table:table-row table:style-name="ro1">
          <table:table-cell/>
          <table:table-cell office:value-type="float" office:value="85.24511" calcext:value-type="float">
            <text:p>85.24511</text:p>
          </table:table-cell>
          <table:table-cell office:value-type="float" office:value="117.16377" calcext:value-type="float">
            <text:p>117.16377</text:p>
          </table:table-cell>
          <table:table-cell office:value-type="float" office:value="-31.91866" calcext:value-type="float">
            <text:p>-31.91866</text:p>
          </table:table-cell>
        </table:table-row>
        <table:table-row table:style-name="ro1">
          <table:table-cell/>
          <table:table-cell office:value-type="float" office:value="84.99006" calcext:value-type="float">
            <text:p>84.99006</text:p>
          </table:table-cell>
          <table:table-cell office:value-type="float" office:value="115.86835" calcext:value-type="float">
            <text:p>115.86835</text:p>
          </table:table-cell>
          <table:table-cell office:value-type="float" office:value="-30.87829" calcext:value-type="float">
            <text:p>-30.87829</text:p>
          </table:table-cell>
        </table:table-row>
        <table:table-row table:style-name="ro1">
          <table:table-cell/>
          <table:table-cell office:value-type="float" office:value="84.77807" calcext:value-type="float">
            <text:p>84.77807</text:p>
          </table:table-cell>
          <table:table-cell office:value-type="float" office:value="116.28448" calcext:value-type="float">
            <text:p>116.28448</text:p>
          </table:table-cell>
          <table:table-cell office:value-type="float" office:value="-31.50642" calcext:value-type="float">
            <text:p>-31.50642</text:p>
          </table:table-cell>
        </table:table-row>
        <table:table-row table:style-name="ro1">
          <table:table-cell/>
          <table:table-cell office:value-type="float" office:value="85.46156" calcext:value-type="float">
            <text:p>85.46156</text:p>
          </table:table-cell>
          <table:table-cell office:value-type="float" office:value="117.84894" calcext:value-type="float">
            <text:p>117.84894</text:p>
          </table:table-cell>
          <table:table-cell office:value-type="float" office:value="-32.38737" calcext:value-type="float">
            <text:p>-32.38737</text:p>
          </table:table-cell>
        </table:table-row>
        <table:table-row table:style-name="ro1">
          <table:table-cell/>
          <table:table-cell office:value-type="float" office:value="85.18271" calcext:value-type="float">
            <text:p>85.18271</text:p>
          </table:table-cell>
          <table:table-cell office:value-type="float" office:value="113.21216" calcext:value-type="float">
            <text:p>113.21216</text:p>
          </table:table-cell>
          <table:table-cell office:value-type="float" office:value="-28.02946" calcext:value-type="float">
            <text:p>-28.02946</text:p>
          </table:table-cell>
        </table:table-row>
        <table:table-row table:style-name="ro1">
          <table:table-cell/>
          <table:table-cell office:value-type="float" office:value="84.67204" calcext:value-type="float">
            <text:p>84.67204</text:p>
          </table:table-cell>
          <table:table-cell office:value-type="float" office:value="116.9262" calcext:value-type="float">
            <text:p>116.9262</text:p>
          </table:table-cell>
          <table:table-cell office:value-type="float" office:value="-32.25416" calcext:value-type="float">
            <text:p>-32.25416</text:p>
          </table:table-cell>
        </table:table-row>
        <table:table-row table:style-name="ro1">
          <table:table-cell/>
          <table:table-cell office:value-type="float" office:value="85.3074" calcext:value-type="float">
            <text:p>85.3074</text:p>
          </table:table-cell>
          <table:table-cell office:value-type="float" office:value="114.11616" calcext:value-type="float">
            <text:p>114.11616</text:p>
          </table:table-cell>
          <table:table-cell office:value-type="float" office:value="-28.80875" calcext:value-type="float">
            <text:p>-28.80875</text:p>
          </table:table-cell>
        </table:table-row>
        <table:table-row table:style-name="ro1">
          <table:table-cell/>
          <table:table-cell office:value-type="float" office:value="84.86105" calcext:value-type="float">
            <text:p>84.86105</text:p>
          </table:table-cell>
          <table:table-cell office:value-type="float" office:value="119.16755" calcext:value-type="float">
            <text:p>119.16755</text:p>
          </table:table-cell>
          <table:table-cell office:value-type="float" office:value="-34.3065" calcext:value-type="float">
            <text:p>-34.3065</text:p>
          </table:table-cell>
        </table:table-row>
        <table:table-row table:style-name="ro1">
          <table:table-cell/>
          <table:table-cell office:value-type="float" office:value="84.07966" calcext:value-type="float">
            <text:p>84.07966</text:p>
          </table:table-cell>
          <table:table-cell office:value-type="float" office:value="114.84489" calcext:value-type="float">
            <text:p>114.84489</text:p>
          </table:table-cell>
          <table:table-cell office:value-type="float" office:value="-30.76523" calcext:value-type="float">
            <text:p>-30.76523</text:p>
          </table:table-cell>
        </table:table-row>
        <table:table-row table:style-name="ro1">
          <table:table-cell/>
          <table:table-cell office:value-type="float" office:value="84.96711" calcext:value-type="float">
            <text:p>84.96711</text:p>
          </table:table-cell>
          <table:table-cell office:value-type="float" office:value="115.18392" calcext:value-type="float">
            <text:p>115.18392</text:p>
          </table:table-cell>
          <table:table-cell office:value-type="float" office:value="-30.21681" calcext:value-type="float">
            <text:p>-30.21681</text:p>
          </table:table-cell>
        </table:table-row>
        <table:table-row table:style-name="ro1">
          <table:table-cell/>
          <table:table-cell office:value-type="float" office:value="85.48025" calcext:value-type="float">
            <text:p>85.48025</text:p>
          </table:table-cell>
          <table:table-cell office:value-type="float" office:value="115.11739" calcext:value-type="float">
            <text:p>115.11739</text:p>
          </table:table-cell>
          <table:table-cell office:value-type="float" office:value="-29.63713" calcext:value-type="float">
            <text:p>-29.63713</text:p>
          </table:table-cell>
        </table:table-row>
        <table:table-row table:style-name="ro1">
          <table:table-cell/>
          <table:table-cell office:value-type="float" office:value="84.36724" calcext:value-type="float">
            <text:p>84.36724</text:p>
          </table:table-cell>
          <table:table-cell office:value-type="float" office:value="118.81118" calcext:value-type="float">
            <text:p>118.81118</text:p>
          </table:table-cell>
          <table:table-cell office:value-type="float" office:value="-34.44394" calcext:value-type="float">
            <text:p>-34.44394</text:p>
          </table:table-cell>
        </table:table-row>
        <table:table-row table:style-name="ro1">
          <table:table-cell/>
          <table:table-cell office:value-type="float" office:value="84.04636" calcext:value-type="float">
            <text:p>84.04636</text:p>
          </table:table-cell>
          <table:table-cell office:value-type="float" office:value="113.4239" calcext:value-type="float">
            <text:p>113.4239</text:p>
          </table:table-cell>
          <table:table-cell office:value-type="float" office:value="-29.37754" calcext:value-type="float">
            <text:p>-29.37754</text:p>
          </table:table-cell>
        </table:table-row>
        <table:table-row table:style-name="ro1">
          <table:table-cell/>
          <table:table-cell office:value-type="float" office:value="85.88819" calcext:value-type="float">
            <text:p>85.88819</text:p>
          </table:table-cell>
          <table:table-cell office:value-type="float" office:value="115.4966" calcext:value-type="float">
            <text:p>115.4966</text:p>
          </table:table-cell>
          <table:table-cell office:value-type="float" office:value="-29.60841" calcext:value-type="float">
            <text:p>-29.60841</text:p>
          </table:table-cell>
        </table:table-row>
        <table:table-row table:style-name="ro1">
          <table:table-cell/>
          <table:table-cell office:value-type="float" office:value="85.02963" calcext:value-type="float">
            <text:p>85.02963</text:p>
          </table:table-cell>
          <table:table-cell office:value-type="float" office:value="115.70619" calcext:value-type="float">
            <text:p>115.70619</text:p>
          </table:table-cell>
          <table:table-cell office:value-type="float" office:value="-30.67655" calcext:value-type="float">
            <text:p>-30.67655</text:p>
          </table:table-cell>
        </table:table-row>
        <table:table-row table:style-name="ro1">
          <table:table-cell/>
          <table:table-cell office:value-type="float" office:value="85.30746" calcext:value-type="float">
            <text:p>85.30746</text:p>
          </table:table-cell>
          <table:table-cell office:value-type="float" office:value="119.17488" calcext:value-type="float">
            <text:p>119.17488</text:p>
          </table:table-cell>
          <table:table-cell office:value-type="float" office:value="-33.86741" calcext:value-type="float">
            <text:p>-33.86741</text:p>
          </table:table-cell>
        </table:table-row>
        <table:table-row table:style-name="ro1">
          <table:table-cell/>
          <table:table-cell office:value-type="float" office:value="85.3764" calcext:value-type="float">
            <text:p>85.3764</text:p>
          </table:table-cell>
          <table:table-cell office:value-type="float" office:value="114.71334" calcext:value-type="float">
            <text:p>114.71334</text:p>
          </table:table-cell>
          <table:table-cell office:value-type="float" office:value="-29.33695" calcext:value-type="float">
            <text:p>-29.33695</text:p>
          </table:table-cell>
        </table:table-row>
        <table:table-row table:style-name="ro1">
          <table:table-cell/>
          <table:table-cell office:value-type="float" office:value="85.38393" calcext:value-type="float">
            <text:p>85.38393</text:p>
          </table:table-cell>
          <table:table-cell office:value-type="float" office:value="117.5013" calcext:value-type="float">
            <text:p>117.5013</text:p>
          </table:table-cell>
          <table:table-cell office:value-type="float" office:value="-32.11736" calcext:value-type="float">
            <text:p>-32.11736</text:p>
          </table:table-cell>
        </table:table-row>
        <table:table-row table:style-name="ro1">
          <table:table-cell/>
          <table:table-cell office:value-type="float" office:value="85.29332" calcext:value-type="float">
            <text:p>85.29332</text:p>
          </table:table-cell>
          <table:table-cell office:value-type="float" office:value="119.11386" calcext:value-type="float">
            <text:p>119.11386</text:p>
          </table:table-cell>
          <table:table-cell office:value-type="float" office:value="-33.82054" calcext:value-type="float">
            <text:p>-33.82054</text:p>
          </table:table-cell>
        </table:table-row>
        <table:table-row table:style-name="ro1">
          <table:table-cell/>
          <table:table-cell office:value-type="float" office:value="84.82859" calcext:value-type="float">
            <text:p>84.82859</text:p>
          </table:table-cell>
          <table:table-cell office:value-type="float" office:value="115.19985" calcext:value-type="float">
            <text:p>115.19985</text:p>
          </table:table-cell>
          <table:table-cell office:value-type="float" office:value="-30.37126" calcext:value-type="float">
            <text:p>-30.37126</text:p>
          </table:table-cell>
        </table:table-row>
        <table:table-row table:style-name="ro1">
          <table:table-cell/>
          <table:table-cell office:value-type="float" office:value="85.24318" calcext:value-type="float">
            <text:p>85.24318</text:p>
          </table:table-cell>
          <table:table-cell office:value-type="float" office:value="115.50079" calcext:value-type="float">
            <text:p>115.50079</text:p>
          </table:table-cell>
          <table:table-cell office:value-type="float" office:value="-30.25761" calcext:value-type="float">
            <text:p>-30.25761</text:p>
          </table:table-cell>
        </table:table-row>
        <table:table-row table:style-name="ro1">
          <table:table-cell/>
          <table:table-cell office:value-type="float" office:value="84.6554" calcext:value-type="float">
            <text:p>84.6554</text:p>
          </table:table-cell>
          <table:table-cell office:value-type="float" office:value="114.88115" calcext:value-type="float">
            <text:p>114.88115</text:p>
          </table:table-cell>
          <table:table-cell office:value-type="float" office:value="-30.22575" calcext:value-type="float">
            <text:p>-30.22575</text:p>
          </table:table-cell>
        </table:table-row>
        <table:table-row table:style-name="ro1">
          <table:table-cell/>
          <table:table-cell office:value-type="float" office:value="84.46349" calcext:value-type="float">
            <text:p>84.46349</text:p>
          </table:table-cell>
          <table:table-cell office:value-type="float" office:value="117.79395" calcext:value-type="float">
            <text:p>117.79395</text:p>
          </table:table-cell>
          <table:table-cell office:value-type="float" office:value="-33.33047" calcext:value-type="float">
            <text:p>-33.33047</text:p>
          </table:table-cell>
        </table:table-row>
        <table:table-row table:style-name="ro1">
          <table:table-cell/>
          <table:table-cell office:value-type="float" office:value="85.29093" calcext:value-type="float">
            <text:p>85.29093</text:p>
          </table:table-cell>
          <table:table-cell office:value-type="float" office:value="113.29076" calcext:value-type="float">
            <text:p>113.29076</text:p>
          </table:table-cell>
          <table:table-cell office:value-type="float" office:value="-27.99983" calcext:value-type="float">
            <text:p>-27.99983</text:p>
          </table:table-cell>
        </table:table-row>
        <table:table-row table:style-name="ro1">
          <table:table-cell/>
          <table:table-cell office:value-type="float" office:value="85.19915" calcext:value-type="float">
            <text:p>85.19915</text:p>
          </table:table-cell>
          <table:table-cell office:value-type="float" office:value="116.302" calcext:value-type="float">
            <text:p>116.302</text:p>
          </table:table-cell>
          <table:table-cell office:value-type="float" office:value="-31.10285" calcext:value-type="float">
            <text:p>-31.10285</text:p>
          </table:table-cell>
        </table:table-row>
        <table:table-row table:style-name="ro1">
          <table:table-cell/>
          <table:table-cell office:value-type="float" office:value="84.75308" calcext:value-type="float">
            <text:p>84.75308</text:p>
          </table:table-cell>
          <table:table-cell office:value-type="float" office:value="115.30382" calcext:value-type="float">
            <text:p>115.30382</text:p>
          </table:table-cell>
          <table:table-cell office:value-type="float" office:value="-30.55074" calcext:value-type="float">
            <text:p>-30.55074</text:p>
          </table:table-cell>
        </table:table-row>
        <table:table-row table:style-name="ro1">
          <table:table-cell/>
          <table:table-cell office:value-type="float" office:value="84.5797" calcext:value-type="float">
            <text:p>84.5797</text:p>
          </table:table-cell>
          <table:table-cell office:value-type="float" office:value="114.42368" calcext:value-type="float">
            <text:p>114.42368</text:p>
          </table:table-cell>
          <table:table-cell office:value-type="float" office:value="-29.84397" calcext:value-type="float">
            <text:p>-29.84397</text:p>
          </table:table-cell>
        </table:table-row>
        <table:table-row table:style-name="ro1">
          <table:table-cell/>
          <table:table-cell office:value-type="float" office:value="84.83594" calcext:value-type="float">
            <text:p>84.83594</text:p>
          </table:table-cell>
          <table:table-cell office:value-type="float" office:value="119.76854" calcext:value-type="float">
            <text:p>119.76854</text:p>
          </table:table-cell>
          <table:table-cell office:value-type="float" office:value="-34.9326" calcext:value-type="float">
            <text:p>-34.9326</text:p>
          </table:table-cell>
        </table:table-row>
        <table:table-row table:style-name="ro1">
          <table:table-cell/>
          <table:table-cell office:value-type="float" office:value="84.89693" calcext:value-type="float">
            <text:p>84.89693</text:p>
          </table:table-cell>
          <table:table-cell office:value-type="float" office:value="116.11316" calcext:value-type="float">
            <text:p>116.11316</text:p>
          </table:table-cell>
          <table:table-cell office:value-type="float" office:value="-31.21622" calcext:value-type="float">
            <text:p>-31.21622</text:p>
          </table:table-cell>
        </table:table-row>
        <table:table-row table:style-name="ro1">
          <table:table-cell/>
          <table:table-cell office:value-type="float" office:value="84.60167" calcext:value-type="float">
            <text:p>84.60167</text:p>
          </table:table-cell>
          <table:table-cell office:value-type="float" office:value="119.22959" calcext:value-type="float">
            <text:p>119.22959</text:p>
          </table:table-cell>
          <table:table-cell office:value-type="float" office:value="-34.62792" calcext:value-type="float">
            <text:p>-34.62792</text:p>
          </table:table-cell>
        </table:table-row>
        <table:table-row table:style-name="ro1">
          <table:table-cell/>
          <table:table-cell office:value-type="float" office:value="85.46923" calcext:value-type="float">
            <text:p>85.46923</text:p>
          </table:table-cell>
          <table:table-cell office:value-type="float" office:value="117.1054" calcext:value-type="float">
            <text:p>117.1054</text:p>
          </table:table-cell>
          <table:table-cell office:value-type="float" office:value="-31.63617" calcext:value-type="float">
            <text:p>-31.63617</text:p>
          </table:table-cell>
        </table:table-row>
        <table:table-row table:style-name="ro1">
          <table:table-cell/>
          <table:table-cell office:value-type="float" office:value="84.43776" calcext:value-type="float">
            <text:p>84.43776</text:p>
          </table:table-cell>
          <table:table-cell office:value-type="float" office:value="118.40076" calcext:value-type="float">
            <text:p>118.40076</text:p>
          </table:table-cell>
          <table:table-cell office:value-type="float" office:value="-33.963" calcext:value-type="float">
            <text:p>-33.963</text:p>
          </table:table-cell>
        </table:table-row>
        <table:table-row table:style-name="ro1">
          <table:table-cell/>
          <table:table-cell office:value-type="float" office:value="84.91872" calcext:value-type="float">
            <text:p>84.91872</text:p>
          </table:table-cell>
          <table:table-cell office:value-type="float" office:value="116.76489" calcext:value-type="float">
            <text:p>116.76489</text:p>
          </table:table-cell>
          <table:table-cell office:value-type="float" office:value="-31.84618" calcext:value-type="float">
            <text:p>-31.84618</text:p>
          </table:table-cell>
        </table:table-row>
        <table:table-row table:style-name="ro1">
          <table:table-cell/>
          <table:table-cell office:value-type="float" office:value="84.52521" calcext:value-type="float">
            <text:p>84.52521</text:p>
          </table:table-cell>
          <table:table-cell office:value-type="float" office:value="112.63031" calcext:value-type="float">
            <text:p>112.63031</text:p>
          </table:table-cell>
          <table:table-cell office:value-type="float" office:value="-28.1051" calcext:value-type="float">
            <text:p>-28.1051</text:p>
          </table:table-cell>
        </table:table-row>
        <table:table-row table:style-name="ro1">
          <table:table-cell/>
          <table:table-cell office:value-type="float" office:value="84.51241" calcext:value-type="float">
            <text:p>84.51241</text:p>
          </table:table-cell>
          <table:table-cell office:value-type="float" office:value="111.98999" calcext:value-type="float">
            <text:p>111.98999</text:p>
          </table:table-cell>
          <table:table-cell office:value-type="float" office:value="-27.47757" calcext:value-type="float">
            <text:p>-27.47757</text:p>
          </table:table-cell>
        </table:table-row>
        <table:table-row table:style-name="ro1">
          <table:table-cell/>
          <table:table-cell office:value-type="float" office:value="85.15215" calcext:value-type="float">
            <text:p>85.15215</text:p>
          </table:table-cell>
          <table:table-cell office:value-type="float" office:value="114.58869" calcext:value-type="float">
            <text:p>114.58869</text:p>
          </table:table-cell>
          <table:table-cell office:value-type="float" office:value="-29.43655" calcext:value-type="float">
            <text:p>-29.43655</text:p>
          </table:table-cell>
        </table:table-row>
        <table:table-row table:style-name="ro1">
          <table:table-cell/>
          <table:table-cell office:value-type="float" office:value="85.46164" calcext:value-type="float">
            <text:p>85.46164</text:p>
          </table:table-cell>
          <table:table-cell office:value-type="float" office:value="116.55549" calcext:value-type="float">
            <text:p>116.55549</text:p>
          </table:table-cell>
          <table:table-cell office:value-type="float" office:value="-31.09385" calcext:value-type="float">
            <text:p>-31.09385</text:p>
          </table:table-cell>
        </table:table-row>
        <table:table-row table:style-name="ro1">
          <table:table-cell/>
          <table:table-cell office:value-type="float" office:value="84.69297" calcext:value-type="float">
            <text:p>84.69297</text:p>
          </table:table-cell>
          <table:table-cell office:value-type="float" office:value="118.85192" calcext:value-type="float">
            <text:p>118.85192</text:p>
          </table:table-cell>
          <table:table-cell office:value-type="float" office:value="-34.15895" calcext:value-type="float">
            <text:p>-34.15895</text:p>
          </table:table-cell>
        </table:table-row>
        <table:table-row table:style-name="ro1">
          <table:table-cell/>
          <table:table-cell office:value-type="float" office:value="85.12337" calcext:value-type="float">
            <text:p>85.12337</text:p>
          </table:table-cell>
          <table:table-cell office:value-type="float" office:value="119.44424" calcext:value-type="float">
            <text:p>119.44424</text:p>
          </table:table-cell>
          <table:table-cell office:value-type="float" office:value="-34.32087" calcext:value-type="float">
            <text:p>-34.32087</text:p>
          </table:table-cell>
        </table:table-row>
        <table:table-row table:style-name="ro1">
          <table:table-cell/>
          <table:table-cell office:value-type="float" office:value="84.72727" calcext:value-type="float">
            <text:p>84.72727</text:p>
          </table:table-cell>
          <table:table-cell office:value-type="float" office:value="118.31935" calcext:value-type="float">
            <text:p>118.31935</text:p>
          </table:table-cell>
          <table:table-cell office:value-type="float" office:value="-33.59208" calcext:value-type="float">
            <text:p>-33.59208</text:p>
          </table:table-cell>
        </table:table-row>
        <table:table-row table:style-name="ro1">
          <table:table-cell/>
          <table:table-cell office:value-type="float" office:value="84.62175" calcext:value-type="float">
            <text:p>84.62175</text:p>
          </table:table-cell>
          <table:table-cell office:value-type="float" office:value="119.7892" calcext:value-type="float">
            <text:p>119.7892</text:p>
          </table:table-cell>
          <table:table-cell office:value-type="float" office:value="-35.16746" calcext:value-type="float">
            <text:p>-35.16746</text:p>
          </table:table-cell>
        </table:table-row>
        <table:table-row table:style-name="ro1">
          <table:table-cell/>
          <table:table-cell office:value-type="float" office:value="85.89738" calcext:value-type="float">
            <text:p>85.89738</text:p>
          </table:table-cell>
          <table:table-cell office:value-type="float" office:value="113.61435" calcext:value-type="float">
            <text:p>113.61435</text:p>
          </table:table-cell>
          <table:table-cell office:value-type="float" office:value="-27.71697" calcext:value-type="float">
            <text:p>-27.71697</text:p>
          </table:table-cell>
        </table:table-row>
        <table:table-row table:style-name="ro1">
          <table:table-cell/>
          <table:table-cell office:value-type="float" office:value="85.42202" calcext:value-type="float">
            <text:p>85.42202</text:p>
          </table:table-cell>
          <table:table-cell office:value-type="float" office:value="117.46427" calcext:value-type="float">
            <text:p>117.46427</text:p>
          </table:table-cell>
          <table:table-cell office:value-type="float" office:value="-32.04226" calcext:value-type="float">
            <text:p>-32.04226</text:p>
          </table:table-cell>
        </table:table-row>
        <table:table-row table:style-name="ro1">
          <table:table-cell/>
          <table:table-cell office:value-type="float" office:value="84.44667" calcext:value-type="float">
            <text:p>84.44667</text:p>
          </table:table-cell>
          <table:table-cell office:value-type="float" office:value="117.57949" calcext:value-type="float">
            <text:p>117.57949</text:p>
          </table:table-cell>
          <table:table-cell office:value-type="float" office:value="-33.13282" calcext:value-type="float">
            <text:p>-33.13282</text:p>
          </table:table-cell>
        </table:table-row>
        <table:table-row table:style-name="ro1">
          <table:table-cell/>
          <table:table-cell office:value-type="float" office:value="84.61615" calcext:value-type="float">
            <text:p>84.61615</text:p>
          </table:table-cell>
          <table:table-cell office:value-type="float" office:value="116.08561" calcext:value-type="float">
            <text:p>116.08561</text:p>
          </table:table-cell>
          <table:table-cell office:value-type="float" office:value="-31.46946" calcext:value-type="float">
            <text:p>-31.46946</text:p>
          </table:table-cell>
        </table:table-row>
        <table:table-row table:style-name="ro1">
          <table:table-cell/>
          <table:table-cell office:value-type="float" office:value="86.22663" calcext:value-type="float">
            <text:p>86.22663</text:p>
          </table:table-cell>
          <table:table-cell office:value-type="float" office:value="112.01739" calcext:value-type="float">
            <text:p>112.01739</text:p>
          </table:table-cell>
          <table:table-cell office:value-type="float" office:value="-25.79076" calcext:value-type="float">
            <text:p>-25.79076</text:p>
          </table:table-cell>
        </table:table-row>
        <table:table-row table:style-name="ro1">
          <table:table-cell/>
          <table:table-cell office:value-type="float" office:value="85.2713" calcext:value-type="float">
            <text:p>85.2713</text:p>
          </table:table-cell>
          <table:table-cell office:value-type="float" office:value="110.99672" calcext:value-type="float">
            <text:p>110.99672</text:p>
          </table:table-cell>
          <table:table-cell office:value-type="float" office:value="-25.72542" calcext:value-type="float">
            <text:p>-25.72542</text:p>
          </table:table-cell>
        </table:table-row>
        <table:table-row table:style-name="ro1">
          <table:table-cell/>
          <table:table-cell office:value-type="float" office:value="84.84788" calcext:value-type="float">
            <text:p>84.84788</text:p>
          </table:table-cell>
          <table:table-cell office:value-type="float" office:value="115.39651" calcext:value-type="float">
            <text:p>115.39651</text:p>
          </table:table-cell>
          <table:table-cell office:value-type="float" office:value="-30.54864" calcext:value-type="float">
            <text:p>-30.54864</text:p>
          </table:table-cell>
        </table:table-row>
        <table:table-row table:style-name="ro1">
          <table:table-cell/>
          <table:table-cell office:value-type="float" office:value="85.44965" calcext:value-type="float">
            <text:p>85.44965</text:p>
          </table:table-cell>
          <table:table-cell office:value-type="float" office:value="117.995" calcext:value-type="float">
            <text:p>117.995</text:p>
          </table:table-cell>
          <table:table-cell office:value-type="float" office:value="-32.54535" calcext:value-type="float">
            <text:p>-32.54535</text:p>
          </table:table-cell>
        </table:table-row>
        <table:table-row table:style-name="ro1">
          <table:table-cell/>
          <table:table-cell office:value-type="float" office:value="84.89031" calcext:value-type="float">
            <text:p>84.89031</text:p>
          </table:table-cell>
          <table:table-cell office:value-type="float" office:value="113.51841" calcext:value-type="float">
            <text:p>113.51841</text:p>
          </table:table-cell>
          <table:table-cell office:value-type="float" office:value="-28.6281" calcext:value-type="float">
            <text:p>-28.6281</text:p>
          </table:table-cell>
        </table:table-row>
        <table:table-row table:style-name="ro1">
          <table:table-cell/>
          <table:table-cell office:value-type="float" office:value="85.36675" calcext:value-type="float">
            <text:p>85.36675</text:p>
          </table:table-cell>
          <table:table-cell office:value-type="float" office:value="112.30909" calcext:value-type="float">
            <text:p>112.30909</text:p>
          </table:table-cell>
          <table:table-cell office:value-type="float" office:value="-26.94234" calcext:value-type="float">
            <text:p>-26.94234</text:p>
          </table:table-cell>
        </table:table-row>
        <table:table-row table:style-name="ro1">
          <table:table-cell/>
          <table:table-cell office:value-type="float" office:value="85.27201" calcext:value-type="float">
            <text:p>85.27201</text:p>
          </table:table-cell>
          <table:table-cell office:value-type="float" office:value="112.87584" calcext:value-type="float">
            <text:p>112.87584</text:p>
          </table:table-cell>
          <table:table-cell office:value-type="float" office:value="-27.60384" calcext:value-type="float">
            <text:p>-27.60384</text:p>
          </table:table-cell>
        </table:table-row>
        <table:table-row table:style-name="ro1">
          <table:table-cell/>
          <table:table-cell office:value-type="float" office:value="84.41454" calcext:value-type="float">
            <text:p>84.41454</text:p>
          </table:table-cell>
          <table:table-cell office:value-type="float" office:value="117.8091" calcext:value-type="float">
            <text:p>117.8091</text:p>
          </table:table-cell>
          <table:table-cell office:value-type="float" office:value="-33.39456" calcext:value-type="float">
            <text:p>-33.39456</text:p>
          </table:table-cell>
        </table:table-row>
        <table:table-row table:style-name="ro1">
          <table:table-cell/>
          <table:table-cell office:value-type="float" office:value="85.38696" calcext:value-type="float">
            <text:p>85.38696</text:p>
          </table:table-cell>
          <table:table-cell office:value-type="float" office:value="116.88277" calcext:value-type="float">
            <text:p>116.88277</text:p>
          </table:table-cell>
          <table:table-cell office:value-type="float" office:value="-31.4958" calcext:value-type="float">
            <text:p>-31.4958</text:p>
          </table:table-cell>
        </table:table-row>
        <table:table-row table:style-name="ro1">
          <table:table-cell/>
          <table:table-cell office:value-type="float" office:value="85.70305" calcext:value-type="float">
            <text:p>85.70305</text:p>
          </table:table-cell>
          <table:table-cell office:value-type="float" office:value="116.05655" calcext:value-type="float">
            <text:p>116.05655</text:p>
          </table:table-cell>
          <table:table-cell office:value-type="float" office:value="-30.35351" calcext:value-type="float">
            <text:p>-30.35351</text:p>
          </table:table-cell>
        </table:table-row>
        <table:table-row table:style-name="ro1">
          <table:table-cell/>
          <table:table-cell office:value-type="float" office:value="84.75006" calcext:value-type="float">
            <text:p>84.75006</text:p>
          </table:table-cell>
          <table:table-cell office:value-type="float" office:value="113.9725" calcext:value-type="float">
            <text:p>113.9725</text:p>
          </table:table-cell>
          <table:table-cell office:value-type="float" office:value="-29.22243" calcext:value-type="float">
            <text:p>-29.22243</text:p>
          </table:table-cell>
        </table:table-row>
        <table:table-row table:style-name="ro1">
          <table:table-cell/>
          <table:table-cell office:value-type="float" office:value="84.63903" calcext:value-type="float">
            <text:p>84.63903</text:p>
          </table:table-cell>
          <table:table-cell office:value-type="float" office:value="117.42676" calcext:value-type="float">
            <text:p>117.42676</text:p>
          </table:table-cell>
          <table:table-cell office:value-type="float" office:value="-32.78773" calcext:value-type="float">
            <text:p>-32.78773</text:p>
          </table:table-cell>
        </table:table-row>
        <table:table-row table:style-name="ro1">
          <table:table-cell/>
          <table:table-cell office:value-type="float" office:value="84.38966" calcext:value-type="float">
            <text:p>84.38966</text:p>
          </table:table-cell>
          <table:table-cell office:value-type="float" office:value="111.96305" calcext:value-type="float">
            <text:p>111.96305</text:p>
          </table:table-cell>
          <table:table-cell office:value-type="float" office:value="-27.57339" calcext:value-type="float">
            <text:p>-27.57339</text:p>
          </table:table-cell>
        </table:table-row>
        <table:table-row table:style-name="ro1">
          <table:table-cell/>
          <table:table-cell office:value-type="float" office:value="85.24618" calcext:value-type="float">
            <text:p>85.24618</text:p>
          </table:table-cell>
          <table:table-cell office:value-type="float" office:value="116.32378" calcext:value-type="float">
            <text:p>116.32378</text:p>
          </table:table-cell>
          <table:table-cell office:value-type="float" office:value="-31.07759" calcext:value-type="float">
            <text:p>-31.07759</text:p>
          </table:table-cell>
        </table:table-row>
        <table:table-row table:style-name="ro1">
          <table:table-cell/>
          <table:table-cell office:value-type="float" office:value="84.05043" calcext:value-type="float">
            <text:p>84.05043</text:p>
          </table:table-cell>
          <table:table-cell office:value-type="float" office:value="116.62492" calcext:value-type="float">
            <text:p>116.62492</text:p>
          </table:table-cell>
          <table:table-cell office:value-type="float" office:value="-32.57449" calcext:value-type="float">
            <text:p>-32.57449</text:p>
          </table:table-cell>
        </table:table-row>
        <table:table-row table:style-name="ro1">
          <table:table-cell/>
          <table:table-cell office:value-type="float" office:value="85.62839" calcext:value-type="float">
            <text:p>85.62839</text:p>
          </table:table-cell>
          <table:table-cell office:value-type="float" office:value="114.80517" calcext:value-type="float">
            <text:p>114.80517</text:p>
          </table:table-cell>
          <table:table-cell office:value-type="float" office:value="-29.17678" calcext:value-type="float">
            <text:p>-29.17678</text:p>
          </table:table-cell>
        </table:table-row>
        <table:table-row table:style-name="ro1">
          <table:table-cell/>
          <table:table-cell office:value-type="float" office:value="84.90511" calcext:value-type="float">
            <text:p>84.90511</text:p>
          </table:table-cell>
          <table:table-cell office:value-type="float" office:value="116.19485" calcext:value-type="float">
            <text:p>116.19485</text:p>
          </table:table-cell>
          <table:table-cell office:value-type="float" office:value="-31.28974" calcext:value-type="float">
            <text:p>-31.28974</text:p>
          </table:table-cell>
        </table:table-row>
        <table:table-row table:style-name="ro1">
          <table:table-cell/>
          <table:table-cell office:value-type="float" office:value="84.75301" calcext:value-type="float">
            <text:p>84.75301</text:p>
          </table:table-cell>
          <table:table-cell office:value-type="float" office:value="120.12909" calcext:value-type="float">
            <text:p>120.12909</text:p>
          </table:table-cell>
          <table:table-cell office:value-type="float" office:value="-35.37608" calcext:value-type="float">
            <text:p>-35.37608</text:p>
          </table:table-cell>
        </table:table-row>
        <table:table-row table:style-name="ro1">
          <table:table-cell/>
          <table:table-cell office:value-type="float" office:value="85.25568" calcext:value-type="float">
            <text:p>85.25568</text:p>
          </table:table-cell>
          <table:table-cell office:value-type="float" office:value="119.32533" calcext:value-type="float">
            <text:p>119.32533</text:p>
          </table:table-cell>
          <table:table-cell office:value-type="float" office:value="-34.06965" calcext:value-type="float">
            <text:p>-34.06965</text:p>
          </table:table-cell>
        </table:table-row>
        <table:table-row table:style-name="ro1">
          <table:table-cell/>
          <table:table-cell office:value-type="float" office:value="85.4222" calcext:value-type="float">
            <text:p>85.4222</text:p>
          </table:table-cell>
          <table:table-cell office:value-type="float" office:value="118.08429" calcext:value-type="float">
            <text:p>118.08429</text:p>
          </table:table-cell>
          <table:table-cell office:value-type="float" office:value="-32.6621" calcext:value-type="float">
            <text:p>-32.6621</text:p>
          </table:table-cell>
        </table:table-row>
        <table:table-row table:style-name="ro1">
          <table:table-cell/>
          <table:table-cell office:value-type="float" office:value="84.36929" calcext:value-type="float">
            <text:p>84.36929</text:p>
          </table:table-cell>
          <table:table-cell office:value-type="float" office:value="117.15014" calcext:value-type="float">
            <text:p>117.15014</text:p>
          </table:table-cell>
          <table:table-cell office:value-type="float" office:value="-32.78085" calcext:value-type="float">
            <text:p>-32.78085</text:p>
          </table:table-cell>
        </table:table-row>
        <table:table-row table:style-name="ro1">
          <table:table-cell/>
          <table:table-cell office:value-type="float" office:value="84.73055" calcext:value-type="float">
            <text:p>84.73055</text:p>
          </table:table-cell>
          <table:table-cell office:value-type="float" office:value="117.57012" calcext:value-type="float">
            <text:p>117.57012</text:p>
          </table:table-cell>
          <table:table-cell office:value-type="float" office:value="-32.83957" calcext:value-type="float">
            <text:p>-32.83957</text:p>
          </table:table-cell>
        </table:table-row>
        <table:table-row table:style-name="ro1">
          <table:table-cell/>
          <table:table-cell office:value-type="float" office:value="85.21701" calcext:value-type="float">
            <text:p>85.21701</text:p>
          </table:table-cell>
          <table:table-cell office:value-type="float" office:value="119.20636" calcext:value-type="float">
            <text:p>119.20636</text:p>
          </table:table-cell>
          <table:table-cell office:value-type="float" office:value="-33.98935" calcext:value-type="float">
            <text:p>-33.98935</text:p>
          </table:table-cell>
        </table:table-row>
        <table:table-row table:style-name="ro1">
          <table:table-cell/>
          <table:table-cell office:value-type="float" office:value="85.42715" calcext:value-type="float">
            <text:p>85.42715</text:p>
          </table:table-cell>
          <table:table-cell office:value-type="float" office:value="114.14577" calcext:value-type="float">
            <text:p>114.14577</text:p>
          </table:table-cell>
          <table:table-cell office:value-type="float" office:value="-28.71862" calcext:value-type="float">
            <text:p>-28.71862</text:p>
          </table:table-cell>
        </table:table-row>
        <table:table-row table:style-name="ro1">
          <table:table-cell/>
          <table:table-cell office:value-type="float" office:value="84.87576" calcext:value-type="float">
            <text:p>84.87576</text:p>
          </table:table-cell>
          <table:table-cell office:value-type="float" office:value="114.46196" calcext:value-type="float">
            <text:p>114.46196</text:p>
          </table:table-cell>
          <table:table-cell office:value-type="float" office:value="-29.5862" calcext:value-type="float">
            <text:p>-29.5862</text:p>
          </table:table-cell>
        </table:table-row>
        <table:table-row table:style-name="ro1">
          <table:table-cell/>
          <table:table-cell office:value-type="float" office:value="84.2259" calcext:value-type="float">
            <text:p>84.2259</text:p>
          </table:table-cell>
          <table:table-cell office:value-type="float" office:value="118.17968" calcext:value-type="float">
            <text:p>118.17968</text:p>
          </table:table-cell>
          <table:table-cell office:value-type="float" office:value="-33.95378" calcext:value-type="float">
            <text:p>-33.95378</text:p>
          </table:table-cell>
        </table:table-row>
        <table:table-row table:style-name="ro1">
          <table:table-cell/>
          <table:table-cell office:value-type="float" office:value="85.86924" calcext:value-type="float">
            <text:p>85.86924</text:p>
          </table:table-cell>
          <table:table-cell office:value-type="float" office:value="114.25064" calcext:value-type="float">
            <text:p>114.25064</text:p>
          </table:table-cell>
          <table:table-cell office:value-type="float" office:value="-28.3814" calcext:value-type="float">
            <text:p>-28.3814</text:p>
          </table:table-cell>
        </table:table-row>
        <table:table-row table:style-name="ro1">
          <table:table-cell/>
          <table:table-cell office:value-type="float" office:value="85.108" calcext:value-type="float">
            <text:p>85.108</text:p>
          </table:table-cell>
          <table:table-cell office:value-type="float" office:value="118.56159" calcext:value-type="float">
            <text:p>118.56159</text:p>
          </table:table-cell>
          <table:table-cell office:value-type="float" office:value="-33.45359" calcext:value-type="float">
            <text:p>-33.45359</text:p>
          </table:table-cell>
        </table:table-row>
        <table:table-row table:style-name="ro1">
          <table:table-cell/>
          <table:table-cell office:value-type="float" office:value="85.42876" calcext:value-type="float">
            <text:p>85.42876</text:p>
          </table:table-cell>
          <table:table-cell office:value-type="float" office:value="117.83736" calcext:value-type="float">
            <text:p>117.83736</text:p>
          </table:table-cell>
          <table:table-cell office:value-type="float" office:value="-32.4086" calcext:value-type="float">
            <text:p>-32.4086</text:p>
          </table:table-cell>
        </table:table-row>
        <table:table-row table:style-name="ro1">
          <table:table-cell/>
          <table:table-cell office:value-type="float" office:value="84.7701" calcext:value-type="float">
            <text:p>84.7701</text:p>
          </table:table-cell>
          <table:table-cell office:value-type="float" office:value="115.55152" calcext:value-type="float">
            <text:p>115.55152</text:p>
          </table:table-cell>
          <table:table-cell office:value-type="float" office:value="-30.78142" calcext:value-type="float">
            <text:p>-30.78142</text:p>
          </table:table-cell>
        </table:table-row>
        <table:table-row table:style-name="ro1">
          <table:table-cell/>
          <table:table-cell office:value-type="float" office:value="85.02445" calcext:value-type="float">
            <text:p>85.02445</text:p>
          </table:table-cell>
          <table:table-cell office:value-type="float" office:value="116.16608" calcext:value-type="float">
            <text:p>116.16608</text:p>
          </table:table-cell>
          <table:table-cell office:value-type="float" office:value="-31.14162" calcext:value-type="float">
            <text:p>-31.14162</text:p>
          </table:table-cell>
        </table:table-row>
        <table:table-row table:style-name="ro1">
          <table:table-cell/>
          <table:table-cell office:value-type="float" office:value="85.23572" calcext:value-type="float">
            <text:p>85.23572</text:p>
          </table:table-cell>
          <table:table-cell office:value-type="float" office:value="118.49877" calcext:value-type="float">
            <text:p>118.49877</text:p>
          </table:table-cell>
          <table:table-cell office:value-type="float" office:value="-33.26305" calcext:value-type="float">
            <text:p>-33.26305</text:p>
          </table:table-cell>
        </table:table-row>
        <table:table-row table:style-name="ro1">
          <table:table-cell/>
          <table:table-cell office:value-type="float" office:value="85.74772" calcext:value-type="float">
            <text:p>85.74772</text:p>
          </table:table-cell>
          <table:table-cell office:value-type="float" office:value="115.66142" calcext:value-type="float">
            <text:p>115.66142</text:p>
          </table:table-cell>
          <table:table-cell office:value-type="float" office:value="-29.91369" calcext:value-type="float">
            <text:p>-29.91369</text:p>
          </table:table-cell>
        </table:table-row>
        <table:table-row table:style-name="ro1">
          <table:table-cell/>
          <table:table-cell office:value-type="float" office:value="84.15111" calcext:value-type="float">
            <text:p>84.15111</text:p>
          </table:table-cell>
          <table:table-cell office:value-type="float" office:value="113.57256" calcext:value-type="float">
            <text:p>113.57256</text:p>
          </table:table-cell>
          <table:table-cell office:value-type="float" office:value="-29.42145" calcext:value-type="float">
            <text:p>-29.42145</text:p>
          </table:table-cell>
        </table:table-row>
        <table:table-row table:style-name="ro1">
          <table:table-cell/>
          <table:table-cell office:value-type="float" office:value="85.96741" calcext:value-type="float">
            <text:p>85.96741</text:p>
          </table:table-cell>
          <table:table-cell office:value-type="float" office:value="114.66568" calcext:value-type="float">
            <text:p>114.66568</text:p>
          </table:table-cell>
          <table:table-cell office:value-type="float" office:value="-28.69828" calcext:value-type="float">
            <text:p>-28.69828</text:p>
          </table:table-cell>
        </table:table-row>
        <table:table-row table:style-name="ro1">
          <table:table-cell/>
          <table:table-cell office:value-type="float" office:value="84.33333" calcext:value-type="float">
            <text:p>84.33333</text:p>
          </table:table-cell>
          <table:table-cell office:value-type="float" office:value="114.43919" calcext:value-type="float">
            <text:p>114.43919</text:p>
          </table:table-cell>
          <table:table-cell office:value-type="float" office:value="-30.10585" calcext:value-type="float">
            <text:p>-30.10585</text:p>
          </table:table-cell>
        </table:table-row>
        <table:table-row table:style-name="ro1">
          <table:table-cell/>
          <table:table-cell office:value-type="float" office:value="85.29862" calcext:value-type="float">
            <text:p>85.29862</text:p>
          </table:table-cell>
          <table:table-cell office:value-type="float" office:value="113.95609" calcext:value-type="float">
            <text:p>113.95609</text:p>
          </table:table-cell>
          <table:table-cell office:value-type="float" office:value="-28.65748" calcext:value-type="float">
            <text:p>-28.65748</text:p>
          </table:table-cell>
        </table:table-row>
        <table:table-row table:style-name="ro1">
          <table:table-cell/>
          <table:table-cell office:value-type="float" office:value="85.64889" calcext:value-type="float">
            <text:p>85.64889</text:p>
          </table:table-cell>
          <table:table-cell office:value-type="float" office:value="116.73493" calcext:value-type="float">
            <text:p>116.73493</text:p>
          </table:table-cell>
          <table:table-cell office:value-type="float" office:value="-31.08604" calcext:value-type="float">
            <text:p>-31.08604</text:p>
          </table:table-cell>
        </table:table-row>
        <table:table-row table:style-name="ro1">
          <table:table-cell/>
          <table:table-cell office:value-type="float" office:value="83.83982" calcext:value-type="float">
            <text:p>83.83982</text:p>
          </table:table-cell>
          <table:table-cell office:value-type="float" office:value="115.20983" calcext:value-type="float">
            <text:p>115.20983</text:p>
          </table:table-cell>
          <table:table-cell office:value-type="float" office:value="-31.37" calcext:value-type="float">
            <text:p>-31.37</text:p>
          </table:table-cell>
        </table:table-row>
        <table:table-row table:style-name="ro1">
          <table:table-cell/>
          <table:table-cell office:value-type="float" office:value="84.95096" calcext:value-type="float">
            <text:p>84.95096</text:p>
          </table:table-cell>
          <table:table-cell office:value-type="float" office:value="118.31122" calcext:value-type="float">
            <text:p>118.31122</text:p>
          </table:table-cell>
          <table:table-cell office:value-type="float" office:value="-33.36026" calcext:value-type="float">
            <text:p>-33.36026</text:p>
          </table:table-cell>
        </table:table-row>
        <table:table-row table:style-name="ro1">
          <table:table-cell/>
          <table:table-cell office:value-type="float" office:value="84.54189" calcext:value-type="float">
            <text:p>84.54189</text:p>
          </table:table-cell>
          <table:table-cell office:value-type="float" office:value="117.00722" calcext:value-type="float">
            <text:p>117.00722</text:p>
          </table:table-cell>
          <table:table-cell office:value-type="float" office:value="-32.46533" calcext:value-type="float">
            <text:p>-32.46533</text:p>
          </table:table-cell>
        </table:table-row>
        <table:table-row table:style-name="ro1">
          <table:table-cell/>
          <table:table-cell office:value-type="float" office:value="83.79582" calcext:value-type="float">
            <text:p>83.79582</text:p>
          </table:table-cell>
          <table:table-cell office:value-type="float" office:value="115.3622" calcext:value-type="float">
            <text:p>115.3622</text:p>
          </table:table-cell>
          <table:table-cell office:value-type="float" office:value="-31.56637" calcext:value-type="float">
            <text:p>-31.56637</text:p>
          </table:table-cell>
        </table:table-row>
        <table:table-row table:style-name="ro1">
          <table:table-cell/>
          <table:table-cell office:value-type="float" office:value="84.29301" calcext:value-type="float">
            <text:p>84.29301</text:p>
          </table:table-cell>
          <table:table-cell office:value-type="float" office:value="114.32992" calcext:value-type="float">
            <text:p>114.32992</text:p>
          </table:table-cell>
          <table:table-cell office:value-type="float" office:value="-30.03692" calcext:value-type="float">
            <text:p>-30.03692</text:p>
          </table:table-cell>
        </table:table-row>
        <table:table-row table:style-name="ro1">
          <table:table-cell/>
          <table:table-cell office:value-type="float" office:value="84.88666" calcext:value-type="float">
            <text:p>84.88666</text:p>
          </table:table-cell>
          <table:table-cell office:value-type="float" office:value="116.70831" calcext:value-type="float">
            <text:p>116.70831</text:p>
          </table:table-cell>
          <table:table-cell office:value-type="float" office:value="-31.82165" calcext:value-type="float">
            <text:p>-31.82165</text:p>
          </table:table-cell>
        </table:table-row>
        <table:table-row table:style-name="ro1">
          <table:table-cell/>
          <table:table-cell office:value-type="float" office:value="84.57745" calcext:value-type="float">
            <text:p>84.57745</text:p>
          </table:table-cell>
          <table:table-cell office:value-type="float" office:value="113.36396" calcext:value-type="float">
            <text:p>113.36396</text:p>
          </table:table-cell>
          <table:table-cell office:value-type="float" office:value="-28.78651" calcext:value-type="float">
            <text:p>-28.78651</text:p>
          </table:table-cell>
        </table:table-row>
        <table:table-row table:style-name="ro1">
          <table:table-cell/>
          <table:table-cell office:value-type="float" office:value="85.88218" calcext:value-type="float">
            <text:p>85.88218</text:p>
          </table:table-cell>
          <table:table-cell office:value-type="float" office:value="115.78974" calcext:value-type="float">
            <text:p>115.78974</text:p>
          </table:table-cell>
          <table:table-cell office:value-type="float" office:value="-29.90756" calcext:value-type="float">
            <text:p>-29.90756</text:p>
          </table:table-cell>
        </table:table-row>
        <table:table-row table:style-name="ro1">
          <table:table-cell/>
          <table:table-cell office:value-type="float" office:value="85.05954" calcext:value-type="float">
            <text:p>85.05954</text:p>
          </table:table-cell>
          <table:table-cell office:value-type="float" office:value="116.14501" calcext:value-type="float">
            <text:p>116.14501</text:p>
          </table:table-cell>
          <table:table-cell office:value-type="float" office:value="-31.08547" calcext:value-type="float">
            <text:p>-31.08547</text:p>
          </table:table-cell>
        </table:table-row>
        <table:table-row table:style-name="ro1">
          <table:table-cell/>
          <table:table-cell office:value-type="float" office:value="84.01769" calcext:value-type="float">
            <text:p>84.01769</text:p>
          </table:table-cell>
          <table:table-cell office:value-type="float" office:value="114.65946" calcext:value-type="float">
            <text:p>114.65946</text:p>
          </table:table-cell>
          <table:table-cell office:value-type="float" office:value="-30.64177" calcext:value-type="float">
            <text:p>-30.64177</text:p>
          </table:table-cell>
        </table:table-row>
        <table:table-row table:style-name="ro1">
          <table:table-cell/>
          <table:table-cell office:value-type="float" office:value="84.59145" calcext:value-type="float">
            <text:p>84.59145</text:p>
          </table:table-cell>
          <table:table-cell office:value-type="float" office:value="114.47669" calcext:value-type="float">
            <text:p>114.47669</text:p>
          </table:table-cell>
          <table:table-cell office:value-type="float" office:value="-29.88523" calcext:value-type="float">
            <text:p>-29.88523</text:p>
          </table:table-cell>
        </table:table-row>
        <table:table-row table:style-name="ro1">
          <table:table-cell/>
          <table:table-cell office:value-type="float" office:value="85.12009" calcext:value-type="float">
            <text:p>85.12009</text:p>
          </table:table-cell>
          <table:table-cell office:value-type="float" office:value="118.47417" calcext:value-type="float">
            <text:p>118.47417</text:p>
          </table:table-cell>
          <table:table-cell office:value-type="float" office:value="-33.35408" calcext:value-type="float">
            <text:p>-33.35408</text:p>
          </table:table-cell>
        </table:table-row>
        <table:table-row table:style-name="ro1">
          <table:table-cell/>
          <table:table-cell office:value-type="float" office:value="84.94419" calcext:value-type="float">
            <text:p>84.94419</text:p>
          </table:table-cell>
          <table:table-cell office:value-type="float" office:value="118.93623" calcext:value-type="float">
            <text:p>118.93623</text:p>
          </table:table-cell>
          <table:table-cell office:value-type="float" office:value="-33.99204" calcext:value-type="float">
            <text:p>-33.99204</text:p>
          </table:table-cell>
        </table:table-row>
        <table:table-row table:style-name="ro1">
          <table:table-cell/>
          <table:table-cell office:value-type="float" office:value="84.21915" calcext:value-type="float">
            <text:p>84.21915</text:p>
          </table:table-cell>
          <table:table-cell office:value-type="float" office:value="114.09098" calcext:value-type="float">
            <text:p>114.09098</text:p>
          </table:table-cell>
          <table:table-cell office:value-type="float" office:value="-29.87183" calcext:value-type="float">
            <text:p>-29.87183</text:p>
          </table:table-cell>
        </table:table-row>
        <table:table-row table:style-name="ro1">
          <table:table-cell/>
          <table:table-cell office:value-type="float" office:value="84.80387" calcext:value-type="float">
            <text:p>84.80387</text:p>
          </table:table-cell>
          <table:table-cell office:value-type="float" office:value="113.92275" calcext:value-type="float">
            <text:p>113.92275</text:p>
          </table:table-cell>
          <table:table-cell office:value-type="float" office:value="-29.11887" calcext:value-type="float">
            <text:p>-29.11887</text:p>
          </table:table-cell>
        </table:table-row>
        <table:table-row table:style-name="ro1">
          <table:table-cell/>
          <table:table-cell office:value-type="float" office:value="85.03241" calcext:value-type="float">
            <text:p>85.03241</text:p>
          </table:table-cell>
          <table:table-cell office:value-type="float" office:value="118.92336" calcext:value-type="float">
            <text:p>118.92336</text:p>
          </table:table-cell>
          <table:table-cell office:value-type="float" office:value="-33.89095" calcext:value-type="float">
            <text:p>-33.89095</text:p>
          </table:table-cell>
        </table:table-row>
        <table:table-row table:style-name="ro1">
          <table:table-cell/>
          <table:table-cell office:value-type="float" office:value="84.88396" calcext:value-type="float">
            <text:p>84.88396</text:p>
          </table:table-cell>
          <table:table-cell office:value-type="float" office:value="114.24886" calcext:value-type="float">
            <text:p>114.24886</text:p>
          </table:table-cell>
          <table:table-cell office:value-type="float" office:value="-29.3649" calcext:value-type="float">
            <text:p>-29.3649</text:p>
          </table:table-cell>
        </table:table-row>
        <table:table-row table:style-name="ro1">
          <table:table-cell/>
          <table:table-cell office:value-type="float" office:value="84.47227" calcext:value-type="float">
            <text:p>84.47227</text:p>
          </table:table-cell>
          <table:table-cell office:value-type="float" office:value="112.50686" calcext:value-type="float">
            <text:p>112.50686</text:p>
          </table:table-cell>
          <table:table-cell office:value-type="float" office:value="-28.03459" calcext:value-type="float">
            <text:p>-28.03459</text:p>
          </table:table-cell>
        </table:table-row>
        <table:table-row table:style-name="ro1">
          <table:table-cell/>
          <table:table-cell office:value-type="float" office:value="85.35036" calcext:value-type="float">
            <text:p>85.35036</text:p>
          </table:table-cell>
          <table:table-cell office:value-type="float" office:value="116.25228" calcext:value-type="float">
            <text:p>116.25228</text:p>
          </table:table-cell>
          <table:table-cell office:value-type="float" office:value="-30.90192" calcext:value-type="float">
            <text:p>-30.90192</text:p>
          </table:table-cell>
        </table:table-row>
        <table:table-row table:style-name="ro1">
          <table:table-cell/>
          <table:table-cell office:value-type="float" office:value="84.29982" calcext:value-type="float">
            <text:p>84.29982</text:p>
          </table:table-cell>
          <table:table-cell office:value-type="float" office:value="115.90615" calcext:value-type="float">
            <text:p>115.90615</text:p>
          </table:table-cell>
          <table:table-cell office:value-type="float" office:value="-31.60633" calcext:value-type="float">
            <text:p>-31.60633</text:p>
          </table:table-cell>
        </table:table-row>
        <table:table-row table:style-name="ro1">
          <table:table-cell/>
          <table:table-cell office:value-type="float" office:value="84.55886" calcext:value-type="float">
            <text:p>84.55886</text:p>
          </table:table-cell>
          <table:table-cell office:value-type="float" office:value="114.73551" calcext:value-type="float">
            <text:p>114.73551</text:p>
          </table:table-cell>
          <table:table-cell office:value-type="float" office:value="-30.17666" calcext:value-type="float">
            <text:p>-30.17666</text:p>
          </table:table-cell>
        </table:table-row>
        <table:table-row table:style-name="ro1">
          <table:table-cell/>
          <table:table-cell office:value-type="float" office:value="84.99874" calcext:value-type="float">
            <text:p>84.99874</text:p>
          </table:table-cell>
          <table:table-cell office:value-type="float" office:value="113.64857" calcext:value-type="float">
            <text:p>113.64857</text:p>
          </table:table-cell>
          <table:table-cell office:value-type="float" office:value="-28.64982" calcext:value-type="float">
            <text:p>-28.64982</text:p>
          </table:table-cell>
        </table:table-row>
        <table:table-row table:style-name="ro1">
          <table:table-cell/>
          <table:table-cell office:value-type="float" office:value="84.29409" calcext:value-type="float">
            <text:p>84.29409</text:p>
          </table:table-cell>
          <table:table-cell office:value-type="float" office:value="116.38038" calcext:value-type="float">
            <text:p>116.38038</text:p>
          </table:table-cell>
          <table:table-cell office:value-type="float" office:value="-32.08628" calcext:value-type="float">
            <text:p>-32.08628</text:p>
          </table:table-cell>
        </table:table-row>
        <table:table-row table:style-name="ro1">
          <table:table-cell/>
          <table:table-cell office:value-type="float" office:value="85.18087" calcext:value-type="float">
            <text:p>85.18087</text:p>
          </table:table-cell>
          <table:table-cell office:value-type="float" office:value="119.00086" calcext:value-type="float">
            <text:p>119.00086</text:p>
          </table:table-cell>
          <table:table-cell office:value-type="float" office:value="-33.81999" calcext:value-type="float">
            <text:p>-33.81999</text:p>
          </table:table-cell>
        </table:table-row>
        <table:table-row table:style-name="ro1">
          <table:table-cell/>
          <table:table-cell office:value-type="float" office:value="84.79619" calcext:value-type="float">
            <text:p>84.79619</text:p>
          </table:table-cell>
          <table:table-cell office:value-type="float" office:value="120.25233" calcext:value-type="float">
            <text:p>120.25233</text:p>
          </table:table-cell>
          <table:table-cell office:value-type="float" office:value="-35.45614" calcext:value-type="float">
            <text:p>-35.45614</text:p>
          </table:table-cell>
        </table:table-row>
        <table:table-row table:style-name="ro1">
          <table:table-cell/>
          <table:table-cell office:value-type="float" office:value="84.44643" calcext:value-type="float">
            <text:p>84.44643</text:p>
          </table:table-cell>
          <table:table-cell office:value-type="float" office:value="115.8911" calcext:value-type="float">
            <text:p>115.8911</text:p>
          </table:table-cell>
          <table:table-cell office:value-type="float" office:value="-31.44467" calcext:value-type="float">
            <text:p>-31.44467</text:p>
          </table:table-cell>
        </table:table-row>
        <table:table-row table:style-name="ro1">
          <table:table-cell/>
          <table:table-cell office:value-type="float" office:value="85.14847" calcext:value-type="float">
            <text:p>85.14847</text:p>
          </table:table-cell>
          <table:table-cell office:value-type="float" office:value="119.8305" calcext:value-type="float">
            <text:p>119.8305</text:p>
          </table:table-cell>
          <table:table-cell office:value-type="float" office:value="-34.68202" calcext:value-type="float">
            <text:p>-34.68202</text:p>
          </table:table-cell>
        </table:table-row>
        <table:table-row table:style-name="ro1">
          <table:table-cell/>
          <table:table-cell office:value-type="float" office:value="84.8902" calcext:value-type="float">
            <text:p>84.8902</text:p>
          </table:table-cell>
          <table:table-cell office:value-type="float" office:value="114.47354" calcext:value-type="float">
            <text:p>114.47354</text:p>
          </table:table-cell>
          <table:table-cell office:value-type="float" office:value="-29.58334" calcext:value-type="float">
            <text:p>-29.58334</text:p>
          </table:table-cell>
        </table:table-row>
        <table:table-row table:style-name="ro1">
          <table:table-cell/>
          <table:table-cell office:value-type="float" office:value="85.75734" calcext:value-type="float">
            <text:p>85.75734</text:p>
          </table:table-cell>
          <table:table-cell office:value-type="float" office:value="116.22625" calcext:value-type="float">
            <text:p>116.22625</text:p>
          </table:table-cell>
          <table:table-cell office:value-type="float" office:value="-30.46891" calcext:value-type="float">
            <text:p>-30.46891</text:p>
          </table:table-cell>
        </table:table-row>
        <table:table-row table:style-name="ro1">
          <table:table-cell/>
          <table:table-cell office:value-type="float" office:value="84.97881" calcext:value-type="float">
            <text:p>84.97881</text:p>
          </table:table-cell>
          <table:table-cell office:value-type="float" office:value="112.60846" calcext:value-type="float">
            <text:p>112.60846</text:p>
          </table:table-cell>
          <table:table-cell office:value-type="float" office:value="-27.62966" calcext:value-type="float">
            <text:p>-27.62966</text:p>
          </table:table-cell>
        </table:table-row>
        <table:table-row table:style-name="ro1">
          <table:table-cell/>
          <table:table-cell office:value-type="float" office:value="85.57229" calcext:value-type="float">
            <text:p>85.57229</text:p>
          </table:table-cell>
          <table:table-cell office:value-type="float" office:value="116.20352" calcext:value-type="float">
            <text:p>116.20352</text:p>
          </table:table-cell>
          <table:table-cell office:value-type="float" office:value="-30.63123" calcext:value-type="float">
            <text:p>-30.63123</text:p>
          </table:table-cell>
        </table:table-row>
        <table:table-row table:style-name="ro1">
          <table:table-cell/>
          <table:table-cell office:value-type="float" office:value="84.45461" calcext:value-type="float">
            <text:p>84.45461</text:p>
          </table:table-cell>
          <table:table-cell office:value-type="float" office:value="117.55141" calcext:value-type="float">
            <text:p>117.55141</text:p>
          </table:table-cell>
          <table:table-cell office:value-type="float" office:value="-33.0968" calcext:value-type="float">
            <text:p>-33.0968</text:p>
          </table:table-cell>
        </table:table-row>
        <table:table-row table:style-name="ro1">
          <table:table-cell/>
          <table:table-cell office:value-type="float" office:value="83.77734" calcext:value-type="float">
            <text:p>83.77734</text:p>
          </table:table-cell>
          <table:table-cell office:value-type="float" office:value="113.3471" calcext:value-type="float">
            <text:p>113.3471</text:p>
          </table:table-cell>
          <table:table-cell office:value-type="float" office:value="-29.56976" calcext:value-type="float">
            <text:p>-29.56976</text:p>
          </table:table-cell>
        </table:table-row>
        <table:table-row table:style-name="ro1">
          <table:table-cell/>
          <table:table-cell office:value-type="float" office:value="84.80191" calcext:value-type="float">
            <text:p>84.80191</text:p>
          </table:table-cell>
          <table:table-cell office:value-type="float" office:value="119.7989" calcext:value-type="float">
            <text:p>119.7989</text:p>
          </table:table-cell>
          <table:table-cell office:value-type="float" office:value="-34.99699" calcext:value-type="float">
            <text:p>-34.99699</text:p>
          </table:table-cell>
        </table:table-row>
        <table:table-row table:style-name="ro1">
          <table:table-cell/>
          <table:table-cell office:value-type="float" office:value="84.45693" calcext:value-type="float">
            <text:p>84.45693</text:p>
          </table:table-cell>
          <table:table-cell office:value-type="float" office:value="115.0248" calcext:value-type="float">
            <text:p>115.0248</text:p>
          </table:table-cell>
          <table:table-cell office:value-type="float" office:value="-30.56787" calcext:value-type="float">
            <text:p>-30.56787</text:p>
          </table:table-cell>
        </table:table-row>
        <table:table-row table:style-name="ro1">
          <table:table-cell/>
          <table:table-cell office:value-type="float" office:value="84.84707" calcext:value-type="float">
            <text:p>84.84707</text:p>
          </table:table-cell>
          <table:table-cell office:value-type="float" office:value="113.80738" calcext:value-type="float">
            <text:p>113.80738</text:p>
          </table:table-cell>
          <table:table-cell office:value-type="float" office:value="-28.96031" calcext:value-type="float">
            <text:p>-28.96031</text:p>
          </table:table-cell>
        </table:table-row>
        <table:table-row table:style-name="ro1">
          <table:table-cell/>
          <table:table-cell office:value-type="float" office:value="84.64402" calcext:value-type="float">
            <text:p>84.64402</text:p>
          </table:table-cell>
          <table:table-cell office:value-type="float" office:value="118.9959" calcext:value-type="float">
            <text:p>118.9959</text:p>
          </table:table-cell>
          <table:table-cell office:value-type="float" office:value="-34.35188" calcext:value-type="float">
            <text:p>-34.35188</text:p>
          </table:table-cell>
        </table:table-row>
        <table:table-row table:style-name="ro1">
          <table:table-cell/>
          <table:table-cell office:value-type="float" office:value="85.37552" calcext:value-type="float">
            <text:p>85.37552</text:p>
          </table:table-cell>
          <table:table-cell office:value-type="float" office:value="118.78316" calcext:value-type="float">
            <text:p>118.78316</text:p>
          </table:table-cell>
          <table:table-cell office:value-type="float" office:value="-33.40764" calcext:value-type="float">
            <text:p>-33.40764</text:p>
          </table:table-cell>
        </table:table-row>
        <table:table-row table:style-name="ro1">
          <table:table-cell/>
          <table:table-cell office:value-type="float" office:value="85.38365" calcext:value-type="float">
            <text:p>85.38365</text:p>
          </table:table-cell>
          <table:table-cell office:value-type="float" office:value="118.21402" calcext:value-type="float">
            <text:p>118.21402</text:p>
          </table:table-cell>
          <table:table-cell office:value-type="float" office:value="-32.83037" calcext:value-type="float">
            <text:p>-32.83037</text:p>
          </table:table-cell>
        </table:table-row>
        <table:table-row table:style-name="ro1">
          <table:table-cell/>
          <table:table-cell office:value-type="float" office:value="84.96808" calcext:value-type="float">
            <text:p>84.96808</text:p>
          </table:table-cell>
          <table:table-cell office:value-type="float" office:value="118.35621" calcext:value-type="float">
            <text:p>118.35621</text:p>
          </table:table-cell>
          <table:table-cell office:value-type="float" office:value="-33.38813" calcext:value-type="float">
            <text:p>-33.38813</text:p>
          </table:table-cell>
        </table:table-row>
        <table:table-row table:style-name="ro1">
          <table:table-cell/>
          <table:table-cell office:value-type="float" office:value="85.17467" calcext:value-type="float">
            <text:p>85.17467</text:p>
          </table:table-cell>
          <table:table-cell office:value-type="float" office:value="117.13602" calcext:value-type="float">
            <text:p>117.13602</text:p>
          </table:table-cell>
          <table:table-cell office:value-type="float" office:value="-31.96135" calcext:value-type="float">
            <text:p>-31.96135</text:p>
          </table:table-cell>
        </table:table-row>
        <table:table-row table:style-name="ro1">
          <table:table-cell/>
          <table:table-cell office:value-type="float" office:value="85.87394" calcext:value-type="float">
            <text:p>85.87394</text:p>
          </table:table-cell>
          <table:table-cell office:value-type="float" office:value="115.60334" calcext:value-type="float">
            <text:p>115.60334</text:p>
          </table:table-cell>
          <table:table-cell office:value-type="float" office:value="-29.7294" calcext:value-type="float">
            <text:p>-29.7294</text:p>
          </table:table-cell>
        </table:table-row>
        <table:table-row table:style-name="ro1">
          <table:table-cell/>
          <table:table-cell office:value-type="float" office:value="85.24269" calcext:value-type="float">
            <text:p>85.24269</text:p>
          </table:table-cell>
          <table:table-cell office:value-type="float" office:value="117.73284" calcext:value-type="float">
            <text:p>117.73284</text:p>
          </table:table-cell>
          <table:table-cell office:value-type="float" office:value="-32.49016" calcext:value-type="float">
            <text:p>-32.49016</text:p>
          </table:table-cell>
        </table:table-row>
        <table:table-row table:style-name="ro1">
          <table:table-cell/>
          <table:table-cell office:value-type="float" office:value="84.54719" calcext:value-type="float">
            <text:p>84.54719</text:p>
          </table:table-cell>
          <table:table-cell office:value-type="float" office:value="119.18014" calcext:value-type="float">
            <text:p>119.18014</text:p>
          </table:table-cell>
          <table:table-cell office:value-type="float" office:value="-34.63295" calcext:value-type="float">
            <text:p>-34.63295</text:p>
          </table:table-cell>
        </table:table-row>
        <table:table-row table:style-name="ro1">
          <table:table-cell/>
          <table:table-cell office:value-type="float" office:value="85.5951" calcext:value-type="float">
            <text:p>85.5951</text:p>
          </table:table-cell>
          <table:table-cell office:value-type="float" office:value="112.60185" calcext:value-type="float">
            <text:p>112.60185</text:p>
          </table:table-cell>
          <table:table-cell office:value-type="float" office:value="-27.00675" calcext:value-type="float">
            <text:p>-27.00675</text:p>
          </table:table-cell>
        </table:table-row>
        <table:table-row table:style-name="ro1">
          <table:table-cell/>
          <table:table-cell office:value-type="float" office:value="84.3044" calcext:value-type="float">
            <text:p>84.3044</text:p>
          </table:table-cell>
          <table:table-cell office:value-type="float" office:value="113.95019" calcext:value-type="float">
            <text:p>113.95019</text:p>
          </table:table-cell>
          <table:table-cell office:value-type="float" office:value="-29.64579" calcext:value-type="float">
            <text:p>-29.64579</text:p>
          </table:table-cell>
        </table:table-row>
        <table:table-row table:style-name="ro1">
          <table:table-cell/>
          <table:table-cell office:value-type="float" office:value="84.65158" calcext:value-type="float">
            <text:p>84.65158</text:p>
          </table:table-cell>
          <table:table-cell office:value-type="float" office:value="119.00852" calcext:value-type="float">
            <text:p>119.00852</text:p>
          </table:table-cell>
          <table:table-cell office:value-type="float" office:value="-34.35694" calcext:value-type="float">
            <text:p>-34.35694</text:p>
          </table:table-cell>
        </table:table-row>
        <table:table-row table:style-name="ro1">
          <table:table-cell/>
          <table:table-cell office:value-type="float" office:value="86.1157" calcext:value-type="float">
            <text:p>86.1157</text:p>
          </table:table-cell>
          <table:table-cell office:value-type="float" office:value="113.32454" calcext:value-type="float">
            <text:p>113.32454</text:p>
          </table:table-cell>
          <table:table-cell office:value-type="float" office:value="-27.20883" calcext:value-type="float">
            <text:p>-27.20883</text:p>
          </table:table-cell>
        </table:table-row>
        <table:table-row table:style-name="ro1">
          <table:table-cell/>
          <table:table-cell office:value-type="float" office:value="84.91442" calcext:value-type="float">
            <text:p>84.91442</text:p>
          </table:table-cell>
          <table:table-cell office:value-type="float" office:value="116.82123" calcext:value-type="float">
            <text:p>116.82123</text:p>
          </table:table-cell>
          <table:table-cell office:value-type="float" office:value="-31.90681" calcext:value-type="float">
            <text:p>-31.90681</text:p>
          </table:table-cell>
        </table:table-row>
        <table:table-row table:style-name="ro1">
          <table:table-cell/>
          <table:table-cell office:value-type="float" office:value="85.25753" calcext:value-type="float">
            <text:p>85.25753</text:p>
          </table:table-cell>
          <table:table-cell office:value-type="float" office:value="115.96912" calcext:value-type="float">
            <text:p>115.96912</text:p>
          </table:table-cell>
          <table:table-cell office:value-type="float" office:value="-30.71159" calcext:value-type="float">
            <text:p>-30.71159</text:p>
          </table:table-cell>
        </table:table-row>
        <table:table-row table:style-name="ro1">
          <table:table-cell/>
          <table:table-cell office:value-type="float" office:value="84.49181" calcext:value-type="float">
            <text:p>84.49181</text:p>
          </table:table-cell>
          <table:table-cell office:value-type="float" office:value="116.88813" calcext:value-type="float">
            <text:p>116.88813</text:p>
          </table:table-cell>
          <table:table-cell office:value-type="float" office:value="-32.39632" calcext:value-type="float">
            <text:p>-32.39632</text:p>
          </table:table-cell>
        </table:table-row>
        <table:table-row table:style-name="ro1">
          <table:table-cell/>
          <table:table-cell office:value-type="float" office:value="85.30436" calcext:value-type="float">
            <text:p>85.30436</text:p>
          </table:table-cell>
          <table:table-cell office:value-type="float" office:value="118.11251" calcext:value-type="float">
            <text:p>118.11251</text:p>
          </table:table-cell>
          <table:table-cell office:value-type="float" office:value="-32.80815" calcext:value-type="float">
            <text:p>-32.80815</text:p>
          </table:table-cell>
        </table:table-row>
        <table:table-row table:style-name="ro1">
          <table:table-cell/>
          <table:table-cell office:value-type="float" office:value="83.49486" calcext:value-type="float">
            <text:p>83.49486</text:p>
          </table:table-cell>
          <table:table-cell office:value-type="float" office:value="112.26776" calcext:value-type="float">
            <text:p>112.26776</text:p>
          </table:table-cell>
          <table:table-cell office:value-type="float" office:value="-28.7729" calcext:value-type="float">
            <text:p>-28.7729</text:p>
          </table:table-cell>
        </table:table-row>
        <table:table-row table:style-name="ro1">
          <table:table-cell/>
          <table:table-cell office:value-type="float" office:value="85.10681" calcext:value-type="float">
            <text:p>85.10681</text:p>
          </table:table-cell>
          <table:table-cell office:value-type="float" office:value="112.84833" calcext:value-type="float">
            <text:p>112.84833</text:p>
          </table:table-cell>
          <table:table-cell office:value-type="float" office:value="-27.74151" calcext:value-type="float">
            <text:p>-27.74151</text:p>
          </table:table-cell>
        </table:table-row>
        <table:table-row table:style-name="ro1">
          <table:table-cell/>
          <table:table-cell office:value-type="float" office:value="84.68696" calcext:value-type="float">
            <text:p>84.68696</text:p>
          </table:table-cell>
          <table:table-cell office:value-type="float" office:value="117.83811" calcext:value-type="float">
            <text:p>117.83811</text:p>
          </table:table-cell>
          <table:table-cell office:value-type="float" office:value="-33.15114" calcext:value-type="float">
            <text:p>-33.15114</text:p>
          </table:table-cell>
        </table:table-row>
        <table:table-row table:style-name="ro1">
          <table:table-cell/>
          <table:table-cell office:value-type="float" office:value="84.3567" calcext:value-type="float">
            <text:p>84.3567</text:p>
          </table:table-cell>
          <table:table-cell office:value-type="float" office:value="117.22377" calcext:value-type="float">
            <text:p>117.22377</text:p>
          </table:table-cell>
          <table:table-cell office:value-type="float" office:value="-32.86706" calcext:value-type="float">
            <text:p>-32.86706</text:p>
          </table:table-cell>
        </table:table-row>
        <table:table-row table:style-name="ro1">
          <table:table-cell/>
          <table:table-cell office:value-type="float" office:value="85.09457" calcext:value-type="float">
            <text:p>85.09457</text:p>
          </table:table-cell>
          <table:table-cell office:value-type="float" office:value="119.35899" calcext:value-type="float">
            <text:p>119.35899</text:p>
          </table:table-cell>
          <table:table-cell office:value-type="float" office:value="-34.26443" calcext:value-type="float">
            <text:p>-34.26443</text:p>
          </table:table-cell>
        </table:table-row>
        <table:table-row table:style-name="ro1">
          <table:table-cell/>
          <table:table-cell office:value-type="float" office:value="85.14282" calcext:value-type="float">
            <text:p>85.14282</text:p>
          </table:table-cell>
          <table:table-cell office:value-type="float" office:value="116.95423" calcext:value-type="float">
            <text:p>116.95423</text:p>
          </table:table-cell>
          <table:table-cell office:value-type="float" office:value="-31.81141" calcext:value-type="float">
            <text:p>-31.81141</text:p>
          </table:table-cell>
        </table:table-row>
        <table:table-row table:style-name="ro1">
          <table:table-cell/>
          <table:table-cell office:value-type="float" office:value="83.52858" calcext:value-type="float">
            <text:p>83.52858</text:p>
          </table:table-cell>
          <table:table-cell office:value-type="float" office:value="112.54419" calcext:value-type="float">
            <text:p>112.54419</text:p>
          </table:table-cell>
          <table:table-cell office:value-type="float" office:value="-29.01561" calcext:value-type="float">
            <text:p>-29.01561</text:p>
          </table:table-cell>
        </table:table-row>
        <table:table-row table:style-name="ro1">
          <table:table-cell/>
          <table:table-cell office:value-type="float" office:value="85.13995" calcext:value-type="float">
            <text:p>85.13995</text:p>
          </table:table-cell>
          <table:table-cell office:value-type="float" office:value="119.31102" calcext:value-type="float">
            <text:p>119.31102</text:p>
          </table:table-cell>
          <table:table-cell office:value-type="float" office:value="-34.17107" calcext:value-type="float">
            <text:p>-34.17107</text:p>
          </table:table-cell>
        </table:table-row>
        <table:table-row table:style-name="ro1">
          <table:table-cell/>
          <table:table-cell office:value-type="float" office:value="86.21733" calcext:value-type="float">
            <text:p>86.21733</text:p>
          </table:table-cell>
          <table:table-cell office:value-type="float" office:value="112.27594" calcext:value-type="float">
            <text:p>112.27594</text:p>
          </table:table-cell>
          <table:table-cell office:value-type="float" office:value="-26.05861" calcext:value-type="float">
            <text:p>-26.05861</text:p>
          </table:table-cell>
        </table:table-row>
        <table:table-row table:style-name="ro1">
          <table:table-cell/>
          <table:table-cell office:value-type="float" office:value="83.72332" calcext:value-type="float">
            <text:p>83.72332</text:p>
          </table:table-cell>
          <table:table-cell office:value-type="float" office:value="114.56459" calcext:value-type="float">
            <text:p>114.56459</text:p>
          </table:table-cell>
          <table:table-cell office:value-type="float" office:value="-30.84126" calcext:value-type="float">
            <text:p>-30.84126</text:p>
          </table:table-cell>
        </table:table-row>
        <table:table-row table:style-name="ro1">
          <table:table-cell/>
          <table:table-cell office:value-type="float" office:value="85.74164" calcext:value-type="float">
            <text:p>85.74164</text:p>
          </table:table-cell>
          <table:table-cell office:value-type="float" office:value="116.03555" calcext:value-type="float">
            <text:p>116.03555</text:p>
          </table:table-cell>
          <table:table-cell office:value-type="float" office:value="-30.29391" calcext:value-type="float">
            <text:p>-30.29391</text:p>
          </table:table-cell>
        </table:table-row>
        <table:table-row table:style-name="ro1">
          <table:table-cell/>
          <table:table-cell office:value-type="float" office:value="84.93025" calcext:value-type="float">
            <text:p>84.93025</text:p>
          </table:table-cell>
          <table:table-cell office:value-type="float" office:value="114.06111" calcext:value-type="float">
            <text:p>114.06111</text:p>
          </table:table-cell>
          <table:table-cell office:value-type="float" office:value="-29.13086" calcext:value-type="float">
            <text:p>-29.13086</text:p>
          </table:table-cell>
        </table:table-row>
        <table:table-row table:style-name="ro1">
          <table:table-cell/>
          <table:table-cell office:value-type="float" office:value="85.65547" calcext:value-type="float">
            <text:p>85.65547</text:p>
          </table:table-cell>
          <table:table-cell office:value-type="float" office:value="115.79927" calcext:value-type="float">
            <text:p>115.79927</text:p>
          </table:table-cell>
          <table:table-cell office:value-type="float" office:value="-30.1438" calcext:value-type="float">
            <text:p>-30.1438</text:p>
          </table:table-cell>
        </table:table-row>
        <table:table-row table:style-name="ro1">
          <table:table-cell/>
          <table:table-cell office:value-type="float" office:value="84.69562" calcext:value-type="float">
            <text:p>84.69562</text:p>
          </table:table-cell>
          <table:table-cell office:value-type="float" office:value="116.64807" calcext:value-type="float">
            <text:p>116.64807</text:p>
          </table:table-cell>
          <table:table-cell office:value-type="float" office:value="-31.95244" calcext:value-type="float">
            <text:p>-31.95244</text:p>
          </table:table-cell>
        </table:table-row>
        <table:table-row table:style-name="ro1">
          <table:table-cell/>
          <table:table-cell office:value-type="float" office:value="85.67327" calcext:value-type="float">
            <text:p>85.67327</text:p>
          </table:table-cell>
          <table:table-cell office:value-type="float" office:value="113.00756" calcext:value-type="float">
            <text:p>113.00756</text:p>
          </table:table-cell>
          <table:table-cell office:value-type="float" office:value="-27.33429" calcext:value-type="float">
            <text:p>-27.33429</text:p>
          </table:table-cell>
        </table:table-row>
        <table:table-row table:style-name="ro1">
          <table:table-cell/>
          <table:table-cell office:value-type="float" office:value="84.99112" calcext:value-type="float">
            <text:p>84.99112</text:p>
          </table:table-cell>
          <table:table-cell office:value-type="float" office:value="115.01047" calcext:value-type="float">
            <text:p>115.01047</text:p>
          </table:table-cell>
          <table:table-cell office:value-type="float" office:value="-30.01936" calcext:value-type="float">
            <text:p>-30.01936</text:p>
          </table:table-cell>
        </table:table-row>
        <table:table-row table:style-name="ro1">
          <table:table-cell/>
          <table:table-cell office:value-type="float" office:value="85.57849" calcext:value-type="float">
            <text:p>85.57849</text:p>
          </table:table-cell>
          <table:table-cell office:value-type="float" office:value="112.76874" calcext:value-type="float">
            <text:p>112.76874</text:p>
          </table:table-cell>
          <table:table-cell office:value-type="float" office:value="-27.19025" calcext:value-type="float">
            <text:p>-27.19025</text:p>
          </table:table-cell>
        </table:table-row>
        <table:table-row table:style-name="ro1">
          <table:table-cell/>
          <table:table-cell office:value-type="float" office:value="84.81926" calcext:value-type="float">
            <text:p>84.81926</text:p>
          </table:table-cell>
          <table:table-cell office:value-type="float" office:value="112.27383" calcext:value-type="float">
            <text:p>112.27383</text:p>
          </table:table-cell>
          <table:table-cell office:value-type="float" office:value="-27.45457" calcext:value-type="float">
            <text:p>-27.45457</text:p>
          </table:table-cell>
        </table:table-row>
        <table:table-row table:style-name="ro1">
          <table:table-cell/>
          <table:table-cell office:value-type="float" office:value="85.01757" calcext:value-type="float">
            <text:p>85.01757</text:p>
          </table:table-cell>
          <table:table-cell office:value-type="float" office:value="114.65544" calcext:value-type="float">
            <text:p>114.65544</text:p>
          </table:table-cell>
          <table:table-cell office:value-type="float" office:value="-29.63787" calcext:value-type="float">
            <text:p>-29.63787</text:p>
          </table:table-cell>
        </table:table-row>
        <table:table-row table:style-name="ro1">
          <table:table-cell/>
          <table:table-cell office:value-type="float" office:value="84.74554" calcext:value-type="float">
            <text:p>84.74554</text:p>
          </table:table-cell>
          <table:table-cell office:value-type="float" office:value="112.31261" calcext:value-type="float">
            <text:p>112.31261</text:p>
          </table:table-cell>
          <table:table-cell office:value-type="float" office:value="-27.56707" calcext:value-type="float">
            <text:p>-27.56707</text:p>
          </table:table-cell>
        </table:table-row>
        <table:table-row table:style-name="ro1">
          <table:table-cell/>
          <table:table-cell office:value-type="float" office:value="84.72189" calcext:value-type="float">
            <text:p>84.72189</text:p>
          </table:table-cell>
          <table:table-cell office:value-type="float" office:value="113.47096" calcext:value-type="float">
            <text:p>113.47096</text:p>
          </table:table-cell>
          <table:table-cell office:value-type="float" office:value="-28.74907" calcext:value-type="float">
            <text:p>-28.74907</text:p>
          </table:table-cell>
        </table:table-row>
        <table:table-row table:style-name="ro1">
          <table:table-cell/>
          <table:table-cell office:value-type="float" office:value="84.48075" calcext:value-type="float">
            <text:p>84.48075</text:p>
          </table:table-cell>
          <table:table-cell office:value-type="float" office:value="119.08158" calcext:value-type="float">
            <text:p>119.08158</text:p>
          </table:table-cell>
          <table:table-cell office:value-type="float" office:value="-34.60083" calcext:value-type="float">
            <text:p>-34.60083</text:p>
          </table:table-cell>
        </table:table-row>
        <table:table-row table:style-name="ro1">
          <table:table-cell/>
          <table:table-cell office:value-type="float" office:value="84.85485" calcext:value-type="float">
            <text:p>84.85485</text:p>
          </table:table-cell>
          <table:table-cell office:value-type="float" office:value="119.16189" calcext:value-type="float">
            <text:p>119.16189</text:p>
          </table:table-cell>
          <table:table-cell office:value-type="float" office:value="-34.30704" calcext:value-type="float">
            <text:p>-34.30704</text:p>
          </table:table-cell>
        </table:table-row>
        <table:table-row table:style-name="ro1">
          <table:table-cell/>
          <table:table-cell office:value-type="float" office:value="84.90725" calcext:value-type="float">
            <text:p>84.90725</text:p>
          </table:table-cell>
          <table:table-cell office:value-type="float" office:value="115.17601" calcext:value-type="float">
            <text:p>115.17601</text:p>
          </table:table-cell>
          <table:table-cell office:value-type="float" office:value="-30.26876" calcext:value-type="float">
            <text:p>-30.26876</text:p>
          </table:table-cell>
        </table:table-row>
        <table:table-row table:style-name="ro1">
          <table:table-cell/>
          <table:table-cell office:value-type="float" office:value="86.30992" calcext:value-type="float">
            <text:p>86.30992</text:p>
          </table:table-cell>
          <table:table-cell office:value-type="float" office:value="111.23093" calcext:value-type="float">
            <text:p>111.23093</text:p>
          </table:table-cell>
          <table:table-cell office:value-type="float" office:value="-24.92101" calcext:value-type="float">
            <text:p>-24.92101</text:p>
          </table:table-cell>
        </table:table-row>
        <table:table-row table:style-name="ro1">
          <table:table-cell/>
          <table:table-cell office:value-type="float" office:value="84.09818" calcext:value-type="float">
            <text:p>84.09818</text:p>
          </table:table-cell>
          <table:table-cell office:value-type="float" office:value="113.35784" calcext:value-type="float">
            <text:p>113.35784</text:p>
          </table:table-cell>
          <table:table-cell office:value-type="float" office:value="-29.25966" calcext:value-type="float">
            <text:p>-29.25966</text:p>
          </table:table-cell>
        </table:table-row>
        <table:table-row table:style-name="ro1">
          <table:table-cell/>
          <table:table-cell office:value-type="float" office:value="85.30352" calcext:value-type="float">
            <text:p>85.30352</text:p>
          </table:table-cell>
          <table:table-cell office:value-type="float" office:value="118.87582" calcext:value-type="float">
            <text:p>118.87582</text:p>
          </table:table-cell>
          <table:table-cell office:value-type="float" office:value="-33.5723" calcext:value-type="float">
            <text:p>-33.5723</text:p>
          </table:table-cell>
        </table:table-row>
        <table:table-row table:style-name="ro1">
          <table:table-cell/>
          <table:table-cell office:value-type="float" office:value="85.67487" calcext:value-type="float">
            <text:p>85.67487</text:p>
          </table:table-cell>
          <table:table-cell office:value-type="float" office:value="116.40672" calcext:value-type="float">
            <text:p>116.40672</text:p>
          </table:table-cell>
          <table:table-cell office:value-type="float" office:value="-30.73185" calcext:value-type="float">
            <text:p>-30.73185</text:p>
          </table:table-cell>
        </table:table-row>
        <table:table-row table:style-name="ro1">
          <table:table-cell/>
          <table:table-cell office:value-type="float" office:value="85.19562" calcext:value-type="float">
            <text:p>85.19562</text:p>
          </table:table-cell>
          <table:table-cell office:value-type="float" office:value="113.27184" calcext:value-type="float">
            <text:p>113.27184</text:p>
          </table:table-cell>
          <table:table-cell office:value-type="float" office:value="-28.07621" calcext:value-type="float">
            <text:p>-28.07621</text:p>
          </table:table-cell>
        </table:table-row>
        <table:table-row table:style-name="ro1">
          <table:table-cell/>
          <table:table-cell office:value-type="float" office:value="85.68064" calcext:value-type="float">
            <text:p>85.68064</text:p>
          </table:table-cell>
          <table:table-cell office:value-type="float" office:value="117.43659" calcext:value-type="float">
            <text:p>117.43659</text:p>
          </table:table-cell>
          <table:table-cell office:value-type="float" office:value="-31.75595" calcext:value-type="float">
            <text:p>-31.75595</text:p>
          </table:table-cell>
        </table:table-row>
        <table:table-row table:style-name="ro1">
          <table:table-cell/>
          <table:table-cell office:value-type="float" office:value="85.65346" calcext:value-type="float">
            <text:p>85.65346</text:p>
          </table:table-cell>
          <table:table-cell office:value-type="float" office:value="117.46939" calcext:value-type="float">
            <text:p>117.46939</text:p>
          </table:table-cell>
          <table:table-cell office:value-type="float" office:value="-31.81593" calcext:value-type="float">
            <text:p>-31.81593</text:p>
          </table:table-cell>
        </table:table-row>
        <table:table-row table:style-name="ro1">
          <table:table-cell/>
          <table:table-cell office:value-type="float" office:value="84.27401" calcext:value-type="float">
            <text:p>84.27401</text:p>
          </table:table-cell>
          <table:table-cell office:value-type="float" office:value="117.1788" calcext:value-type="float">
            <text:p>117.1788</text:p>
          </table:table-cell>
          <table:table-cell office:value-type="float" office:value="-32.90478" calcext:value-type="float">
            <text:p>-32.90478</text:p>
          </table:table-cell>
        </table:table-row>
        <table:table-row table:style-name="ro1">
          <table:table-cell/>
          <table:table-cell office:value-type="float" office:value="84.45969" calcext:value-type="float">
            <text:p>84.45969</text:p>
          </table:table-cell>
          <table:table-cell office:value-type="float" office:value="118.43586" calcext:value-type="float">
            <text:p>118.43586</text:p>
          </table:table-cell>
          <table:table-cell office:value-type="float" office:value="-33.97616" calcext:value-type="float">
            <text:p>-33.97616</text:p>
          </table:table-cell>
        </table:table-row>
        <table:table-row table:style-name="ro1">
          <table:table-cell/>
          <table:table-cell office:value-type="float" office:value="84.16936" calcext:value-type="float">
            <text:p>84.16936</text:p>
          </table:table-cell>
          <table:table-cell office:value-type="float" office:value="116.64423" calcext:value-type="float">
            <text:p>116.64423</text:p>
          </table:table-cell>
          <table:table-cell office:value-type="float" office:value="-32.47487" calcext:value-type="float">
            <text:p>-32.47487</text:p>
          </table:table-cell>
        </table:table-row>
        <table:table-row table:style-name="ro1">
          <table:table-cell/>
          <table:table-cell office:value-type="float" office:value="85.33357" calcext:value-type="float">
            <text:p>85.33357</text:p>
          </table:table-cell>
          <table:table-cell office:value-type="float" office:value="113.08742" calcext:value-type="float">
            <text:p>113.08742</text:p>
          </table:table-cell>
          <table:table-cell office:value-type="float" office:value="-27.75384" calcext:value-type="float">
            <text:p>-27.75384</text:p>
          </table:table-cell>
        </table:table-row>
        <table:table-row table:style-name="ro1">
          <table:table-cell/>
          <table:table-cell office:value-type="float" office:value="84.73496" calcext:value-type="float">
            <text:p>84.73496</text:p>
          </table:table-cell>
          <table:table-cell office:value-type="float" office:value="119.32968" calcext:value-type="float">
            <text:p>119.32968</text:p>
          </table:table-cell>
          <table:table-cell office:value-type="float" office:value="-34.59472" calcext:value-type="float">
            <text:p>-34.59472</text:p>
          </table:table-cell>
        </table:table-row>
        <table:table-row table:style-name="ro1">
          <table:table-cell/>
          <table:table-cell office:value-type="float" office:value="84.33155" calcext:value-type="float">
            <text:p>84.33155</text:p>
          </table:table-cell>
          <table:table-cell office:value-type="float" office:value="117.85063" calcext:value-type="float">
            <text:p>117.85063</text:p>
          </table:table-cell>
          <table:table-cell office:value-type="float" office:value="-33.51908" calcext:value-type="float">
            <text:p>-33.51908</text:p>
          </table:table-cell>
        </table:table-row>
        <table:table-row table:style-name="ro1">
          <table:table-cell/>
          <table:table-cell office:value-type="float" office:value="84.15525" calcext:value-type="float">
            <text:p>84.15525</text:p>
          </table:table-cell>
          <table:table-cell office:value-type="float" office:value="117.18245" calcext:value-type="float">
            <text:p>117.18245</text:p>
          </table:table-cell>
          <table:table-cell office:value-type="float" office:value="-33.02719" calcext:value-type="float">
            <text:p>-33.02719</text:p>
          </table:table-cell>
        </table:table-row>
        <table:table-row table:style-name="ro1">
          <table:table-cell/>
          <table:table-cell office:value-type="float" office:value="85.32568" calcext:value-type="float">
            <text:p>85.32568</text:p>
          </table:table-cell>
          <table:table-cell office:value-type="float" office:value="118.50196" calcext:value-type="float">
            <text:p>118.50196</text:p>
          </table:table-cell>
          <table:table-cell office:value-type="float" office:value="-33.17628" calcext:value-type="float">
            <text:p>-33.17628</text:p>
          </table:table-cell>
        </table:table-row>
        <table:table-row table:style-name="ro1">
          <table:table-cell/>
          <table:table-cell office:value-type="float" office:value="85.28695" calcext:value-type="float">
            <text:p>85.28695</text:p>
          </table:table-cell>
          <table:table-cell office:value-type="float" office:value="119.12452" calcext:value-type="float">
            <text:p>119.12452</text:p>
          </table:table-cell>
          <table:table-cell office:value-type="float" office:value="-33.83757" calcext:value-type="float">
            <text:p>-33.83757</text:p>
          </table:table-cell>
        </table:table-row>
        <table:table-row table:style-name="ro1">
          <table:table-cell/>
          <table:table-cell office:value-type="float" office:value="85.23639" calcext:value-type="float">
            <text:p>85.23639</text:p>
          </table:table-cell>
          <table:table-cell office:value-type="float" office:value="118.41349" calcext:value-type="float">
            <text:p>118.41349</text:p>
          </table:table-cell>
          <table:table-cell office:value-type="float" office:value="-33.17711" calcext:value-type="float">
            <text:p>-33.17711</text:p>
          </table:table-cell>
        </table:table-row>
        <table:table-row table:style-name="ro1">
          <table:table-cell/>
          <table:table-cell office:value-type="float" office:value="84.83246" calcext:value-type="float">
            <text:p>84.83246</text:p>
          </table:table-cell>
          <table:table-cell office:value-type="float" office:value="115.17173" calcext:value-type="float">
            <text:p>115.17173</text:p>
          </table:table-cell>
          <table:table-cell office:value-type="float" office:value="-30.33927" calcext:value-type="float">
            <text:p>-30.33927</text:p>
          </table:table-cell>
        </table:table-row>
        <table:table-row table:style-name="ro1">
          <table:table-cell/>
          <table:table-cell office:value-type="float" office:value="84.56678" calcext:value-type="float">
            <text:p>84.56678</text:p>
          </table:table-cell>
          <table:table-cell office:value-type="float" office:value="119.36277" calcext:value-type="float">
            <text:p>119.36277</text:p>
          </table:table-cell>
          <table:table-cell office:value-type="float" office:value="-34.79599" calcext:value-type="float">
            <text:p>-34.79599</text:p>
          </table:table-cell>
        </table:table-row>
        <table:table-row table:style-name="ro1">
          <table:table-cell/>
          <table:table-cell office:value-type="float" office:value="83.41642" calcext:value-type="float">
            <text:p>83.41642</text:p>
          </table:table-cell>
          <table:table-cell office:value-type="float" office:value="111.10117" calcext:value-type="float">
            <text:p>111.10117</text:p>
          </table:table-cell>
          <table:table-cell office:value-type="float" office:value="-27.68474" calcext:value-type="float">
            <text:p>-27.68474</text:p>
          </table:table-cell>
        </table:table-row>
        <table:table-row table:style-name="ro1">
          <table:table-cell/>
          <table:table-cell office:value-type="float" office:value="85.27736" calcext:value-type="float">
            <text:p>85.27736</text:p>
          </table:table-cell>
          <table:table-cell office:value-type="float" office:value="118.20695" calcext:value-type="float">
            <text:p>118.20695</text:p>
          </table:table-cell>
          <table:table-cell office:value-type="float" office:value="-32.9296" calcext:value-type="float">
            <text:p>-32.9296</text:p>
          </table:table-cell>
        </table:table-row>
        <table:table-row table:style-name="ro1">
          <table:table-cell/>
          <table:table-cell office:value-type="float" office:value="85.46809" calcext:value-type="float">
            <text:p>85.46809</text:p>
          </table:table-cell>
          <table:table-cell office:value-type="float" office:value="116.72621" calcext:value-type="float">
            <text:p>116.72621</text:p>
          </table:table-cell>
          <table:table-cell office:value-type="float" office:value="-31.25812" calcext:value-type="float">
            <text:p>-31.25812</text:p>
          </table:table-cell>
        </table:table-row>
        <table:table-row table:style-name="ro1">
          <table:table-cell/>
          <table:table-cell office:value-type="float" office:value="85.23235" calcext:value-type="float">
            <text:p>85.23235</text:p>
          </table:table-cell>
          <table:table-cell office:value-type="float" office:value="111.23255" calcext:value-type="float">
            <text:p>111.23255</text:p>
          </table:table-cell>
          <table:table-cell office:value-type="float" office:value="-26.0002" calcext:value-type="float">
            <text:p>-26.0002</text:p>
          </table:table-cell>
        </table:table-row>
        <table:table-row table:style-name="ro1">
          <table:table-cell/>
          <table:table-cell office:value-type="float" office:value="83.79221" calcext:value-type="float">
            <text:p>83.79221</text:p>
          </table:table-cell>
          <table:table-cell office:value-type="float" office:value="113.27975" calcext:value-type="float">
            <text:p>113.27975</text:p>
          </table:table-cell>
          <table:table-cell office:value-type="float" office:value="-29.48754" calcext:value-type="float">
            <text:p>-29.48754</text:p>
          </table:table-cell>
        </table:table-row>
        <table:table-row table:style-name="ro1">
          <table:table-cell/>
          <table:table-cell office:value-type="float" office:value="84.95112" calcext:value-type="float">
            <text:p>84.95112</text:p>
          </table:table-cell>
          <table:table-cell office:value-type="float" office:value="114.11382" calcext:value-type="float">
            <text:p>114.11382</text:p>
          </table:table-cell>
          <table:table-cell office:value-type="float" office:value="-29.1627" calcext:value-type="float">
            <text:p>-29.1627</text:p>
          </table:table-cell>
        </table:table-row>
        <table:table-row table:style-name="ro1">
          <table:table-cell/>
          <table:table-cell office:value-type="float" office:value="84.35706" calcext:value-type="float">
            <text:p>84.35706</text:p>
          </table:table-cell>
          <table:table-cell office:value-type="float" office:value="114.97209" calcext:value-type="float">
            <text:p>114.97209</text:p>
          </table:table-cell>
          <table:table-cell office:value-type="float" office:value="-30.61503" calcext:value-type="float">
            <text:p>-30.61503</text:p>
          </table:table-cell>
        </table:table-row>
        <table:table-row table:style-name="ro1">
          <table:table-cell/>
          <table:table-cell office:value-type="float" office:value="84.94107" calcext:value-type="float">
            <text:p>84.94107</text:p>
          </table:table-cell>
          <table:table-cell office:value-type="float" office:value="113.9607" calcext:value-type="float">
            <text:p>113.9607</text:p>
          </table:table-cell>
          <table:table-cell office:value-type="float" office:value="-29.01962" calcext:value-type="float">
            <text:p>-29.01962</text:p>
          </table:table-cell>
        </table:table-row>
        <table:table-row table:style-name="ro1">
          <table:table-cell/>
          <table:table-cell office:value-type="float" office:value="84.89183" calcext:value-type="float">
            <text:p>84.89183</text:p>
          </table:table-cell>
          <table:table-cell office:value-type="float" office:value="114.78905" calcext:value-type="float">
            <text:p>114.78905</text:p>
          </table:table-cell>
          <table:table-cell office:value-type="float" office:value="-29.89722" calcext:value-type="float">
            <text:p>-29.89722</text:p>
          </table:table-cell>
        </table:table-row>
        <table:table-row table:style-name="ro1">
          <table:table-cell/>
          <table:table-cell office:value-type="float" office:value="85.49598" calcext:value-type="float">
            <text:p>85.49598</text:p>
          </table:table-cell>
          <table:table-cell office:value-type="float" office:value="117.03733" calcext:value-type="float">
            <text:p>117.03733</text:p>
          </table:table-cell>
          <table:table-cell office:value-type="float" office:value="-31.54135" calcext:value-type="float">
            <text:p>-31.54135</text:p>
          </table:table-cell>
        </table:table-row>
        <table:table-row table:style-name="ro1">
          <table:table-cell/>
          <table:table-cell office:value-type="float" office:value="84.2528" calcext:value-type="float">
            <text:p>84.2528</text:p>
          </table:table-cell>
          <table:table-cell office:value-type="float" office:value="117.3092" calcext:value-type="float">
            <text:p>117.3092</text:p>
          </table:table-cell>
          <table:table-cell office:value-type="float" office:value="-33.0564" calcext:value-type="float">
            <text:p>-33.0564</text:p>
          </table:table-cell>
        </table:table-row>
        <table:table-row table:style-name="ro1">
          <table:table-cell/>
          <table:table-cell office:value-type="float" office:value="84.20665" calcext:value-type="float">
            <text:p>84.20665</text:p>
          </table:table-cell>
          <table:table-cell office:value-type="float" office:value="116.8182" calcext:value-type="float">
            <text:p>116.8182</text:p>
          </table:table-cell>
          <table:table-cell office:value-type="float" office:value="-32.61155" calcext:value-type="float">
            <text:p>-32.61155</text:p>
          </table:table-cell>
        </table:table-row>
        <table:table-row table:style-name="ro1">
          <table:table-cell/>
          <table:table-cell office:value-type="float" office:value="83.84635" calcext:value-type="float">
            <text:p>83.84635</text:p>
          </table:table-cell>
          <table:table-cell office:value-type="float" office:value="115.89103" calcext:value-type="float">
            <text:p>115.89103</text:p>
          </table:table-cell>
          <table:table-cell office:value-type="float" office:value="-32.04468" calcext:value-type="float">
            <text:p>-32.04468</text:p>
          </table:table-cell>
        </table:table-row>
        <table:table-row table:style-name="ro1">
          <table:table-cell/>
          <table:table-cell office:value-type="float" office:value="85.99175" calcext:value-type="float">
            <text:p>85.99175</text:p>
          </table:table-cell>
          <table:table-cell office:value-type="float" office:value="114.68512" calcext:value-type="float">
            <text:p>114.68512</text:p>
          </table:table-cell>
          <table:table-cell office:value-type="float" office:value="-28.69336" calcext:value-type="float">
            <text:p>-28.69336</text:p>
          </table:table-cell>
        </table:table-row>
        <table:table-row table:style-name="ro1">
          <table:table-cell/>
          <table:table-cell office:value-type="float" office:value="85.18097" calcext:value-type="float">
            <text:p>85.18097</text:p>
          </table:table-cell>
          <table:table-cell office:value-type="float" office:value="116.37133" calcext:value-type="float">
            <text:p>116.37133</text:p>
          </table:table-cell>
          <table:table-cell office:value-type="float" office:value="-31.19037" calcext:value-type="float">
            <text:p>-31.19037</text:p>
          </table:table-cell>
        </table:table-row>
        <table:table-row table:style-name="ro1">
          <table:table-cell/>
          <table:table-cell office:value-type="float" office:value="84.3317" calcext:value-type="float">
            <text:p>84.3317</text:p>
          </table:table-cell>
          <table:table-cell office:value-type="float" office:value="116.06191" calcext:value-type="float">
            <text:p>116.06191</text:p>
          </table:table-cell>
          <table:table-cell office:value-type="float" office:value="-31.73021" calcext:value-type="float">
            <text:p>-31.73021</text:p>
          </table:table-cell>
        </table:table-row>
        <table:table-row table:style-name="ro1">
          <table:table-cell/>
          <table:table-cell office:value-type="float" office:value="85.39667" calcext:value-type="float">
            <text:p>85.39667</text:p>
          </table:table-cell>
          <table:table-cell office:value-type="float" office:value="116.81499" calcext:value-type="float">
            <text:p>116.81499</text:p>
          </table:table-cell>
          <table:table-cell office:value-type="float" office:value="-31.41832" calcext:value-type="float">
            <text:p>-31.41832</text:p>
          </table:table-cell>
        </table:table-row>
        <table:table-row table:style-name="ro1">
          <table:table-cell/>
          <table:table-cell office:value-type="float" office:value="85.82147" calcext:value-type="float">
            <text:p>85.82147</text:p>
          </table:table-cell>
          <table:table-cell office:value-type="float" office:value="115.82496" calcext:value-type="float">
            <text:p>115.82496</text:p>
          </table:table-cell>
          <table:table-cell office:value-type="float" office:value="-30.00348" calcext:value-type="float">
            <text:p>-30.00348</text:p>
          </table:table-cell>
        </table:table-row>
        <table:table-row table:style-name="ro1">
          <table:table-cell/>
          <table:table-cell office:value-type="float" office:value="84.42456" calcext:value-type="float">
            <text:p>84.42456</text:p>
          </table:table-cell>
          <table:table-cell office:value-type="float" office:value="116.94495" calcext:value-type="float">
            <text:p>116.94495</text:p>
          </table:table-cell>
          <table:table-cell office:value-type="float" office:value="-32.52039" calcext:value-type="float">
            <text:p>-32.52039</text:p>
          </table:table-cell>
        </table:table-row>
        <table:table-row table:style-name="ro1">
          <table:table-cell/>
          <table:table-cell office:value-type="float" office:value="84.46479" calcext:value-type="float">
            <text:p>84.46479</text:p>
          </table:table-cell>
          <table:table-cell office:value-type="float" office:value="117.59959" calcext:value-type="float">
            <text:p>117.59959</text:p>
          </table:table-cell>
          <table:table-cell office:value-type="float" office:value="-33.1348" calcext:value-type="float">
            <text:p>-33.1348</text:p>
          </table:table-cell>
        </table:table-row>
        <table:table-row table:style-name="ro1">
          <table:table-cell/>
          <table:table-cell office:value-type="float" office:value="84.9458" calcext:value-type="float">
            <text:p>84.9458</text:p>
          </table:table-cell>
          <table:table-cell office:value-type="float" office:value="112.84316" calcext:value-type="float">
            <text:p>112.84316</text:p>
          </table:table-cell>
          <table:table-cell office:value-type="float" office:value="-27.89736" calcext:value-type="float">
            <text:p>-27.89736</text:p>
          </table:table-cell>
        </table:table-row>
        <table:table-row table:style-name="ro1">
          <table:table-cell/>
          <table:table-cell office:value-type="float" office:value="85.14454" calcext:value-type="float">
            <text:p>85.14454</text:p>
          </table:table-cell>
          <table:table-cell office:value-type="float" office:value="115.13741" calcext:value-type="float">
            <text:p>115.13741</text:p>
          </table:table-cell>
          <table:table-cell office:value-type="float" office:value="-29.99286" calcext:value-type="float">
            <text:p>-29.99286</text:p>
          </table:table-cell>
        </table:table-row>
        <table:table-row table:style-name="ro1">
          <table:table-cell/>
          <table:table-cell office:value-type="float" office:value="85.43678" calcext:value-type="float">
            <text:p>85.43678</text:p>
          </table:table-cell>
          <table:table-cell office:value-type="float" office:value="117.09266" calcext:value-type="float">
            <text:p>117.09266</text:p>
          </table:table-cell>
          <table:table-cell office:value-type="float" office:value="-31.65588" calcext:value-type="float">
            <text:p>-31.65588</text:p>
          </table:table-cell>
        </table:table-row>
        <table:table-row table:style-name="ro1">
          <table:table-cell/>
          <table:table-cell office:value-type="float" office:value="84.444" calcext:value-type="float">
            <text:p>84.444</text:p>
          </table:table-cell>
          <table:table-cell office:value-type="float" office:value="116.25085" calcext:value-type="float">
            <text:p>116.25085</text:p>
          </table:table-cell>
          <table:table-cell office:value-type="float" office:value="-31.80685" calcext:value-type="float">
            <text:p>-31.80685</text:p>
          </table:table-cell>
        </table:table-row>
        <table:table-row table:style-name="ro1">
          <table:table-cell/>
          <table:table-cell office:value-type="float" office:value="85.85894" calcext:value-type="float">
            <text:p>85.85894</text:p>
          </table:table-cell>
          <table:table-cell office:value-type="float" office:value="115.43176" calcext:value-type="float">
            <text:p>115.43176</text:p>
          </table:table-cell>
          <table:table-cell office:value-type="float" office:value="-29.57282" calcext:value-type="float">
            <text:p>-29.57282</text:p>
          </table:table-cell>
        </table:table-row>
        <table:table-row table:style-name="ro1">
          <table:table-cell/>
          <table:table-cell office:value-type="float" office:value="84.08288" calcext:value-type="float">
            <text:p>84.08288</text:p>
          </table:table-cell>
          <table:table-cell office:value-type="float" office:value="117.18292" calcext:value-type="float">
            <text:p>117.18292</text:p>
          </table:table-cell>
          <table:table-cell office:value-type="float" office:value="-33.10004" calcext:value-type="float">
            <text:p>-33.10004</text:p>
          </table:table-cell>
        </table:table-row>
        <table:table-row table:style-name="ro1">
          <table:table-cell/>
          <table:table-cell office:value-type="float" office:value="84.60282" calcext:value-type="float">
            <text:p>84.60282</text:p>
          </table:table-cell>
          <table:table-cell office:value-type="float" office:value="116.64308" calcext:value-type="float">
            <text:p>116.64308</text:p>
          </table:table-cell>
          <table:table-cell office:value-type="float" office:value="-32.04026" calcext:value-type="float">
            <text:p>-32.04026</text:p>
          </table:table-cell>
        </table:table-row>
        <table:table-row table:style-name="ro1">
          <table:table-cell/>
          <table:table-cell office:value-type="float" office:value="85.47868" calcext:value-type="float">
            <text:p>85.47868</text:p>
          </table:table-cell>
          <table:table-cell office:value-type="float" office:value="115.34877" calcext:value-type="float">
            <text:p>115.34877</text:p>
          </table:table-cell>
          <table:table-cell office:value-type="float" office:value="-29.87009" calcext:value-type="float">
            <text:p>-29.87009</text:p>
          </table:table-cell>
        </table:table-row>
        <table:table-row table:style-name="ro1">
          <table:table-cell/>
          <table:table-cell office:value-type="float" office:value="84.79767" calcext:value-type="float">
            <text:p>84.79767</text:p>
          </table:table-cell>
          <table:table-cell office:value-type="float" office:value="115.35483" calcext:value-type="float">
            <text:p>115.35483</text:p>
          </table:table-cell>
          <table:table-cell office:value-type="float" office:value="-30.55715" calcext:value-type="float">
            <text:p>-30.55715</text:p>
          </table:table-cell>
        </table:table-row>
        <table:table-row table:style-name="ro1">
          <table:table-cell/>
          <table:table-cell office:value-type="float" office:value="84.29682" calcext:value-type="float">
            <text:p>84.29682</text:p>
          </table:table-cell>
          <table:table-cell office:value-type="float" office:value="117.46371" calcext:value-type="float">
            <text:p>117.46371</text:p>
          </table:table-cell>
          <table:table-cell office:value-type="float" office:value="-33.16689" calcext:value-type="float">
            <text:p>-33.16689</text:p>
          </table:table-cell>
        </table:table-row>
        <table:table-row table:style-name="ro1">
          <table:table-cell/>
          <table:table-cell office:value-type="float" office:value="84.8764" calcext:value-type="float">
            <text:p>84.8764</text:p>
          </table:table-cell>
          <table:table-cell office:value-type="float" office:value="115.81339" calcext:value-type="float">
            <text:p>115.81339</text:p>
          </table:table-cell>
          <table:table-cell office:value-type="float" office:value="-30.93699" calcext:value-type="float">
            <text:p>-30.93699</text:p>
          </table:table-cell>
        </table:table-row>
        <table:table-row table:style-name="ro1">
          <table:table-cell/>
          <table:table-cell office:value-type="float" office:value="85.30117" calcext:value-type="float">
            <text:p>85.30117</text:p>
          </table:table-cell>
          <table:table-cell office:value-type="float" office:value="119.27652" calcext:value-type="float">
            <text:p>119.27652</text:p>
          </table:table-cell>
          <table:table-cell office:value-type="float" office:value="-33.97534" calcext:value-type="float">
            <text:p>-33.97534</text:p>
          </table:table-cell>
        </table:table-row>
        <table:table-row table:style-name="ro1">
          <table:table-cell/>
          <table:table-cell office:value-type="float" office:value="85.16632" calcext:value-type="float">
            <text:p>85.16632</text:p>
          </table:table-cell>
          <table:table-cell office:value-type="float" office:value="113.24528" calcext:value-type="float">
            <text:p>113.24528</text:p>
          </table:table-cell>
          <table:table-cell office:value-type="float" office:value="-28.07896" calcext:value-type="float">
            <text:p>-28.07896</text:p>
          </table:table-cell>
        </table:table-row>
        <table:table-row table:style-name="ro1">
          <table:table-cell/>
          <table:table-cell office:value-type="float" office:value="85.42998" calcext:value-type="float">
            <text:p>85.42998</text:p>
          </table:table-cell>
          <table:table-cell office:value-type="float" office:value="117.7881" calcext:value-type="float">
            <text:p>117.7881</text:p>
          </table:table-cell>
          <table:table-cell office:value-type="float" office:value="-32.35811" calcext:value-type="float">
            <text:p>-32.35811</text:p>
          </table:table-cell>
        </table:table-row>
        <table:table-row table:style-name="ro1">
          <table:table-cell/>
          <table:table-cell office:value-type="float" office:value="85.09978" calcext:value-type="float">
            <text:p>85.09978</text:p>
          </table:table-cell>
          <table:table-cell office:value-type="float" office:value="114.96364" calcext:value-type="float">
            <text:p>114.96364</text:p>
          </table:table-cell>
          <table:table-cell office:value-type="float" office:value="-29.86386" calcext:value-type="float">
            <text:p>-29.86386</text:p>
          </table:table-cell>
        </table:table-row>
        <table:table-row table:style-name="ro1">
          <table:table-cell/>
          <table:table-cell office:value-type="float" office:value="84.92069" calcext:value-type="float">
            <text:p>84.92069</text:p>
          </table:table-cell>
          <table:table-cell office:value-type="float" office:value="116.66808" calcext:value-type="float">
            <text:p>116.66808</text:p>
          </table:table-cell>
          <table:table-cell office:value-type="float" office:value="-31.74739" calcext:value-type="float">
            <text:p>-31.74739</text:p>
          </table:table-cell>
        </table:table-row>
        <table:table-row table:style-name="ro1">
          <table:table-cell/>
          <table:table-cell office:value-type="float" office:value="85.12184" calcext:value-type="float">
            <text:p>85.12184</text:p>
          </table:table-cell>
          <table:table-cell office:value-type="float" office:value="118.45315" calcext:value-type="float">
            <text:p>118.45315</text:p>
          </table:table-cell>
          <table:table-cell office:value-type="float" office:value="-33.33132" calcext:value-type="float">
            <text:p>-33.33132</text:p>
          </table:table-cell>
        </table:table-row>
        <table:table-row table:style-name="ro1">
          <table:table-cell/>
          <table:table-cell office:value-type="float" office:value="85.19592" calcext:value-type="float">
            <text:p>85.19592</text:p>
          </table:table-cell>
          <table:table-cell office:value-type="float" office:value="114.33798" calcext:value-type="float">
            <text:p>114.33798</text:p>
          </table:table-cell>
          <table:table-cell office:value-type="float" office:value="-29.14205" calcext:value-type="float">
            <text:p>-29.14205</text:p>
          </table:table-cell>
        </table:table-row>
        <table:table-row table:style-name="ro1">
          <table:table-cell/>
          <table:table-cell office:value-type="float" office:value="83.90987" calcext:value-type="float">
            <text:p>83.90987</text:p>
          </table:table-cell>
          <table:table-cell office:value-type="float" office:value="112.6664" calcext:value-type="float">
            <text:p>112.6664</text:p>
          </table:table-cell>
          <table:table-cell office:value-type="float" office:value="-28.75652" calcext:value-type="float">
            <text:p>-28.75652</text:p>
          </table:table-cell>
        </table:table-row>
        <table:table-row table:style-name="ro1">
          <table:table-cell/>
          <table:table-cell office:value-type="float" office:value="85.02577" calcext:value-type="float">
            <text:p>85.02577</text:p>
          </table:table-cell>
          <table:table-cell office:value-type="float" office:value="115.02726" calcext:value-type="float">
            <text:p>115.02726</text:p>
          </table:table-cell>
          <table:table-cell office:value-type="float" office:value="-30.00149" calcext:value-type="float">
            <text:p>-30.00149</text:p>
          </table:table-cell>
        </table:table-row>
        <table:table-row table:style-name="ro1">
          <table:table-cell/>
          <table:table-cell office:value-type="float" office:value="85.56088" calcext:value-type="float">
            <text:p>85.56088</text:p>
          </table:table-cell>
          <table:table-cell office:value-type="float" office:value="116.71822" calcext:value-type="float">
            <text:p>116.71822</text:p>
          </table:table-cell>
          <table:table-cell office:value-type="float" office:value="-31.15734" calcext:value-type="float">
            <text:p>-31.15734</text:p>
          </table:table-cell>
        </table:table-row>
        <table:table-row table:style-name="ro1">
          <table:table-cell/>
          <table:table-cell office:value-type="float" office:value="85.04113" calcext:value-type="float">
            <text:p>85.04113</text:p>
          </table:table-cell>
          <table:table-cell office:value-type="float" office:value="117.04844" calcext:value-type="float">
            <text:p>117.04844</text:p>
          </table:table-cell>
          <table:table-cell office:value-type="float" office:value="-32.0073" calcext:value-type="float">
            <text:p>-32.0073</text:p>
          </table:table-cell>
        </table:table-row>
        <table:table-row table:style-name="ro1">
          <table:table-cell/>
          <table:table-cell office:value-type="float" office:value="85.92992" calcext:value-type="float">
            <text:p>85.92992</text:p>
          </table:table-cell>
          <table:table-cell office:value-type="float" office:value="115.05252" calcext:value-type="float">
            <text:p>115.05252</text:p>
          </table:table-cell>
          <table:table-cell office:value-type="float" office:value="-29.12261" calcext:value-type="float">
            <text:p>-29.12261</text:p>
          </table:table-cell>
        </table:table-row>
        <table:table-row table:style-name="ro1">
          <table:table-cell/>
          <table:table-cell office:value-type="float" office:value="83.93798" calcext:value-type="float">
            <text:p>83.93798</text:p>
          </table:table-cell>
          <table:table-cell office:value-type="float" office:value="116.32973" calcext:value-type="float">
            <text:p>116.32973</text:p>
          </table:table-cell>
          <table:table-cell office:value-type="float" office:value="-32.39175" calcext:value-type="float">
            <text:p>-32.39175</text:p>
          </table:table-cell>
        </table:table-row>
        <table:table-row table:style-name="ro1">
          <table:table-cell/>
          <table:table-cell office:value-type="float" office:value="84.96103" calcext:value-type="float">
            <text:p>84.96103</text:p>
          </table:table-cell>
          <table:table-cell office:value-type="float" office:value="115.2577" calcext:value-type="float">
            <text:p>115.2577</text:p>
          </table:table-cell>
          <table:table-cell office:value-type="float" office:value="-30.29668" calcext:value-type="float">
            <text:p>-30.29668</text:p>
          </table:table-cell>
        </table:table-row>
        <table:table-row table:style-name="ro1">
          <table:table-cell/>
          <table:table-cell office:value-type="float" office:value="83.94591" calcext:value-type="float">
            <text:p>83.94591</text:p>
          </table:table-cell>
          <table:table-cell office:value-type="float" office:value="113.82377" calcext:value-type="float">
            <text:p>113.82377</text:p>
          </table:table-cell>
          <table:table-cell office:value-type="float" office:value="-29.87787" calcext:value-type="float">
            <text:p>-29.87787</text:p>
          </table:table-cell>
        </table:table-row>
        <table:table-row table:style-name="ro1">
          <table:table-cell/>
          <table:table-cell office:value-type="float" office:value="84.40378" calcext:value-type="float">
            <text:p>84.40378</text:p>
          </table:table-cell>
          <table:table-cell office:value-type="float" office:value="116.72861" calcext:value-type="float">
            <text:p>116.72861</text:p>
          </table:table-cell>
          <table:table-cell office:value-type="float" office:value="-32.32483" calcext:value-type="float">
            <text:p>-32.32483</text:p>
          </table:table-cell>
        </table:table-row>
        <table:table-row table:style-name="ro1">
          <table:table-cell/>
          <table:table-cell office:value-type="float" office:value="85.39643" calcext:value-type="float">
            <text:p>85.39643</text:p>
          </table:table-cell>
          <table:table-cell office:value-type="float" office:value="115.77697" calcext:value-type="float">
            <text:p>115.77697</text:p>
          </table:table-cell>
          <table:table-cell office:value-type="float" office:value="-30.38055" calcext:value-type="float">
            <text:p>-30.38055</text:p>
          </table:table-cell>
        </table:table-row>
        <table:table-row table:style-name="ro1">
          <table:table-cell/>
          <table:table-cell office:value-type="float" office:value="85.256" calcext:value-type="float">
            <text:p>85.256</text:p>
          </table:table-cell>
          <table:table-cell office:value-type="float" office:value="114.26547" calcext:value-type="float">
            <text:p>114.26547</text:p>
          </table:table-cell>
          <table:table-cell office:value-type="float" office:value="-29.00948" calcext:value-type="float">
            <text:p>-29.00948</text:p>
          </table:table-cell>
        </table:table-row>
        <table:table-row table:style-name="ro1">
          <table:table-cell/>
          <table:table-cell office:value-type="float" office:value="85.70985" calcext:value-type="float">
            <text:p>85.70985</text:p>
          </table:table-cell>
          <table:table-cell office:value-type="float" office:value="114.43808" calcext:value-type="float">
            <text:p>114.43808</text:p>
          </table:table-cell>
          <table:table-cell office:value-type="float" office:value="-28.72823" calcext:value-type="float">
            <text:p>-28.72823</text:p>
          </table:table-cell>
        </table:table-row>
        <table:table-row table:style-name="ro1">
          <table:table-cell/>
          <table:table-cell office:value-type="float" office:value="84.77015" calcext:value-type="float">
            <text:p>84.77015</text:p>
          </table:table-cell>
          <table:table-cell office:value-type="float" office:value="116.94593" calcext:value-type="float">
            <text:p>116.94593</text:p>
          </table:table-cell>
          <table:table-cell office:value-type="float" office:value="-32.17578" calcext:value-type="float">
            <text:p>-32.17578</text:p>
          </table:table-cell>
        </table:table-row>
        <table:table-row table:style-name="ro1">
          <table:table-cell/>
          <table:table-cell office:value-type="float" office:value="84.94807" calcext:value-type="float">
            <text:p>84.94807</text:p>
          </table:table-cell>
          <table:table-cell office:value-type="float" office:value="116.1741" calcext:value-type="float">
            <text:p>116.1741</text:p>
          </table:table-cell>
          <table:table-cell office:value-type="float" office:value="-31.22603" calcext:value-type="float">
            <text:p>-31.22603</text:p>
          </table:table-cell>
        </table:table-row>
        <table:table-row table:style-name="ro1">
          <table:table-cell/>
          <table:table-cell office:value-type="float" office:value="85.20802" calcext:value-type="float">
            <text:p>85.20802</text:p>
          </table:table-cell>
          <table:table-cell office:value-type="float" office:value="115.15764" calcext:value-type="float">
            <text:p>115.15764</text:p>
          </table:table-cell>
          <table:table-cell office:value-type="float" office:value="-29.94963" calcext:value-type="float">
            <text:p>-29.94963</text:p>
          </table:table-cell>
        </table:table-row>
        <table:table-row table:style-name="ro1">
          <table:table-cell/>
          <table:table-cell office:value-type="float" office:value="84.47743" calcext:value-type="float">
            <text:p>84.47743</text:p>
          </table:table-cell>
          <table:table-cell office:value-type="float" office:value="117.70193" calcext:value-type="float">
            <text:p>117.70193</text:p>
          </table:table-cell>
          <table:table-cell office:value-type="float" office:value="-33.22451" calcext:value-type="float">
            <text:p>-33.22451</text:p>
          </table:table-cell>
        </table:table-row>
        <table:table-row table:style-name="ro1">
          <table:table-cell/>
          <table:table-cell office:value-type="float" office:value="84.67902" calcext:value-type="float">
            <text:p>84.67902</text:p>
          </table:table-cell>
          <table:table-cell office:value-type="float" office:value="117.8776" calcext:value-type="float">
            <text:p>117.8776</text:p>
          </table:table-cell>
          <table:table-cell office:value-type="float" office:value="-33.19858" calcext:value-type="float">
            <text:p>-33.19858</text:p>
          </table:table-cell>
        </table:table-row>
        <table:table-row table:style-name="ro1">
          <table:table-cell/>
          <table:table-cell office:value-type="float" office:value="85.1799" calcext:value-type="float">
            <text:p>85.1799</text:p>
          </table:table-cell>
          <table:table-cell office:value-type="float" office:value="115.20347" calcext:value-type="float">
            <text:p>115.20347</text:p>
          </table:table-cell>
          <table:table-cell office:value-type="float" office:value="-30.02357" calcext:value-type="float">
            <text:p>-30.02357</text:p>
          </table:table-cell>
        </table:table-row>
        <table:table-row table:style-name="ro1">
          <table:table-cell/>
          <table:table-cell office:value-type="float" office:value="84.41297" calcext:value-type="float">
            <text:p>84.41297</text:p>
          </table:table-cell>
          <table:table-cell office:value-type="float" office:value="116.42429" calcext:value-type="float">
            <text:p>116.42429</text:p>
          </table:table-cell>
          <table:table-cell office:value-type="float" office:value="-32.01132" calcext:value-type="float">
            <text:p>-32.01132</text:p>
          </table:table-cell>
        </table:table-row>
        <table:table-row table:style-name="ro1">
          <table:table-cell/>
          <table:table-cell office:value-type="float" office:value="83.91232" calcext:value-type="float">
            <text:p>83.91232</text:p>
          </table:table-cell>
          <table:table-cell office:value-type="float" office:value="113.66272" calcext:value-type="float">
            <text:p>113.66272</text:p>
          </table:table-cell>
          <table:table-cell office:value-type="float" office:value="-29.75039" calcext:value-type="float">
            <text:p>-29.75039</text:p>
          </table:table-cell>
        </table:table-row>
        <table:table-row table:style-name="ro1">
          <table:table-cell/>
          <table:table-cell office:value-type="float" office:value="84.61574" calcext:value-type="float">
            <text:p>84.61574</text:p>
          </table:table-cell>
          <table:table-cell office:value-type="float" office:value="116.17867" calcext:value-type="float">
            <text:p>116.17867</text:p>
          </table:table-cell>
          <table:table-cell office:value-type="float" office:value="-31.56294" calcext:value-type="float">
            <text:p>-31.56294</text:p>
          </table:table-cell>
        </table:table-row>
        <table:table-row table:style-name="ro1">
          <table:table-cell/>
          <table:table-cell office:value-type="float" office:value="84.69189" calcext:value-type="float">
            <text:p>84.69189</text:p>
          </table:table-cell>
          <table:table-cell office:value-type="float" office:value="117.90359" calcext:value-type="float">
            <text:p>117.90359</text:p>
          </table:table-cell>
          <table:table-cell office:value-type="float" office:value="-33.2117" calcext:value-type="float">
            <text:p>-33.2117</text:p>
          </table:table-cell>
        </table:table-row>
        <table:table-row table:style-name="ro1">
          <table:table-cell/>
          <table:table-cell office:value-type="float" office:value="85.09349" calcext:value-type="float">
            <text:p>85.09349</text:p>
          </table:table-cell>
          <table:table-cell office:value-type="float" office:value="117.70292" calcext:value-type="float">
            <text:p>117.70292</text:p>
          </table:table-cell>
          <table:table-cell office:value-type="float" office:value="-32.60943" calcext:value-type="float">
            <text:p>-32.60943</text:p>
          </table:table-cell>
        </table:table-row>
        <table:table-row table:style-name="ro1">
          <table:table-cell/>
          <table:table-cell office:value-type="float" office:value="84.45812" calcext:value-type="float">
            <text:p>84.45812</text:p>
          </table:table-cell>
          <table:table-cell office:value-type="float" office:value="116.28727" calcext:value-type="float">
            <text:p>116.28727</text:p>
          </table:table-cell>
          <table:table-cell office:value-type="float" office:value="-31.82915" calcext:value-type="float">
            <text:p>-31.82915</text:p>
          </table:table-cell>
        </table:table-row>
        <table:table-row table:style-name="ro1">
          <table:table-cell/>
          <table:table-cell office:value-type="float" office:value="84.88157" calcext:value-type="float">
            <text:p>84.88157</text:p>
          </table:table-cell>
          <table:table-cell office:value-type="float" office:value="119.52383" calcext:value-type="float">
            <text:p>119.52383</text:p>
          </table:table-cell>
          <table:table-cell office:value-type="float" office:value="-34.64226" calcext:value-type="float">
            <text:p>-34.64226</text:p>
          </table:table-cell>
        </table:table-row>
        <table:table-row table:style-name="ro1">
          <table:table-cell/>
          <table:table-cell office:value-type="float" office:value="85.96137" calcext:value-type="float">
            <text:p>85.96137</text:p>
          </table:table-cell>
          <table:table-cell office:value-type="float" office:value="114.99606" calcext:value-type="float">
            <text:p>114.99606</text:p>
          </table:table-cell>
          <table:table-cell office:value-type="float" office:value="-29.03469" calcext:value-type="float">
            <text:p>-29.03469</text:p>
          </table:table-cell>
        </table:table-row>
        <table:table-row table:style-name="ro1">
          <table:table-cell/>
          <table:table-cell office:value-type="float" office:value="85.21326" calcext:value-type="float">
            <text:p>85.21326</text:p>
          </table:table-cell>
          <table:table-cell office:value-type="float" office:value="117.96806" calcext:value-type="float">
            <text:p>117.96806</text:p>
          </table:table-cell>
          <table:table-cell office:value-type="float" office:value="-32.7548" calcext:value-type="float">
            <text:p>-32.7548</text:p>
          </table:table-cell>
        </table:table-row>
        <table:table-row table:style-name="ro1">
          <table:table-cell/>
          <table:table-cell office:value-type="float" office:value="84.58295" calcext:value-type="float">
            <text:p>84.58295</text:p>
          </table:table-cell>
          <table:table-cell office:value-type="float" office:value="115.66073" calcext:value-type="float">
            <text:p>115.66073</text:p>
          </table:table-cell>
          <table:table-cell office:value-type="float" office:value="-31.07777" calcext:value-type="float">
            <text:p>-31.07777</text:p>
          </table:table-cell>
        </table:table-row>
        <table:table-row table:style-name="ro1">
          <table:table-cell/>
          <table:table-cell office:value-type="float" office:value="85.73137" calcext:value-type="float">
            <text:p>85.73137</text:p>
          </table:table-cell>
          <table:table-cell office:value-type="float" office:value="112.84555" calcext:value-type="float">
            <text:p>112.84555</text:p>
          </table:table-cell>
          <table:table-cell office:value-type="float" office:value="-27.11418" calcext:value-type="float">
            <text:p>-27.11418</text:p>
          </table:table-cell>
        </table:table-row>
        <table:table-row table:style-name="ro1">
          <table:table-cell/>
          <table:table-cell office:value-type="float" office:value="83.92868" calcext:value-type="float">
            <text:p>83.92868</text:p>
          </table:table-cell>
          <table:table-cell office:value-type="float" office:value="116.10938" calcext:value-type="float">
            <text:p>116.10938</text:p>
          </table:table-cell>
          <table:table-cell office:value-type="float" office:value="-32.18069" calcext:value-type="float">
            <text:p>-32.18069</text:p>
          </table:table-cell>
        </table:table-row>
        <table:table-row table:style-name="ro1">
          <table:table-cell/>
          <table:table-cell office:value-type="float" office:value="84.53" calcext:value-type="float">
            <text:p>84.53</text:p>
          </table:table-cell>
          <table:table-cell office:value-type="float" office:value="113.3936" calcext:value-type="float">
            <text:p>113.3936</text:p>
          </table:table-cell>
          <table:table-cell office:value-type="float" office:value="-28.86361" calcext:value-type="float">
            <text:p>-28.86361</text:p>
          </table:table-cell>
        </table:table-row>
        <table:table-row table:style-name="ro1">
          <table:table-cell/>
          <table:table-cell office:value-type="float" office:value="85.40146" calcext:value-type="float">
            <text:p>85.40146</text:p>
          </table:table-cell>
          <table:table-cell office:value-type="float" office:value="118.71172" calcext:value-type="float">
            <text:p>118.71172</text:p>
          </table:table-cell>
          <table:table-cell office:value-type="float" office:value="-33.31026" calcext:value-type="float">
            <text:p>-33.31026</text:p>
          </table:table-cell>
        </table:table-row>
        <table:table-row table:style-name="ro1">
          <table:table-cell/>
          <table:table-cell office:value-type="float" office:value="85.33504" calcext:value-type="float">
            <text:p>85.33504</text:p>
          </table:table-cell>
          <table:table-cell office:value-type="float" office:value="117.43096" calcext:value-type="float">
            <text:p>117.43096</text:p>
          </table:table-cell>
          <table:table-cell office:value-type="float" office:value="-32.09592" calcext:value-type="float">
            <text:p>-32.09592</text:p>
          </table:table-cell>
        </table:table-row>
        <table:table-row table:style-name="ro1">
          <table:table-cell/>
          <table:table-cell office:value-type="float" office:value="84.69918" calcext:value-type="float">
            <text:p>84.69918</text:p>
          </table:table-cell>
          <table:table-cell office:value-type="float" office:value="119.1354" calcext:value-type="float">
            <text:p>119.1354</text:p>
          </table:table-cell>
          <table:table-cell office:value-type="float" office:value="-34.43622" calcext:value-type="float">
            <text:p>-34.43622</text:p>
          </table:table-cell>
        </table:table-row>
        <table:table-row table:style-name="ro1">
          <table:table-cell/>
          <table:table-cell office:value-type="float" office:value="84.38885" calcext:value-type="float">
            <text:p>84.38885</text:p>
          </table:table-cell>
          <table:table-cell office:value-type="float" office:value="116.63566" calcext:value-type="float">
            <text:p>116.63566</text:p>
          </table:table-cell>
          <table:table-cell office:value-type="float" office:value="-32.24682" calcext:value-type="float">
            <text:p>-32.24682</text:p>
          </table:table-cell>
        </table:table-row>
        <table:table-row table:style-name="ro1">
          <table:table-cell/>
          <table:table-cell office:value-type="float" office:value="85.1094" calcext:value-type="float">
            <text:p>85.1094</text:p>
          </table:table-cell>
          <table:table-cell office:value-type="float" office:value="116.54033" calcext:value-type="float">
            <text:p>116.54033</text:p>
          </table:table-cell>
          <table:table-cell office:value-type="float" office:value="-31.43094" calcext:value-type="float">
            <text:p>-31.43094</text:p>
          </table:table-cell>
        </table:table-row>
        <table:table-row table:style-name="ro1">
          <table:table-cell/>
          <table:table-cell office:value-type="float" office:value="85.32613" calcext:value-type="float">
            <text:p>85.32613</text:p>
          </table:table-cell>
          <table:table-cell office:value-type="float" office:value="118.72012" calcext:value-type="float">
            <text:p>118.72012</text:p>
          </table:table-cell>
          <table:table-cell office:value-type="float" office:value="-33.39399" calcext:value-type="float">
            <text:p>-33.39399</text:p>
          </table:table-cell>
        </table:table-row>
        <table:table-row table:style-name="ro1">
          <table:table-cell/>
          <table:table-cell office:value-type="float" office:value="85.25686" calcext:value-type="float">
            <text:p>85.25686</text:p>
          </table:table-cell>
          <table:table-cell office:value-type="float" office:value="117.17712" calcext:value-type="float">
            <text:p>117.17712</text:p>
          </table:table-cell>
          <table:table-cell office:value-type="float" office:value="-31.92026" calcext:value-type="float">
            <text:p>-31.92026</text:p>
          </table:table-cell>
        </table:table-row>
        <table:table-row table:style-name="ro1">
          <table:table-cell/>
          <table:table-cell office:value-type="float" office:value="85.49383" calcext:value-type="float">
            <text:p>85.49383</text:p>
          </table:table-cell>
          <table:table-cell office:value-type="float" office:value="117.68869" calcext:value-type="float">
            <text:p>117.68869</text:p>
          </table:table-cell>
          <table:table-cell office:value-type="float" office:value="-32.19486" calcext:value-type="float">
            <text:p>-32.19486</text:p>
          </table:table-cell>
        </table:table-row>
        <table:table-row table:style-name="ro1">
          <table:table-cell/>
          <table:table-cell office:value-type="float" office:value="84.08656" calcext:value-type="float">
            <text:p>84.08656</text:p>
          </table:table-cell>
          <table:table-cell office:value-type="float" office:value="116.99737" calcext:value-type="float">
            <text:p>116.99737</text:p>
          </table:table-cell>
          <table:table-cell office:value-type="float" office:value="-32.9108" calcext:value-type="float">
            <text:p>-32.9108</text:p>
          </table:table-cell>
        </table:table-row>
        <table:table-row table:style-name="ro1">
          <table:table-cell/>
          <table:table-cell office:value-type="float" office:value="84.82395" calcext:value-type="float">
            <text:p>84.82395</text:p>
          </table:table-cell>
          <table:table-cell office:value-type="float" office:value="117.79963" calcext:value-type="float">
            <text:p>117.79963</text:p>
          </table:table-cell>
          <table:table-cell office:value-type="float" office:value="-32.97568" calcext:value-type="float">
            <text:p>-32.97568</text:p>
          </table:table-cell>
        </table:table-row>
        <table:table-row table:style-name="ro1">
          <table:table-cell/>
          <table:table-cell office:value-type="float" office:value="84.82714" calcext:value-type="float">
            <text:p>84.82714</text:p>
          </table:table-cell>
          <table:table-cell office:value-type="float" office:value="116.78977" calcext:value-type="float">
            <text:p>116.78977</text:p>
          </table:table-cell>
          <table:table-cell office:value-type="float" office:value="-31.96263" calcext:value-type="float">
            <text:p>-31.96263</text:p>
          </table:table-cell>
        </table:table-row>
        <table:table-row table:style-name="ro1">
          <table:table-cell/>
          <table:table-cell office:value-type="float" office:value="85.11638" calcext:value-type="float">
            <text:p>85.11638</text:p>
          </table:table-cell>
          <table:table-cell office:value-type="float" office:value="115.32352" calcext:value-type="float">
            <text:p>115.32352</text:p>
          </table:table-cell>
          <table:table-cell office:value-type="float" office:value="-30.20715" calcext:value-type="float">
            <text:p>-30.20715</text:p>
          </table:table-cell>
        </table:table-row>
        <table:table-row table:style-name="ro1">
          <table:table-cell/>
          <table:table-cell office:value-type="float" office:value="85.07675" calcext:value-type="float">
            <text:p>85.07675</text:p>
          </table:table-cell>
          <table:table-cell office:value-type="float" office:value="119.8523" calcext:value-type="float">
            <text:p>119.8523</text:p>
          </table:table-cell>
          <table:table-cell office:value-type="float" office:value="-34.77554" calcext:value-type="float">
            <text:p>-34.77554</text:p>
          </table:table-cell>
        </table:table-row>
        <table:table-row table:style-name="ro1">
          <table:table-cell/>
          <table:table-cell office:value-type="float" office:value="85.2963" calcext:value-type="float">
            <text:p>85.2963</text:p>
          </table:table-cell>
          <table:table-cell office:value-type="float" office:value="116.9174" calcext:value-type="float">
            <text:p>116.9174</text:p>
          </table:table-cell>
          <table:table-cell office:value-type="float" office:value="-31.62111" calcext:value-type="float">
            <text:p>-31.62111</text:p>
          </table:table-cell>
        </table:table-row>
        <table:table-row table:style-name="ro1">
          <table:table-cell/>
          <table:table-cell office:value-type="float" office:value="85.0398" calcext:value-type="float">
            <text:p>85.0398</text:p>
          </table:table-cell>
          <table:table-cell office:value-type="float" office:value="114.25582" calcext:value-type="float">
            <text:p>114.25582</text:p>
          </table:table-cell>
          <table:table-cell office:value-type="float" office:value="-29.21602" calcext:value-type="float">
            <text:p>-29.21602</text:p>
          </table:table-cell>
        </table:table-row>
        <table:table-row table:style-name="ro1">
          <table:table-cell/>
          <table:table-cell office:value-type="float" office:value="83.96104" calcext:value-type="float">
            <text:p>83.96104</text:p>
          </table:table-cell>
          <table:table-cell office:value-type="float" office:value="113.88475" calcext:value-type="float">
            <text:p>113.88475</text:p>
          </table:table-cell>
          <table:table-cell office:value-type="float" office:value="-29.9237" calcext:value-type="float">
            <text:p>-29.9237</text:p>
          </table:table-cell>
        </table:table-row>
        <table:table-row table:style-name="ro1">
          <table:table-cell/>
          <table:table-cell office:value-type="float" office:value="84.93587" calcext:value-type="float">
            <text:p>84.93587</text:p>
          </table:table-cell>
          <table:table-cell office:value-type="float" office:value="118.99546" calcext:value-type="float">
            <text:p>118.99546</text:p>
          </table:table-cell>
          <table:table-cell office:value-type="float" office:value="-34.05959" calcext:value-type="float">
            <text:p>-34.05959</text:p>
          </table:table-cell>
        </table:table-row>
        <table:table-row table:style-name="ro1">
          <table:table-cell/>
          <table:table-cell office:value-type="float" office:value="84.59047" calcext:value-type="float">
            <text:p>84.59047</text:p>
          </table:table-cell>
          <table:table-cell office:value-type="float" office:value="120.02661" calcext:value-type="float">
            <text:p>120.02661</text:p>
          </table:table-cell>
          <table:table-cell office:value-type="float" office:value="-35.43614" calcext:value-type="float">
            <text:p>-35.43614</text:p>
          </table:table-cell>
        </table:table-row>
        <table:table-row table:style-name="ro1">
          <table:table-cell/>
          <table:table-cell office:value-type="float" office:value="85.24186" calcext:value-type="float">
            <text:p>85.24186</text:p>
          </table:table-cell>
          <table:table-cell office:value-type="float" office:value="117.93242" calcext:value-type="float">
            <text:p>117.93242</text:p>
          </table:table-cell>
          <table:table-cell office:value-type="float" office:value="-32.69055" calcext:value-type="float">
            <text:p>-32.69055</text:p>
          </table:table-cell>
        </table:table-row>
        <table:table-row table:style-name="ro1">
          <table:table-cell/>
          <table:table-cell office:value-type="float" office:value="84.40329" calcext:value-type="float">
            <text:p>84.40329</text:p>
          </table:table-cell>
          <table:table-cell office:value-type="float" office:value="111.31099" calcext:value-type="float">
            <text:p>111.31099</text:p>
          </table:table-cell>
          <table:table-cell office:value-type="float" office:value="-26.9077" calcext:value-type="float">
            <text:p>-26.9077</text:p>
          </table:table-cell>
        </table:table-row>
        <table:table-row table:style-name="ro1">
          <table:table-cell/>
          <table:table-cell office:value-type="float" office:value="85.10758" calcext:value-type="float">
            <text:p>85.10758</text:p>
          </table:table-cell>
          <table:table-cell office:value-type="float" office:value="117.99662" calcext:value-type="float">
            <text:p>117.99662</text:p>
          </table:table-cell>
          <table:table-cell office:value-type="float" office:value="-32.88904" calcext:value-type="float">
            <text:p>-32.88904</text:p>
          </table:table-cell>
        </table:table-row>
        <table:table-row table:style-name="ro1">
          <table:table-cell/>
          <table:table-cell office:value-type="float" office:value="85.19774" calcext:value-type="float">
            <text:p>85.19774</text:p>
          </table:table-cell>
          <table:table-cell office:value-type="float" office:value="119.51691" calcext:value-type="float">
            <text:p>119.51691</text:p>
          </table:table-cell>
          <table:table-cell office:value-type="float" office:value="-34.31917" calcext:value-type="float">
            <text:p>-34.31917</text:p>
          </table:table-cell>
        </table:table-row>
        <table:table-row table:style-name="ro1">
          <table:table-cell/>
          <table:table-cell office:value-type="float" office:value="85.21524" calcext:value-type="float">
            <text:p>85.21524</text:p>
          </table:table-cell>
          <table:table-cell office:value-type="float" office:value="116.14651" calcext:value-type="float">
            <text:p>116.14651</text:p>
          </table:table-cell>
          <table:table-cell office:value-type="float" office:value="-30.93127" calcext:value-type="float">
            <text:p>-30.93127</text:p>
          </table:table-cell>
        </table:table-row>
        <table:table-row table:style-name="ro1">
          <table:table-cell/>
          <table:table-cell office:value-type="float" office:value="85.18515" calcext:value-type="float">
            <text:p>85.18515</text:p>
          </table:table-cell>
          <table:table-cell office:value-type="float" office:value="118.75552" calcext:value-type="float">
            <text:p>118.75552</text:p>
          </table:table-cell>
          <table:table-cell office:value-type="float" office:value="-33.57038" calcext:value-type="float">
            <text:p>-33.57038</text:p>
          </table:table-cell>
        </table:table-row>
        <table:table-row table:style-name="ro1">
          <table:table-cell/>
          <table:table-cell office:value-type="float" office:value="84.5499" calcext:value-type="float">
            <text:p>84.5499</text:p>
          </table:table-cell>
          <table:table-cell office:value-type="float" office:value="119.30071" calcext:value-type="float">
            <text:p>119.30071</text:p>
          </table:table-cell>
          <table:table-cell office:value-type="float" office:value="-34.75081" calcext:value-type="float">
            <text:p>-34.75081</text:p>
          </table:table-cell>
        </table:table-row>
        <table:table-row table:style-name="ro1">
          <table:table-cell/>
          <table:table-cell office:value-type="float" office:value="85.41602" calcext:value-type="float">
            <text:p>85.41602</text:p>
          </table:table-cell>
          <table:table-cell office:value-type="float" office:value="116.55391" calcext:value-type="float">
            <text:p>116.55391</text:p>
          </table:table-cell>
          <table:table-cell office:value-type="float" office:value="-31.13789" calcext:value-type="float">
            <text:p>-31.13789</text:p>
          </table:table-cell>
        </table:table-row>
        <table:table-row table:style-name="ro1">
          <table:table-cell/>
          <table:table-cell office:value-type="float" office:value="84.84714" calcext:value-type="float">
            <text:p>84.84714</text:p>
          </table:table-cell>
          <table:table-cell office:value-type="float" office:value="114.69844" calcext:value-type="float">
            <text:p>114.69844</text:p>
          </table:table-cell>
          <table:table-cell office:value-type="float" office:value="-29.8513" calcext:value-type="float">
            <text:p>-29.8513</text:p>
          </table:table-cell>
        </table:table-row>
        <table:table-row table:style-name="ro1">
          <table:table-cell/>
          <table:table-cell office:value-type="float" office:value="84.458" calcext:value-type="float">
            <text:p>84.458</text:p>
          </table:table-cell>
          <table:table-cell office:value-type="float" office:value="116.89319" calcext:value-type="float">
            <text:p>116.89319</text:p>
          </table:table-cell>
          <table:table-cell office:value-type="float" office:value="-32.43519" calcext:value-type="float">
            <text:p>-32.43519</text:p>
          </table:table-cell>
        </table:table-row>
        <table:table-row table:style-name="ro1">
          <table:table-cell/>
          <table:table-cell office:value-type="float" office:value="85.10483" calcext:value-type="float">
            <text:p>85.10483</text:p>
          </table:table-cell>
          <table:table-cell office:value-type="float" office:value="112.28269" calcext:value-type="float">
            <text:p>112.28269</text:p>
          </table:table-cell>
          <table:table-cell office:value-type="float" office:value="-27.17786" calcext:value-type="float">
            <text:p>-27.17786</text:p>
          </table:table-cell>
        </table:table-row>
        <table:table-row table:style-name="ro1">
          <table:table-cell/>
          <table:table-cell office:value-type="float" office:value="84.72678" calcext:value-type="float">
            <text:p>84.72678</text:p>
          </table:table-cell>
          <table:table-cell office:value-type="float" office:value="116.74005" calcext:value-type="float">
            <text:p>116.74005</text:p>
          </table:table-cell>
          <table:table-cell office:value-type="float" office:value="-32.01327" calcext:value-type="float">
            <text:p>-32.01327</text:p>
          </table:table-cell>
        </table:table-row>
        <table:table-row table:style-name="ro1">
          <table:table-cell/>
          <table:table-cell office:value-type="float" office:value="85.38258" calcext:value-type="float">
            <text:p>85.38258</text:p>
          </table:table-cell>
          <table:table-cell office:value-type="float" office:value="117.33942" calcext:value-type="float">
            <text:p>117.33942</text:p>
          </table:table-cell>
          <table:table-cell office:value-type="float" office:value="-31.95684" calcext:value-type="float">
            <text:p>-31.95684</text:p>
          </table:table-cell>
        </table:table-row>
        <table:table-row table:style-name="ro1">
          <table:table-cell/>
          <table:table-cell office:value-type="float" office:value="85.33935" calcext:value-type="float">
            <text:p>85.33935</text:p>
          </table:table-cell>
          <table:table-cell office:value-type="float" office:value="110.56037" calcext:value-type="float">
            <text:p>110.56037</text:p>
          </table:table-cell>
          <table:table-cell office:value-type="float" office:value="-25.22102" calcext:value-type="float">
            <text:p>-25.22102</text:p>
          </table:table-cell>
        </table:table-row>
        <table:table-row table:style-name="ro1">
          <table:table-cell/>
          <table:table-cell office:value-type="float" office:value="85.31433" calcext:value-type="float">
            <text:p>85.31433</text:p>
          </table:table-cell>
          <table:table-cell office:value-type="float" office:value="116.57263" calcext:value-type="float">
            <text:p>116.57263</text:p>
          </table:table-cell>
          <table:table-cell office:value-type="float" office:value="-31.25829" calcext:value-type="float">
            <text:p>-31.25829</text:p>
          </table:table-cell>
        </table:table-row>
        <table:table-row table:style-name="ro1">
          <table:table-cell/>
          <table:table-cell office:value-type="float" office:value="84.18146" calcext:value-type="float">
            <text:p>84.18146</text:p>
          </table:table-cell>
          <table:table-cell office:value-type="float" office:value="117.79104" calcext:value-type="float">
            <text:p>117.79104</text:p>
          </table:table-cell>
          <table:table-cell office:value-type="float" office:value="-33.60958" calcext:value-type="float">
            <text:p>-33.60958</text:p>
          </table:table-cell>
        </table:table-row>
        <table:table-row table:style-name="ro1">
          <table:table-cell/>
          <table:table-cell office:value-type="float" office:value="84.84918" calcext:value-type="float">
            <text:p>84.84918</text:p>
          </table:table-cell>
          <table:table-cell office:value-type="float" office:value="112.49276" calcext:value-type="float">
            <text:p>112.49276</text:p>
          </table:table-cell>
          <table:table-cell office:value-type="float" office:value="-27.64358" calcext:value-type="float">
            <text:p>-27.64358</text:p>
          </table:table-cell>
        </table:table-row>
        <table:table-row table:style-name="ro1">
          <table:table-cell/>
          <table:table-cell office:value-type="float" office:value="84.80737" calcext:value-type="float">
            <text:p>84.80737</text:p>
          </table:table-cell>
          <table:table-cell office:value-type="float" office:value="116.71371" calcext:value-type="float">
            <text:p>116.71371</text:p>
          </table:table-cell>
          <table:table-cell office:value-type="float" office:value="-31.90634" calcext:value-type="float">
            <text:p>-31.90634</text:p>
          </table:table-cell>
        </table:table-row>
        <table:table-row table:style-name="ro1">
          <table:table-cell/>
          <table:table-cell office:value-type="float" office:value="85.55248" calcext:value-type="float">
            <text:p>85.55248</text:p>
          </table:table-cell>
          <table:table-cell office:value-type="float" office:value="117.6374" calcext:value-type="float">
            <text:p>117.6374</text:p>
          </table:table-cell>
          <table:table-cell office:value-type="float" office:value="-32.08492" calcext:value-type="float">
            <text:p>-32.08492</text:p>
          </table:table-cell>
        </table:table-row>
        <table:table-row table:style-name="ro1">
          <table:table-cell/>
          <table:table-cell office:value-type="float" office:value="84.70734" calcext:value-type="float">
            <text:p>84.70734</text:p>
          </table:table-cell>
          <table:table-cell office:value-type="float" office:value="115.72739" calcext:value-type="float">
            <text:p>115.72739</text:p>
          </table:table-cell>
          <table:table-cell office:value-type="float" office:value="-31.02006" calcext:value-type="float">
            <text:p>-31.02006</text:p>
          </table:table-cell>
        </table:table-row>
        <table:table-row table:style-name="ro1">
          <table:table-cell/>
          <table:table-cell office:value-type="float" office:value="84.99667" calcext:value-type="float">
            <text:p>84.99667</text:p>
          </table:table-cell>
          <table:table-cell office:value-type="float" office:value="113.59371" calcext:value-type="float">
            <text:p>113.59371</text:p>
          </table:table-cell>
          <table:table-cell office:value-type="float" office:value="-28.59703" calcext:value-type="float">
            <text:p>-28.59703</text:p>
          </table:table-cell>
        </table:table-row>
        <table:table-row table:style-name="ro1">
          <table:table-cell/>
          <table:table-cell office:value-type="float" office:value="84.1434" calcext:value-type="float">
            <text:p>84.1434</text:p>
          </table:table-cell>
          <table:table-cell office:value-type="float" office:value="116.2885" calcext:value-type="float">
            <text:p>116.2885</text:p>
          </table:table-cell>
          <table:table-cell office:value-type="float" office:value="-32.1451" calcext:value-type="float">
            <text:p>-32.1451</text:p>
          </table:table-cell>
        </table:table-row>
        <table:table-row table:style-name="ro1">
          <table:table-cell/>
          <table:table-cell office:value-type="float" office:value="84.8583" calcext:value-type="float">
            <text:p>84.8583</text:p>
          </table:table-cell>
          <table:table-cell office:value-type="float" office:value="113.63674" calcext:value-type="float">
            <text:p>113.63674</text:p>
          </table:table-cell>
          <table:table-cell office:value-type="float" office:value="-28.77844" calcext:value-type="float">
            <text:p>-28.77844</text:p>
          </table:table-cell>
        </table:table-row>
        <table:table-row table:style-name="ro1">
          <table:table-cell/>
          <table:table-cell office:value-type="float" office:value="84.48446" calcext:value-type="float">
            <text:p>84.48446</text:p>
          </table:table-cell>
          <table:table-cell office:value-type="float" office:value="117.19724" calcext:value-type="float">
            <text:p>117.19724</text:p>
          </table:table-cell>
          <table:table-cell office:value-type="float" office:value="-32.71278" calcext:value-type="float">
            <text:p>-32.71278</text:p>
          </table:table-cell>
        </table:table-row>
        <table:table-row table:style-name="ro1">
          <table:table-cell/>
          <table:table-cell office:value-type="float" office:value="84.75741" calcext:value-type="float">
            <text:p>84.75741</text:p>
          </table:table-cell>
          <table:table-cell office:value-type="float" office:value="116.50445" calcext:value-type="float">
            <text:p>116.50445</text:p>
          </table:table-cell>
          <table:table-cell office:value-type="float" office:value="-31.74704" calcext:value-type="float">
            <text:p>-31.74704</text:p>
          </table:table-cell>
        </table:table-row>
        <table:table-row table:style-name="ro1">
          <table:table-cell/>
          <table:table-cell office:value-type="float" office:value="86.19817" calcext:value-type="float">
            <text:p>86.19817</text:p>
          </table:table-cell>
          <table:table-cell office:value-type="float" office:value="112.24908" calcext:value-type="float">
            <text:p>112.24908</text:p>
          </table:table-cell>
          <table:table-cell office:value-type="float" office:value="-26.0509" calcext:value-type="float">
            <text:p>-26.0509</text:p>
          </table:table-cell>
        </table:table-row>
        <table:table-row table:style-name="ro1">
          <table:table-cell/>
          <table:table-cell office:value-type="float" office:value="85.71291" calcext:value-type="float">
            <text:p>85.71291</text:p>
          </table:table-cell>
          <table:table-cell office:value-type="float" office:value="115.38066" calcext:value-type="float">
            <text:p>115.38066</text:p>
          </table:table-cell>
          <table:table-cell office:value-type="float" office:value="-29.66775" calcext:value-type="float">
            <text:p>-29.66775</text:p>
          </table:table-cell>
        </table:table-row>
        <table:table-row table:style-name="ro1">
          <table:table-cell/>
          <table:table-cell office:value-type="float" office:value="84.74981" calcext:value-type="float">
            <text:p>84.74981</text:p>
          </table:table-cell>
          <table:table-cell office:value-type="float" office:value="114.86789" calcext:value-type="float">
            <text:p>114.86789</text:p>
          </table:table-cell>
          <table:table-cell office:value-type="float" office:value="-30.11807" calcext:value-type="float">
            <text:p>-30.11807</text:p>
          </table:table-cell>
        </table:table-row>
        <table:table-row table:style-name="ro1">
          <table:table-cell/>
          <table:table-cell office:value-type="float" office:value="85.71875" calcext:value-type="float">
            <text:p>85.71875</text:p>
          </table:table-cell>
          <table:table-cell office:value-type="float" office:value="115.69547" calcext:value-type="float">
            <text:p>115.69547</text:p>
          </table:table-cell>
          <table:table-cell office:value-type="float" office:value="-29.97673" calcext:value-type="float">
            <text:p>-29.97673</text:p>
          </table:table-cell>
        </table:table-row>
        <table:table-row table:style-name="ro1">
          <table:table-cell/>
          <table:table-cell office:value-type="float" office:value="84.95072" calcext:value-type="float">
            <text:p>84.95072</text:p>
          </table:table-cell>
          <table:table-cell office:value-type="float" office:value="119.51117" calcext:value-type="float">
            <text:p>119.51117</text:p>
          </table:table-cell>
          <table:table-cell office:value-type="float" office:value="-34.56044" calcext:value-type="float">
            <text:p>-34.56044</text:p>
          </table:table-cell>
        </table:table-row>
        <table:table-row table:style-name="ro1">
          <table:table-cell/>
          <table:table-cell office:value-type="float" office:value="85.1364" calcext:value-type="float">
            <text:p>85.1364</text:p>
          </table:table-cell>
          <table:table-cell office:value-type="float" office:value="117.44731" calcext:value-type="float">
            <text:p>117.44731</text:p>
          </table:table-cell>
          <table:table-cell office:value-type="float" office:value="-32.31092" calcext:value-type="float">
            <text:p>-32.31092</text:p>
          </table:table-cell>
        </table:table-row>
        <table:table-row table:style-name="ro1">
          <table:table-cell/>
          <table:table-cell office:value-type="float" office:value="85.11381" calcext:value-type="float">
            <text:p>85.11381</text:p>
          </table:table-cell>
          <table:table-cell office:value-type="float" office:value="116.65845" calcext:value-type="float">
            <text:p>116.65845</text:p>
          </table:table-cell>
          <table:table-cell office:value-type="float" office:value="-31.54465" calcext:value-type="float">
            <text:p>-31.54465</text:p>
          </table:table-cell>
        </table:table-row>
        <table:table-row table:style-name="ro1">
          <table:table-cell/>
          <table:table-cell office:value-type="float" office:value="84.57055" calcext:value-type="float">
            <text:p>84.57055</text:p>
          </table:table-cell>
          <table:table-cell office:value-type="float" office:value="111.83183" calcext:value-type="float">
            <text:p>111.83183</text:p>
          </table:table-cell>
          <table:table-cell office:value-type="float" office:value="-27.26129" calcext:value-type="float">
            <text:p>-27.26129</text:p>
          </table:table-cell>
        </table:table-row>
        <table:table-row table:style-name="ro1">
          <table:table-cell/>
          <table:table-cell office:value-type="float" office:value="83.82379" calcext:value-type="float">
            <text:p>83.82379</text:p>
          </table:table-cell>
          <table:table-cell office:value-type="float" office:value="115.36101" calcext:value-type="float">
            <text:p>115.36101</text:p>
          </table:table-cell>
          <table:table-cell office:value-type="float" office:value="-31.53721" calcext:value-type="float">
            <text:p>-31.53721</text:p>
          </table:table-cell>
        </table:table-row>
        <table:table-row table:style-name="ro1">
          <table:table-cell/>
          <table:table-cell office:value-type="float" office:value="85.45317" calcext:value-type="float">
            <text:p>85.45317</text:p>
          </table:table-cell>
          <table:table-cell office:value-type="float" office:value="113.99722" calcext:value-type="float">
            <text:p>113.99722</text:p>
          </table:table-cell>
          <table:table-cell office:value-type="float" office:value="-28.54405" calcext:value-type="float">
            <text:p>-28.54405</text:p>
          </table:table-cell>
        </table:table-row>
        <table:table-row table:style-name="ro1">
          <table:table-cell/>
          <table:table-cell office:value-type="float" office:value="84.91951" calcext:value-type="float">
            <text:p>84.91951</text:p>
          </table:table-cell>
          <table:table-cell office:value-type="float" office:value="119.67271" calcext:value-type="float">
            <text:p>119.67271</text:p>
          </table:table-cell>
          <table:table-cell office:value-type="float" office:value="-34.7532" calcext:value-type="float">
            <text:p>-34.7532</text:p>
          </table:table-cell>
        </table:table-row>
        <table:table-row table:style-name="ro1">
          <table:table-cell/>
          <table:table-cell office:value-type="float" office:value="84.66262" calcext:value-type="float">
            <text:p>84.66262</text:p>
          </table:table-cell>
          <table:table-cell office:value-type="float" office:value="112.00957" calcext:value-type="float">
            <text:p>112.00957</text:p>
          </table:table-cell>
          <table:table-cell office:value-type="float" office:value="-27.34695" calcext:value-type="float">
            <text:p>-27.34695</text:p>
          </table:table-cell>
        </table:table-row>
        <table:table-row table:style-name="ro1">
          <table:table-cell/>
          <table:table-cell office:value-type="float" office:value="84.22616" calcext:value-type="float">
            <text:p>84.22616</text:p>
          </table:table-cell>
          <table:table-cell office:value-type="float" office:value="114.94193" calcext:value-type="float">
            <text:p>114.94193</text:p>
          </table:table-cell>
          <table:table-cell office:value-type="float" office:value="-30.71576" calcext:value-type="float">
            <text:p>-30.71576</text:p>
          </table:table-cell>
        </table:table-row>
        <table:table-row table:style-name="ro1">
          <table:table-cell/>
          <table:table-cell office:value-type="float" office:value="84.32182" calcext:value-type="float">
            <text:p>84.32182</text:p>
          </table:table-cell>
          <table:table-cell office:value-type="float" office:value="114.73486" calcext:value-type="float">
            <text:p>114.73486</text:p>
          </table:table-cell>
          <table:table-cell office:value-type="float" office:value="-30.41304" calcext:value-type="float">
            <text:p>-30.41304</text:p>
          </table:table-cell>
        </table:table-row>
        <table:table-row table:style-name="ro1">
          <table:table-cell/>
          <table:table-cell office:value-type="float" office:value="85.41246" calcext:value-type="float">
            <text:p>85.41246</text:p>
          </table:table-cell>
          <table:table-cell office:value-type="float" office:value="117.56273" calcext:value-type="float">
            <text:p>117.56273</text:p>
          </table:table-cell>
          <table:table-cell office:value-type="float" office:value="-32.15027" calcext:value-type="float">
            <text:p>-32.15027</text:p>
          </table:table-cell>
        </table:table-row>
        <table:table-row table:style-name="ro1">
          <table:table-cell/>
          <table:table-cell office:value-type="float" office:value="85.02861" calcext:value-type="float">
            <text:p>85.02861</text:p>
          </table:table-cell>
          <table:table-cell office:value-type="float" office:value="115.71876" calcext:value-type="float">
            <text:p>115.71876</text:p>
          </table:table-cell>
          <table:table-cell office:value-type="float" office:value="-30.69015" calcext:value-type="float">
            <text:p>-30.69015</text:p>
          </table:table-cell>
        </table:table-row>
        <table:table-row table:style-name="ro1">
          <table:table-cell/>
          <table:table-cell office:value-type="float" office:value="85.90705" calcext:value-type="float">
            <text:p>85.90705</text:p>
          </table:table-cell>
          <table:table-cell office:value-type="float" office:value="112.5053" calcext:value-type="float">
            <text:p>112.5053</text:p>
          </table:table-cell>
          <table:table-cell office:value-type="float" office:value="-26.59826" calcext:value-type="float">
            <text:p>-26.59826</text:p>
          </table:table-cell>
        </table:table-row>
        <table:table-row table:style-name="ro1">
          <table:table-cell/>
          <table:table-cell office:value-type="float" office:value="84.62834" calcext:value-type="float">
            <text:p>84.62834</text:p>
          </table:table-cell>
          <table:table-cell office:value-type="float" office:value="118.57213" calcext:value-type="float">
            <text:p>118.57213</text:p>
          </table:table-cell>
          <table:table-cell office:value-type="float" office:value="-33.9438" calcext:value-type="float">
            <text:p>-33.9438</text:p>
          </table:table-cell>
        </table:table-row>
        <table:table-row table:style-name="ro1">
          <table:table-cell/>
          <table:table-cell office:value-type="float" office:value="84.34578" calcext:value-type="float">
            <text:p>84.34578</text:p>
          </table:table-cell>
          <table:table-cell office:value-type="float" office:value="116.6389" calcext:value-type="float">
            <text:p>116.6389</text:p>
          </table:table-cell>
          <table:table-cell office:value-type="float" office:value="-32.29312" calcext:value-type="float">
            <text:p>-32.29312</text:p>
          </table:table-cell>
        </table:table-row>
        <table:table-row table:style-name="ro1">
          <table:table-cell/>
          <table:table-cell office:value-type="float" office:value="83.97839" calcext:value-type="float">
            <text:p>83.97839</text:p>
          </table:table-cell>
          <table:table-cell office:value-type="float" office:value="116.30577" calcext:value-type="float">
            <text:p>116.30577</text:p>
          </table:table-cell>
          <table:table-cell office:value-type="float" office:value="-32.32737" calcext:value-type="float">
            <text:p>-32.32737</text:p>
          </table:table-cell>
        </table:table-row>
        <table:table-row table:style-name="ro1">
          <table:table-cell/>
          <table:table-cell office:value-type="float" office:value="85.56559" calcext:value-type="float">
            <text:p>85.56559</text:p>
          </table:table-cell>
          <table:table-cell office:value-type="float" office:value="115.5974" calcext:value-type="float">
            <text:p>115.5974</text:p>
          </table:table-cell>
          <table:table-cell office:value-type="float" office:value="-30.03181" calcext:value-type="float">
            <text:p>-30.03181</text:p>
          </table:table-cell>
        </table:table-row>
        <table:table-row table:style-name="ro1">
          <table:table-cell/>
          <table:table-cell office:value-type="float" office:value="83.79261" calcext:value-type="float">
            <text:p>83.79261</text:p>
          </table:table-cell>
          <table:table-cell office:value-type="float" office:value="114.47933" calcext:value-type="float">
            <text:p>114.47933</text:p>
          </table:table-cell>
          <table:table-cell office:value-type="float" office:value="-30.68673" calcext:value-type="float">
            <text:p>-30.68673</text:p>
          </table:table-cell>
        </table:table-row>
        <table:table-row table:style-name="ro1">
          <table:table-cell/>
          <table:table-cell office:value-type="float" office:value="85.78664" calcext:value-type="float">
            <text:p>85.78664</text:p>
          </table:table-cell>
          <table:table-cell office:value-type="float" office:value="115.58873" calcext:value-type="float">
            <text:p>115.58873</text:p>
          </table:table-cell>
          <table:table-cell office:value-type="float" office:value="-29.8021" calcext:value-type="float">
            <text:p>-29.8021</text:p>
          </table:table-cell>
        </table:table-row>
        <table:table-row table:style-name="ro1">
          <table:table-cell/>
          <table:table-cell office:value-type="float" office:value="84.89545" calcext:value-type="float">
            <text:p>84.89545</text:p>
          </table:table-cell>
          <table:table-cell office:value-type="float" office:value="115.99112" calcext:value-type="float">
            <text:p>115.99112</text:p>
          </table:table-cell>
          <table:table-cell office:value-type="float" office:value="-31.09567" calcext:value-type="float">
            <text:p>-31.09567</text:p>
          </table:table-cell>
        </table:table-row>
        <table:table-row table:style-name="ro1">
          <table:table-cell/>
          <table:table-cell office:value-type="float" office:value="85.85198" calcext:value-type="float">
            <text:p>85.85198</text:p>
          </table:table-cell>
          <table:table-cell office:value-type="float" office:value="113.60593" calcext:value-type="float">
            <text:p>113.60593</text:p>
          </table:table-cell>
          <table:table-cell office:value-type="float" office:value="-27.75395" calcext:value-type="float">
            <text:p>-27.75395</text:p>
          </table:table-cell>
        </table:table-row>
        <table:table-row table:style-name="ro1">
          <table:table-cell/>
          <table:table-cell office:value-type="float" office:value="85.81454" calcext:value-type="float">
            <text:p>85.81454</text:p>
          </table:table-cell>
          <table:table-cell office:value-type="float" office:value="114.90652" calcext:value-type="float">
            <text:p>114.90652</text:p>
          </table:table-cell>
          <table:table-cell office:value-type="float" office:value="-29.09197" calcext:value-type="float">
            <text:p>-29.09197</text:p>
          </table:table-cell>
        </table:table-row>
        <table:table-row table:style-name="ro1">
          <table:table-cell/>
          <table:table-cell office:value-type="float" office:value="84.60965" calcext:value-type="float">
            <text:p>84.60965</text:p>
          </table:table-cell>
          <table:table-cell office:value-type="float" office:value="116.85528" calcext:value-type="float">
            <text:p>116.85528</text:p>
          </table:table-cell>
          <table:table-cell office:value-type="float" office:value="-32.24563" calcext:value-type="float">
            <text:p>-32.24563</text:p>
          </table:table-cell>
        </table:table-row>
        <table:table-row table:style-name="ro1">
          <table:table-cell/>
          <table:table-cell office:value-type="float" office:value="85.47632" calcext:value-type="float">
            <text:p>85.47632</text:p>
          </table:table-cell>
          <table:table-cell office:value-type="float" office:value="118.36735" calcext:value-type="float">
            <text:p>118.36735</text:p>
          </table:table-cell>
          <table:table-cell office:value-type="float" office:value="-32.89103" calcext:value-type="float">
            <text:p>-32.89103</text:p>
          </table:table-cell>
        </table:table-row>
        <table:table-row table:style-name="ro1">
          <table:table-cell/>
          <table:table-cell office:value-type="float" office:value="85.80318" calcext:value-type="float">
            <text:p>85.80318</text:p>
          </table:table-cell>
          <table:table-cell office:value-type="float" office:value="114.97863" calcext:value-type="float">
            <text:p>114.97863</text:p>
          </table:table-cell>
          <table:table-cell office:value-type="float" office:value="-29.17545" calcext:value-type="float">
            <text:p>-29.17545</text:p>
          </table:table-cell>
        </table:table-row>
        <table:table-row table:style-name="ro1">
          <table:table-cell/>
          <table:table-cell office:value-type="float" office:value="84.61049" calcext:value-type="float">
            <text:p>84.61049</text:p>
          </table:table-cell>
          <table:table-cell office:value-type="float" office:value="114.53329" calcext:value-type="float">
            <text:p>114.53329</text:p>
          </table:table-cell>
          <table:table-cell office:value-type="float" office:value="-29.9228" calcext:value-type="float">
            <text:p>-29.9228</text:p>
          </table:table-cell>
        </table:table-row>
        <table:table-row table:style-name="ro1">
          <table:table-cell/>
          <table:table-cell office:value-type="float" office:value="84.48317" calcext:value-type="float">
            <text:p>84.48317</text:p>
          </table:table-cell>
          <table:table-cell office:value-type="float" office:value="110.4814" calcext:value-type="float">
            <text:p>110.4814</text:p>
          </table:table-cell>
          <table:table-cell office:value-type="float" office:value="-25.99823" calcext:value-type="float">
            <text:p>-25.99823</text:p>
          </table:table-cell>
        </table:table-row>
        <table:table-row table:style-name="ro1">
          <table:table-cell/>
          <table:table-cell office:value-type="float" office:value="84.68366" calcext:value-type="float">
            <text:p>84.68366</text:p>
          </table:table-cell>
          <table:table-cell office:value-type="float" office:value="117.1057" calcext:value-type="float">
            <text:p>117.1057</text:p>
          </table:table-cell>
          <table:table-cell office:value-type="float" office:value="-32.42205" calcext:value-type="float">
            <text:p>-32.42205</text:p>
          </table:table-cell>
        </table:table-row>
        <table:table-row table:style-name="ro1">
          <table:table-cell/>
          <table:table-cell office:value-type="float" office:value="83.91134" calcext:value-type="float">
            <text:p>83.91134</text:p>
          </table:table-cell>
          <table:table-cell office:value-type="float" office:value="115.63786" calcext:value-type="float">
            <text:p>115.63786</text:p>
          </table:table-cell>
          <table:table-cell office:value-type="float" office:value="-31.72652" calcext:value-type="float">
            <text:p>-31.72652</text:p>
          </table:table-cell>
        </table:table-row>
        <table:table-row table:style-name="ro1">
          <table:table-cell/>
          <table:table-cell office:value-type="float" office:value="85.52681" calcext:value-type="float">
            <text:p>85.52681</text:p>
          </table:table-cell>
          <table:table-cell office:value-type="float" office:value="111.87396" calcext:value-type="float">
            <text:p>111.87396</text:p>
          </table:table-cell>
          <table:table-cell office:value-type="float" office:value="-26.34715" calcext:value-type="float">
            <text:p>-26.34715</text:p>
          </table:table-cell>
        </table:table-row>
        <table:table-row table:style-name="ro1">
          <table:table-cell/>
          <table:table-cell office:value-type="float" office:value="84.96093" calcext:value-type="float">
            <text:p>84.96093</text:p>
          </table:table-cell>
          <table:table-cell office:value-type="float" office:value="119.10144" calcext:value-type="float">
            <text:p>119.10144</text:p>
          </table:table-cell>
          <table:table-cell office:value-type="float" office:value="-34.14051" calcext:value-type="float">
            <text:p>-34.14051</text:p>
          </table:table-cell>
        </table:table-row>
        <table:table-row table:style-name="ro1">
          <table:table-cell/>
          <table:table-cell office:value-type="float" office:value="84.56455" calcext:value-type="float">
            <text:p>84.56455</text:p>
          </table:table-cell>
          <table:table-cell office:value-type="float" office:value="115.36791" calcext:value-type="float">
            <text:p>115.36791</text:p>
          </table:table-cell>
          <table:table-cell office:value-type="float" office:value="-30.80337" calcext:value-type="float">
            <text:p>-30.80337</text:p>
          </table:table-cell>
        </table:table-row>
        <table:table-row table:style-name="ro1">
          <table:table-cell/>
          <table:table-cell office:value-type="float" office:value="85.21578" calcext:value-type="float">
            <text:p>85.21578</text:p>
          </table:table-cell>
          <table:table-cell office:value-type="float" office:value="114.46399" calcext:value-type="float">
            <text:p>114.46399</text:p>
          </table:table-cell>
          <table:table-cell office:value-type="float" office:value="-29.24821" calcext:value-type="float">
            <text:p>-29.24821</text:p>
          </table:table-cell>
        </table:table-row>
        <table:table-row table:style-name="ro1">
          <table:table-cell/>
          <table:table-cell office:value-type="float" office:value="83.78934" calcext:value-type="float">
            <text:p>83.78934</text:p>
          </table:table-cell>
          <table:table-cell office:value-type="float" office:value="115.10104" calcext:value-type="float">
            <text:p>115.10104</text:p>
          </table:table-cell>
          <table:table-cell office:value-type="float" office:value="-31.31169" calcext:value-type="float">
            <text:p>-31.31169</text:p>
          </table:table-cell>
        </table:table-row>
        <table:table-row table:style-name="ro1">
          <table:table-cell/>
          <table:table-cell office:value-type="float" office:value="85.05861" calcext:value-type="float">
            <text:p>85.05861</text:p>
          </table:table-cell>
          <table:table-cell office:value-type="float" office:value="113.95339" calcext:value-type="float">
            <text:p>113.95339</text:p>
          </table:table-cell>
          <table:table-cell office:value-type="float" office:value="-28.89478" calcext:value-type="float">
            <text:p>-28.89478</text:p>
          </table:table-cell>
        </table:table-row>
        <table:table-row table:style-name="ro1">
          <table:table-cell/>
          <table:table-cell office:value-type="float" office:value="84.69132" calcext:value-type="float">
            <text:p>84.69132</text:p>
          </table:table-cell>
          <table:table-cell office:value-type="float" office:value="118.85843" calcext:value-type="float">
            <text:p>118.85843</text:p>
          </table:table-cell>
          <table:table-cell office:value-type="float" office:value="-34.16711" calcext:value-type="float">
            <text:p>-34.16711</text:p>
          </table:table-cell>
        </table:table-row>
        <table:table-row table:style-name="ro1">
          <table:table-cell/>
          <table:table-cell office:value-type="float" office:value="85.15533" calcext:value-type="float">
            <text:p>85.15533</text:p>
          </table:table-cell>
          <table:table-cell office:value-type="float" office:value="116.12974" calcext:value-type="float">
            <text:p>116.12974</text:p>
          </table:table-cell>
          <table:table-cell office:value-type="float" office:value="-30.97442" calcext:value-type="float">
            <text:p>-30.97442</text:p>
          </table:table-cell>
        </table:table-row>
        <table:table-row table:style-name="ro1">
          <table:table-cell/>
          <table:table-cell office:value-type="float" office:value="84.27274" calcext:value-type="float">
            <text:p>84.27274</text:p>
          </table:table-cell>
          <table:table-cell office:value-type="float" office:value="116.04858" calcext:value-type="float">
            <text:p>116.04858</text:p>
          </table:table-cell>
          <table:table-cell office:value-type="float" office:value="-31.77585" calcext:value-type="float">
            <text:p>-31.77585</text:p>
          </table:table-cell>
        </table:table-row>
        <table:table-row table:style-name="ro1">
          <table:table-cell/>
          <table:table-cell office:value-type="float" office:value="85.01596" calcext:value-type="float">
            <text:p>85.01596</text:p>
          </table:table-cell>
          <table:table-cell office:value-type="float" office:value="113.24377" calcext:value-type="float">
            <text:p>113.24377</text:p>
          </table:table-cell>
          <table:table-cell office:value-type="float" office:value="-28.22781" calcext:value-type="float">
            <text:p>-28.22781</text:p>
          </table:table-cell>
        </table:table-row>
        <table:table-row table:style-name="ro1">
          <table:table-cell/>
          <table:table-cell office:value-type="float" office:value="84.61883" calcext:value-type="float">
            <text:p>84.61883</text:p>
          </table:table-cell>
          <table:table-cell office:value-type="float" office:value="116.53048" calcext:value-type="float">
            <text:p>116.53048</text:p>
          </table:table-cell>
          <table:table-cell office:value-type="float" office:value="-31.91166" calcext:value-type="float">
            <text:p>-31.91166</text:p>
          </table:table-cell>
        </table:table-row>
        <table:table-row table:style-name="ro1">
          <table:table-cell/>
          <table:table-cell office:value-type="float" office:value="85.29482" calcext:value-type="float">
            <text:p>85.29482</text:p>
          </table:table-cell>
          <table:table-cell office:value-type="float" office:value="116.47757" calcext:value-type="float">
            <text:p>116.47757</text:p>
          </table:table-cell>
          <table:table-cell office:value-type="float" office:value="-31.18275" calcext:value-type="float">
            <text:p>-31.18275</text:p>
          </table:table-cell>
        </table:table-row>
        <table:table-row table:style-name="ro1">
          <table:table-cell/>
          <table:table-cell office:value-type="float" office:value="83.78575" calcext:value-type="float">
            <text:p>83.78575</text:p>
          </table:table-cell>
          <table:table-cell office:value-type="float" office:value="115.3905" calcext:value-type="float">
            <text:p>115.3905</text:p>
          </table:table-cell>
          <table:table-cell office:value-type="float" office:value="-31.60475" calcext:value-type="float">
            <text:p>-31.60475</text:p>
          </table:table-cell>
        </table:table-row>
        <table:table-row table:style-name="ro1">
          <table:table-cell/>
          <table:table-cell office:value-type="float" office:value="84.822" calcext:value-type="float">
            <text:p>84.822</text:p>
          </table:table-cell>
          <table:table-cell office:value-type="float" office:value="114.93205" calcext:value-type="float">
            <text:p>114.93205</text:p>
          </table:table-cell>
          <table:table-cell office:value-type="float" office:value="-30.11005" calcext:value-type="float">
            <text:p>-30.11005</text:p>
          </table:table-cell>
        </table:table-row>
        <table:table-row table:style-name="ro1">
          <table:table-cell/>
          <table:table-cell office:value-type="float" office:value="85.73913" calcext:value-type="float">
            <text:p>85.73913</text:p>
          </table:table-cell>
          <table:table-cell office:value-type="float" office:value="112.17438" calcext:value-type="float">
            <text:p>112.17438</text:p>
          </table:table-cell>
          <table:table-cell office:value-type="float" office:value="-26.43526" calcext:value-type="float">
            <text:p>-26.43526</text:p>
          </table:table-cell>
        </table:table-row>
        <table:table-row table:style-name="ro1">
          <table:table-cell/>
          <table:table-cell office:value-type="float" office:value="85.3492" calcext:value-type="float">
            <text:p>85.3492</text:p>
          </table:table-cell>
          <table:table-cell office:value-type="float" office:value="115.98737" calcext:value-type="float">
            <text:p>115.98737</text:p>
          </table:table-cell>
          <table:table-cell office:value-type="float" office:value="-30.63818" calcext:value-type="float">
            <text:p>-30.63818</text:p>
          </table:table-cell>
        </table:table-row>
        <table:table-row table:style-name="ro1">
          <table:table-cell/>
          <table:table-cell office:value-type="float" office:value="84.51091" calcext:value-type="float">
            <text:p>84.51091</text:p>
          </table:table-cell>
          <table:table-cell office:value-type="float" office:value="119.22268" calcext:value-type="float">
            <text:p>119.22268</text:p>
          </table:table-cell>
          <table:table-cell office:value-type="float" office:value="-34.71177" calcext:value-type="float">
            <text:p>-34.71177</text:p>
          </table:table-cell>
        </table:table-row>
        <table:table-row table:style-name="ro1">
          <table:table-cell/>
          <table:table-cell office:value-type="float" office:value="83.58787" calcext:value-type="float">
            <text:p>83.58787</text:p>
          </table:table-cell>
          <table:table-cell office:value-type="float" office:value="113.26151" calcext:value-type="float">
            <text:p>113.26151</text:p>
          </table:table-cell>
          <table:table-cell office:value-type="float" office:value="-29.67364" calcext:value-type="float">
            <text:p>-29.67364</text:p>
          </table:table-cell>
        </table:table-row>
        <table:table-row table:style-name="ro1">
          <table:table-cell/>
          <table:table-cell office:value-type="float" office:value="85.61563" calcext:value-type="float">
            <text:p>85.61563</text:p>
          </table:table-cell>
          <table:table-cell office:value-type="float" office:value="114.76557" calcext:value-type="float">
            <text:p>114.76557</text:p>
          </table:table-cell>
          <table:table-cell office:value-type="float" office:value="-29.14993" calcext:value-type="float">
            <text:p>-29.14993</text:p>
          </table:table-cell>
        </table:table-row>
        <table:table-row table:style-name="ro1">
          <table:table-cell/>
          <table:table-cell office:value-type="float" office:value="84.55828" calcext:value-type="float">
            <text:p>84.55828</text:p>
          </table:table-cell>
          <table:table-cell office:value-type="float" office:value="115.93465" calcext:value-type="float">
            <text:p>115.93465</text:p>
          </table:table-cell>
          <table:table-cell office:value-type="float" office:value="-31.37637" calcext:value-type="float">
            <text:p>-31.37637</text:p>
          </table:table-cell>
        </table:table-row>
        <table:table-row table:style-name="ro1">
          <table:table-cell/>
          <table:table-cell office:value-type="float" office:value="84.17223" calcext:value-type="float">
            <text:p>84.17223</text:p>
          </table:table-cell>
          <table:table-cell office:value-type="float" office:value="116.82117" calcext:value-type="float">
            <text:p>116.82117</text:p>
          </table:table-cell>
          <table:table-cell office:value-type="float" office:value="-32.64894" calcext:value-type="float">
            <text:p>-32.64894</text:p>
          </table:table-cell>
        </table:table-row>
        <table:table-row table:style-name="ro1">
          <table:table-cell/>
          <table:table-cell office:value-type="float" office:value="85.13804" calcext:value-type="float">
            <text:p>85.13804</text:p>
          </table:table-cell>
          <table:table-cell office:value-type="float" office:value="112.17631" calcext:value-type="float">
            <text:p>112.17631</text:p>
          </table:table-cell>
          <table:table-cell office:value-type="float" office:value="-27.03826" calcext:value-type="float">
            <text:p>-27.03826</text:p>
          </table:table-cell>
        </table:table-row>
        <table:table-row table:style-name="ro1">
          <table:table-cell/>
          <table:table-cell office:value-type="float" office:value="83.63275" calcext:value-type="float">
            <text:p>83.63275</text:p>
          </table:table-cell>
          <table:table-cell office:value-type="float" office:value="113.44944" calcext:value-type="float">
            <text:p>113.44944</text:p>
          </table:table-cell>
          <table:table-cell office:value-type="float" office:value="-29.81669" calcext:value-type="float">
            <text:p>-29.81669</text:p>
          </table:table-cell>
        </table:table-row>
        <table:table-row table:style-name="ro1">
          <table:table-cell/>
          <table:table-cell office:value-type="float" office:value="84.8288" calcext:value-type="float">
            <text:p>84.8288</text:p>
          </table:table-cell>
          <table:table-cell office:value-type="float" office:value="119.73455" calcext:value-type="float">
            <text:p>119.73455</text:p>
          </table:table-cell>
          <table:table-cell office:value-type="float" office:value="-34.90574" calcext:value-type="float">
            <text:p>-34.90574</text:p>
          </table:table-cell>
        </table:table-row>
        <table:table-row table:style-name="ro1">
          <table:table-cell/>
          <table:table-cell office:value-type="float" office:value="84.8239" calcext:value-type="float">
            <text:p>84.8239</text:p>
          </table:table-cell>
          <table:table-cell office:value-type="float" office:value="118.9712" calcext:value-type="float">
            <text:p>118.9712</text:p>
          </table:table-cell>
          <table:table-cell office:value-type="float" office:value="-34.1473" calcext:value-type="float">
            <text:p>-34.1473</text:p>
          </table:table-cell>
        </table:table-row>
        <table:table-row table:style-name="ro1">
          <table:table-cell/>
          <table:table-cell office:value-type="float" office:value="84.41176" calcext:value-type="float">
            <text:p>84.41176</text:p>
          </table:table-cell>
          <table:table-cell office:value-type="float" office:value="115.10735" calcext:value-type="float">
            <text:p>115.10735</text:p>
          </table:table-cell>
          <table:table-cell office:value-type="float" office:value="-30.69559" calcext:value-type="float">
            <text:p>-30.69559</text:p>
          </table:table-cell>
        </table:table-row>
        <table:table-row table:style-name="ro1">
          <table:table-cell/>
          <table:table-cell office:value-type="float" office:value="84.97566" calcext:value-type="float">
            <text:p>84.97566</text:p>
          </table:table-cell>
          <table:table-cell office:value-type="float" office:value="118.93781" calcext:value-type="float">
            <text:p>118.93781</text:p>
          </table:table-cell>
          <table:table-cell office:value-type="float" office:value="-33.96215" calcext:value-type="float">
            <text:p>-33.96215</text:p>
          </table:table-cell>
        </table:table-row>
        <table:table-row table:style-name="ro1">
          <table:table-cell/>
          <table:table-cell office:value-type="float" office:value="84.22563" calcext:value-type="float">
            <text:p>84.22563</text:p>
          </table:table-cell>
          <table:table-cell office:value-type="float" office:value="117.59411" calcext:value-type="float">
            <text:p>117.59411</text:p>
          </table:table-cell>
          <table:table-cell office:value-type="float" office:value="-33.36848" calcext:value-type="float">
            <text:p>-33.36848</text:p>
          </table:table-cell>
        </table:table-row>
        <table:table-row table:style-name="ro1">
          <table:table-cell/>
          <table:table-cell office:value-type="float" office:value="84.75514" calcext:value-type="float">
            <text:p>84.75514</text:p>
          </table:table-cell>
          <table:table-cell office:value-type="float" office:value="115.54852" calcext:value-type="float">
            <text:p>115.54852</text:p>
          </table:table-cell>
          <table:table-cell office:value-type="float" office:value="-30.79338" calcext:value-type="float">
            <text:p>-30.79338</text:p>
          </table:table-cell>
        </table:table-row>
        <table:table-row table:style-name="ro1">
          <table:table-cell/>
          <table:table-cell office:value-type="float" office:value="85.58669" calcext:value-type="float">
            <text:p>85.58669</text:p>
          </table:table-cell>
          <table:table-cell office:value-type="float" office:value="116.31148" calcext:value-type="float">
            <text:p>116.31148</text:p>
          </table:table-cell>
          <table:table-cell office:value-type="float" office:value="-30.72479" calcext:value-type="float">
            <text:p>-30.72479</text:p>
          </table:table-cell>
        </table:table-row>
        <table:table-row table:style-name="ro1">
          <table:table-cell/>
          <table:table-cell office:value-type="float" office:value="84.48352" calcext:value-type="float">
            <text:p>84.48352</text:p>
          </table:table-cell>
          <table:table-cell office:value-type="float" office:value="116.09226" calcext:value-type="float">
            <text:p>116.09226</text:p>
          </table:table-cell>
          <table:table-cell office:value-type="float" office:value="-31.60874" calcext:value-type="float">
            <text:p>-31.60874</text:p>
          </table:table-cell>
        </table:table-row>
        <table:table-row table:style-name="ro1">
          <table:table-cell/>
          <table:table-cell office:value-type="float" office:value="83.7592" calcext:value-type="float">
            <text:p>83.7592</text:p>
          </table:table-cell>
          <table:table-cell office:value-type="float" office:value="114.86427" calcext:value-type="float">
            <text:p>114.86427</text:p>
          </table:table-cell>
          <table:table-cell office:value-type="float" office:value="-31.10507" calcext:value-type="float">
            <text:p>-31.10507</text:p>
          </table:table-cell>
        </table:table-row>
        <table:table-row table:style-name="ro1">
          <table:table-cell/>
          <table:table-cell office:value-type="float" office:value="85.19692" calcext:value-type="float">
            <text:p>85.19692</text:p>
          </table:table-cell>
          <table:table-cell office:value-type="float" office:value="112.16413" calcext:value-type="float">
            <text:p>112.16413</text:p>
          </table:table-cell>
          <table:table-cell office:value-type="float" office:value="-26.96721" calcext:value-type="float">
            <text:p>-26.96721</text:p>
          </table:table-cell>
        </table:table-row>
        <table:table-row table:style-name="ro1">
          <table:table-cell/>
          <table:table-cell office:value-type="float" office:value="86.38249" calcext:value-type="float">
            <text:p>86.38249</text:p>
          </table:table-cell>
          <table:table-cell office:value-type="float" office:value="110.25363" calcext:value-type="float">
            <text:p>110.25363</text:p>
          </table:table-cell>
          <table:table-cell office:value-type="float" office:value="-23.87114" calcext:value-type="float">
            <text:p>-23.87114</text:p>
          </table:table-cell>
        </table:table-row>
        <table:table-row table:style-name="ro1">
          <table:table-cell/>
          <table:table-cell office:value-type="float" office:value="84.37246" calcext:value-type="float">
            <text:p>84.37246</text:p>
          </table:table-cell>
          <table:table-cell office:value-type="float" office:value="116.04711" calcext:value-type="float">
            <text:p>116.04711</text:p>
          </table:table-cell>
          <table:table-cell office:value-type="float" office:value="-31.67465" calcext:value-type="float">
            <text:p>-31.67465</text:p>
          </table:table-cell>
        </table:table-row>
        <table:table-row table:style-name="ro1">
          <table:table-cell/>
          <table:table-cell office:value-type="float" office:value="85.14283" calcext:value-type="float">
            <text:p>85.14283</text:p>
          </table:table-cell>
          <table:table-cell office:value-type="float" office:value="119.16929" calcext:value-type="float">
            <text:p>119.16929</text:p>
          </table:table-cell>
          <table:table-cell office:value-type="float" office:value="-34.02646" calcext:value-type="float">
            <text:p>-34.02646</text:p>
          </table:table-cell>
        </table:table-row>
        <table:table-row table:style-name="ro1">
          <table:table-cell/>
          <table:table-cell office:value-type="float" office:value="84.62461" calcext:value-type="float">
            <text:p>84.62461</text:p>
          </table:table-cell>
          <table:table-cell office:value-type="float" office:value="119.5057" calcext:value-type="float">
            <text:p>119.5057</text:p>
          </table:table-cell>
          <table:table-cell office:value-type="float" office:value="-34.88108" calcext:value-type="float">
            <text:p>-34.88108</text:p>
          </table:table-cell>
        </table:table-row>
        <table:table-row table:style-name="ro1">
          <table:table-cell/>
          <table:table-cell office:value-type="float" office:value="84.50314" calcext:value-type="float">
            <text:p>84.50314</text:p>
          </table:table-cell>
          <table:table-cell office:value-type="float" office:value="118.30944" calcext:value-type="float">
            <text:p>118.30944</text:p>
          </table:table-cell>
          <table:table-cell office:value-type="float" office:value="-33.8063" calcext:value-type="float">
            <text:p>-33.8063</text:p>
          </table:table-cell>
        </table:table-row>
        <table:table-row table:style-name="ro1">
          <table:table-cell/>
          <table:table-cell office:value-type="float" office:value="85.64161" calcext:value-type="float">
            <text:p>85.64161</text:p>
          </table:table-cell>
          <table:table-cell office:value-type="float" office:value="116.02083" calcext:value-type="float">
            <text:p>116.02083</text:p>
          </table:table-cell>
          <table:table-cell office:value-type="float" office:value="-30.37922" calcext:value-type="float">
            <text:p>-30.37922</text:p>
          </table:table-cell>
        </table:table-row>
        <table:table-row table:style-name="ro1">
          <table:table-cell/>
          <table:table-cell office:value-type="float" office:value="84.13612" calcext:value-type="float">
            <text:p>84.13612</text:p>
          </table:table-cell>
          <table:table-cell office:value-type="float" office:value="112.76371" calcext:value-type="float">
            <text:p>112.76371</text:p>
          </table:table-cell>
          <table:table-cell office:value-type="float" office:value="-28.62758" calcext:value-type="float">
            <text:p>-28.62758</text:p>
          </table:table-cell>
        </table:table-row>
        <table:table-row table:style-name="ro1">
          <table:table-cell/>
          <table:table-cell office:value-type="float" office:value="84.934" calcext:value-type="float">
            <text:p>84.934</text:p>
          </table:table-cell>
          <table:table-cell office:value-type="float" office:value="115.22434" calcext:value-type="float">
            <text:p>115.22434</text:p>
          </table:table-cell>
          <table:table-cell office:value-type="float" office:value="-30.29035" calcext:value-type="float">
            <text:p>-30.29035</text:p>
          </table:table-cell>
        </table:table-row>
        <table:table-row table:style-name="ro1">
          <table:table-cell/>
          <table:table-cell office:value-type="float" office:value="85.47346" calcext:value-type="float">
            <text:p>85.47346</text:p>
          </table:table-cell>
          <table:table-cell office:value-type="float" office:value="115.25367" calcext:value-type="float">
            <text:p>115.25367</text:p>
          </table:table-cell>
          <table:table-cell office:value-type="float" office:value="-29.78021" calcext:value-type="float">
            <text:p>-29.78021</text:p>
          </table:table-cell>
        </table:table-row>
        <table:table-row table:style-name="ro1">
          <table:table-cell/>
          <table:table-cell office:value-type="float" office:value="85.29829" calcext:value-type="float">
            <text:p>85.29829</text:p>
          </table:table-cell>
          <table:table-cell office:value-type="float" office:value="112.28444" calcext:value-type="float">
            <text:p>112.28444</text:p>
          </table:table-cell>
          <table:table-cell office:value-type="float" office:value="-26.98615" calcext:value-type="float">
            <text:p>-26.98615</text:p>
          </table:table-cell>
        </table:table-row>
        <table:table-row table:style-name="ro1">
          <table:table-cell/>
          <table:table-cell office:value-type="float" office:value="84.83508" calcext:value-type="float">
            <text:p>84.83508</text:p>
          </table:table-cell>
          <table:table-cell office:value-type="float" office:value="112.75392" calcext:value-type="float">
            <text:p>112.75392</text:p>
          </table:table-cell>
          <table:table-cell office:value-type="float" office:value="-27.91883" calcext:value-type="float">
            <text:p>-27.91883</text:p>
          </table:table-cell>
        </table:table-row>
        <table:table-row table:style-name="ro1">
          <table:table-cell/>
          <table:table-cell office:value-type="float" office:value="84.88991" calcext:value-type="float">
            <text:p>84.88991</text:p>
          </table:table-cell>
          <table:table-cell office:value-type="float" office:value="116.89448" calcext:value-type="float">
            <text:p>116.89448</text:p>
          </table:table-cell>
          <table:table-cell office:value-type="float" office:value="-32.00458" calcext:value-type="float">
            <text:p>-32.00458</text:p>
          </table:table-cell>
        </table:table-row>
        <table:table-row table:style-name="ro1">
          <table:table-cell/>
          <table:table-cell office:value-type="float" office:value="85.18491" calcext:value-type="float">
            <text:p>85.18491</text:p>
          </table:table-cell>
          <table:table-cell office:value-type="float" office:value="114.1146" calcext:value-type="float">
            <text:p>114.1146</text:p>
          </table:table-cell>
          <table:table-cell office:value-type="float" office:value="-28.92969" calcext:value-type="float">
            <text:p>-28.92969</text:p>
          </table:table-cell>
        </table:table-row>
        <table:table-row table:style-name="ro1">
          <table:table-cell/>
          <table:table-cell office:value-type="float" office:value="84.67444" calcext:value-type="float">
            <text:p>84.67444</text:p>
          </table:table-cell>
          <table:table-cell office:value-type="float" office:value="118.66313" calcext:value-type="float">
            <text:p>118.66313</text:p>
          </table:table-cell>
          <table:table-cell office:value-type="float" office:value="-33.98869" calcext:value-type="float">
            <text:p>-33.98869</text:p>
          </table:table-cell>
        </table:table-row>
        <table:table-row table:style-name="ro1">
          <table:table-cell/>
          <table:table-cell office:value-type="float" office:value="85.37568" calcext:value-type="float">
            <text:p>85.37568</text:p>
          </table:table-cell>
          <table:table-cell office:value-type="float" office:value="118.34678" calcext:value-type="float">
            <text:p>118.34678</text:p>
          </table:table-cell>
          <table:table-cell office:value-type="float" office:value="-32.9711" calcext:value-type="float">
            <text:p>-32.9711</text:p>
          </table:table-cell>
        </table:table-row>
        <table:table-row table:style-name="ro1">
          <table:table-cell/>
          <table:table-cell office:value-type="float" office:value="83.94626" calcext:value-type="float">
            <text:p>83.94626</text:p>
          </table:table-cell>
          <table:table-cell office:value-type="float" office:value="113.17166" calcext:value-type="float">
            <text:p>113.17166</text:p>
          </table:table-cell>
          <table:table-cell office:value-type="float" office:value="-29.2254" calcext:value-type="float">
            <text:p>-29.2254</text:p>
          </table:table-cell>
        </table:table-row>
        <table:table-row table:style-name="ro1">
          <table:table-cell/>
          <table:table-cell office:value-type="float" office:value="85.62144" calcext:value-type="float">
            <text:p>85.62144</text:p>
          </table:table-cell>
          <table:table-cell office:value-type="float" office:value="115.33389" calcext:value-type="float">
            <text:p>115.33389</text:p>
          </table:table-cell>
          <table:table-cell office:value-type="float" office:value="-29.71244" calcext:value-type="float">
            <text:p>-29.71244</text:p>
          </table:table-cell>
        </table:table-row>
        <table:table-row table:style-name="ro1">
          <table:table-cell/>
          <table:table-cell office:value-type="float" office:value="83.7431" calcext:value-type="float">
            <text:p>83.7431</text:p>
          </table:table-cell>
          <table:table-cell office:value-type="float" office:value="114.49375" calcext:value-type="float">
            <text:p>114.49375</text:p>
          </table:table-cell>
          <table:table-cell office:value-type="float" office:value="-30.75065" calcext:value-type="float">
            <text:p>-30.75065</text:p>
          </table:table-cell>
        </table:table-row>
        <table:table-row table:style-name="ro1">
          <table:table-cell/>
          <table:table-cell office:value-type="float" office:value="84.58819" calcext:value-type="float">
            <text:p>84.58819</text:p>
          </table:table-cell>
          <table:table-cell office:value-type="float" office:value="119.71107" calcext:value-type="float">
            <text:p>119.71107</text:p>
          </table:table-cell>
          <table:table-cell office:value-type="float" office:value="-35.12287" calcext:value-type="float">
            <text:p>-35.12287</text:p>
          </table:table-cell>
        </table:table-row>
        <table:table-row table:style-name="ro1">
          <table:table-cell/>
          <table:table-cell office:value-type="float" office:value="85.7433" calcext:value-type="float">
            <text:p>85.7433</text:p>
          </table:table-cell>
          <table:table-cell office:value-type="float" office:value="115.08934" calcext:value-type="float">
            <text:p>115.08934</text:p>
          </table:table-cell>
          <table:table-cell office:value-type="float" office:value="-29.34604" calcext:value-type="float">
            <text:p>-29.34604</text:p>
          </table:table-cell>
        </table:table-row>
        <table:table-row table:style-name="ro1">
          <table:table-cell/>
          <table:table-cell office:value-type="float" office:value="84.98389" calcext:value-type="float">
            <text:p>84.98389</text:p>
          </table:table-cell>
          <table:table-cell office:value-type="float" office:value="119.80025" calcext:value-type="float">
            <text:p>119.80025</text:p>
          </table:table-cell>
          <table:table-cell office:value-type="float" office:value="-34.81636" calcext:value-type="float">
            <text:p>-34.81636</text:p>
          </table:table-cell>
        </table:table-row>
        <table:table-row table:style-name="ro1">
          <table:table-cell/>
          <table:table-cell office:value-type="float" office:value="84.4194" calcext:value-type="float">
            <text:p>84.4194</text:p>
          </table:table-cell>
          <table:table-cell office:value-type="float" office:value="115.88623" calcext:value-type="float">
            <text:p>115.88623</text:p>
          </table:table-cell>
          <table:table-cell office:value-type="float" office:value="-31.46683" calcext:value-type="float">
            <text:p>-31.46683</text:p>
          </table:table-cell>
        </table:table-row>
        <table:table-row table:style-name="ro1">
          <table:table-cell/>
          <table:table-cell office:value-type="float" office:value="85.12081" calcext:value-type="float">
            <text:p>85.12081</text:p>
          </table:table-cell>
          <table:table-cell office:value-type="float" office:value="115.68299" calcext:value-type="float">
            <text:p>115.68299</text:p>
          </table:table-cell>
          <table:table-cell office:value-type="float" office:value="-30.56218" calcext:value-type="float">
            <text:p>-30.56218</text:p>
          </table:table-cell>
        </table:table-row>
        <table:table-row table:style-name="ro1">
          <table:table-cell/>
          <table:table-cell office:value-type="float" office:value="84.89887" calcext:value-type="float">
            <text:p>84.89887</text:p>
          </table:table-cell>
          <table:table-cell office:value-type="float" office:value="116.08097" calcext:value-type="float">
            <text:p>116.08097</text:p>
          </table:table-cell>
          <table:table-cell office:value-type="float" office:value="-31.1821" calcext:value-type="float">
            <text:p>-31.1821</text:p>
          </table:table-cell>
        </table:table-row>
        <table:table-row table:style-name="ro1">
          <table:table-cell/>
          <table:table-cell office:value-type="float" office:value="84.67609" calcext:value-type="float">
            <text:p>84.67609</text:p>
          </table:table-cell>
          <table:table-cell office:value-type="float" office:value="116.61736" calcext:value-type="float">
            <text:p>116.61736</text:p>
          </table:table-cell>
          <table:table-cell office:value-type="float" office:value="-31.94127" calcext:value-type="float">
            <text:p>-31.94127</text:p>
          </table:table-cell>
        </table:table-row>
        <table:table-row table:style-name="ro1">
          <table:table-cell/>
          <table:table-cell office:value-type="float" office:value="85.7727" calcext:value-type="float">
            <text:p>85.7727</text:p>
          </table:table-cell>
          <table:table-cell office:value-type="float" office:value="115.05854" calcext:value-type="float">
            <text:p>115.05854</text:p>
          </table:table-cell>
          <table:table-cell office:value-type="float" office:value="-29.28584" calcext:value-type="float">
            <text:p>-29.28584</text:p>
          </table:table-cell>
        </table:table-row>
        <table:table-row table:style-name="ro1">
          <table:table-cell/>
          <table:table-cell office:value-type="float" office:value="84.58849" calcext:value-type="float">
            <text:p>84.58849</text:p>
          </table:table-cell>
          <table:table-cell office:value-type="float" office:value="116.49687" calcext:value-type="float">
            <text:p>116.49687</text:p>
          </table:table-cell>
          <table:table-cell office:value-type="float" office:value="-31.90839" calcext:value-type="float">
            <text:p>-31.90839</text:p>
          </table:table-cell>
        </table:table-row>
        <table:table-row table:style-name="ro1">
          <table:table-cell/>
          <table:table-cell office:value-type="float" office:value="85.85951" calcext:value-type="float">
            <text:p>85.85951</text:p>
          </table:table-cell>
          <table:table-cell office:value-type="float" office:value="116.04766" calcext:value-type="float">
            <text:p>116.04766</text:p>
          </table:table-cell>
          <table:table-cell office:value-type="float" office:value="-30.18814" calcext:value-type="float">
            <text:p>-30.18814</text:p>
          </table:table-cell>
        </table:table-row>
        <table:table-row table:style-name="ro1">
          <table:table-cell/>
          <table:table-cell office:value-type="float" office:value="84.72328" calcext:value-type="float">
            <text:p>84.72328</text:p>
          </table:table-cell>
          <table:table-cell office:value-type="float" office:value="117.52386" calcext:value-type="float">
            <text:p>117.52386</text:p>
          </table:table-cell>
          <table:table-cell office:value-type="float" office:value="-32.80058" calcext:value-type="float">
            <text:p>-32.80058</text:p>
          </table:table-cell>
        </table:table-row>
        <table:table-row table:style-name="ro1">
          <table:table-cell/>
          <table:table-cell office:value-type="float" office:value="84.68136" calcext:value-type="float">
            <text:p>84.68136</text:p>
          </table:table-cell>
          <table:table-cell office:value-type="float" office:value="114.91542" calcext:value-type="float">
            <text:p>114.91542</text:p>
          </table:table-cell>
          <table:table-cell office:value-type="float" office:value="-30.23406" calcext:value-type="float">
            <text:p>-30.23406</text:p>
          </table:table-cell>
        </table:table-row>
        <table:table-row table:style-name="ro1">
          <table:table-cell/>
          <table:table-cell office:value-type="float" office:value="84.63045" calcext:value-type="float">
            <text:p>84.63045</text:p>
          </table:table-cell>
          <table:table-cell office:value-type="float" office:value="115.97886" calcext:value-type="float">
            <text:p>115.97886</text:p>
          </table:table-cell>
          <table:table-cell office:value-type="float" office:value="-31.34842" calcext:value-type="float">
            <text:p>-31.34842</text:p>
          </table:table-cell>
        </table:table-row>
        <table:table-row table:style-name="ro1">
          <table:table-cell/>
          <table:table-cell office:value-type="float" office:value="84.40632" calcext:value-type="float">
            <text:p>84.40632</text:p>
          </table:table-cell>
          <table:table-cell office:value-type="float" office:value="115.83133" calcext:value-type="float">
            <text:p>115.83133</text:p>
          </table:table-cell>
          <table:table-cell office:value-type="float" office:value="-31.42501" calcext:value-type="float">
            <text:p>-31.42501</text:p>
          </table:table-cell>
        </table:table-row>
        <table:table-row table:style-name="ro1">
          <table:table-cell/>
          <table:table-cell office:value-type="float" office:value="85.55159" calcext:value-type="float">
            <text:p>85.55159</text:p>
          </table:table-cell>
          <table:table-cell office:value-type="float" office:value="114.76329" calcext:value-type="float">
            <text:p>114.76329</text:p>
          </table:table-cell>
          <table:table-cell office:value-type="float" office:value="-29.2117" calcext:value-type="float">
            <text:p>-29.2117</text:p>
          </table:table-cell>
        </table:table-row>
        <table:table-row table:style-name="ro1">
          <table:table-cell/>
          <table:table-cell office:value-type="float" office:value="84.79776" calcext:value-type="float">
            <text:p>84.79776</text:p>
          </table:table-cell>
          <table:table-cell office:value-type="float" office:value="115.56445" calcext:value-type="float">
            <text:p>115.56445</text:p>
          </table:table-cell>
          <table:table-cell office:value-type="float" office:value="-30.7667" calcext:value-type="float">
            <text:p>-30.7667</text:p>
          </table:table-cell>
        </table:table-row>
        <table:table-row table:style-name="ro1">
          <table:table-cell/>
          <table:table-cell office:value-type="float" office:value="85.44169" calcext:value-type="float">
            <text:p>85.44169</text:p>
          </table:table-cell>
          <table:table-cell office:value-type="float" office:value="118.365" calcext:value-type="float">
            <text:p>118.365</text:p>
          </table:table-cell>
          <table:table-cell office:value-type="float" office:value="-32.9233" calcext:value-type="float">
            <text:p>-32.9233</text:p>
          </table:table-cell>
        </table:table-row>
        <table:table-row table:style-name="ro1">
          <table:table-cell/>
          <table:table-cell office:value-type="float" office:value="85.43183" calcext:value-type="float">
            <text:p>85.43183</text:p>
          </table:table-cell>
          <table:table-cell office:value-type="float" office:value="118.46659" calcext:value-type="float">
            <text:p>118.46659</text:p>
          </table:table-cell>
          <table:table-cell office:value-type="float" office:value="-33.03476" calcext:value-type="float">
            <text:p>-33.03476</text:p>
          </table:table-cell>
        </table:table-row>
        <table:table-row table:style-name="ro1">
          <table:table-cell/>
          <table:table-cell office:value-type="float" office:value="86.21541" calcext:value-type="float">
            <text:p>86.21541</text:p>
          </table:table-cell>
          <table:table-cell office:value-type="float" office:value="112.59085" calcext:value-type="float">
            <text:p>112.59085</text:p>
          </table:table-cell>
          <table:table-cell office:value-type="float" office:value="-26.37544" calcext:value-type="float">
            <text:p>-26.37544</text:p>
          </table:table-cell>
        </table:table-row>
        <table:table-row table:style-name="ro1">
          <table:table-cell/>
          <table:table-cell office:value-type="float" office:value="86.27528" calcext:value-type="float">
            <text:p>86.27528</text:p>
          </table:table-cell>
          <table:table-cell office:value-type="float" office:value="111.78926" calcext:value-type="float">
            <text:p>111.78926</text:p>
          </table:table-cell>
          <table:table-cell office:value-type="float" office:value="-25.51398" calcext:value-type="float">
            <text:p>-25.51398</text:p>
          </table:table-cell>
        </table:table-row>
        <table:table-row table:style-name="ro1">
          <table:table-cell/>
          <table:table-cell office:value-type="float" office:value="85.64164" calcext:value-type="float">
            <text:p>85.64164</text:p>
          </table:table-cell>
          <table:table-cell office:value-type="float" office:value="116.90305" calcext:value-type="float">
            <text:p>116.90305</text:p>
          </table:table-cell>
          <table:table-cell office:value-type="float" office:value="-31.26141" calcext:value-type="float">
            <text:p>-31.26141</text:p>
          </table:table-cell>
        </table:table-row>
        <table:table-row table:style-name="ro1">
          <table:table-cell/>
          <table:table-cell office:value-type="float" office:value="84.95818" calcext:value-type="float">
            <text:p>84.95818</text:p>
          </table:table-cell>
          <table:table-cell office:value-type="float" office:value="119.57156" calcext:value-type="float">
            <text:p>119.57156</text:p>
          </table:table-cell>
          <table:table-cell office:value-type="float" office:value="-34.61338" calcext:value-type="float">
            <text:p>-34.61338</text:p>
          </table:table-cell>
        </table:table-row>
        <table:table-row table:style-name="ro1">
          <table:table-cell/>
          <table:table-cell office:value-type="float" office:value="85.2241" calcext:value-type="float">
            <text:p>85.2241</text:p>
          </table:table-cell>
          <table:table-cell office:value-type="float" office:value="119.43104" calcext:value-type="float">
            <text:p>119.43104</text:p>
          </table:table-cell>
          <table:table-cell office:value-type="float" office:value="-34.20693" calcext:value-type="float">
            <text:p>-34.20693</text:p>
          </table:table-cell>
        </table:table-row>
        <table:table-row table:style-name="ro1">
          <table:table-cell/>
          <table:table-cell office:value-type="float" office:value="85.04972" calcext:value-type="float">
            <text:p>85.04972</text:p>
          </table:table-cell>
          <table:table-cell office:value-type="float" office:value="115.4266" calcext:value-type="float">
            <text:p>115.4266</text:p>
          </table:table-cell>
          <table:table-cell office:value-type="float" office:value="-30.37688" calcext:value-type="float">
            <text:p>-30.37688</text:p>
          </table:table-cell>
        </table:table-row>
        <table:table-row table:style-name="ro1">
          <table:table-cell/>
          <table:table-cell office:value-type="float" office:value="86.24104" calcext:value-type="float">
            <text:p>86.24104</text:p>
          </table:table-cell>
          <table:table-cell office:value-type="float" office:value="112.07539" calcext:value-type="float">
            <text:p>112.07539</text:p>
          </table:table-cell>
          <table:table-cell office:value-type="float" office:value="-25.83435" calcext:value-type="float">
            <text:p>-25.83435</text:p>
          </table:table-cell>
        </table:table-row>
        <table:table-row table:style-name="ro1">
          <table:table-cell/>
          <table:table-cell office:value-type="float" office:value="84.67269" calcext:value-type="float">
            <text:p>84.67269</text:p>
          </table:table-cell>
          <table:table-cell office:value-type="float" office:value="115.98736" calcext:value-type="float">
            <text:p>115.98736</text:p>
          </table:table-cell>
          <table:table-cell office:value-type="float" office:value="-31.31467" calcext:value-type="float">
            <text:p>-31.31467</text:p>
          </table:table-cell>
        </table:table-row>
        <table:table-row table:style-name="ro1">
          <table:table-cell/>
          <table:table-cell office:value-type="float" office:value="84.08843" calcext:value-type="float">
            <text:p>84.08843</text:p>
          </table:table-cell>
          <table:table-cell office:value-type="float" office:value="115.72233" calcext:value-type="float">
            <text:p>115.72233</text:p>
          </table:table-cell>
          <table:table-cell office:value-type="float" office:value="-31.6339" calcext:value-type="float">
            <text:p>-31.6339</text:p>
          </table:table-cell>
        </table:table-row>
        <table:table-row table:style-name="ro1">
          <table:table-cell/>
          <table:table-cell office:value-type="float" office:value="85.25328" calcext:value-type="float">
            <text:p>85.25328</text:p>
          </table:table-cell>
          <table:table-cell office:value-type="float" office:value="117.19576" calcext:value-type="float">
            <text:p>117.19576</text:p>
          </table:table-cell>
          <table:table-cell office:value-type="float" office:value="-31.94248" calcext:value-type="float">
            <text:p>-31.94248</text:p>
          </table:table-cell>
        </table:table-row>
        <table:table-row table:style-name="ro1">
          <table:table-cell/>
          <table:table-cell office:value-type="float" office:value="84.78659" calcext:value-type="float">
            <text:p>84.78659</text:p>
          </table:table-cell>
          <table:table-cell office:value-type="float" office:value="117.48146" calcext:value-type="float">
            <text:p>117.48146</text:p>
          </table:table-cell>
          <table:table-cell office:value-type="float" office:value="-32.69487" calcext:value-type="float">
            <text:p>-32.69487</text:p>
          </table:table-cell>
        </table:table-row>
        <table:table-row table:style-name="ro1">
          <table:table-cell/>
          <table:table-cell office:value-type="float" office:value="85.32738" calcext:value-type="float">
            <text:p>85.32738</text:p>
          </table:table-cell>
          <table:table-cell office:value-type="float" office:value="115.46255" calcext:value-type="float">
            <text:p>115.46255</text:p>
          </table:table-cell>
          <table:table-cell office:value-type="float" office:value="-30.13517" calcext:value-type="float">
            <text:p>-30.13517</text:p>
          </table:table-cell>
        </table:table-row>
        <table:table-row table:style-name="ro1">
          <table:table-cell/>
          <table:table-cell office:value-type="float" office:value="84.82279" calcext:value-type="float">
            <text:p>84.82279</text:p>
          </table:table-cell>
          <table:table-cell office:value-type="float" office:value="116.36722" calcext:value-type="float">
            <text:p>116.36722</text:p>
          </table:table-cell>
          <table:table-cell office:value-type="float" office:value="-31.54443" calcext:value-type="float">
            <text:p>-31.54443</text:p>
          </table:table-cell>
        </table:table-row>
        <table:table-row table:style-name="ro1">
          <table:table-cell/>
          <table:table-cell office:value-type="float" office:value="84.44687" calcext:value-type="float">
            <text:p>84.44687</text:p>
          </table:table-cell>
          <table:table-cell office:value-type="float" office:value="115.65135" calcext:value-type="float">
            <text:p>115.65135</text:p>
          </table:table-cell>
          <table:table-cell office:value-type="float" office:value="-31.20448" calcext:value-type="float">
            <text:p>-31.20448</text:p>
          </table:table-cell>
        </table:table-row>
        <table:table-row table:style-name="ro1">
          <table:table-cell/>
          <table:table-cell office:value-type="float" office:value="84.29165" calcext:value-type="float">
            <text:p>84.29165</text:p>
          </table:table-cell>
          <table:table-cell office:value-type="float" office:value="116.95362" calcext:value-type="float">
            <text:p>116.95362</text:p>
          </table:table-cell>
          <table:table-cell office:value-type="float" office:value="-32.66197" calcext:value-type="float">
            <text:p>-32.66197</text:p>
          </table:table-cell>
        </table:table-row>
        <table:table-row table:style-name="ro1">
          <table:table-cell/>
          <table:table-cell office:value-type="float" office:value="84.93669" calcext:value-type="float">
            <text:p>84.93669</text:p>
          </table:table-cell>
          <table:table-cell office:value-type="float" office:value="119.07123" calcext:value-type="float">
            <text:p>119.07123</text:p>
          </table:table-cell>
          <table:table-cell office:value-type="float" office:value="-34.13454" calcext:value-type="float">
            <text:p>-34.13454</text:p>
          </table:table-cell>
        </table:table-row>
        <table:table-row table:style-name="ro1">
          <table:table-cell/>
          <table:table-cell office:value-type="float" office:value="85.31049" calcext:value-type="float">
            <text:p>85.31049</text:p>
          </table:table-cell>
          <table:table-cell office:value-type="float" office:value="111.66358" calcext:value-type="float">
            <text:p>111.66358</text:p>
          </table:table-cell>
          <table:table-cell office:value-type="float" office:value="-26.3531" calcext:value-type="float">
            <text:p>-26.3531</text:p>
          </table:table-cell>
        </table:table-row>
        <table:table-row table:style-name="ro1">
          <table:table-cell/>
          <table:table-cell office:value-type="float" office:value="85.77421" calcext:value-type="float">
            <text:p>85.77421</text:p>
          </table:table-cell>
          <table:table-cell office:value-type="float" office:value="115.99081" calcext:value-type="float">
            <text:p>115.99081</text:p>
          </table:table-cell>
          <table:table-cell office:value-type="float" office:value="-30.21661" calcext:value-type="float">
            <text:p>-30.21661</text:p>
          </table:table-cell>
        </table:table-row>
        <table:table-row table:style-name="ro1">
          <table:table-cell/>
          <table:table-cell office:value-type="float" office:value="83.99934" calcext:value-type="float">
            <text:p>83.99934</text:p>
          </table:table-cell>
          <table:table-cell office:value-type="float" office:value="113.15277" calcext:value-type="float">
            <text:p>113.15277</text:p>
          </table:table-cell>
          <table:table-cell office:value-type="float" office:value="-29.15343" calcext:value-type="float">
            <text:p>-29.15343</text:p>
          </table:table-cell>
        </table:table-row>
        <table:table-row table:style-name="ro1">
          <table:table-cell/>
          <table:table-cell office:value-type="float" office:value="84.71257" calcext:value-type="float">
            <text:p>84.71257</text:p>
          </table:table-cell>
          <table:table-cell office:value-type="float" office:value="115.76245" calcext:value-type="float">
            <text:p>115.76245</text:p>
          </table:table-cell>
          <table:table-cell office:value-type="float" office:value="-31.04988" calcext:value-type="float">
            <text:p>-31.04988</text:p>
          </table:table-cell>
        </table:table-row>
        <table:table-row table:style-name="ro1">
          <table:table-cell/>
          <table:table-cell office:value-type="float" office:value="84.75833" calcext:value-type="float">
            <text:p>84.75833</text:p>
          </table:table-cell>
          <table:table-cell office:value-type="float" office:value="116.88666" calcext:value-type="float">
            <text:p>116.88666</text:p>
          </table:table-cell>
          <table:table-cell office:value-type="float" office:value="-32.12833" calcext:value-type="float">
            <text:p>-32.12833</text:p>
          </table:table-cell>
        </table:table-row>
        <table:table-row table:style-name="ro1">
          <table:table-cell/>
          <table:table-cell office:value-type="float" office:value="83.85989" calcext:value-type="float">
            <text:p>83.85989</text:p>
          </table:table-cell>
          <table:table-cell office:value-type="float" office:value="113.77047" calcext:value-type="float">
            <text:p>113.77047</text:p>
          </table:table-cell>
          <table:table-cell office:value-type="float" office:value="-29.91057" calcext:value-type="float">
            <text:p>-29.91057</text:p>
          </table:table-cell>
        </table:table-row>
        <table:table-row table:style-name="ro1">
          <table:table-cell/>
          <table:table-cell office:value-type="float" office:value="86.37454" calcext:value-type="float">
            <text:p>86.37454</text:p>
          </table:table-cell>
          <table:table-cell office:value-type="float" office:value="110.51292" calcext:value-type="float">
            <text:p>110.51292</text:p>
          </table:table-cell>
          <table:table-cell office:value-type="float" office:value="-24.13838" calcext:value-type="float">
            <text:p>-24.13838</text:p>
          </table:table-cell>
        </table:table-row>
        <table:table-row table:style-name="ro1">
          <table:table-cell/>
          <table:table-cell office:value-type="float" office:value="85.01637" calcext:value-type="float">
            <text:p>85.01637</text:p>
          </table:table-cell>
          <table:table-cell office:value-type="float" office:value="120.18315" calcext:value-type="float">
            <text:p>120.18315</text:p>
          </table:table-cell>
          <table:table-cell office:value-type="float" office:value="-35.16678" calcext:value-type="float">
            <text:p>-35.16678</text:p>
          </table:table-cell>
        </table:table-row>
        <table:table-row table:style-name="ro1">
          <table:table-cell/>
          <table:table-cell office:value-type="float" office:value="84.28649" calcext:value-type="float">
            <text:p>84.28649</text:p>
          </table:table-cell>
          <table:table-cell office:value-type="float" office:value="118.50604" calcext:value-type="float">
            <text:p>118.50604</text:p>
          </table:table-cell>
          <table:table-cell office:value-type="float" office:value="-34.21954" calcext:value-type="float">
            <text:p>-34.21954</text:p>
          </table:table-cell>
        </table:table-row>
        <table:table-row table:style-name="ro1">
          <table:table-cell/>
          <table:table-cell office:value-type="float" office:value="85.22652" calcext:value-type="float">
            <text:p>85.22652</text:p>
          </table:table-cell>
          <table:table-cell office:value-type="float" office:value="116.07122" calcext:value-type="float">
            <text:p>116.07122</text:p>
          </table:table-cell>
          <table:table-cell office:value-type="float" office:value="-30.8447" calcext:value-type="float">
            <text:p>-30.8447</text:p>
          </table:table-cell>
        </table:table-row>
        <table:table-row table:style-name="ro1">
          <table:table-cell/>
          <table:table-cell office:value-type="float" office:value="85.85867" calcext:value-type="float">
            <text:p>85.85867</text:p>
          </table:table-cell>
          <table:table-cell office:value-type="float" office:value="112.93304" calcext:value-type="float">
            <text:p>112.93304</text:p>
          </table:table-cell>
          <table:table-cell office:value-type="float" office:value="-27.07437" calcext:value-type="float">
            <text:p>-27.07437</text:p>
          </table:table-cell>
        </table:table-row>
        <table:table-row table:style-name="ro1">
          <table:table-cell/>
          <table:table-cell office:value-type="float" office:value="84.20063" calcext:value-type="float">
            <text:p>84.20063</text:p>
          </table:table-cell>
          <table:table-cell office:value-type="float" office:value="116.04522" calcext:value-type="float">
            <text:p>116.04522</text:p>
          </table:table-cell>
          <table:table-cell office:value-type="float" office:value="-31.84459" calcext:value-type="float">
            <text:p>-31.84459</text:p>
          </table:table-cell>
        </table:table-row>
        <table:table-row table:style-name="ro1">
          <table:table-cell/>
          <table:table-cell office:value-type="float" office:value="84.80233" calcext:value-type="float">
            <text:p>84.80233</text:p>
          </table:table-cell>
          <table:table-cell office:value-type="float" office:value="115.28541" calcext:value-type="float">
            <text:p>115.28541</text:p>
          </table:table-cell>
          <table:table-cell office:value-type="float" office:value="-30.48308" calcext:value-type="float">
            <text:p>-30.48308</text:p>
          </table:table-cell>
        </table:table-row>
        <table:table-row table:style-name="ro1">
          <table:table-cell/>
          <table:table-cell office:value-type="float" office:value="83.81037" calcext:value-type="float">
            <text:p>83.81037</text:p>
          </table:table-cell>
          <table:table-cell office:value-type="float" office:value="113.87365" calcext:value-type="float">
            <text:p>113.87365</text:p>
          </table:table-cell>
          <table:table-cell office:value-type="float" office:value="-30.06327" calcext:value-type="float">
            <text:p>-30.06327</text:p>
          </table:table-cell>
        </table:table-row>
        <table:table-row table:style-name="ro1">
          <table:table-cell/>
          <table:table-cell office:value-type="float" office:value="84.95651" calcext:value-type="float">
            <text:p>84.95651</text:p>
          </table:table-cell>
          <table:table-cell office:value-type="float" office:value="118.68284" calcext:value-type="float">
            <text:p>118.68284</text:p>
          </table:table-cell>
          <table:table-cell office:value-type="float" office:value="-33.72633" calcext:value-type="float">
            <text:p>-33.72633</text:p>
          </table:table-cell>
        </table:table-row>
        <table:table-row table:style-name="ro1">
          <table:table-cell/>
          <table:table-cell office:value-type="float" office:value="83.60761" calcext:value-type="float">
            <text:p>83.60761</text:p>
          </table:table-cell>
          <table:table-cell office:value-type="float" office:value="113.35974" calcext:value-type="float">
            <text:p>113.35974</text:p>
          </table:table-cell>
          <table:table-cell office:value-type="float" office:value="-29.75213" calcext:value-type="float">
            <text:p>-29.75213</text:p>
          </table:table-cell>
        </table:table-row>
        <table:table-row table:style-name="ro1">
          <table:table-cell/>
          <table:table-cell office:value-type="float" office:value="83.29552" calcext:value-type="float">
            <text:p>83.29552</text:p>
          </table:table-cell>
          <table:table-cell office:value-type="float" office:value="109.82074" calcext:value-type="float">
            <text:p>109.82074</text:p>
          </table:table-cell>
          <table:table-cell office:value-type="float" office:value="-26.52522" calcext:value-type="float">
            <text:p>-26.52522</text:p>
          </table:table-cell>
        </table:table-row>
        <table:table-row table:style-name="ro1">
          <table:table-cell/>
          <table:table-cell office:value-type="float" office:value="84.71348" calcext:value-type="float">
            <text:p>84.71348</text:p>
          </table:table-cell>
          <table:table-cell office:value-type="float" office:value="119.70134" calcext:value-type="float">
            <text:p>119.70134</text:p>
          </table:table-cell>
          <table:table-cell office:value-type="float" office:value="-34.98787" calcext:value-type="float">
            <text:p>-34.98787</text:p>
          </table:table-cell>
        </table:table-row>
        <table:table-row table:style-name="ro1">
          <table:table-cell/>
          <table:table-cell office:value-type="float" office:value="83.91126" calcext:value-type="float">
            <text:p>83.91126</text:p>
          </table:table-cell>
          <table:table-cell office:value-type="float" office:value="115.85928" calcext:value-type="float">
            <text:p>115.85928</text:p>
          </table:table-cell>
          <table:table-cell office:value-type="float" office:value="-31.94802" calcext:value-type="float">
            <text:p>-31.94802</text:p>
          </table:table-cell>
        </table:table-row>
        <table:table-row table:style-name="ro1">
          <table:table-cell/>
          <table:table-cell office:value-type="float" office:value="83.69914" calcext:value-type="float">
            <text:p>83.69914</text:p>
          </table:table-cell>
          <table:table-cell office:value-type="float" office:value="114.42172" calcext:value-type="float">
            <text:p>114.42172</text:p>
          </table:table-cell>
          <table:table-cell office:value-type="float" office:value="-30.72258" calcext:value-type="float">
            <text:p>-30.72258</text:p>
          </table:table-cell>
        </table:table-row>
        <table:table-row table:style-name="ro1">
          <table:table-cell/>
          <table:table-cell office:value-type="float" office:value="84.96104" calcext:value-type="float">
            <text:p>84.96104</text:p>
          </table:table-cell>
          <table:table-cell office:value-type="float" office:value="114.55856" calcext:value-type="float">
            <text:p>114.55856</text:p>
          </table:table-cell>
          <table:table-cell office:value-type="float" office:value="-29.59752" calcext:value-type="float">
            <text:p>-29.59752</text:p>
          </table:table-cell>
        </table:table-row>
        <table:table-row table:style-name="ro1">
          <table:table-cell/>
          <table:table-cell office:value-type="float" office:value="84.46159" calcext:value-type="float">
            <text:p>84.46159</text:p>
          </table:table-cell>
          <table:table-cell office:value-type="float" office:value="116.9692" calcext:value-type="float">
            <text:p>116.9692</text:p>
          </table:table-cell>
          <table:table-cell office:value-type="float" office:value="-32.50761" calcext:value-type="float">
            <text:p>-32.50761</text:p>
          </table:table-cell>
        </table:table-row>
        <table:table-row table:style-name="ro1">
          <table:table-cell/>
          <table:table-cell office:value-type="float" office:value="83.81297" calcext:value-type="float">
            <text:p>83.81297</text:p>
          </table:table-cell>
          <table:table-cell office:value-type="float" office:value="113.99487" calcext:value-type="float">
            <text:p>113.99487</text:p>
          </table:table-cell>
          <table:table-cell office:value-type="float" office:value="-30.1819" calcext:value-type="float">
            <text:p>-30.1819</text:p>
          </table:table-cell>
        </table:table-row>
        <table:table-row table:style-name="ro1">
          <table:table-cell/>
          <table:table-cell office:value-type="float" office:value="84.37933" calcext:value-type="float">
            <text:p>84.37933</text:p>
          </table:table-cell>
          <table:table-cell office:value-type="float" office:value="117.3489" calcext:value-type="float">
            <text:p>117.3489</text:p>
          </table:table-cell>
          <table:table-cell office:value-type="float" office:value="-32.96957" calcext:value-type="float">
            <text:p>-32.96957</text:p>
          </table:table-cell>
        </table:table-row>
        <table:table-row table:style-name="ro1">
          <table:table-cell/>
          <table:table-cell office:value-type="float" office:value="85.05384" calcext:value-type="float">
            <text:p>85.05384</text:p>
          </table:table-cell>
          <table:table-cell office:value-type="float" office:value="119.15466" calcext:value-type="float">
            <text:p>119.15466</text:p>
          </table:table-cell>
          <table:table-cell office:value-type="float" office:value="-34.10083" calcext:value-type="float">
            <text:p>-34.10083</text:p>
          </table:table-cell>
        </table:table-row>
        <table:table-row table:style-name="ro1">
          <table:table-cell/>
          <table:table-cell office:value-type="float" office:value="84.95634" calcext:value-type="float">
            <text:p>84.95634</text:p>
          </table:table-cell>
          <table:table-cell office:value-type="float" office:value="118.36221" calcext:value-type="float">
            <text:p>118.36221</text:p>
          </table:table-cell>
          <table:table-cell office:value-type="float" office:value="-33.40588" calcext:value-type="float">
            <text:p>-33.40588</text:p>
          </table:table-cell>
        </table:table-row>
        <table:table-row table:style-name="ro1">
          <table:table-cell/>
          <table:table-cell office:value-type="float" office:value="83.6295" calcext:value-type="float">
            <text:p>83.6295</text:p>
          </table:table-cell>
          <table:table-cell office:value-type="float" office:value="113.75946" calcext:value-type="float">
            <text:p>113.75946</text:p>
          </table:table-cell>
          <table:table-cell office:value-type="float" office:value="-30.12996" calcext:value-type="float">
            <text:p>-30.12996</text:p>
          </table:table-cell>
        </table:table-row>
        <table:table-row table:style-name="ro1">
          <table:table-cell/>
          <table:table-cell office:value-type="float" office:value="85.30804" calcext:value-type="float">
            <text:p>85.30804</text:p>
          </table:table-cell>
          <table:table-cell office:value-type="float" office:value="117.52894" calcext:value-type="float">
            <text:p>117.52894</text:p>
          </table:table-cell>
          <table:table-cell office:value-type="float" office:value="-32.22089" calcext:value-type="float">
            <text:p>-32.22089</text:p>
          </table:table-cell>
        </table:table-row>
        <table:table-row table:style-name="ro1">
          <table:table-cell/>
          <table:table-cell office:value-type="float" office:value="84.87208" calcext:value-type="float">
            <text:p>84.87208</text:p>
          </table:table-cell>
          <table:table-cell office:value-type="float" office:value="120.05018" calcext:value-type="float">
            <text:p>120.05018</text:p>
          </table:table-cell>
          <table:table-cell office:value-type="float" office:value="-35.1781" calcext:value-type="float">
            <text:p>-35.1781</text:p>
          </table:table-cell>
        </table:table-row>
        <table:table-row table:style-name="ro1">
          <table:table-cell/>
          <table:table-cell office:value-type="float" office:value="86.19199" calcext:value-type="float">
            <text:p>86.19199</text:p>
          </table:table-cell>
          <table:table-cell office:value-type="float" office:value="112.31115" calcext:value-type="float">
            <text:p>112.31115</text:p>
          </table:table-cell>
          <table:table-cell office:value-type="float" office:value="-26.11916" calcext:value-type="float">
            <text:p>-26.11916</text:p>
          </table:table-cell>
        </table:table-row>
        <table:table-row table:style-name="ro1">
          <table:table-cell/>
          <table:table-cell office:value-type="float" office:value="84.82541" calcext:value-type="float">
            <text:p>84.82541</text:p>
          </table:table-cell>
          <table:table-cell office:value-type="float" office:value="114.44256" calcext:value-type="float">
            <text:p>114.44256</text:p>
          </table:table-cell>
          <table:table-cell office:value-type="float" office:value="-29.61714" calcext:value-type="float">
            <text:p>-29.61714</text:p>
          </table:table-cell>
        </table:table-row>
        <table:table-row table:style-name="ro1">
          <table:table-cell/>
          <table:table-cell office:value-type="float" office:value="84.73844" calcext:value-type="float">
            <text:p>84.73844</text:p>
          </table:table-cell>
          <table:table-cell office:value-type="float" office:value="118.19614" calcext:value-type="float">
            <text:p>118.19614</text:p>
          </table:table-cell>
          <table:table-cell office:value-type="float" office:value="-33.4577" calcext:value-type="float">
            <text:p>-33.4577</text:p>
          </table:table-cell>
        </table:table-row>
        <table:table-row table:style-name="ro1">
          <table:table-cell/>
          <table:table-cell office:value-type="float" office:value="84.69668" calcext:value-type="float">
            <text:p>84.69668</text:p>
          </table:table-cell>
          <table:table-cell office:value-type="float" office:value="112.20436" calcext:value-type="float">
            <text:p>112.20436</text:p>
          </table:table-cell>
          <table:table-cell office:value-type="float" office:value="-27.50768" calcext:value-type="float">
            <text:p>-27.50768</text:p>
          </table:table-cell>
        </table:table-row>
        <table:table-row table:style-name="ro1">
          <table:table-cell/>
          <table:table-cell office:value-type="float" office:value="84.89353" calcext:value-type="float">
            <text:p>84.89353</text:p>
          </table:table-cell>
          <table:table-cell office:value-type="float" office:value="117.41018" calcext:value-type="float">
            <text:p>117.41018</text:p>
          </table:table-cell>
          <table:table-cell office:value-type="float" office:value="-32.51665" calcext:value-type="float">
            <text:p>-32.51665</text:p>
          </table:table-cell>
        </table:table-row>
        <table:table-row table:style-name="ro1">
          <table:table-cell/>
          <table:table-cell office:value-type="float" office:value="84.30661" calcext:value-type="float">
            <text:p>84.30661</text:p>
          </table:table-cell>
          <table:table-cell office:value-type="float" office:value="117.21745" calcext:value-type="float">
            <text:p>117.21745</text:p>
          </table:table-cell>
          <table:table-cell office:value-type="float" office:value="-32.91084" calcext:value-type="float">
            <text:p>-32.91084</text:p>
          </table:table-cell>
        </table:table-row>
        <table:table-row table:style-name="ro1">
          <table:table-cell/>
          <table:table-cell office:value-type="float" office:value="85.98755" calcext:value-type="float">
            <text:p>85.98755</text:p>
          </table:table-cell>
          <table:table-cell office:value-type="float" office:value="114.11283" calcext:value-type="float">
            <text:p>114.11283</text:p>
          </table:table-cell>
          <table:table-cell office:value-type="float" office:value="-28.12528" calcext:value-type="float">
            <text:p>-28.12528</text:p>
          </table:table-cell>
        </table:table-row>
        <table:table-row table:style-name="ro1">
          <table:table-cell/>
          <table:table-cell office:value-type="float" office:value="85.34275" calcext:value-type="float">
            <text:p>85.34275</text:p>
          </table:table-cell>
          <table:table-cell office:value-type="float" office:value="118.00208" calcext:value-type="float">
            <text:p>118.00208</text:p>
          </table:table-cell>
          <table:table-cell office:value-type="float" office:value="-32.65933" calcext:value-type="float">
            <text:p>-32.65933</text:p>
          </table:table-cell>
        </table:table-row>
        <table:table-row table:style-name="ro1">
          <table:table-cell/>
          <table:table-cell office:value-type="float" office:value="84.45668" calcext:value-type="float">
            <text:p>84.45668</text:p>
          </table:table-cell>
          <table:table-cell office:value-type="float" office:value="111.51328" calcext:value-type="float">
            <text:p>111.51328</text:p>
          </table:table-cell>
          <table:table-cell office:value-type="float" office:value="-27.0566" calcext:value-type="float">
            <text:p>-27.0566</text:p>
          </table:table-cell>
        </table:table-row>
        <table:table-row table:style-name="ro1">
          <table:table-cell/>
          <table:table-cell office:value-type="float" office:value="84.92554" calcext:value-type="float">
            <text:p>84.92554</text:p>
          </table:table-cell>
          <table:table-cell office:value-type="float" office:value="116.30819" calcext:value-type="float">
            <text:p>116.30819</text:p>
          </table:table-cell>
          <table:table-cell office:value-type="float" office:value="-31.38265" calcext:value-type="float">
            <text:p>-31.38265</text:p>
          </table:table-cell>
        </table:table-row>
        <table:table-row table:style-name="ro1">
          <table:table-cell/>
          <table:table-cell office:value-type="float" office:value="85.14647" calcext:value-type="float">
            <text:p>85.14647</text:p>
          </table:table-cell>
          <table:table-cell office:value-type="float" office:value="114.02762" calcext:value-type="float">
            <text:p>114.02762</text:p>
          </table:table-cell>
          <table:table-cell office:value-type="float" office:value="-28.88114" calcext:value-type="float">
            <text:p>-28.88114</text:p>
          </table:table-cell>
        </table:table-row>
        <table:table-row table:style-name="ro1">
          <table:table-cell/>
          <table:table-cell office:value-type="float" office:value="84.98256" calcext:value-type="float">
            <text:p>84.98256</text:p>
          </table:table-cell>
          <table:table-cell office:value-type="float" office:value="117.42302" calcext:value-type="float">
            <text:p>117.42302</text:p>
          </table:table-cell>
          <table:table-cell office:value-type="float" office:value="-32.44046" calcext:value-type="float">
            <text:p>-32.44046</text:p>
          </table:table-cell>
        </table:table-row>
        <table:table-row table:style-name="ro1">
          <table:table-cell/>
          <table:table-cell office:value-type="float" office:value="85.71335" calcext:value-type="float">
            <text:p>85.71335</text:p>
          </table:table-cell>
          <table:table-cell office:value-type="float" office:value="115.58226" calcext:value-type="float">
            <text:p>115.58226</text:p>
          </table:table-cell>
          <table:table-cell office:value-type="float" office:value="-29.86892" calcext:value-type="float">
            <text:p>-29.86892</text:p>
          </table:table-cell>
        </table:table-row>
        <table:table-row table:style-name="ro1">
          <table:table-cell/>
          <table:table-cell office:value-type="float" office:value="84.58581" calcext:value-type="float">
            <text:p>84.58581</text:p>
          </table:table-cell>
          <table:table-cell office:value-type="float" office:value="115.30035" calcext:value-type="float">
            <text:p>115.30035</text:p>
          </table:table-cell>
          <table:table-cell office:value-type="float" office:value="-30.71454" calcext:value-type="float">
            <text:p>-30.71454</text:p>
          </table:table-cell>
        </table:table-row>
        <table:table-row table:style-name="ro1">
          <table:table-cell/>
          <table:table-cell office:value-type="float" office:value="85.68236" calcext:value-type="float">
            <text:p>85.68236</text:p>
          </table:table-cell>
          <table:table-cell office:value-type="float" office:value="111.72631" calcext:value-type="float">
            <text:p>111.72631</text:p>
          </table:table-cell>
          <table:table-cell office:value-type="float" office:value="-26.04395" calcext:value-type="float">
            <text:p>-26.04395</text:p>
          </table:table-cell>
        </table:table-row>
        <table:table-row table:style-name="ro1">
          <table:table-cell/>
          <table:table-cell office:value-type="float" office:value="84.7769" calcext:value-type="float">
            <text:p>84.7769</text:p>
          </table:table-cell>
          <table:table-cell office:value-type="float" office:value="115.57283" calcext:value-type="float">
            <text:p>115.57283</text:p>
          </table:table-cell>
          <table:table-cell office:value-type="float" office:value="-30.79593" calcext:value-type="float">
            <text:p>-30.79593</text:p>
          </table:table-cell>
        </table:table-row>
        <table:table-row table:style-name="ro1">
          <table:table-cell/>
          <table:table-cell office:value-type="float" office:value="85.8328" calcext:value-type="float">
            <text:p>85.8328</text:p>
          </table:table-cell>
          <table:table-cell office:value-type="float" office:value="116.25932" calcext:value-type="float">
            <text:p>116.25932</text:p>
          </table:table-cell>
          <table:table-cell office:value-type="float" office:value="-30.42652" calcext:value-type="float">
            <text:p>-30.42652</text:p>
          </table:table-cell>
        </table:table-row>
        <table:table-row table:style-name="ro1">
          <table:table-cell/>
          <table:table-cell office:value-type="float" office:value="85.88536" calcext:value-type="float">
            <text:p>85.88536</text:p>
          </table:table-cell>
          <table:table-cell office:value-type="float" office:value="112.61902" calcext:value-type="float">
            <text:p>112.61902</text:p>
          </table:table-cell>
          <table:table-cell office:value-type="float" office:value="-26.73365" calcext:value-type="float">
            <text:p>-26.73365</text:p>
          </table:table-cell>
        </table:table-row>
        <table:table-row table:style-name="ro1">
          <table:table-cell/>
          <table:table-cell office:value-type="float" office:value="85.31652" calcext:value-type="float">
            <text:p>85.31652</text:p>
          </table:table-cell>
          <table:table-cell office:value-type="float" office:value="114.08114" calcext:value-type="float">
            <text:p>114.08114</text:p>
          </table:table-cell>
          <table:table-cell office:value-type="float" office:value="-28.76462" calcext:value-type="float">
            <text:p>-28.76462</text:p>
          </table:table-cell>
        </table:table-row>
        <table:table-row table:style-name="ro1">
          <table:table-cell/>
          <table:table-cell office:value-type="float" office:value="85.46973" calcext:value-type="float">
            <text:p>85.46973</text:p>
          </table:table-cell>
          <table:table-cell office:value-type="float" office:value="115.64133" calcext:value-type="float">
            <text:p>115.64133</text:p>
          </table:table-cell>
          <table:table-cell office:value-type="float" office:value="-30.1716" calcext:value-type="float">
            <text:p>-30.1716</text:p>
          </table:table-cell>
        </table:table-row>
        <table:table-row table:style-name="ro1">
          <table:table-cell/>
          <table:table-cell office:value-type="float" office:value="84.56067" calcext:value-type="float">
            <text:p>84.56067</text:p>
          </table:table-cell>
          <table:table-cell office:value-type="float" office:value="118.15328" calcext:value-type="float">
            <text:p>118.15328</text:p>
          </table:table-cell>
          <table:table-cell office:value-type="float" office:value="-33.59261" calcext:value-type="float">
            <text:p>-33.59261</text:p>
          </table:table-cell>
        </table:table-row>
        <table:table-row table:style-name="ro1">
          <table:table-cell/>
          <table:table-cell office:value-type="float" office:value="84.41185" calcext:value-type="float">
            <text:p>84.41185</text:p>
          </table:table-cell>
          <table:table-cell office:value-type="float" office:value="114.53453" calcext:value-type="float">
            <text:p>114.53453</text:p>
          </table:table-cell>
          <table:table-cell office:value-type="float" office:value="-30.12267" calcext:value-type="float">
            <text:p>-30.12267</text:p>
          </table:table-cell>
        </table:table-row>
        <table:table-row table:style-name="ro1">
          <table:table-cell/>
          <table:table-cell office:value-type="float" office:value="85.46287" calcext:value-type="float">
            <text:p>85.46287</text:p>
          </table:table-cell>
          <table:table-cell office:value-type="float" office:value="111.9251" calcext:value-type="float">
            <text:p>111.9251</text:p>
          </table:table-cell>
          <table:table-cell office:value-type="float" office:value="-26.46224" calcext:value-type="float">
            <text:p>-26.46224</text:p>
          </table:table-cell>
        </table:table-row>
        <table:table-row table:style-name="ro1">
          <table:table-cell/>
          <table:table-cell office:value-type="float" office:value="84.84807" calcext:value-type="float">
            <text:p>84.84807</text:p>
          </table:table-cell>
          <table:table-cell office:value-type="float" office:value="114.49653" calcext:value-type="float">
            <text:p>114.49653</text:p>
          </table:table-cell>
          <table:table-cell office:value-type="float" office:value="-29.64847" calcext:value-type="float">
            <text:p>-29.64847</text:p>
          </table:table-cell>
        </table:table-row>
        <table:table-row table:style-name="ro1">
          <table:table-cell/>
          <table:table-cell office:value-type="float" office:value="83.93824" calcext:value-type="float">
            <text:p>83.93824</text:p>
          </table:table-cell>
          <table:table-cell office:value-type="float" office:value="115.61374" calcext:value-type="float">
            <text:p>115.61374</text:p>
          </table:table-cell>
          <table:table-cell office:value-type="float" office:value="-31.6755" calcext:value-type="float">
            <text:p>-31.6755</text:p>
          </table:table-cell>
        </table:table-row>
        <table:table-row table:style-name="ro1">
          <table:table-cell/>
          <table:table-cell office:value-type="float" office:value="84.58662" calcext:value-type="float">
            <text:p>84.58662</text:p>
          </table:table-cell>
          <table:table-cell office:value-type="float" office:value="118.63385" calcext:value-type="float">
            <text:p>118.63385</text:p>
          </table:table-cell>
          <table:table-cell office:value-type="float" office:value="-34.04723" calcext:value-type="float">
            <text:p>-34.04723</text:p>
          </table:table-cell>
        </table:table-row>
        <table:table-row table:style-name="ro1">
          <table:table-cell/>
          <table:table-cell office:value-type="float" office:value="84.63908" calcext:value-type="float">
            <text:p>84.63908</text:p>
          </table:table-cell>
          <table:table-cell office:value-type="float" office:value="115.87092" calcext:value-type="float">
            <text:p>115.87092</text:p>
          </table:table-cell>
          <table:table-cell office:value-type="float" office:value="-31.23184" calcext:value-type="float">
            <text:p>-31.23184</text:p>
          </table:table-cell>
        </table:table-row>
        <table:table-row table:style-name="ro1">
          <table:table-cell/>
          <table:table-cell office:value-type="float" office:value="84.78171" calcext:value-type="float">
            <text:p>84.78171</text:p>
          </table:table-cell>
          <table:table-cell office:value-type="float" office:value="113.87552" calcext:value-type="float">
            <text:p>113.87552</text:p>
          </table:table-cell>
          <table:table-cell office:value-type="float" office:value="-29.09381" calcext:value-type="float">
            <text:p>-29.09381</text:p>
          </table:table-cell>
        </table:table-row>
        <table:table-row table:style-name="ro1">
          <table:table-cell/>
          <table:table-cell office:value-type="float" office:value="84.98391" calcext:value-type="float">
            <text:p>84.98391</text:p>
          </table:table-cell>
          <table:table-cell office:value-type="float" office:value="115.07713" calcext:value-type="float">
            <text:p>115.07713</text:p>
          </table:table-cell>
          <table:table-cell office:value-type="float" office:value="-30.09322" calcext:value-type="float">
            <text:p>-30.09322</text:p>
          </table:table-cell>
        </table:table-row>
        <table:table-row table:style-name="ro1">
          <table:table-cell/>
          <table:table-cell office:value-type="float" office:value="83.88275" calcext:value-type="float">
            <text:p>83.88275</text:p>
          </table:table-cell>
          <table:table-cell office:value-type="float" office:value="115.67853" calcext:value-type="float">
            <text:p>115.67853</text:p>
          </table:table-cell>
          <table:table-cell office:value-type="float" office:value="-31.79579" calcext:value-type="float">
            <text:p>-31.79579</text:p>
          </table:table-cell>
        </table:table-row>
        <table:table-row table:style-name="ro1">
          <table:table-cell/>
          <table:table-cell office:value-type="float" office:value="86.30693" calcext:value-type="float">
            <text:p>86.30693</text:p>
          </table:table-cell>
          <table:table-cell office:value-type="float" office:value="111.51793" calcext:value-type="float">
            <text:p>111.51793</text:p>
          </table:table-cell>
          <table:table-cell office:value-type="float" office:value="-25.211" calcext:value-type="float">
            <text:p>-25.211</text:p>
          </table:table-cell>
        </table:table-row>
        <table:table-row table:style-name="ro1">
          <table:table-cell/>
          <table:table-cell office:value-type="float" office:value="84.76428" calcext:value-type="float">
            <text:p>84.76428</text:p>
          </table:table-cell>
          <table:table-cell office:value-type="float" office:value="119.78075" calcext:value-type="float">
            <text:p>119.78075</text:p>
          </table:table-cell>
          <table:table-cell office:value-type="float" office:value="-35.01647" calcext:value-type="float">
            <text:p>-35.01647</text:p>
          </table:table-cell>
        </table:table-row>
        <table:table-row table:style-name="ro1">
          <table:table-cell/>
          <table:table-cell office:value-type="float" office:value="85.35116" calcext:value-type="float">
            <text:p>85.35116</text:p>
          </table:table-cell>
          <table:table-cell office:value-type="float" office:value="118.34382" calcext:value-type="float">
            <text:p>118.34382</text:p>
          </table:table-cell>
          <table:table-cell office:value-type="float" office:value="-32.99266" calcext:value-type="float">
            <text:p>-32.99266</text:p>
          </table:table-cell>
        </table:table-row>
        <table:table-row table:style-name="ro1">
          <table:table-cell/>
          <table:table-cell office:value-type="float" office:value="84.94568" calcext:value-type="float">
            <text:p>84.94568</text:p>
          </table:table-cell>
          <table:table-cell office:value-type="float" office:value="119.96839" calcext:value-type="float">
            <text:p>119.96839</text:p>
          </table:table-cell>
          <table:table-cell office:value-type="float" office:value="-35.02271" calcext:value-type="float">
            <text:p>-35.02271</text:p>
          </table:table-cell>
        </table:table-row>
        <table:table-row table:style-name="ro1">
          <table:table-cell/>
          <table:table-cell office:value-type="float" office:value="85.12994" calcext:value-type="float">
            <text:p>85.12994</text:p>
          </table:table-cell>
          <table:table-cell office:value-type="float" office:value="117.41358" calcext:value-type="float">
            <text:p>117.41358</text:p>
          </table:table-cell>
          <table:table-cell office:value-type="float" office:value="-32.28364" calcext:value-type="float">
            <text:p>-32.28364</text:p>
          </table:table-cell>
        </table:table-row>
        <table:table-row table:style-name="ro1">
          <table:table-cell/>
          <table:table-cell office:value-type="float" office:value="84.01466" calcext:value-type="float">
            <text:p>84.01466</text:p>
          </table:table-cell>
          <table:table-cell office:value-type="float" office:value="113.25276" calcext:value-type="float">
            <text:p>113.25276</text:p>
          </table:table-cell>
          <table:table-cell office:value-type="float" office:value="-29.23811" calcext:value-type="float">
            <text:p>-29.23811</text:p>
          </table:table-cell>
        </table:table-row>
        <table:table-row table:style-name="ro1">
          <table:table-cell/>
          <table:table-cell office:value-type="float" office:value="84.38898" calcext:value-type="float">
            <text:p>84.38898</text:p>
          </table:table-cell>
          <table:table-cell office:value-type="float" office:value="115.78025" calcext:value-type="float">
            <text:p>115.78025</text:p>
          </table:table-cell>
          <table:table-cell office:value-type="float" office:value="-31.39127" calcext:value-type="float">
            <text:p>-31.39127</text:p>
          </table:table-cell>
        </table:table-row>
        <table:table-row table:style-name="ro1">
          <table:table-cell/>
          <table:table-cell office:value-type="float" office:value="84.52657" calcext:value-type="float">
            <text:p>84.52657</text:p>
          </table:table-cell>
          <table:table-cell office:value-type="float" office:value="117.83513" calcext:value-type="float">
            <text:p>117.83513</text:p>
          </table:table-cell>
          <table:table-cell office:value-type="float" office:value="-33.30856" calcext:value-type="float">
            <text:p>-33.30856</text:p>
          </table:table-cell>
        </table:table-row>
        <table:table-row table:style-name="ro1">
          <table:table-cell/>
          <table:table-cell office:value-type="float" office:value="85.73662" calcext:value-type="float">
            <text:p>85.73662</text:p>
          </table:table-cell>
          <table:table-cell office:value-type="float" office:value="115.65085" calcext:value-type="float">
            <text:p>115.65085</text:p>
          </table:table-cell>
          <table:table-cell office:value-type="float" office:value="-29.91423" calcext:value-type="float">
            <text:p>-29.91423</text:p>
          </table:table-cell>
        </table:table-row>
        <table:table-row table:style-name="ro1">
          <table:table-cell/>
          <table:table-cell office:value-type="float" office:value="84.53572" calcext:value-type="float">
            <text:p>84.53572</text:p>
          </table:table-cell>
          <table:table-cell office:value-type="float" office:value="118.7753" calcext:value-type="float">
            <text:p>118.7753</text:p>
          </table:table-cell>
          <table:table-cell office:value-type="float" office:value="-34.23959" calcext:value-type="float">
            <text:p>-34.23959</text:p>
          </table:table-cell>
        </table:table-row>
        <table:table-row table:style-name="ro1">
          <table:table-cell/>
          <table:table-cell office:value-type="float" office:value="85.13248" calcext:value-type="float">
            <text:p>85.13248</text:p>
          </table:table-cell>
          <table:table-cell office:value-type="float" office:value="113.65334" calcext:value-type="float">
            <text:p>113.65334</text:p>
          </table:table-cell>
          <table:table-cell office:value-type="float" office:value="-28.52087" calcext:value-type="float">
            <text:p>-28.52087</text:p>
          </table:table-cell>
        </table:table-row>
        <table:table-row table:style-name="ro1">
          <table:table-cell/>
          <table:table-cell office:value-type="float" office:value="84.76441" calcext:value-type="float">
            <text:p>84.76441</text:p>
          </table:table-cell>
          <table:table-cell office:value-type="float" office:value="120.05336" calcext:value-type="float">
            <text:p>120.05336</text:p>
          </table:table-cell>
          <table:table-cell office:value-type="float" office:value="-35.28895" calcext:value-type="float">
            <text:p>-35.28895</text:p>
          </table:table-cell>
        </table:table-row>
        <table:table-row table:style-name="ro1">
          <table:table-cell/>
          <table:table-cell office:value-type="float" office:value="85.61674" calcext:value-type="float">
            <text:p>85.61674</text:p>
          </table:table-cell>
          <table:table-cell office:value-type="float" office:value="113.92061" calcext:value-type="float">
            <text:p>113.92061</text:p>
          </table:table-cell>
          <table:table-cell office:value-type="float" office:value="-28.30387" calcext:value-type="float">
            <text:p>-28.30387</text:p>
          </table:table-cell>
        </table:table-row>
        <table:table-row table:style-name="ro1">
          <table:table-cell/>
          <table:table-cell office:value-type="float" office:value="84.55972" calcext:value-type="float">
            <text:p>84.55972</text:p>
          </table:table-cell>
          <table:table-cell office:value-type="float" office:value="115.8192" calcext:value-type="float">
            <text:p>115.8192</text:p>
          </table:table-cell>
          <table:table-cell office:value-type="float" office:value="-31.25948" calcext:value-type="float">
            <text:p>-31.25948</text:p>
          </table:table-cell>
        </table:table-row>
        <table:table-row table:style-name="ro1">
          <table:table-cell/>
          <table:table-cell office:value-type="float" office:value="85.78704" calcext:value-type="float">
            <text:p>85.78704</text:p>
          </table:table-cell>
          <table:table-cell office:value-type="float" office:value="116.43887" calcext:value-type="float">
            <text:p>116.43887</text:p>
          </table:table-cell>
          <table:table-cell office:value-type="float" office:value="-30.65183" calcext:value-type="float">
            <text:p>-30.65183</text:p>
          </table:table-cell>
        </table:table-row>
        <table:table-row table:style-name="ro1">
          <table:table-cell/>
          <table:table-cell office:value-type="float" office:value="84.97779" calcext:value-type="float">
            <text:p>84.97779</text:p>
          </table:table-cell>
          <table:table-cell office:value-type="float" office:value="115.31336" calcext:value-type="float">
            <text:p>115.31336</text:p>
          </table:table-cell>
          <table:table-cell office:value-type="float" office:value="-30.33557" calcext:value-type="float">
            <text:p>-30.33557</text:p>
          </table:table-cell>
        </table:table-row>
        <table:table-row table:style-name="ro1">
          <table:table-cell/>
          <table:table-cell office:value-type="float" office:value="84.61098" calcext:value-type="float">
            <text:p>84.61098</text:p>
          </table:table-cell>
          <table:table-cell office:value-type="float" office:value="116.92332" calcext:value-type="float">
            <text:p>116.92332</text:p>
          </table:table-cell>
          <table:table-cell office:value-type="float" office:value="-32.31235" calcext:value-type="float">
            <text:p>-32.31235</text:p>
          </table:table-cell>
        </table:table-row>
        <table:table-row table:style-name="ro1">
          <table:table-cell/>
          <table:table-cell office:value-type="float" office:value="85.0043" calcext:value-type="float">
            <text:p>85.0043</text:p>
          </table:table-cell>
          <table:table-cell office:value-type="float" office:value="117.52479" calcext:value-type="float">
            <text:p>117.52479</text:p>
          </table:table-cell>
          <table:table-cell office:value-type="float" office:value="-32.52049" calcext:value-type="float">
            <text:p>-32.52049</text:p>
          </table:table-cell>
        </table:table-row>
        <table:table-row table:style-name="ro1">
          <table:table-cell/>
          <table:table-cell office:value-type="float" office:value="84.63639" calcext:value-type="float">
            <text:p>84.63639</text:p>
          </table:table-cell>
          <table:table-cell office:value-type="float" office:value="114.88302" calcext:value-type="float">
            <text:p>114.88302</text:p>
          </table:table-cell>
          <table:table-cell office:value-type="float" office:value="-30.24663" calcext:value-type="float">
            <text:p>-30.24663</text:p>
          </table:table-cell>
        </table:table-row>
        <table:table-row table:style-name="ro1">
          <table:table-cell/>
          <table:table-cell office:value-type="float" office:value="84.76914" calcext:value-type="float">
            <text:p>84.76914</text:p>
          </table:table-cell>
          <table:table-cell office:value-type="float" office:value="115.21247" calcext:value-type="float">
            <text:p>115.21247</text:p>
          </table:table-cell>
          <table:table-cell office:value-type="float" office:value="-30.44333" calcext:value-type="float">
            <text:p>-30.44333</text:p>
          </table:table-cell>
        </table:table-row>
        <table:table-row table:style-name="ro1">
          <table:table-cell/>
          <table:table-cell office:value-type="float" office:value="84.79432" calcext:value-type="float">
            <text:p>84.79432</text:p>
          </table:table-cell>
          <table:table-cell office:value-type="float" office:value="119.803" calcext:value-type="float">
            <text:p>119.803</text:p>
          </table:table-cell>
          <table:table-cell office:value-type="float" office:value="-35.00868" calcext:value-type="float">
            <text:p>-35.00868</text:p>
          </table:table-cell>
        </table:table-row>
        <table:table-row table:style-name="ro1">
          <table:table-cell/>
          <table:table-cell office:value-type="float" office:value="84.95894" calcext:value-type="float">
            <text:p>84.95894</text:p>
          </table:table-cell>
          <table:table-cell office:value-type="float" office:value="114.20794" calcext:value-type="float">
            <text:p>114.20794</text:p>
          </table:table-cell>
          <table:table-cell office:value-type="float" office:value="-29.249" calcext:value-type="float">
            <text:p>-29.249</text:p>
          </table:table-cell>
        </table:table-row>
        <table:table-row table:style-name="ro1">
          <table:table-cell/>
          <table:table-cell office:value-type="float" office:value="84.16766" calcext:value-type="float">
            <text:p>84.16766</text:p>
          </table:table-cell>
          <table:table-cell office:value-type="float" office:value="117.84435" calcext:value-type="float">
            <text:p>117.84435</text:p>
          </table:table-cell>
          <table:table-cell office:value-type="float" office:value="-33.67669" calcext:value-type="float">
            <text:p>-33.67669</text:p>
          </table:table-cell>
        </table:table-row>
        <table:table-row table:style-name="ro1">
          <table:table-cell/>
          <table:table-cell office:value-type="float" office:value="85.17348" calcext:value-type="float">
            <text:p>85.17348</text:p>
          </table:table-cell>
          <table:table-cell office:value-type="float" office:value="117.49492" calcext:value-type="float">
            <text:p>117.49492</text:p>
          </table:table-cell>
          <table:table-cell office:value-type="float" office:value="-32.32145" calcext:value-type="float">
            <text:p>-32.32145</text:p>
          </table:table-cell>
        </table:table-row>
        <table:table-row table:style-name="ro1">
          <table:table-cell/>
          <table:table-cell office:value-type="float" office:value="83.76194" calcext:value-type="float">
            <text:p>83.76194</text:p>
          </table:table-cell>
          <table:table-cell office:value-type="float" office:value="115.10017" calcext:value-type="float">
            <text:p>115.10017</text:p>
          </table:table-cell>
          <table:table-cell office:value-type="float" office:value="-31.33823" calcext:value-type="float">
            <text:p>-31.33823</text:p>
          </table:table-cell>
        </table:table-row>
        <table:table-row table:style-name="ro1">
          <table:table-cell/>
          <table:table-cell office:value-type="float" office:value="85.07675" calcext:value-type="float">
            <text:p>85.07675</text:p>
          </table:table-cell>
          <table:table-cell office:value-type="float" office:value="112.87869" calcext:value-type="float">
            <text:p>112.87869</text:p>
          </table:table-cell>
          <table:table-cell office:value-type="float" office:value="-27.80195" calcext:value-type="float">
            <text:p>-27.80195</text:p>
          </table:table-cell>
        </table:table-row>
        <table:table-row table:style-name="ro1">
          <table:table-cell/>
          <table:table-cell office:value-type="float" office:value="84.4551" calcext:value-type="float">
            <text:p>84.4551</text:p>
          </table:table-cell>
          <table:table-cell office:value-type="float" office:value="113.99534" calcext:value-type="float">
            <text:p>113.99534</text:p>
          </table:table-cell>
          <table:table-cell office:value-type="float" office:value="-29.54024" calcext:value-type="float">
            <text:p>-29.54024</text:p>
          </table:table-cell>
        </table:table-row>
        <table:table-row table:style-name="ro1">
          <table:table-cell/>
          <table:table-cell office:value-type="float" office:value="84.41955" calcext:value-type="float">
            <text:p>84.41955</text:p>
          </table:table-cell>
          <table:table-cell office:value-type="float" office:value="118.7783" calcext:value-type="float">
            <text:p>118.7783</text:p>
          </table:table-cell>
          <table:table-cell office:value-type="float" office:value="-34.35875" calcext:value-type="float">
            <text:p>-34.35875</text:p>
          </table:table-cell>
        </table:table-row>
        <table:table-row table:style-name="ro1">
          <table:table-cell/>
          <table:table-cell office:value-type="float" office:value="83.91707" calcext:value-type="float">
            <text:p>83.91707</text:p>
          </table:table-cell>
          <table:table-cell office:value-type="float" office:value="116.04174" calcext:value-type="float">
            <text:p>116.04174</text:p>
          </table:table-cell>
          <table:table-cell office:value-type="float" office:value="-32.12468" calcext:value-type="float">
            <text:p>-32.12468</text:p>
          </table:table-cell>
        </table:table-row>
        <table:table-row table:style-name="ro1">
          <table:table-cell/>
          <table:table-cell office:value-type="float" office:value="84.3766" calcext:value-type="float">
            <text:p>84.3766</text:p>
          </table:table-cell>
          <table:table-cell office:value-type="float" office:value="109.71485" calcext:value-type="float">
            <text:p>109.71485</text:p>
          </table:table-cell>
          <table:table-cell office:value-type="float" office:value="-25.33825" calcext:value-type="float">
            <text:p>-25.33825</text:p>
          </table:table-cell>
        </table:table-row>
        <table:table-row table:style-name="ro1">
          <table:table-cell/>
          <table:table-cell office:value-type="float" office:value="85.59782" calcext:value-type="float">
            <text:p>85.59782</text:p>
          </table:table-cell>
          <table:table-cell office:value-type="float" office:value="115.21896" calcext:value-type="float">
            <text:p>115.21896</text:p>
          </table:table-cell>
          <table:table-cell office:value-type="float" office:value="-29.62114" calcext:value-type="float">
            <text:p>-29.62114</text:p>
          </table:table-cell>
        </table:table-row>
        <table:table-row table:style-name="ro1">
          <table:table-cell/>
          <table:table-cell office:value-type="float" office:value="85.1403" calcext:value-type="float">
            <text:p>85.1403</text:p>
          </table:table-cell>
          <table:table-cell office:value-type="float" office:value="112.67559" calcext:value-type="float">
            <text:p>112.67559</text:p>
          </table:table-cell>
          <table:table-cell office:value-type="float" office:value="-27.5353" calcext:value-type="float">
            <text:p>-27.5353</text:p>
          </table:table-cell>
        </table:table-row>
        <table:table-row table:style-name="ro1">
          <table:table-cell/>
          <table:table-cell office:value-type="float" office:value="85.52986" calcext:value-type="float">
            <text:p>85.52986</text:p>
          </table:table-cell>
          <table:table-cell office:value-type="float" office:value="114.85604" calcext:value-type="float">
            <text:p>114.85604</text:p>
          </table:table-cell>
          <table:table-cell office:value-type="float" office:value="-29.32618" calcext:value-type="float">
            <text:p>-29.32618</text:p>
          </table:table-cell>
        </table:table-row>
        <table:table-row table:style-name="ro1">
          <table:table-cell/>
          <table:table-cell office:value-type="float" office:value="84.62943" calcext:value-type="float">
            <text:p>84.62943</text:p>
          </table:table-cell>
          <table:table-cell office:value-type="float" office:value="113.88375" calcext:value-type="float">
            <text:p>113.88375</text:p>
          </table:table-cell>
          <table:table-cell office:value-type="float" office:value="-29.25432" calcext:value-type="float">
            <text:p>-29.25432</text:p>
          </table:table-cell>
        </table:table-row>
        <table:table-row table:style-name="ro1">
          <table:table-cell/>
          <table:table-cell office:value-type="float" office:value="84.20183" calcext:value-type="float">
            <text:p>84.20183</text:p>
          </table:table-cell>
          <table:table-cell office:value-type="float" office:value="112.24153" calcext:value-type="float">
            <text:p>112.24153</text:p>
          </table:table-cell>
          <table:table-cell office:value-type="float" office:value="-28.0397" calcext:value-type="float">
            <text:p>-28.0397</text:p>
          </table:table-cell>
        </table:table-row>
        <table:table-row table:style-name="ro1">
          <table:table-cell/>
          <table:table-cell office:value-type="float" office:value="85.1064" calcext:value-type="float">
            <text:p>85.1064</text:p>
          </table:table-cell>
          <table:table-cell office:value-type="float" office:value="115.27189" calcext:value-type="float">
            <text:p>115.27189</text:p>
          </table:table-cell>
          <table:table-cell office:value-type="float" office:value="-30.16549" calcext:value-type="float">
            <text:p>-30.16549</text:p>
          </table:table-cell>
        </table:table-row>
        <table:table-row table:style-name="ro1">
          <table:table-cell/>
          <table:table-cell office:value-type="float" office:value="84.07276" calcext:value-type="float">
            <text:p>84.07276</text:p>
          </table:table-cell>
          <table:table-cell office:value-type="float" office:value="116.49375" calcext:value-type="float">
            <text:p>116.49375</text:p>
          </table:table-cell>
          <table:table-cell office:value-type="float" office:value="-32.42099" calcext:value-type="float">
            <text:p>-32.42099</text:p>
          </table:table-cell>
        </table:table-row>
        <table:table-row table:style-name="ro1">
          <table:table-cell/>
          <table:table-cell office:value-type="float" office:value="84.99069" calcext:value-type="float">
            <text:p>84.99069</text:p>
          </table:table-cell>
          <table:table-cell office:value-type="float" office:value="119.70025" calcext:value-type="float">
            <text:p>119.70025</text:p>
          </table:table-cell>
          <table:table-cell office:value-type="float" office:value="-34.70955" calcext:value-type="float">
            <text:p>-34.70955</text:p>
          </table:table-cell>
        </table:table-row>
        <table:table-row table:style-name="ro1">
          <table:table-cell/>
          <table:table-cell office:value-type="float" office:value="85.18309" calcext:value-type="float">
            <text:p>85.18309</text:p>
          </table:table-cell>
          <table:table-cell office:value-type="float" office:value="118.92114" calcext:value-type="float">
            <text:p>118.92114</text:p>
          </table:table-cell>
          <table:table-cell office:value-type="float" office:value="-33.73805" calcext:value-type="float">
            <text:p>-33.73805</text:p>
          </table:table-cell>
        </table:table-row>
        <table:table-row table:style-name="ro1">
          <table:table-cell/>
          <table:table-cell office:value-type="float" office:value="84.18297" calcext:value-type="float">
            <text:p>84.18297</text:p>
          </table:table-cell>
          <table:table-cell office:value-type="float" office:value="110.9102" calcext:value-type="float">
            <text:p>110.9102</text:p>
          </table:table-cell>
          <table:table-cell office:value-type="float" office:value="-26.72723" calcext:value-type="float">
            <text:p>-26.72723</text:p>
          </table:table-cell>
        </table:table-row>
        <table:table-row table:style-name="ro1">
          <table:table-cell/>
          <table:table-cell office:value-type="float" office:value="85.39815" calcext:value-type="float">
            <text:p>85.39815</text:p>
          </table:table-cell>
          <table:table-cell office:value-type="float" office:value="111.83093" calcext:value-type="float">
            <text:p>111.83093</text:p>
          </table:table-cell>
          <table:table-cell office:value-type="float" office:value="-26.43278" calcext:value-type="float">
            <text:p>-26.43278</text:p>
          </table:table-cell>
        </table:table-row>
        <table:table-row table:style-name="ro1">
          <table:table-cell/>
          <table:table-cell office:value-type="float" office:value="84.00091" calcext:value-type="float">
            <text:p>84.00091</text:p>
          </table:table-cell>
          <table:table-cell office:value-type="float" office:value="116.58702" calcext:value-type="float">
            <text:p>116.58702</text:p>
          </table:table-cell>
          <table:table-cell office:value-type="float" office:value="-32.58611" calcext:value-type="float">
            <text:p>-32.58611</text:p>
          </table:table-cell>
        </table:table-row>
        <table:table-row table:style-name="ro1">
          <table:table-cell/>
          <table:table-cell office:value-type="float" office:value="85.27179" calcext:value-type="float">
            <text:p>85.27179</text:p>
          </table:table-cell>
          <table:table-cell office:value-type="float" office:value="114.15773" calcext:value-type="float">
            <text:p>114.15773</text:p>
          </table:table-cell>
          <table:table-cell office:value-type="float" office:value="-28.88594" calcext:value-type="float">
            <text:p>-28.88594</text:p>
          </table:table-cell>
        </table:table-row>
        <table:table-row table:style-name="ro1">
          <table:table-cell/>
          <table:table-cell office:value-type="float" office:value="84.63403" calcext:value-type="float">
            <text:p>84.63403</text:p>
          </table:table-cell>
          <table:table-cell office:value-type="float" office:value="116.66332" calcext:value-type="float">
            <text:p>116.66332</text:p>
          </table:table-cell>
          <table:table-cell office:value-type="float" office:value="-32.0293" calcext:value-type="float">
            <text:p>-32.0293</text:p>
          </table:table-cell>
        </table:table-row>
        <table:table-row table:style-name="ro1">
          <table:table-cell/>
          <table:table-cell office:value-type="float" office:value="84.96721" calcext:value-type="float">
            <text:p>84.96721</text:p>
          </table:table-cell>
          <table:table-cell office:value-type="float" office:value="119.26726" calcext:value-type="float">
            <text:p>119.26726</text:p>
          </table:table-cell>
          <table:table-cell office:value-type="float" office:value="-34.30005" calcext:value-type="float">
            <text:p>-34.30005</text:p>
          </table:table-cell>
        </table:table-row>
        <table:table-row table:style-name="ro1">
          <table:table-cell/>
          <table:table-cell office:value-type="float" office:value="85.12687" calcext:value-type="float">
            <text:p>85.12687</text:p>
          </table:table-cell>
          <table:table-cell office:value-type="float" office:value="119.69566" calcext:value-type="float">
            <text:p>119.69566</text:p>
          </table:table-cell>
          <table:table-cell office:value-type="float" office:value="-34.56879" calcext:value-type="float">
            <text:p>-34.56879</text:p>
          </table:table-cell>
        </table:table-row>
        <table:table-row table:style-name="ro1">
          <table:table-cell/>
          <table:table-cell office:value-type="float" office:value="84.50098" calcext:value-type="float">
            <text:p>84.50098</text:p>
          </table:table-cell>
          <table:table-cell office:value-type="float" office:value="118.09175" calcext:value-type="float">
            <text:p>118.09175</text:p>
          </table:table-cell>
          <table:table-cell office:value-type="float" office:value="-33.59077" calcext:value-type="float">
            <text:p>-33.59077</text:p>
          </table:table-cell>
        </table:table-row>
        <table:table-row table:style-name="ro1">
          <table:table-cell/>
          <table:table-cell office:value-type="float" office:value="85.25377" calcext:value-type="float">
            <text:p>85.25377</text:p>
          </table:table-cell>
          <table:table-cell office:value-type="float" office:value="115.62812" calcext:value-type="float">
            <text:p>115.62812</text:p>
          </table:table-cell>
          <table:table-cell office:value-type="float" office:value="-30.37434" calcext:value-type="float">
            <text:p>-30.37434</text:p>
          </table:table-cell>
        </table:table-row>
        <table:table-row table:style-name="ro1">
          <table:table-cell/>
          <table:table-cell office:value-type="float" office:value="85.60352" calcext:value-type="float">
            <text:p>85.60352</text:p>
          </table:table-cell>
          <table:table-cell office:value-type="float" office:value="116.27803" calcext:value-type="float">
            <text:p>116.27803</text:p>
          </table:table-cell>
          <table:table-cell office:value-type="float" office:value="-30.67451" calcext:value-type="float">
            <text:p>-30.67451</text:p>
          </table:table-cell>
        </table:table-row>
        <table:table-row table:style-name="ro1">
          <table:table-cell/>
          <table:table-cell office:value-type="float" office:value="85.70622" calcext:value-type="float">
            <text:p>85.70622</text:p>
          </table:table-cell>
          <table:table-cell office:value-type="float" office:value="114.66488" calcext:value-type="float">
            <text:p>114.66488</text:p>
          </table:table-cell>
          <table:table-cell office:value-type="float" office:value="-28.95867" calcext:value-type="float">
            <text:p>-28.95867</text:p>
          </table:table-cell>
        </table:table-row>
        <table:table-row table:style-name="ro1">
          <table:table-cell/>
          <table:table-cell office:value-type="float" office:value="84.92852" calcext:value-type="float">
            <text:p>84.92852</text:p>
          </table:table-cell>
          <table:table-cell office:value-type="float" office:value="117.87938" calcext:value-type="float">
            <text:p>117.87938</text:p>
          </table:table-cell>
          <table:table-cell office:value-type="float" office:value="-32.95086" calcext:value-type="float">
            <text:p>-32.95086</text:p>
          </table:table-cell>
        </table:table-row>
        <table:table-row table:style-name="ro1">
          <table:table-cell/>
          <table:table-cell office:value-type="float" office:value="84.95046" calcext:value-type="float">
            <text:p>84.95046</text:p>
          </table:table-cell>
          <table:table-cell office:value-type="float" office:value="117.83868" calcext:value-type="float">
            <text:p>117.83868</text:p>
          </table:table-cell>
          <table:table-cell office:value-type="float" office:value="-32.88821" calcext:value-type="float">
            <text:p>-32.88821</text:p>
          </table:table-cell>
        </table:table-row>
        <table:table-row table:style-name="ro1">
          <table:table-cell/>
          <table:table-cell office:value-type="float" office:value="84.40489" calcext:value-type="float">
            <text:p>84.40489</text:p>
          </table:table-cell>
          <table:table-cell office:value-type="float" office:value="114.97439" calcext:value-type="float">
            <text:p>114.97439</text:p>
          </table:table-cell>
          <table:table-cell office:value-type="float" office:value="-30.5695" calcext:value-type="float">
            <text:p>-30.5695</text:p>
          </table:table-cell>
        </table:table-row>
        <table:table-row table:style-name="ro1">
          <table:table-cell/>
          <table:table-cell office:value-type="float" office:value="84.58304" calcext:value-type="float">
            <text:p>84.58304</text:p>
          </table:table-cell>
          <table:table-cell office:value-type="float" office:value="119.7674" calcext:value-type="float">
            <text:p>119.7674</text:p>
          </table:table-cell>
          <table:table-cell office:value-type="float" office:value="-35.18436" calcext:value-type="float">
            <text:p>-35.18436</text:p>
          </table:table-cell>
        </table:table-row>
        <table:table-row table:style-name="ro1">
          <table:table-cell/>
          <table:table-cell office:value-type="float" office:value="86.17428" calcext:value-type="float">
            <text:p>86.17428</text:p>
          </table:table-cell>
          <table:table-cell office:value-type="float" office:value="112.56847" calcext:value-type="float">
            <text:p>112.56847</text:p>
          </table:table-cell>
          <table:table-cell office:value-type="float" office:value="-26.39419" calcext:value-type="float">
            <text:p>-26.39419</text:p>
          </table:table-cell>
        </table:table-row>
        <table:table-row table:style-name="ro1">
          <table:table-cell/>
          <table:table-cell office:value-type="float" office:value="85.07937" calcext:value-type="float">
            <text:p>85.07937</text:p>
          </table:table-cell>
          <table:table-cell office:value-type="float" office:value="117.44984" calcext:value-type="float">
            <text:p>117.44984</text:p>
          </table:table-cell>
          <table:table-cell office:value-type="float" office:value="-32.37047" calcext:value-type="float">
            <text:p>-32.37047</text:p>
          </table:table-cell>
        </table:table-row>
        <table:table-row table:style-name="ro1">
          <table:table-cell/>
          <table:table-cell office:value-type="float" office:value="84.92434" calcext:value-type="float">
            <text:p>84.92434</text:p>
          </table:table-cell>
          <table:table-cell office:value-type="float" office:value="120.17269" calcext:value-type="float">
            <text:p>120.17269</text:p>
          </table:table-cell>
          <table:table-cell office:value-type="float" office:value="-35.24835" calcext:value-type="float">
            <text:p>-35.24835</text:p>
          </table:table-cell>
        </table:table-row>
        <table:table-row table:style-name="ro1">
          <table:table-cell/>
          <table:table-cell office:value-type="float" office:value="84.00358" calcext:value-type="float">
            <text:p>84.00358</text:p>
          </table:table-cell>
          <table:table-cell office:value-type="float" office:value="111.52136" calcext:value-type="float">
            <text:p>111.52136</text:p>
          </table:table-cell>
          <table:table-cell office:value-type="float" office:value="-27.51777" calcext:value-type="float">
            <text:p>-27.51777</text:p>
          </table:table-cell>
        </table:table-row>
        <table:table-row table:style-name="ro1">
          <table:table-cell/>
          <table:table-cell office:value-type="float" office:value="84.19098" calcext:value-type="float">
            <text:p>84.19098</text:p>
          </table:table-cell>
          <table:table-cell office:value-type="float" office:value="116.87032" calcext:value-type="float">
            <text:p>116.87032</text:p>
          </table:table-cell>
          <table:table-cell office:value-type="float" office:value="-32.67934" calcext:value-type="float">
            <text:p>-32.67934</text:p>
          </table:table-cell>
        </table:table-row>
        <table:table-row table:style-name="ro1">
          <table:table-cell/>
          <table:table-cell office:value-type="float" office:value="85.62087" calcext:value-type="float">
            <text:p>85.62087</text:p>
          </table:table-cell>
          <table:table-cell office:value-type="float" office:value="117.09067" calcext:value-type="float">
            <text:p>117.09067</text:p>
          </table:table-cell>
          <table:table-cell office:value-type="float" office:value="-31.46981" calcext:value-type="float">
            <text:p>-31.46981</text:p>
          </table:table-cell>
        </table:table-row>
        <table:table-row table:style-name="ro1">
          <table:table-cell/>
          <table:table-cell office:value-type="float" office:value="84.98412" calcext:value-type="float">
            <text:p>84.98412</text:p>
          </table:table-cell>
          <table:table-cell office:value-type="float" office:value="119.7587" calcext:value-type="float">
            <text:p>119.7587</text:p>
          </table:table-cell>
          <table:table-cell office:value-type="float" office:value="-34.77459" calcext:value-type="float">
            <text:p>-34.77459</text:p>
          </table:table-cell>
        </table:table-row>
        <table:table-row table:style-name="ro1">
          <table:table-cell/>
          <table:table-cell office:value-type="float" office:value="84.15586" calcext:value-type="float">
            <text:p>84.15586</text:p>
          </table:table-cell>
          <table:table-cell office:value-type="float" office:value="116.03915" calcext:value-type="float">
            <text:p>116.03915</text:p>
          </table:table-cell>
          <table:table-cell office:value-type="float" office:value="-31.88328" calcext:value-type="float">
            <text:p>-31.88328</text:p>
          </table:table-cell>
        </table:table-row>
        <table:table-row table:style-name="ro1">
          <table:table-cell/>
          <table:table-cell office:value-type="float" office:value="84.55465" calcext:value-type="float">
            <text:p>84.55465</text:p>
          </table:table-cell>
          <table:table-cell office:value-type="float" office:value="119.55303" calcext:value-type="float">
            <text:p>119.55303</text:p>
          </table:table-cell>
          <table:table-cell office:value-type="float" office:value="-34.99838" calcext:value-type="float">
            <text:p>-34.99838</text:p>
          </table:table-cell>
        </table:table-row>
        <table:table-row table:style-name="ro1">
          <table:table-cell/>
          <table:table-cell office:value-type="float" office:value="84.32966" calcext:value-type="float">
            <text:p>84.32966</text:p>
          </table:table-cell>
          <table:table-cell office:value-type="float" office:value="114.41569" calcext:value-type="float">
            <text:p>114.41569</text:p>
          </table:table-cell>
          <table:table-cell office:value-type="float" office:value="-30.08603" calcext:value-type="float">
            <text:p>-30.08603</text:p>
          </table:table-cell>
        </table:table-row>
        <table:table-row table:style-name="ro1">
          <table:table-cell/>
          <table:table-cell office:value-type="float" office:value="85.4653" calcext:value-type="float">
            <text:p>85.4653</text:p>
          </table:table-cell>
          <table:table-cell office:value-type="float" office:value="116.78584" calcext:value-type="float">
            <text:p>116.78584</text:p>
          </table:table-cell>
          <table:table-cell office:value-type="float" office:value="-31.32053" calcext:value-type="float">
            <text:p>-31.32053</text:p>
          </table:table-cell>
        </table:table-row>
        <table:table-row table:style-name="ro1">
          <table:table-cell/>
          <table:table-cell office:value-type="float" office:value="85.09466" calcext:value-type="float">
            <text:p>85.09466</text:p>
          </table:table-cell>
          <table:table-cell office:value-type="float" office:value="116.41506" calcext:value-type="float">
            <text:p>116.41506</text:p>
          </table:table-cell>
          <table:table-cell office:value-type="float" office:value="-31.3204" calcext:value-type="float">
            <text:p>-31.3204</text:p>
          </table:table-cell>
        </table:table-row>
        <table:table-row table:style-name="ro1">
          <table:table-cell/>
          <table:table-cell office:value-type="float" office:value="84.85779" calcext:value-type="float">
            <text:p>84.85779</text:p>
          </table:table-cell>
          <table:table-cell office:value-type="float" office:value="114.35878" calcext:value-type="float">
            <text:p>114.35878</text:p>
          </table:table-cell>
          <table:table-cell office:value-type="float" office:value="-29.50099" calcext:value-type="float">
            <text:p>-29.50099</text:p>
          </table:table-cell>
        </table:table-row>
        <table:table-row table:style-name="ro1">
          <table:table-cell/>
          <table:table-cell office:value-type="float" office:value="83.93392" calcext:value-type="float">
            <text:p>83.93392</text:p>
          </table:table-cell>
          <table:table-cell office:value-type="float" office:value="116.3909" calcext:value-type="float">
            <text:p>116.3909</text:p>
          </table:table-cell>
          <table:table-cell office:value-type="float" office:value="-32.45698" calcext:value-type="float">
            <text:p>-32.45698</text:p>
          </table:table-cell>
        </table:table-row>
        <table:table-row table:style-name="ro1">
          <table:table-cell/>
          <table:table-cell office:value-type="float" office:value="84.9804" calcext:value-type="float">
            <text:p>84.9804</text:p>
          </table:table-cell>
          <table:table-cell office:value-type="float" office:value="119.85917" calcext:value-type="float">
            <text:p>119.85917</text:p>
          </table:table-cell>
          <table:table-cell office:value-type="float" office:value="-34.87878" calcext:value-type="float">
            <text:p>-34.87878</text:p>
          </table:table-cell>
        </table:table-row>
        <table:table-row table:style-name="ro1">
          <table:table-cell/>
          <table:table-cell office:value-type="float" office:value="85.05463" calcext:value-type="float">
            <text:p>85.05463</text:p>
          </table:table-cell>
          <table:table-cell office:value-type="float" office:value="119.06233" calcext:value-type="float">
            <text:p>119.06233</text:p>
          </table:table-cell>
          <table:table-cell office:value-type="float" office:value="-34.0077" calcext:value-type="float">
            <text:p>-34.0077</text:p>
          </table:table-cell>
        </table:table-row>
        <table:table-row table:style-name="ro1">
          <table:table-cell/>
          <table:table-cell office:value-type="float" office:value="85.5045" calcext:value-type="float">
            <text:p>85.5045</text:p>
          </table:table-cell>
          <table:table-cell office:value-type="float" office:value="116.33111" calcext:value-type="float">
            <text:p>116.33111</text:p>
          </table:table-cell>
          <table:table-cell office:value-type="float" office:value="-30.82661" calcext:value-type="float">
            <text:p>-30.82661</text:p>
          </table:table-cell>
        </table:table-row>
        <table:table-row table:style-name="ro1">
          <table:table-cell/>
          <table:table-cell office:value-type="float" office:value="84.33254" calcext:value-type="float">
            <text:p>84.33254</text:p>
          </table:table-cell>
          <table:table-cell office:value-type="float" office:value="114.75703" calcext:value-type="float">
            <text:p>114.75703</text:p>
          </table:table-cell>
          <table:table-cell office:value-type="float" office:value="-30.42449" calcext:value-type="float">
            <text:p>-30.42449</text:p>
          </table:table-cell>
        </table:table-row>
        <table:table-row table:style-name="ro1">
          <table:table-cell/>
          <table:table-cell office:value-type="float" office:value="85.43548" calcext:value-type="float">
            <text:p>85.43548</text:p>
          </table:table-cell>
          <table:table-cell office:value-type="float" office:value="116.28837" calcext:value-type="float">
            <text:p>116.28837</text:p>
          </table:table-cell>
          <table:table-cell office:value-type="float" office:value="-30.85289" calcext:value-type="float">
            <text:p>-30.85289</text:p>
          </table:table-cell>
        </table:table-row>
        <table:table-row table:style-name="ro1">
          <table:table-cell/>
          <table:table-cell office:value-type="float" office:value="85.80185" calcext:value-type="float">
            <text:p>85.80185</text:p>
          </table:table-cell>
          <table:table-cell office:value-type="float" office:value="116.21501" calcext:value-type="float">
            <text:p>116.21501</text:p>
          </table:table-cell>
          <table:table-cell office:value-type="float" office:value="-30.41315" calcext:value-type="float">
            <text:p>-30.41315</text:p>
          </table:table-cell>
        </table:table-row>
        <table:table-row table:style-name="ro1">
          <table:table-cell/>
          <table:table-cell office:value-type="float" office:value="84.5634" calcext:value-type="float">
            <text:p>84.5634</text:p>
          </table:table-cell>
          <table:table-cell office:value-type="float" office:value="110.85855" calcext:value-type="float">
            <text:p>110.85855</text:p>
          </table:table-cell>
          <table:table-cell office:value-type="float" office:value="-26.29515" calcext:value-type="float">
            <text:p>-26.29515</text:p>
          </table:table-cell>
        </table:table-row>
        <table:table-row table:style-name="ro1">
          <table:table-cell/>
          <table:table-cell office:value-type="float" office:value="85.48862" calcext:value-type="float">
            <text:p>85.48862</text:p>
          </table:table-cell>
          <table:table-cell office:value-type="float" office:value="116.32472" calcext:value-type="float">
            <text:p>116.32472</text:p>
          </table:table-cell>
          <table:table-cell office:value-type="float" office:value="-30.8361" calcext:value-type="float">
            <text:p>-30.8361</text:p>
          </table:table-cell>
        </table:table-row>
        <table:table-row table:style-name="ro1">
          <table:table-cell/>
          <table:table-cell office:value-type="float" office:value="85.84383" calcext:value-type="float">
            <text:p>85.84383</text:p>
          </table:table-cell>
          <table:table-cell office:value-type="float" office:value="114.96423" calcext:value-type="float">
            <text:p>114.96423</text:p>
          </table:table-cell>
          <table:table-cell office:value-type="float" office:value="-29.12039" calcext:value-type="float">
            <text:p>-29.12039</text:p>
          </table:table-cell>
        </table:table-row>
        <table:table-row table:style-name="ro1">
          <table:table-cell/>
          <table:table-cell office:value-type="float" office:value="84.05713" calcext:value-type="float">
            <text:p>84.05713</text:p>
          </table:table-cell>
          <table:table-cell office:value-type="float" office:value="116.64328" calcext:value-type="float">
            <text:p>116.64328</text:p>
          </table:table-cell>
          <table:table-cell office:value-type="float" office:value="-32.58615" calcext:value-type="float">
            <text:p>-32.58615</text:p>
          </table:table-cell>
        </table:table-row>
        <table:table-row table:style-name="ro1">
          <table:table-cell/>
          <table:table-cell office:value-type="float" office:value="84.6872" calcext:value-type="float">
            <text:p>84.6872</text:p>
          </table:table-cell>
          <table:table-cell office:value-type="float" office:value="112.20319" calcext:value-type="float">
            <text:p>112.20319</text:p>
          </table:table-cell>
          <table:table-cell office:value-type="float" office:value="-27.51599" calcext:value-type="float">
            <text:p>-27.51599</text:p>
          </table:table-cell>
        </table:table-row>
        <table:table-row table:style-name="ro1">
          <table:table-cell/>
          <table:table-cell office:value-type="float" office:value="85.09544" calcext:value-type="float">
            <text:p>85.09544</text:p>
          </table:table-cell>
          <table:table-cell office:value-type="float" office:value="119.45976" calcext:value-type="float">
            <text:p>119.45976</text:p>
          </table:table-cell>
          <table:table-cell office:value-type="float" office:value="-34.36431" calcext:value-type="float">
            <text:p>-34.36431</text:p>
          </table:table-cell>
        </table:table-row>
        <table:table-row table:style-name="ro1">
          <table:table-cell/>
          <table:table-cell office:value-type="float" office:value="84.56756" calcext:value-type="float">
            <text:p>84.56756</text:p>
          </table:table-cell>
          <table:table-cell office:value-type="float" office:value="115.03642" calcext:value-type="float">
            <text:p>115.03642</text:p>
          </table:table-cell>
          <table:table-cell office:value-type="float" office:value="-30.46887" calcext:value-type="float">
            <text:p>-30.46887</text:p>
          </table:table-cell>
        </table:table-row>
        <table:table-row table:style-name="ro1">
          <table:table-cell/>
          <table:table-cell office:value-type="float" office:value="83.896" calcext:value-type="float">
            <text:p>83.896</text:p>
          </table:table-cell>
          <table:table-cell office:value-type="float" office:value="115.99875" calcext:value-type="float">
            <text:p>115.99875</text:p>
          </table:table-cell>
          <table:table-cell office:value-type="float" office:value="-32.10275" calcext:value-type="float">
            <text:p>-32.10275</text:p>
          </table:table-cell>
        </table:table-row>
        <table:table-row table:style-name="ro1">
          <table:table-cell/>
          <table:table-cell office:value-type="float" office:value="85.22269" calcext:value-type="float">
            <text:p>85.22269</text:p>
          </table:table-cell>
          <table:table-cell office:value-type="float" office:value="119.26884" calcext:value-type="float">
            <text:p>119.26884</text:p>
          </table:table-cell>
          <table:table-cell office:value-type="float" office:value="-34.04615" calcext:value-type="float">
            <text:p>-34.04615</text:p>
          </table:table-cell>
        </table:table-row>
        <table:table-row table:style-name="ro1">
          <table:table-cell/>
          <table:table-cell office:value-type="float" office:value="85.29367" calcext:value-type="float">
            <text:p>85.29367</text:p>
          </table:table-cell>
          <table:table-cell office:value-type="float" office:value="119.27095" calcext:value-type="float">
            <text:p>119.27095</text:p>
          </table:table-cell>
          <table:table-cell office:value-type="float" office:value="-33.97728" calcext:value-type="float">
            <text:p>-33.97728</text:p>
          </table:table-cell>
        </table:table-row>
        <table:table-row table:style-name="ro1">
          <table:table-cell/>
          <table:table-cell office:value-type="float" office:value="85.49231" calcext:value-type="float">
            <text:p>85.49231</text:p>
          </table:table-cell>
          <table:table-cell office:value-type="float" office:value="117.19617" calcext:value-type="float">
            <text:p>117.19617</text:p>
          </table:table-cell>
          <table:table-cell office:value-type="float" office:value="-31.70387" calcext:value-type="float">
            <text:p>-31.70387</text:p>
          </table:table-cell>
        </table:table-row>
        <table:table-row table:style-name="ro1">
          <table:table-cell/>
          <table:table-cell office:value-type="float" office:value="84.39772" calcext:value-type="float">
            <text:p>84.39772</text:p>
          </table:table-cell>
          <table:table-cell office:value-type="float" office:value="112.97862" calcext:value-type="float">
            <text:p>112.97862</text:p>
          </table:table-cell>
          <table:table-cell office:value-type="float" office:value="-28.5809" calcext:value-type="float">
            <text:p>-28.5809</text:p>
          </table:table-cell>
        </table:table-row>
        <table:table-row table:style-name="ro1">
          <table:table-cell/>
          <table:table-cell office:value-type="float" office:value="84.61603" calcext:value-type="float">
            <text:p>84.61603</text:p>
          </table:table-cell>
          <table:table-cell office:value-type="float" office:value="115.47286" calcext:value-type="float">
            <text:p>115.47286</text:p>
          </table:table-cell>
          <table:table-cell office:value-type="float" office:value="-30.85683" calcext:value-type="float">
            <text:p>-30.85683</text:p>
          </table:table-cell>
        </table:table-row>
        <table:table-row table:style-name="ro1">
          <table:table-cell/>
          <table:table-cell office:value-type="float" office:value="83.63155" calcext:value-type="float">
            <text:p>83.63155</text:p>
          </table:table-cell>
          <table:table-cell office:value-type="float" office:value="113.0768" calcext:value-type="float">
            <text:p>113.0768</text:p>
          </table:table-cell>
          <table:table-cell office:value-type="float" office:value="-29.44525" calcext:value-type="float">
            <text:p>-29.44525</text:p>
          </table:table-cell>
        </table:table-row>
        <table:table-row table:style-name="ro1">
          <table:table-cell/>
          <table:table-cell office:value-type="float" office:value="84.59575" calcext:value-type="float">
            <text:p>84.59575</text:p>
          </table:table-cell>
          <table:table-cell office:value-type="float" office:value="113.94816" calcext:value-type="float">
            <text:p>113.94816</text:p>
          </table:table-cell>
          <table:table-cell office:value-type="float" office:value="-29.3524" calcext:value-type="float">
            <text:p>-29.3524</text:p>
          </table:table-cell>
        </table:table-row>
        <table:table-row table:style-name="ro1">
          <table:table-cell/>
          <table:table-cell office:value-type="float" office:value="83.69352" calcext:value-type="float">
            <text:p>83.69352</text:p>
          </table:table-cell>
          <table:table-cell office:value-type="float" office:value="114.51354" calcext:value-type="float">
            <text:p>114.51354</text:p>
          </table:table-cell>
          <table:table-cell office:value-type="float" office:value="-30.82002" calcext:value-type="float">
            <text:p>-30.82002</text:p>
          </table:table-cell>
        </table:table-row>
        <table:table-row table:style-name="ro1">
          <table:table-cell/>
          <table:table-cell office:value-type="float" office:value="84.52882" calcext:value-type="float">
            <text:p>84.52882</text:p>
          </table:table-cell>
          <table:table-cell office:value-type="float" office:value="119.62958" calcext:value-type="float">
            <text:p>119.62958</text:p>
          </table:table-cell>
          <table:table-cell office:value-type="float" office:value="-35.10076" calcext:value-type="float">
            <text:p>-35.10076</text:p>
          </table:table-cell>
        </table:table-row>
        <table:table-row table:style-name="ro1">
          <table:table-cell/>
          <table:table-cell office:value-type="float" office:value="85.06364" calcext:value-type="float">
            <text:p>85.06364</text:p>
          </table:table-cell>
          <table:table-cell office:value-type="float" office:value="118.77574" calcext:value-type="float">
            <text:p>118.77574</text:p>
          </table:table-cell>
          <table:table-cell office:value-type="float" office:value="-33.7121" calcext:value-type="float">
            <text:p>-33.7121</text:p>
          </table:table-cell>
        </table:table-row>
        <table:table-row table:style-name="ro1">
          <table:table-cell/>
          <table:table-cell office:value-type="float" office:value="85.28954" calcext:value-type="float">
            <text:p>85.28954</text:p>
          </table:table-cell>
          <table:table-cell office:value-type="float" office:value="116.58334" calcext:value-type="float">
            <text:p>116.58334</text:p>
          </table:table-cell>
          <table:table-cell office:value-type="float" office:value="-31.2938" calcext:value-type="float">
            <text:p>-31.2938</text:p>
          </table:table-cell>
        </table:table-row>
        <table:table-row table:style-name="ro1">
          <table:table-cell/>
          <table:table-cell office:value-type="float" office:value="84.83492" calcext:value-type="float">
            <text:p>84.83492</text:p>
          </table:table-cell>
          <table:table-cell office:value-type="float" office:value="113.57983" calcext:value-type="float">
            <text:p>113.57983</text:p>
          </table:table-cell>
          <table:table-cell office:value-type="float" office:value="-28.74491" calcext:value-type="float">
            <text:p>-28.74491</text:p>
          </table:table-cell>
        </table:table-row>
        <table:table-row table:style-name="ro1">
          <table:table-cell/>
          <table:table-cell office:value-type="float" office:value="84.38936" calcext:value-type="float">
            <text:p>84.38936</text:p>
          </table:table-cell>
          <table:table-cell office:value-type="float" office:value="112.04811" calcext:value-type="float">
            <text:p>112.04811</text:p>
          </table:table-cell>
          <table:table-cell office:value-type="float" office:value="-27.65875" calcext:value-type="float">
            <text:p>-27.65875</text:p>
          </table:table-cell>
        </table:table-row>
        <table:table-row table:style-name="ro1">
          <table:table-cell/>
          <table:table-cell office:value-type="float" office:value="84.9169" calcext:value-type="float">
            <text:p>84.9169</text:p>
          </table:table-cell>
          <table:table-cell office:value-type="float" office:value="119.65611" calcext:value-type="float">
            <text:p>119.65611</text:p>
          </table:table-cell>
          <table:table-cell office:value-type="float" office:value="-34.73921" calcext:value-type="float">
            <text:p>-34.73921</text:p>
          </table:table-cell>
        </table:table-row>
        <table:table-row table:style-name="ro1">
          <table:table-cell/>
          <table:table-cell office:value-type="float" office:value="84.67245" calcext:value-type="float">
            <text:p>84.67245</text:p>
          </table:table-cell>
          <table:table-cell office:value-type="float" office:value="116.22931" calcext:value-type="float">
            <text:p>116.22931</text:p>
          </table:table-cell>
          <table:table-cell office:value-type="float" office:value="-31.55687" calcext:value-type="float">
            <text:p>-31.55687</text:p>
          </table:table-cell>
        </table:table-row>
        <table:table-row table:style-name="ro1">
          <table:table-cell/>
          <table:table-cell office:value-type="float" office:value="84.65254" calcext:value-type="float">
            <text:p>84.65254</text:p>
          </table:table-cell>
          <table:table-cell office:value-type="float" office:value="115.5448" calcext:value-type="float">
            <text:p>115.5448</text:p>
          </table:table-cell>
          <table:table-cell office:value-type="float" office:value="-30.89226" calcext:value-type="float">
            <text:p>-30.89226</text:p>
          </table:table-cell>
        </table:table-row>
        <table:table-row table:style-name="ro1">
          <table:table-cell/>
          <table:table-cell office:value-type="float" office:value="85.81055" calcext:value-type="float">
            <text:p>85.81055</text:p>
          </table:table-cell>
          <table:table-cell office:value-type="float" office:value="114.08982" calcext:value-type="float">
            <text:p>114.08982</text:p>
          </table:table-cell>
          <table:table-cell office:value-type="float" office:value="-28.27927" calcext:value-type="float">
            <text:p>-28.27927</text:p>
          </table:table-cell>
        </table:table-row>
        <table:table-row table:style-name="ro1">
          <table:table-cell/>
          <table:table-cell office:value-type="float" office:value="85.14979" calcext:value-type="float">
            <text:p>85.14979</text:p>
          </table:table-cell>
          <table:table-cell office:value-type="float" office:value="119.81935" calcext:value-type="float">
            <text:p>119.81935</text:p>
          </table:table-cell>
          <table:table-cell office:value-type="float" office:value="-34.66956" calcext:value-type="float">
            <text:p>-34.66956</text:p>
          </table:table-cell>
        </table:table-row>
        <table:table-row table:style-name="ro1">
          <table:table-cell/>
          <table:table-cell office:value-type="float" office:value="84.53401" calcext:value-type="float">
            <text:p>84.53401</text:p>
          </table:table-cell>
          <table:table-cell office:value-type="float" office:value="118.29934" calcext:value-type="float">
            <text:p>118.29934</text:p>
          </table:table-cell>
          <table:table-cell office:value-type="float" office:value="-33.76533" calcext:value-type="float">
            <text:p>-33.76533</text:p>
          </table:table-cell>
        </table:table-row>
        <table:table-row table:style-name="ro1">
          <table:table-cell/>
          <table:table-cell office:value-type="float" office:value="85.81801" calcext:value-type="float">
            <text:p>85.81801</text:p>
          </table:table-cell>
          <table:table-cell office:value-type="float" office:value="115.96966" calcext:value-type="float">
            <text:p>115.96966</text:p>
          </table:table-cell>
          <table:table-cell office:value-type="float" office:value="-30.15165" calcext:value-type="float">
            <text:p>-30.15165</text:p>
          </table:table-cell>
        </table:table-row>
        <table:table-row table:style-name="ro1">
          <table:table-cell/>
          <table:table-cell office:value-type="float" office:value="84.20399" calcext:value-type="float">
            <text:p>84.20399</text:p>
          </table:table-cell>
          <table:table-cell office:value-type="float" office:value="117.67483" calcext:value-type="float">
            <text:p>117.67483</text:p>
          </table:table-cell>
          <table:table-cell office:value-type="float" office:value="-33.47084" calcext:value-type="float">
            <text:p>-33.47084</text:p>
          </table:table-cell>
        </table:table-row>
        <table:table-row table:style-name="ro1">
          <table:table-cell/>
          <table:table-cell office:value-type="float" office:value="85.57661" calcext:value-type="float">
            <text:p>85.57661</text:p>
          </table:table-cell>
          <table:table-cell office:value-type="float" office:value="111.56883" calcext:value-type="float">
            <text:p>111.56883</text:p>
          </table:table-cell>
          <table:table-cell office:value-type="float" office:value="-25.99223" calcext:value-type="float">
            <text:p>-25.99223</text:p>
          </table:table-cell>
        </table:table-row>
        <table:table-row table:style-name="ro1">
          <table:table-cell/>
          <table:table-cell office:value-type="float" office:value="83.77692" calcext:value-type="float">
            <text:p>83.77692</text:p>
          </table:table-cell>
          <table:table-cell office:value-type="float" office:value="115.19447" calcext:value-type="float">
            <text:p>115.19447</text:p>
          </table:table-cell>
          <table:table-cell office:value-type="float" office:value="-31.41755" calcext:value-type="float">
            <text:p>-31.41755</text:p>
          </table:table-cell>
        </table:table-row>
        <table:table-row table:style-name="ro1">
          <table:table-cell/>
          <table:table-cell office:value-type="float" office:value="84.16788" calcext:value-type="float">
            <text:p>84.16788</text:p>
          </table:table-cell>
          <table:table-cell office:value-type="float" office:value="114.8118" calcext:value-type="float">
            <text:p>114.8118</text:p>
          </table:table-cell>
          <table:table-cell office:value-type="float" office:value="-30.64392" calcext:value-type="float">
            <text:p>-30.64392</text:p>
          </table:table-cell>
        </table:table-row>
        <table:table-row table:style-name="ro1">
          <table:table-cell/>
          <table:table-cell office:value-type="float" office:value="85.82298" calcext:value-type="float">
            <text:p>85.82298</text:p>
          </table:table-cell>
          <table:table-cell office:value-type="float" office:value="115.85898" calcext:value-type="float">
            <text:p>115.85898</text:p>
          </table:table-cell>
          <table:table-cell office:value-type="float" office:value="-30.036" calcext:value-type="float">
            <text:p>-30.036</text:p>
          </table:table-cell>
        </table:table-row>
        <table:table-row table:style-name="ro1">
          <table:table-cell/>
          <table:table-cell office:value-type="float" office:value="84.99517" calcext:value-type="float">
            <text:p>84.99517</text:p>
          </table:table-cell>
          <table:table-cell office:value-type="float" office:value="117.83548" calcext:value-type="float">
            <text:p>117.83548</text:p>
          </table:table-cell>
          <table:table-cell office:value-type="float" office:value="-32.84031" calcext:value-type="float">
            <text:p>-32.84031</text:p>
          </table:table-cell>
        </table:table-row>
        <table:table-row table:style-name="ro1">
          <table:table-cell/>
          <table:table-cell office:value-type="float" office:value="85.46048" calcext:value-type="float">
            <text:p>85.46048</text:p>
          </table:table-cell>
          <table:table-cell office:value-type="float" office:value="118.5821" calcext:value-type="float">
            <text:p>118.5821</text:p>
          </table:table-cell>
          <table:table-cell office:value-type="float" office:value="-33.12162" calcext:value-type="float">
            <text:p>-33.12162</text:p>
          </table:table-cell>
        </table:table-row>
        <table:table-row table:style-name="ro1">
          <table:table-cell/>
          <table:table-cell office:value-type="float" office:value="84.70498" calcext:value-type="float">
            <text:p>84.70498</text:p>
          </table:table-cell>
          <table:table-cell office:value-type="float" office:value="118.50468" calcext:value-type="float">
            <text:p>118.50468</text:p>
          </table:table-cell>
          <table:table-cell office:value-type="float" office:value="-33.7997" calcext:value-type="float">
            <text:p>-33.7997</text:p>
          </table:table-cell>
        </table:table-row>
        <table:table-row table:style-name="ro1">
          <table:table-cell/>
          <table:table-cell office:value-type="float" office:value="83.94393" calcext:value-type="float">
            <text:p>83.94393</text:p>
          </table:table-cell>
          <table:table-cell office:value-type="float" office:value="115.03671" calcext:value-type="float">
            <text:p>115.03671</text:p>
          </table:table-cell>
          <table:table-cell office:value-type="float" office:value="-31.09278" calcext:value-type="float">
            <text:p>-31.09278</text:p>
          </table:table-cell>
        </table:table-row>
        <table:table-row table:style-name="ro1">
          <table:table-cell/>
          <table:table-cell office:value-type="float" office:value="85.04635" calcext:value-type="float">
            <text:p>85.04635</text:p>
          </table:table-cell>
          <table:table-cell office:value-type="float" office:value="117.51666" calcext:value-type="float">
            <text:p>117.51666</text:p>
          </table:table-cell>
          <table:table-cell office:value-type="float" office:value="-32.47032" calcext:value-type="float">
            <text:p>-32.47032</text:p>
          </table:table-cell>
        </table:table-row>
        <table:table-row table:style-name="ro1">
          <table:table-cell/>
          <table:table-cell office:value-type="float" office:value="84.17494" calcext:value-type="float">
            <text:p>84.17494</text:p>
          </table:table-cell>
          <table:table-cell office:value-type="float" office:value="115.47529" calcext:value-type="float">
            <text:p>115.47529</text:p>
          </table:table-cell>
          <table:table-cell office:value-type="float" office:value="-31.30035" calcext:value-type="float">
            <text:p>-31.30035</text:p>
          </table:table-cell>
        </table:table-row>
        <table:table-row table:style-name="ro1">
          <table:table-cell/>
          <table:table-cell office:value-type="float" office:value="83.96876" calcext:value-type="float">
            <text:p>83.96876</text:p>
          </table:table-cell>
          <table:table-cell office:value-type="float" office:value="115.71053" calcext:value-type="float">
            <text:p>115.71053</text:p>
          </table:table-cell>
          <table:table-cell office:value-type="float" office:value="-31.74177" calcext:value-type="float">
            <text:p>-31.74177</text:p>
          </table:table-cell>
        </table:table-row>
        <table:table-row table:style-name="ro1">
          <table:table-cell/>
          <table:table-cell office:value-type="float" office:value="84.83399" calcext:value-type="float">
            <text:p>84.83399</text:p>
          </table:table-cell>
          <table:table-cell office:value-type="float" office:value="116.84542" calcext:value-type="float">
            <text:p>116.84542</text:p>
          </table:table-cell>
          <table:table-cell office:value-type="float" office:value="-32.01143" calcext:value-type="float">
            <text:p>-32.01143</text:p>
          </table:table-cell>
        </table:table-row>
        <table:table-row table:style-name="ro1">
          <table:table-cell/>
          <table:table-cell office:value-type="float" office:value="84.57951" calcext:value-type="float">
            <text:p>84.57951</text:p>
          </table:table-cell>
          <table:table-cell office:value-type="float" office:value="117.4847" calcext:value-type="float">
            <text:p>117.4847</text:p>
          </table:table-cell>
          <table:table-cell office:value-type="float" office:value="-32.90519" calcext:value-type="float">
            <text:p>-32.90519</text:p>
          </table:table-cell>
        </table:table-row>
        <table:table-row table:style-name="ro1">
          <table:table-cell/>
          <table:table-cell office:value-type="float" office:value="85.29382" calcext:value-type="float">
            <text:p>85.29382</text:p>
          </table:table-cell>
          <table:table-cell office:value-type="float" office:value="117.24243" calcext:value-type="float">
            <text:p>117.24243</text:p>
          </table:table-cell>
          <table:table-cell office:value-type="float" office:value="-31.94861" calcext:value-type="float">
            <text:p>-31.94861</text:p>
          </table:table-cell>
        </table:table-row>
        <table:table-row table:style-name="ro1">
          <table:table-cell/>
          <table:table-cell office:value-type="float" office:value="84.21474" calcext:value-type="float">
            <text:p>84.21474</text:p>
          </table:table-cell>
          <table:table-cell office:value-type="float" office:value="116.34177" calcext:value-type="float">
            <text:p>116.34177</text:p>
          </table:table-cell>
          <table:table-cell office:value-type="float" office:value="-32.12703" calcext:value-type="float">
            <text:p>-32.12703</text:p>
          </table:table-cell>
        </table:table-row>
        <table:table-row table:style-name="ro1">
          <table:table-cell/>
          <table:table-cell office:value-type="float" office:value="84.34866" calcext:value-type="float">
            <text:p>84.34866</text:p>
          </table:table-cell>
          <table:table-cell office:value-type="float" office:value="110.65889" calcext:value-type="float">
            <text:p>110.65889</text:p>
          </table:table-cell>
          <table:table-cell office:value-type="float" office:value="-26.31023" calcext:value-type="float">
            <text:p>-26.31023</text:p>
          </table:table-cell>
        </table:table-row>
        <table:table-row table:style-name="ro1">
          <table:table-cell/>
          <table:table-cell office:value-type="float" office:value="84.18572" calcext:value-type="float">
            <text:p>84.18572</text:p>
          </table:table-cell>
          <table:table-cell office:value-type="float" office:value="117.69756" calcext:value-type="float">
            <text:p>117.69756</text:p>
          </table:table-cell>
          <table:table-cell office:value-type="float" office:value="-33.51184" calcext:value-type="float">
            <text:p>-33.51184</text:p>
          </table:table-cell>
        </table:table-row>
        <table:table-row table:style-name="ro1">
          <table:table-cell/>
          <table:table-cell office:value-type="float" office:value="83.76348" calcext:value-type="float">
            <text:p>83.76348</text:p>
          </table:table-cell>
          <table:table-cell office:value-type="float" office:value="114.02241" calcext:value-type="float">
            <text:p>114.02241</text:p>
          </table:table-cell>
          <table:table-cell office:value-type="float" office:value="-30.25893" calcext:value-type="float">
            <text:p>-30.25893</text:p>
          </table:table-cell>
        </table:table-row>
        <table:table-row table:style-name="ro1">
          <table:table-cell/>
          <table:table-cell office:value-type="float" office:value="84.95688" calcext:value-type="float">
            <text:p>84.95688</text:p>
          </table:table-cell>
          <table:table-cell office:value-type="float" office:value="118.93795" calcext:value-type="float">
            <text:p>118.93795</text:p>
          </table:table-cell>
          <table:table-cell office:value-type="float" office:value="-33.98107" calcext:value-type="float">
            <text:p>-33.98107</text:p>
          </table:table-cell>
        </table:table-row>
        <table:table-row table:style-name="ro1">
          <table:table-cell/>
          <table:table-cell office:value-type="float" office:value="84.74625" calcext:value-type="float">
            <text:p>84.74625</text:p>
          </table:table-cell>
          <table:table-cell office:value-type="float" office:value="119.8797" calcext:value-type="float">
            <text:p>119.8797</text:p>
          </table:table-cell>
          <table:table-cell office:value-type="float" office:value="-35.13345" calcext:value-type="float">
            <text:p>-35.13345</text:p>
          </table:table-cell>
        </table:table-row>
        <table:table-row table:style-name="ro1">
          <table:table-cell/>
          <table:table-cell office:value-type="float" office:value="85.60926" calcext:value-type="float">
            <text:p>85.60926</text:p>
          </table:table-cell>
          <table:table-cell office:value-type="float" office:value="113.80681" calcext:value-type="float">
            <text:p>113.80681</text:p>
          </table:table-cell>
          <table:table-cell office:value-type="float" office:value="-28.19754" calcext:value-type="float">
            <text:p>-28.19754</text:p>
          </table:table-cell>
        </table:table-row>
        <table:table-row table:style-name="ro1">
          <table:table-cell/>
          <table:table-cell office:value-type="float" office:value="84.91549" calcext:value-type="float">
            <text:p>84.91549</text:p>
          </table:table-cell>
          <table:table-cell office:value-type="float" office:value="119.81476" calcext:value-type="float">
            <text:p>119.81476</text:p>
          </table:table-cell>
          <table:table-cell office:value-type="float" office:value="-34.89926" calcext:value-type="float">
            <text:p>-34.89926</text:p>
          </table:table-cell>
        </table:table-row>
        <table:table-row table:style-name="ro1">
          <table:table-cell/>
          <table:table-cell office:value-type="float" office:value="84.09175" calcext:value-type="float">
            <text:p>84.09175</text:p>
          </table:table-cell>
          <table:table-cell office:value-type="float" office:value="116.57818" calcext:value-type="float">
            <text:p>116.57818</text:p>
          </table:table-cell>
          <table:table-cell office:value-type="float" office:value="-32.48643" calcext:value-type="float">
            <text:p>-32.48643</text:p>
          </table:table-cell>
        </table:table-row>
        <table:table-row table:style-name="ro1">
          <table:table-cell/>
          <table:table-cell office:value-type="float" office:value="84.77509" calcext:value-type="float">
            <text:p>84.77509</text:p>
          </table:table-cell>
          <table:table-cell office:value-type="float" office:value="116.59381" calcext:value-type="float">
            <text:p>116.59381</text:p>
          </table:table-cell>
          <table:table-cell office:value-type="float" office:value="-31.81872" calcext:value-type="float">
            <text:p>-31.81872</text:p>
          </table:table-cell>
        </table:table-row>
        <table:table-row table:style-name="ro1">
          <table:table-cell/>
          <table:table-cell office:value-type="float" office:value="85.3526" calcext:value-type="float">
            <text:p>85.3526</text:p>
          </table:table-cell>
          <table:table-cell office:value-type="float" office:value="116.36624" calcext:value-type="float">
            <text:p>116.36624</text:p>
          </table:table-cell>
          <table:table-cell office:value-type="float" office:value="-31.01363" calcext:value-type="float">
            <text:p>-31.01363</text:p>
          </table:table-cell>
        </table:table-row>
        <table:table-row table:style-name="ro1">
          <table:table-cell/>
          <table:table-cell office:value-type="float" office:value="84.63894" calcext:value-type="float">
            <text:p>84.63894</text:p>
          </table:table-cell>
          <table:table-cell office:value-type="float" office:value="118.80565" calcext:value-type="float">
            <text:p>118.80565</text:p>
          </table:table-cell>
          <table:table-cell office:value-type="float" office:value="-34.16672" calcext:value-type="float">
            <text:p>-34.16672</text:p>
          </table:table-cell>
        </table:table-row>
        <table:table-row table:style-name="ro1">
          <table:table-cell/>
          <table:table-cell office:value-type="float" office:value="84.26087" calcext:value-type="float">
            <text:p>84.26087</text:p>
          </table:table-cell>
          <table:table-cell office:value-type="float" office:value="116.50495" calcext:value-type="float">
            <text:p>116.50495</text:p>
          </table:table-cell>
          <table:table-cell office:value-type="float" office:value="-32.24408" calcext:value-type="float">
            <text:p>-32.24408</text:p>
          </table:table-cell>
        </table:table-row>
        <table:table-row table:style-name="ro1">
          <table:table-cell/>
          <table:table-cell office:value-type="float" office:value="85.33235" calcext:value-type="float">
            <text:p>85.33235</text:p>
          </table:table-cell>
          <table:table-cell office:value-type="float" office:value="112.44172" calcext:value-type="float">
            <text:p>112.44172</text:p>
          </table:table-cell>
          <table:table-cell office:value-type="float" office:value="-27.10936" calcext:value-type="float">
            <text:p>-27.10936</text:p>
          </table:table-cell>
        </table:table-row>
        <table:table-row table:style-name="ro1">
          <table:table-cell/>
          <table:table-cell office:value-type="float" office:value="85.06967" calcext:value-type="float">
            <text:p>85.06967</text:p>
          </table:table-cell>
          <table:table-cell office:value-type="float" office:value="117.82929" calcext:value-type="float">
            <text:p>117.82929</text:p>
          </table:table-cell>
          <table:table-cell office:value-type="float" office:value="-32.75962" calcext:value-type="float">
            <text:p>-32.75962</text:p>
          </table:table-cell>
        </table:table-row>
        <table:table-row table:style-name="ro1">
          <table:table-cell/>
          <table:table-cell office:value-type="float" office:value="84.64064" calcext:value-type="float">
            <text:p>84.64064</text:p>
          </table:table-cell>
          <table:table-cell office:value-type="float" office:value="115.71833" calcext:value-type="float">
            <text:p>115.71833</text:p>
          </table:table-cell>
          <table:table-cell office:value-type="float" office:value="-31.07769" calcext:value-type="float">
            <text:p>-31.07769</text:p>
          </table:table-cell>
        </table:table-row>
        <table:table-row table:style-name="ro1">
          <table:table-cell/>
          <table:table-cell office:value-type="float" office:value="84.29061" calcext:value-type="float">
            <text:p>84.29061</text:p>
          </table:table-cell>
          <table:table-cell office:value-type="float" office:value="116.5771" calcext:value-type="float">
            <text:p>116.5771</text:p>
          </table:table-cell>
          <table:table-cell office:value-type="float" office:value="-32.28649" calcext:value-type="float">
            <text:p>-32.28649</text:p>
          </table:table-cell>
        </table:table-row>
        <table:table-row table:style-name="ro1">
          <table:table-cell/>
          <table:table-cell office:value-type="float" office:value="85.39644" calcext:value-type="float">
            <text:p>85.39644</text:p>
          </table:table-cell>
          <table:table-cell office:value-type="float" office:value="116.93988" calcext:value-type="float">
            <text:p>116.93988</text:p>
          </table:table-cell>
          <table:table-cell office:value-type="float" office:value="-31.54344" calcext:value-type="float">
            <text:p>-31.54344</text:p>
          </table:table-cell>
        </table:table-row>
        <table:table-row table:style-name="ro1">
          <table:table-cell/>
          <table:table-cell office:value-type="float" office:value="84.56311" calcext:value-type="float">
            <text:p>84.56311</text:p>
          </table:table-cell>
          <table:table-cell office:value-type="float" office:value="118.38158" calcext:value-type="float">
            <text:p>118.38158</text:p>
          </table:table-cell>
          <table:table-cell office:value-type="float" office:value="-33.81847" calcext:value-type="float">
            <text:p>-33.81847</text:p>
          </table:table-cell>
        </table:table-row>
        <table:table-row table:style-name="ro1">
          <table:table-cell/>
          <table:table-cell office:value-type="float" office:value="85.19119" calcext:value-type="float">
            <text:p>85.19119</text:p>
          </table:table-cell>
          <table:table-cell office:value-type="float" office:value="115.21519" calcext:value-type="float">
            <text:p>115.21519</text:p>
          </table:table-cell>
          <table:table-cell office:value-type="float" office:value="-30.024" calcext:value-type="float">
            <text:p>-30.024</text:p>
          </table:table-cell>
        </table:table-row>
        <table:table-row table:style-name="ro1">
          <table:table-cell/>
          <table:table-cell office:value-type="float" office:value="84.77712" calcext:value-type="float">
            <text:p>84.77712</text:p>
          </table:table-cell>
          <table:table-cell office:value-type="float" office:value="118.80216" calcext:value-type="float">
            <text:p>118.80216</text:p>
          </table:table-cell>
          <table:table-cell office:value-type="float" office:value="-34.02504" calcext:value-type="float">
            <text:p>-34.02504</text:p>
          </table:table-cell>
        </table:table-row>
        <table:table-row table:style-name="ro1">
          <table:table-cell/>
          <table:table-cell office:value-type="float" office:value="84.61614" calcext:value-type="float">
            <text:p>84.61614</text:p>
          </table:table-cell>
          <table:table-cell office:value-type="float" office:value="112.65312" calcext:value-type="float">
            <text:p>112.65312</text:p>
          </table:table-cell>
          <table:table-cell office:value-type="float" office:value="-28.03698" calcext:value-type="float">
            <text:p>-28.03698</text:p>
          </table:table-cell>
        </table:table-row>
        <table:table-row table:style-name="ro1">
          <table:table-cell/>
          <table:table-cell office:value-type="float" office:value="85.37493" calcext:value-type="float">
            <text:p>85.37493</text:p>
          </table:table-cell>
          <table:table-cell office:value-type="float" office:value="118.59472" calcext:value-type="float">
            <text:p>118.59472</text:p>
          </table:table-cell>
          <table:table-cell office:value-type="float" office:value="-33.21979" calcext:value-type="float">
            <text:p>-33.21979</text:p>
          </table:table-cell>
        </table:table-row>
        <table:table-row table:style-name="ro1">
          <table:table-cell/>
          <table:table-cell office:value-type="float" office:value="84.61597" calcext:value-type="float">
            <text:p>84.61597</text:p>
          </table:table-cell>
          <table:table-cell office:value-type="float" office:value="111.94706" calcext:value-type="float">
            <text:p>111.94706</text:p>
          </table:table-cell>
          <table:table-cell office:value-type="float" office:value="-27.33109" calcext:value-type="float">
            <text:p>-27.33109</text:p>
          </table:table-cell>
        </table:table-row>
        <table:table-row table:style-name="ro1">
          <table:table-cell/>
          <table:table-cell office:value-type="float" office:value="85.43814" calcext:value-type="float">
            <text:p>85.43814</text:p>
          </table:table-cell>
          <table:table-cell office:value-type="float" office:value="114.93874" calcext:value-type="float">
            <text:p>114.93874</text:p>
          </table:table-cell>
          <table:table-cell office:value-type="float" office:value="-29.50061" calcext:value-type="float">
            <text:p>-29.50061</text:p>
          </table:table-cell>
        </table:table-row>
        <table:table-row table:style-name="ro1">
          <table:table-cell/>
          <table:table-cell office:value-type="float" office:value="84.13641" calcext:value-type="float">
            <text:p>84.13641</text:p>
          </table:table-cell>
          <table:table-cell office:value-type="float" office:value="117.43389" calcext:value-type="float">
            <text:p>117.43389</text:p>
          </table:table-cell>
          <table:table-cell office:value-type="float" office:value="-33.29748" calcext:value-type="float">
            <text:p>-33.29748</text:p>
          </table:table-cell>
        </table:table-row>
        <table:table-row table:style-name="ro1">
          <table:table-cell/>
          <table:table-cell office:value-type="float" office:value="84.41553" calcext:value-type="float">
            <text:p>84.41553</text:p>
          </table:table-cell>
          <table:table-cell office:value-type="float" office:value="117.5765" calcext:value-type="float">
            <text:p>117.5765</text:p>
          </table:table-cell>
          <table:table-cell office:value-type="float" office:value="-33.16097" calcext:value-type="float">
            <text:p>-33.16097</text:p>
          </table:table-cell>
        </table:table-row>
        <table:table-row table:style-name="ro1">
          <table:table-cell/>
          <table:table-cell office:value-type="float" office:value="84.34513" calcext:value-type="float">
            <text:p>84.34513</text:p>
          </table:table-cell>
          <table:table-cell office:value-type="float" office:value="116.40479" calcext:value-type="float">
            <text:p>116.40479</text:p>
          </table:table-cell>
          <table:table-cell office:value-type="float" office:value="-32.05967" calcext:value-type="float">
            <text:p>-32.05967</text:p>
          </table:table-cell>
        </table:table-row>
        <table:table-row table:style-name="ro1">
          <table:table-cell/>
          <table:table-cell office:value-type="float" office:value="84.94118" calcext:value-type="float">
            <text:p>84.94118</text:p>
          </table:table-cell>
          <table:table-cell office:value-type="float" office:value="115.02094" calcext:value-type="float">
            <text:p>115.02094</text:p>
          </table:table-cell>
          <table:table-cell office:value-type="float" office:value="-30.07976" calcext:value-type="float">
            <text:p>-30.07976</text:p>
          </table:table-cell>
        </table:table-row>
        <table:table-row table:style-name="ro1">
          <table:table-cell/>
          <table:table-cell office:value-type="float" office:value="84.51028" calcext:value-type="float">
            <text:p>84.51028</text:p>
          </table:table-cell>
          <table:table-cell office:value-type="float" office:value="111.98851" calcext:value-type="float">
            <text:p>111.98851</text:p>
          </table:table-cell>
          <table:table-cell office:value-type="float" office:value="-27.47824" calcext:value-type="float">
            <text:p>-27.47824</text:p>
          </table:table-cell>
        </table:table-row>
        <table:table-row table:style-name="ro1">
          <table:table-cell/>
          <table:table-cell office:value-type="float" office:value="84.96557" calcext:value-type="float">
            <text:p>84.96557</text:p>
          </table:table-cell>
          <table:table-cell office:value-type="float" office:value="116.7355" calcext:value-type="float">
            <text:p>116.7355</text:p>
          </table:table-cell>
          <table:table-cell office:value-type="float" office:value="-31.76993" calcext:value-type="float">
            <text:p>-31.76993</text:p>
          </table:table-cell>
        </table:table-row>
        <table:table-row table:style-name="ro1">
          <table:table-cell/>
          <table:table-cell office:value-type="float" office:value="84.05747" calcext:value-type="float">
            <text:p>84.05747</text:p>
          </table:table-cell>
          <table:table-cell office:value-type="float" office:value="116.75962" calcext:value-type="float">
            <text:p>116.75962</text:p>
          </table:table-cell>
          <table:table-cell office:value-type="float" office:value="-32.70215" calcext:value-type="float">
            <text:p>-32.70215</text:p>
          </table:table-cell>
        </table:table-row>
        <table:table-row table:style-name="ro1">
          <table:table-cell/>
          <table:table-cell office:value-type="float" office:value="84.79019" calcext:value-type="float">
            <text:p>84.79019</text:p>
          </table:table-cell>
          <table:table-cell office:value-type="float" office:value="117.7101" calcext:value-type="float">
            <text:p>117.7101</text:p>
          </table:table-cell>
          <table:table-cell office:value-type="float" office:value="-32.91991" calcext:value-type="float">
            <text:p>-32.91991</text:p>
          </table:table-cell>
        </table:table-row>
        <table:table-row table:style-name="ro1">
          <table:table-cell/>
          <table:table-cell office:value-type="float" office:value="84.39651" calcext:value-type="float">
            <text:p>84.39651</text:p>
          </table:table-cell>
          <table:table-cell office:value-type="float" office:value="117.88879" calcext:value-type="float">
            <text:p>117.88879</text:p>
          </table:table-cell>
          <table:table-cell office:value-type="float" office:value="-33.49229" calcext:value-type="float">
            <text:p>-33.49229</text:p>
          </table:table-cell>
        </table:table-row>
        <table:table-row table:style-name="ro1">
          <table:table-cell/>
          <table:table-cell office:value-type="float" office:value="85.00498" calcext:value-type="float">
            <text:p>85.00498</text:p>
          </table:table-cell>
          <table:table-cell office:value-type="float" office:value="117.64004" calcext:value-type="float">
            <text:p>117.64004</text:p>
          </table:table-cell>
          <table:table-cell office:value-type="float" office:value="-32.63505" calcext:value-type="float">
            <text:p>-32.63505</text:p>
          </table:table-cell>
        </table:table-row>
        <table:table-row table:style-name="ro1">
          <table:table-cell/>
          <table:table-cell office:value-type="float" office:value="85.08036" calcext:value-type="float">
            <text:p>85.08036</text:p>
          </table:table-cell>
          <table:table-cell office:value-type="float" office:value="115.53475" calcext:value-type="float">
            <text:p>115.53475</text:p>
          </table:table-cell>
          <table:table-cell office:value-type="float" office:value="-30.45439" calcext:value-type="float">
            <text:p>-30.45439</text:p>
          </table:table-cell>
        </table:table-row>
        <table:table-row table:style-name="ro1">
          <table:table-cell/>
          <table:table-cell office:value-type="float" office:value="85.1326" calcext:value-type="float">
            <text:p>85.1326</text:p>
          </table:table-cell>
          <table:table-cell office:value-type="float" office:value="111.97108" calcext:value-type="float">
            <text:p>111.97108</text:p>
          </table:table-cell>
          <table:table-cell office:value-type="float" office:value="-26.83848" calcext:value-type="float">
            <text:p>-26.83848</text:p>
          </table:table-cell>
        </table:table-row>
        <table:table-row table:style-name="ro1">
          <table:table-cell/>
          <table:table-cell office:value-type="float" office:value="84.6833" calcext:value-type="float">
            <text:p>84.6833</text:p>
          </table:table-cell>
          <table:table-cell office:value-type="float" office:value="113.4368" calcext:value-type="float">
            <text:p>113.4368</text:p>
          </table:table-cell>
          <table:table-cell office:value-type="float" office:value="-28.7535" calcext:value-type="float">
            <text:p>-28.7535</text:p>
          </table:table-cell>
        </table:table-row>
        <table:table-row table:style-name="ro1">
          <table:table-cell/>
          <table:table-cell office:value-type="float" office:value="85.69033" calcext:value-type="float">
            <text:p>85.69033</text:p>
          </table:table-cell>
          <table:table-cell office:value-type="float" office:value="115.60796" calcext:value-type="float">
            <text:p>115.60796</text:p>
          </table:table-cell>
          <table:table-cell office:value-type="float" office:value="-29.91763" calcext:value-type="float">
            <text:p>-29.91763</text:p>
          </table:table-cell>
        </table:table-row>
        <table:table-row table:style-name="ro1">
          <table:table-cell/>
          <table:table-cell office:value-type="float" office:value="85.06764" calcext:value-type="float">
            <text:p>85.06764</text:p>
          </table:table-cell>
          <table:table-cell office:value-type="float" office:value="117.52078" calcext:value-type="float">
            <text:p>117.52078</text:p>
          </table:table-cell>
          <table:table-cell office:value-type="float" office:value="-32.45314" calcext:value-type="float">
            <text:p>-32.45314</text:p>
          </table:table-cell>
        </table:table-row>
        <table:table-row table:style-name="ro1">
          <table:table-cell/>
          <table:table-cell office:value-type="float" office:value="83.81504" calcext:value-type="float">
            <text:p>83.81504</text:p>
          </table:table-cell>
          <table:table-cell office:value-type="float" office:value="113.9886" calcext:value-type="float">
            <text:p>113.9886</text:p>
          </table:table-cell>
          <table:table-cell office:value-type="float" office:value="-30.17355" calcext:value-type="float">
            <text:p>-30.17355</text:p>
          </table:table-cell>
        </table:table-row>
        <table:table-row table:style-name="ro1">
          <table:table-cell/>
          <table:table-cell office:value-type="float" office:value="85.47991" calcext:value-type="float">
            <text:p>85.47991</text:p>
          </table:table-cell>
          <table:table-cell office:value-type="float" office:value="117.21989" calcext:value-type="float">
            <text:p>117.21989</text:p>
          </table:table-cell>
          <table:table-cell office:value-type="float" office:value="-31.73998" calcext:value-type="float">
            <text:p>-31.73998</text:p>
          </table:table-cell>
        </table:table-row>
        <table:table-row table:style-name="ro1">
          <table:table-cell/>
          <table:table-cell office:value-type="float" office:value="85.03569" calcext:value-type="float">
            <text:p>85.03569</text:p>
          </table:table-cell>
          <table:table-cell office:value-type="float" office:value="119.0761" calcext:value-type="float">
            <text:p>119.0761</text:p>
          </table:table-cell>
          <table:table-cell office:value-type="float" office:value="-34.04041" calcext:value-type="float">
            <text:p>-34.04041</text:p>
          </table:table-cell>
        </table:table-row>
        <table:table-row table:style-name="ro1">
          <table:table-cell/>
          <table:table-cell office:value-type="float" office:value="85.29995" calcext:value-type="float">
            <text:p>85.29995</text:p>
          </table:table-cell>
          <table:table-cell office:value-type="float" office:value="109.88048" calcext:value-type="float">
            <text:p>109.88048</text:p>
          </table:table-cell>
          <table:table-cell office:value-type="float" office:value="-24.58053" calcext:value-type="float">
            <text:p>-24.58053</text:p>
          </table:table-cell>
        </table:table-row>
        <table:table-row table:style-name="ro1">
          <table:table-cell/>
          <table:table-cell office:value-type="float" office:value="84.2862" calcext:value-type="float">
            <text:p>84.2862</text:p>
          </table:table-cell>
          <table:table-cell office:value-type="float" office:value="112.41707" calcext:value-type="float">
            <text:p>112.41707</text:p>
          </table:table-cell>
          <table:table-cell office:value-type="float" office:value="-28.13087" calcext:value-type="float">
            <text:p>-28.13087</text:p>
          </table:table-cell>
        </table:table-row>
        <table:table-row table:style-name="ro1">
          <table:table-cell/>
          <table:table-cell office:value-type="float" office:value="84.14446" calcext:value-type="float">
            <text:p>84.14446</text:p>
          </table:table-cell>
          <table:table-cell office:value-type="float" office:value="117.91152" calcext:value-type="float">
            <text:p>117.91152</text:p>
          </table:table-cell>
          <table:table-cell office:value-type="float" office:value="-33.76706" calcext:value-type="float">
            <text:p>-33.76706</text:p>
          </table:table-cell>
        </table:table-row>
        <table:table-row table:style-name="ro1">
          <table:table-cell/>
          <table:table-cell office:value-type="float" office:value="85.03753" calcext:value-type="float">
            <text:p>85.03753</text:p>
          </table:table-cell>
          <table:table-cell office:value-type="float" office:value="112.68582" calcext:value-type="float">
            <text:p>112.68582</text:p>
          </table:table-cell>
          <table:table-cell office:value-type="float" office:value="-27.64829" calcext:value-type="float">
            <text:p>-27.64829</text:p>
          </table:table-cell>
        </table:table-row>
        <table:table-row table:style-name="ro1">
          <table:table-cell/>
          <table:table-cell office:value-type="float" office:value="85.68028" calcext:value-type="float">
            <text:p>85.68028</text:p>
          </table:table-cell>
          <table:table-cell office:value-type="float" office:value="116.51598" calcext:value-type="float">
            <text:p>116.51598</text:p>
          </table:table-cell>
          <table:table-cell office:value-type="float" office:value="-30.8357" calcext:value-type="float">
            <text:p>-30.8357</text:p>
          </table:table-cell>
        </table:table-row>
        <table:table-row table:style-name="ro1">
          <table:table-cell/>
          <table:table-cell office:value-type="float" office:value="85.07531" calcext:value-type="float">
            <text:p>85.07531</text:p>
          </table:table-cell>
          <table:table-cell office:value-type="float" office:value="115.20379" calcext:value-type="float">
            <text:p>115.20379</text:p>
          </table:table-cell>
          <table:table-cell office:value-type="float" office:value="-30.12848" calcext:value-type="float">
            <text:p>-30.12848</text:p>
          </table:table-cell>
        </table:table-row>
        <table:table-row table:style-name="ro1">
          <table:table-cell/>
          <table:table-cell office:value-type="float" office:value="86.21412" calcext:value-type="float">
            <text:p>86.21412</text:p>
          </table:table-cell>
          <table:table-cell office:value-type="float" office:value="112.02547" calcext:value-type="float">
            <text:p>112.02547</text:p>
          </table:table-cell>
          <table:table-cell office:value-type="float" office:value="-25.81135" calcext:value-type="float">
            <text:p>-25.81135</text:p>
          </table:table-cell>
        </table:table-row>
        <table:table-row table:style-name="ro1">
          <table:table-cell/>
          <table:table-cell office:value-type="float" office:value="85.22489" calcext:value-type="float">
            <text:p>85.22489</text:p>
          </table:table-cell>
          <table:table-cell office:value-type="float" office:value="118.01447" calcext:value-type="float">
            <text:p>118.01447</text:p>
          </table:table-cell>
          <table:table-cell office:value-type="float" office:value="-32.78958" calcext:value-type="float">
            <text:p>-32.78958</text:p>
          </table:table-cell>
        </table:table-row>
        <table:table-row table:style-name="ro1">
          <table:table-cell/>
          <table:table-cell office:value-type="float" office:value="85.22156" calcext:value-type="float">
            <text:p>85.22156</text:p>
          </table:table-cell>
          <table:table-cell office:value-type="float" office:value="115.51588" calcext:value-type="float">
            <text:p>115.51588</text:p>
          </table:table-cell>
          <table:table-cell office:value-type="float" office:value="-30.29432" calcext:value-type="float">
            <text:p>-30.29432</text:p>
          </table:table-cell>
        </table:table-row>
        <table:table-row table:style-name="ro1">
          <table:table-cell/>
          <table:table-cell office:value-type="float" office:value="84.95835" calcext:value-type="float">
            <text:p>84.95835</text:p>
          </table:table-cell>
          <table:table-cell office:value-type="float" office:value="117.50513" calcext:value-type="float">
            <text:p>117.50513</text:p>
          </table:table-cell>
          <table:table-cell office:value-type="float" office:value="-32.54678" calcext:value-type="float">
            <text:p>-32.54678</text:p>
          </table:table-cell>
        </table:table-row>
        <table:table-row table:style-name="ro1">
          <table:table-cell/>
          <table:table-cell office:value-type="float" office:value="84.84288" calcext:value-type="float">
            <text:p>84.84288</text:p>
          </table:table-cell>
          <table:table-cell office:value-type="float" office:value="119.4245" calcext:value-type="float">
            <text:p>119.4245</text:p>
          </table:table-cell>
          <table:table-cell office:value-type="float" office:value="-34.58162" calcext:value-type="float">
            <text:p>-34.58162</text:p>
          </table:table-cell>
        </table:table-row>
        <table:table-row table:style-name="ro1">
          <table:table-cell/>
          <table:table-cell office:value-type="float" office:value="85.08188" calcext:value-type="float">
            <text:p>85.08188</text:p>
          </table:table-cell>
          <table:table-cell office:value-type="float" office:value="116.57335" calcext:value-type="float">
            <text:p>116.57335</text:p>
          </table:table-cell>
          <table:table-cell office:value-type="float" office:value="-31.49148" calcext:value-type="float">
            <text:p>-31.49148</text:p>
          </table:table-cell>
        </table:table-row>
        <table:table-row table:style-name="ro1">
          <table:table-cell/>
          <table:table-cell office:value-type="float" office:value="84.98192" calcext:value-type="float">
            <text:p>84.98192</text:p>
          </table:table-cell>
          <table:table-cell office:value-type="float" office:value="116.59105" calcext:value-type="float">
            <text:p>116.59105</text:p>
          </table:table-cell>
          <table:table-cell office:value-type="float" office:value="-31.60913" calcext:value-type="float">
            <text:p>-31.60913</text:p>
          </table:table-cell>
        </table:table-row>
        <table:table-row table:style-name="ro1">
          <table:table-cell/>
          <table:table-cell office:value-type="float" office:value="84.20142" calcext:value-type="float">
            <text:p>84.20142</text:p>
          </table:table-cell>
          <table:table-cell office:value-type="float" office:value="115.3853" calcext:value-type="float">
            <text:p>115.3853</text:p>
          </table:table-cell>
          <table:table-cell office:value-type="float" office:value="-31.18388" calcext:value-type="float">
            <text:p>-31.18388</text:p>
          </table:table-cell>
        </table:table-row>
        <table:table-row table:style-name="ro1">
          <table:table-cell/>
          <table:table-cell office:value-type="float" office:value="84.39223" calcext:value-type="float">
            <text:p>84.39223</text:p>
          </table:table-cell>
          <table:table-cell office:value-type="float" office:value="116.02664" calcext:value-type="float">
            <text:p>116.02664</text:p>
          </table:table-cell>
          <table:table-cell office:value-type="float" office:value="-31.63441" calcext:value-type="float">
            <text:p>-31.63441</text:p>
          </table:table-cell>
        </table:table-row>
        <table:table-row table:style-name="ro1">
          <table:table-cell/>
          <table:table-cell office:value-type="float" office:value="85.48802" calcext:value-type="float">
            <text:p>85.48802</text:p>
          </table:table-cell>
          <table:table-cell office:value-type="float" office:value="114.9819" calcext:value-type="float">
            <text:p>114.9819</text:p>
          </table:table-cell>
          <table:table-cell office:value-type="float" office:value="-29.49388" calcext:value-type="float">
            <text:p>-29.49388</text:p>
          </table:table-cell>
        </table:table-row>
        <table:table-row table:style-name="ro1">
          <table:table-cell/>
          <table:table-cell office:value-type="float" office:value="85.18382" calcext:value-type="float">
            <text:p>85.18382</text:p>
          </table:table-cell>
          <table:table-cell office:value-type="float" office:value="114.5032" calcext:value-type="float">
            <text:p>114.5032</text:p>
          </table:table-cell>
          <table:table-cell office:value-type="float" office:value="-29.31938" calcext:value-type="float">
            <text:p>-29.31938</text:p>
          </table:table-cell>
        </table:table-row>
        <table:table-row table:style-name="ro1">
          <table:table-cell/>
          <table:table-cell office:value-type="float" office:value="84.41913" calcext:value-type="float">
            <text:p>84.41913</text:p>
          </table:table-cell>
          <table:table-cell office:value-type="float" office:value="110.91867" calcext:value-type="float">
            <text:p>110.91867</text:p>
          </table:table-cell>
          <table:table-cell office:value-type="float" office:value="-26.49954" calcext:value-type="float">
            <text:p>-26.49954</text:p>
          </table:table-cell>
        </table:table-row>
        <table:table-row table:style-name="ro1">
          <table:table-cell/>
          <table:table-cell office:value-type="float" office:value="85.2297" calcext:value-type="float">
            <text:p>85.2297</text:p>
          </table:table-cell>
          <table:table-cell office:value-type="float" office:value="118.59955" calcext:value-type="float">
            <text:p>118.59955</text:p>
          </table:table-cell>
          <table:table-cell office:value-type="float" office:value="-33.36985" calcext:value-type="float">
            <text:p>-33.36985</text:p>
          </table:table-cell>
        </table:table-row>
        <table:table-row table:style-name="ro1">
          <table:table-cell/>
          <table:table-cell office:value-type="float" office:value="85.7333" calcext:value-type="float">
            <text:p>85.7333</text:p>
          </table:table-cell>
          <table:table-cell office:value-type="float" office:value="116.65478" calcext:value-type="float">
            <text:p>116.65478</text:p>
          </table:table-cell>
          <table:table-cell office:value-type="float" office:value="-30.92148" calcext:value-type="float">
            <text:p>-30.92148</text:p>
          </table:table-cell>
        </table:table-row>
        <table:table-row table:style-name="ro1">
          <table:table-cell/>
          <table:table-cell office:value-type="float" office:value="84.6577" calcext:value-type="float">
            <text:p>84.6577</text:p>
          </table:table-cell>
          <table:table-cell office:value-type="float" office:value="114.87887" calcext:value-type="float">
            <text:p>114.87887</text:p>
          </table:table-cell>
          <table:table-cell office:value-type="float" office:value="-30.22117" calcext:value-type="float">
            <text:p>-30.22117</text:p>
          </table:table-cell>
        </table:table-row>
        <table:table-row table:style-name="ro1">
          <table:table-cell/>
          <table:table-cell office:value-type="float" office:value="84.89099" calcext:value-type="float">
            <text:p>84.89099</text:p>
          </table:table-cell>
          <table:table-cell office:value-type="float" office:value="116.0912" calcext:value-type="float">
            <text:p>116.0912</text:p>
          </table:table-cell>
          <table:table-cell office:value-type="float" office:value="-31.20021" calcext:value-type="float">
            <text:p>-31.20021</text:p>
          </table:table-cell>
        </table:table-row>
        <table:table-row table:style-name="ro1">
          <table:table-cell/>
          <table:table-cell office:value-type="float" office:value="85.21042" calcext:value-type="float">
            <text:p>85.21042</text:p>
          </table:table-cell>
          <table:table-cell office:value-type="float" office:value="115.52671" calcext:value-type="float">
            <text:p>115.52671</text:p>
          </table:table-cell>
          <table:table-cell office:value-type="float" office:value="-30.31629" calcext:value-type="float">
            <text:p>-30.31629</text:p>
          </table:table-cell>
        </table:table-row>
        <table:table-row table:style-name="ro1">
          <table:table-cell/>
          <table:table-cell office:value-type="float" office:value="85.41607" calcext:value-type="float">
            <text:p>85.41607</text:p>
          </table:table-cell>
          <table:table-cell office:value-type="float" office:value="117.99177" calcext:value-type="float">
            <text:p>117.99177</text:p>
          </table:table-cell>
          <table:table-cell office:value-type="float" office:value="-32.5757" calcext:value-type="float">
            <text:p>-32.5757</text:p>
          </table:table-cell>
        </table:table-row>
        <table:table-row table:style-name="ro1">
          <table:table-cell/>
          <table:table-cell office:value-type="float" office:value="84.50756" calcext:value-type="float">
            <text:p>84.50756</text:p>
          </table:table-cell>
          <table:table-cell office:value-type="float" office:value="112.9928" calcext:value-type="float">
            <text:p>112.9928</text:p>
          </table:table-cell>
          <table:table-cell office:value-type="float" office:value="-28.48524" calcext:value-type="float">
            <text:p>-28.48524</text:p>
          </table:table-cell>
        </table:table-row>
        <table:table-row table:style-name="ro1">
          <table:table-cell/>
          <table:table-cell office:value-type="float" office:value="84.03206" calcext:value-type="float">
            <text:p>84.03206</text:p>
          </table:table-cell>
          <table:table-cell office:value-type="float" office:value="116.93142" calcext:value-type="float">
            <text:p>116.93142</text:p>
          </table:table-cell>
          <table:table-cell office:value-type="float" office:value="-32.89936" calcext:value-type="float">
            <text:p>-32.89936</text:p>
          </table:table-cell>
        </table:table-row>
        <table:table-row table:style-name="ro1">
          <table:table-cell/>
          <table:table-cell office:value-type="float" office:value="85.41584" calcext:value-type="float">
            <text:p>85.41584</text:p>
          </table:table-cell>
          <table:table-cell office:value-type="float" office:value="111.27145" calcext:value-type="float">
            <text:p>111.27145</text:p>
          </table:table-cell>
          <table:table-cell office:value-type="float" office:value="-25.85561" calcext:value-type="float">
            <text:p>-25.85561</text:p>
          </table:table-cell>
        </table:table-row>
        <table:table-row table:style-name="ro1">
          <table:table-cell/>
          <table:table-cell office:value-type="float" office:value="84.80151" calcext:value-type="float">
            <text:p>84.80151</text:p>
          </table:table-cell>
          <table:table-cell office:value-type="float" office:value="117.04302" calcext:value-type="float">
            <text:p>117.04302</text:p>
          </table:table-cell>
          <table:table-cell office:value-type="float" office:value="-32.24151" calcext:value-type="float">
            <text:p>-32.24151</text:p>
          </table:table-cell>
        </table:table-row>
        <table:table-row table:style-name="ro1">
          <table:table-cell/>
          <table:table-cell office:value-type="float" office:value="83.9348" calcext:value-type="float">
            <text:p>83.9348</text:p>
          </table:table-cell>
          <table:table-cell office:value-type="float" office:value="114.85459" calcext:value-type="float">
            <text:p>114.85459</text:p>
          </table:table-cell>
          <table:table-cell office:value-type="float" office:value="-30.91979" calcext:value-type="float">
            <text:p>-30.91979</text:p>
          </table:table-cell>
        </table:table-row>
        <table:table-row table:style-name="ro1">
          <table:table-cell/>
          <table:table-cell office:value-type="float" office:value="83.63504" calcext:value-type="float">
            <text:p>83.63504</text:p>
          </table:table-cell>
          <table:table-cell office:value-type="float" office:value="113.41144" calcext:value-type="float">
            <text:p>113.41144</text:p>
          </table:table-cell>
          <table:table-cell office:value-type="float" office:value="-29.77641" calcext:value-type="float">
            <text:p>-29.77641</text:p>
          </table:table-cell>
        </table:table-row>
        <table:table-row table:style-name="ro1">
          <table:table-cell/>
          <table:table-cell office:value-type="float" office:value="86.17183" calcext:value-type="float">
            <text:p>86.17183</text:p>
          </table:table-cell>
          <table:table-cell office:value-type="float" office:value="112.47218" calcext:value-type="float">
            <text:p>112.47218</text:p>
          </table:table-cell>
          <table:table-cell office:value-type="float" office:value="-26.30035" calcext:value-type="float">
            <text:p>-26.30035</text:p>
          </table:table-cell>
        </table:table-row>
        <table:table-row table:style-name="ro1">
          <table:table-cell/>
          <table:table-cell office:value-type="float" office:value="84.85557" calcext:value-type="float">
            <text:p>84.85557</text:p>
          </table:table-cell>
          <table:table-cell office:value-type="float" office:value="119.32606" calcext:value-type="float">
            <text:p>119.32606</text:p>
          </table:table-cell>
          <table:table-cell office:value-type="float" office:value="-34.47049" calcext:value-type="float">
            <text:p>-34.47049</text:p>
          </table:table-cell>
        </table:table-row>
        <table:table-row table:style-name="ro1">
          <table:table-cell/>
          <table:table-cell office:value-type="float" office:value="85.04151" calcext:value-type="float">
            <text:p>85.04151</text:p>
          </table:table-cell>
          <table:table-cell office:value-type="float" office:value="115.74034" calcext:value-type="float">
            <text:p>115.74034</text:p>
          </table:table-cell>
          <table:table-cell office:value-type="float" office:value="-30.69883" calcext:value-type="float">
            <text:p>-30.69883</text:p>
          </table:table-cell>
        </table:table-row>
        <table:table-row table:style-name="ro1">
          <table:table-cell/>
          <table:table-cell office:value-type="float" office:value="85.55305" calcext:value-type="float">
            <text:p>85.55305</text:p>
          </table:table-cell>
          <table:table-cell office:value-type="float" office:value="117.36778" calcext:value-type="float">
            <text:p>117.36778</text:p>
          </table:table-cell>
          <table:table-cell office:value-type="float" office:value="-31.81473" calcext:value-type="float">
            <text:p>-31.81473</text:p>
          </table:table-cell>
        </table:table-row>
        <table:table-row table:style-name="ro1">
          <table:table-cell/>
          <table:table-cell office:value-type="float" office:value="83.7374" calcext:value-type="float">
            <text:p>83.7374</text:p>
          </table:table-cell>
          <table:table-cell office:value-type="float" office:value="114.57584" calcext:value-type="float">
            <text:p>114.57584</text:p>
          </table:table-cell>
          <table:table-cell office:value-type="float" office:value="-30.83844" calcext:value-type="float">
            <text:p>-30.83844</text:p>
          </table:table-cell>
        </table:table-row>
        <table:table-row table:style-name="ro1">
          <table:table-cell/>
          <table:table-cell office:value-type="float" office:value="84.56465" calcext:value-type="float">
            <text:p>84.56465</text:p>
          </table:table-cell>
          <table:table-cell office:value-type="float" office:value="114.20145" calcext:value-type="float">
            <text:p>114.20145</text:p>
          </table:table-cell>
          <table:table-cell office:value-type="float" office:value="-29.6368" calcext:value-type="float">
            <text:p>-29.6368</text:p>
          </table:table-cell>
        </table:table-row>
        <table:table-row table:style-name="ro1">
          <table:table-cell/>
          <table:table-cell office:value-type="float" office:value="85.72735" calcext:value-type="float">
            <text:p>85.72735</text:p>
          </table:table-cell>
          <table:table-cell office:value-type="float" office:value="115.63701" calcext:value-type="float">
            <text:p>115.63701</text:p>
          </table:table-cell>
          <table:table-cell office:value-type="float" office:value="-29.90966" calcext:value-type="float">
            <text:p>-29.90966</text:p>
          </table:table-cell>
        </table:table-row>
        <table:table-row table:style-name="ro1">
          <table:table-cell/>
          <table:table-cell office:value-type="float" office:value="85.35794" calcext:value-type="float">
            <text:p>85.35794</text:p>
          </table:table-cell>
          <table:table-cell office:value-type="float" office:value="110.96292" calcext:value-type="float">
            <text:p>110.96292</text:p>
          </table:table-cell>
          <table:table-cell office:value-type="float" office:value="-25.60497" calcext:value-type="float">
            <text:p>-25.60497</text:p>
          </table:table-cell>
        </table:table-row>
        <table:table-row table:style-name="ro1">
          <table:table-cell/>
          <table:table-cell office:value-type="float" office:value="84.07822" calcext:value-type="float">
            <text:p>84.07822</text:p>
          </table:table-cell>
          <table:table-cell office:value-type="float" office:value="115.88643" calcext:value-type="float">
            <text:p>115.88643</text:p>
          </table:table-cell>
          <table:table-cell office:value-type="float" office:value="-31.80821" calcext:value-type="float">
            <text:p>-31.80821</text:p>
          </table:table-cell>
        </table:table-row>
        <table:table-row table:style-name="ro1">
          <table:table-cell/>
          <table:table-cell office:value-type="float" office:value="85.61573" calcext:value-type="float">
            <text:p>85.61573</text:p>
          </table:table-cell>
          <table:table-cell office:value-type="float" office:value="116.03543" calcext:value-type="float">
            <text:p>116.03543</text:p>
          </table:table-cell>
          <table:table-cell office:value-type="float" office:value="-30.41969" calcext:value-type="float">
            <text:p>-30.41969</text:p>
          </table:table-cell>
        </table:table-row>
        <table:table-row table:style-name="ro1">
          <table:table-cell/>
          <table:table-cell office:value-type="float" office:value="84.86404" calcext:value-type="float">
            <text:p>84.86404</text:p>
          </table:table-cell>
          <table:table-cell office:value-type="float" office:value="115.02533" calcext:value-type="float">
            <text:p>115.02533</text:p>
          </table:table-cell>
          <table:table-cell office:value-type="float" office:value="-30.16129" calcext:value-type="float">
            <text:p>-30.16129</text:p>
          </table:table-cell>
        </table:table-row>
        <table:table-row table:style-name="ro1">
          <table:table-cell/>
          <table:table-cell office:value-type="float" office:value="84.66978" calcext:value-type="float">
            <text:p>84.66978</text:p>
          </table:table-cell>
          <table:table-cell office:value-type="float" office:value="112.81792" calcext:value-type="float">
            <text:p>112.81792</text:p>
          </table:table-cell>
          <table:table-cell office:value-type="float" office:value="-28.14814" calcext:value-type="float">
            <text:p>-28.14814</text:p>
          </table:table-cell>
        </table:table-row>
        <table:table-row table:style-name="ro1">
          <table:table-cell/>
          <table:table-cell office:value-type="float" office:value="85.02157" calcext:value-type="float">
            <text:p>85.02157</text:p>
          </table:table-cell>
          <table:table-cell office:value-type="float" office:value="119.74558" calcext:value-type="float">
            <text:p>119.74558</text:p>
          </table:table-cell>
          <table:table-cell office:value-type="float" office:value="-34.72401" calcext:value-type="float">
            <text:p>-34.72401</text:p>
          </table:table-cell>
        </table:table-row>
        <table:table-row table:style-name="ro1">
          <table:table-cell/>
          <table:table-cell office:value-type="float" office:value="83.78757" calcext:value-type="float">
            <text:p>83.78757</text:p>
          </table:table-cell>
          <table:table-cell office:value-type="float" office:value="115.12914" calcext:value-type="float">
            <text:p>115.12914</text:p>
          </table:table-cell>
          <table:table-cell office:value-type="float" office:value="-31.34157" calcext:value-type="float">
            <text:p>-31.34157</text:p>
          </table:table-cell>
        </table:table-row>
        <table:table-row table:style-name="ro1">
          <table:table-cell/>
          <table:table-cell office:value-type="float" office:value="84.32813" calcext:value-type="float">
            <text:p>84.32813</text:p>
          </table:table-cell>
          <table:table-cell office:value-type="float" office:value="115.50699" calcext:value-type="float">
            <text:p>115.50699</text:p>
          </table:table-cell>
          <table:table-cell office:value-type="float" office:value="-31.17887" calcext:value-type="float">
            <text:p>-31.17887</text:p>
          </table:table-cell>
        </table:table-row>
        <table:table-row table:style-name="ro1">
          <table:table-cell/>
          <table:table-cell office:value-type="float" office:value="84.35729" calcext:value-type="float">
            <text:p>84.35729</text:p>
          </table:table-cell>
          <table:table-cell office:value-type="float" office:value="118.72616" calcext:value-type="float">
            <text:p>118.72616</text:p>
          </table:table-cell>
          <table:table-cell office:value-type="float" office:value="-34.36887" calcext:value-type="float">
            <text:p>-34.36887</text:p>
          </table:table-cell>
        </table:table-row>
        <table:table-row table:style-name="ro1">
          <table:table-cell/>
          <table:table-cell office:value-type="float" office:value="84.64302" calcext:value-type="float">
            <text:p>84.64302</text:p>
          </table:table-cell>
          <table:table-cell office:value-type="float" office:value="113.19418" calcext:value-type="float">
            <text:p>113.19418</text:p>
          </table:table-cell>
          <table:table-cell office:value-type="float" office:value="-28.55116" calcext:value-type="float">
            <text:p>-28.55116</text:p>
          </table:table-cell>
        </table:table-row>
        <table:table-row table:style-name="ro1">
          <table:table-cell/>
          <table:table-cell office:value-type="float" office:value="85.08454" calcext:value-type="float">
            <text:p>85.08454</text:p>
          </table:table-cell>
          <table:table-cell office:value-type="float" office:value="112.81858" calcext:value-type="float">
            <text:p>112.81858</text:p>
          </table:table-cell>
          <table:table-cell office:value-type="float" office:value="-27.73404" calcext:value-type="float">
            <text:p>-27.73404</text:p>
          </table:table-cell>
        </table:table-row>
        <table:table-row table:style-name="ro1">
          <table:table-cell/>
          <table:table-cell office:value-type="float" office:value="84.44691" calcext:value-type="float">
            <text:p>84.44691</text:p>
          </table:table-cell>
          <table:table-cell office:value-type="float" office:value="114.43141" calcext:value-type="float">
            <text:p>114.43141</text:p>
          </table:table-cell>
          <table:table-cell office:value-type="float" office:value="-29.98449" calcext:value-type="float">
            <text:p>-29.98449</text:p>
          </table:table-cell>
        </table:table-row>
        <table:table-row table:style-name="ro1">
          <table:table-cell/>
          <table:table-cell office:value-type="float" office:value="85.77327" calcext:value-type="float">
            <text:p>85.77327</text:p>
          </table:table-cell>
          <table:table-cell office:value-type="float" office:value="116.17745" calcext:value-type="float">
            <text:p>116.17745</text:p>
          </table:table-cell>
          <table:table-cell office:value-type="float" office:value="-30.40418" calcext:value-type="float">
            <text:p>-30.40418</text:p>
          </table:table-cell>
        </table:table-row>
        <table:table-row table:style-name="ro1">
          <table:table-cell/>
          <table:table-cell office:value-type="float" office:value="85.07593" calcext:value-type="float">
            <text:p>85.07593</text:p>
          </table:table-cell>
          <table:table-cell office:value-type="float" office:value="117.16397" calcext:value-type="float">
            <text:p>117.16397</text:p>
          </table:table-cell>
          <table:table-cell office:value-type="float" office:value="-32.08805" calcext:value-type="float">
            <text:p>-32.08805</text:p>
          </table:table-cell>
        </table:table-row>
        <table:table-row table:style-name="ro1">
          <table:table-cell/>
          <table:table-cell office:value-type="float" office:value="85.47815" calcext:value-type="float">
            <text:p>85.47815</text:p>
          </table:table-cell>
          <table:table-cell office:value-type="float" office:value="113.62644" calcext:value-type="float">
            <text:p>113.62644</text:p>
          </table:table-cell>
          <table:table-cell office:value-type="float" office:value="-28.1483" calcext:value-type="float">
            <text:p>-28.1483</text:p>
          </table:table-cell>
        </table:table-row>
        <table:table-row table:style-name="ro1">
          <table:table-cell/>
          <table:table-cell office:value-type="float" office:value="85.13488" calcext:value-type="float">
            <text:p>85.13488</text:p>
          </table:table-cell>
          <table:table-cell office:value-type="float" office:value="117.69346" calcext:value-type="float">
            <text:p>117.69346</text:p>
          </table:table-cell>
          <table:table-cell office:value-type="float" office:value="-32.55858" calcext:value-type="float">
            <text:p>-32.55858</text:p>
          </table:table-cell>
        </table:table-row>
        <table:table-row table:style-name="ro1">
          <table:table-cell/>
          <table:table-cell office:value-type="float" office:value="84.91644" calcext:value-type="float">
            <text:p>84.91644</text:p>
          </table:table-cell>
          <table:table-cell office:value-type="float" office:value="119.19031" calcext:value-type="float">
            <text:p>119.19031</text:p>
          </table:table-cell>
          <table:table-cell office:value-type="float" office:value="-34.27386" calcext:value-type="float">
            <text:p>-34.27386</text:p>
          </table:table-cell>
        </table:table-row>
        <table:table-row table:style-name="ro1">
          <table:table-cell/>
          <table:table-cell office:value-type="float" office:value="84.43937" calcext:value-type="float">
            <text:p>84.43937</text:p>
          </table:table-cell>
          <table:table-cell office:value-type="float" office:value="116.44722" calcext:value-type="float">
            <text:p>116.44722</text:p>
          </table:table-cell>
          <table:table-cell office:value-type="float" office:value="-32.00786" calcext:value-type="float">
            <text:p>-32.00786</text:p>
          </table:table-cell>
        </table:table-row>
        <table:table-row table:style-name="ro1">
          <table:table-cell/>
          <table:table-cell office:value-type="float" office:value="84.45782" calcext:value-type="float">
            <text:p>84.45782</text:p>
          </table:table-cell>
          <table:table-cell office:value-type="float" office:value="117.48662" calcext:value-type="float">
            <text:p>117.48662</text:p>
          </table:table-cell>
          <table:table-cell office:value-type="float" office:value="-33.0288" calcext:value-type="float">
            <text:p>-33.0288</text:p>
          </table:table-cell>
        </table:table-row>
        <table:table-row table:style-name="ro1">
          <table:table-cell/>
          <table:table-cell office:value-type="float" office:value="83.80857" calcext:value-type="float">
            <text:p>83.80857</text:p>
          </table:table-cell>
          <table:table-cell office:value-type="float" office:value="115.29689" calcext:value-type="float">
            <text:p>115.29689</text:p>
          </table:table-cell>
          <table:table-cell office:value-type="float" office:value="-31.48832" calcext:value-type="float">
            <text:p>-31.48832</text:p>
          </table:table-cell>
        </table:table-row>
        <table:table-row table:style-name="ro1">
          <table:table-cell/>
          <table:table-cell office:value-type="float" office:value="84.6269" calcext:value-type="float">
            <text:p>84.6269</text:p>
          </table:table-cell>
          <table:table-cell office:value-type="float" office:value="114.17839" calcext:value-type="float">
            <text:p>114.17839</text:p>
          </table:table-cell>
          <table:table-cell office:value-type="float" office:value="-29.55149" calcext:value-type="float">
            <text:p>-29.55149</text:p>
          </table:table-cell>
        </table:table-row>
        <table:table-row table:style-name="ro1">
          <table:table-cell/>
          <table:table-cell office:value-type="float" office:value="84.40666" calcext:value-type="float">
            <text:p>84.40666</text:p>
          </table:table-cell>
          <table:table-cell office:value-type="float" office:value="116.93718" calcext:value-type="float">
            <text:p>116.93718</text:p>
          </table:table-cell>
          <table:table-cell office:value-type="float" office:value="-32.53051" calcext:value-type="float">
            <text:p>-32.53051</text:p>
          </table:table-cell>
        </table:table-row>
        <table:table-row table:style-name="ro1">
          <table:table-cell/>
          <table:table-cell office:value-type="float" office:value="83.53109" calcext:value-type="float">
            <text:p>83.53109</text:p>
          </table:table-cell>
          <table:table-cell office:value-type="float" office:value="112.83509" calcext:value-type="float">
            <text:p>112.83509</text:p>
          </table:table-cell>
          <table:table-cell office:value-type="float" office:value="-29.304" calcext:value-type="float">
            <text:p>-29.304</text:p>
          </table:table-cell>
        </table:table-row>
        <table:table-row table:style-name="ro1">
          <table:table-cell/>
          <table:table-cell office:value-type="float" office:value="85.13156" calcext:value-type="float">
            <text:p>85.13156</text:p>
          </table:table-cell>
          <table:table-cell office:value-type="float" office:value="119.60426" calcext:value-type="float">
            <text:p>119.60426</text:p>
          </table:table-cell>
          <table:table-cell office:value-type="float" office:value="-34.4727" calcext:value-type="float">
            <text:p>-34.4727</text:p>
          </table:table-cell>
        </table:table-row>
        <table:table-row table:style-name="ro1">
          <table:table-cell/>
          <table:table-cell office:value-type="float" office:value="85.74905" calcext:value-type="float">
            <text:p>85.74905</text:p>
          </table:table-cell>
          <table:table-cell office:value-type="float" office:value="116.07428" calcext:value-type="float">
            <text:p>116.07428</text:p>
          </table:table-cell>
          <table:table-cell office:value-type="float" office:value="-30.32523" calcext:value-type="float">
            <text:p>-30.32523</text:p>
          </table:table-cell>
        </table:table-row>
        <table:table-row table:style-name="ro1">
          <table:table-cell/>
          <table:table-cell office:value-type="float" office:value="84.65076" calcext:value-type="float">
            <text:p>84.65076</text:p>
          </table:table-cell>
          <table:table-cell office:value-type="float" office:value="114.23259" calcext:value-type="float">
            <text:p>114.23259</text:p>
          </table:table-cell>
          <table:table-cell office:value-type="float" office:value="-29.58184" calcext:value-type="float">
            <text:p>-29.58184</text:p>
          </table:table-cell>
        </table:table-row>
        <table:table-row table:style-name="ro1">
          <table:table-cell/>
          <table:table-cell office:value-type="float" office:value="84.46776" calcext:value-type="float">
            <text:p>84.46776</text:p>
          </table:table-cell>
          <table:table-cell office:value-type="float" office:value="113.0585" calcext:value-type="float">
            <text:p>113.0585</text:p>
          </table:table-cell>
          <table:table-cell office:value-type="float" office:value="-28.59074" calcext:value-type="float">
            <text:p>-28.59074</text:p>
          </table:table-cell>
        </table:table-row>
        <table:table-row table:style-name="ro1">
          <table:table-cell/>
          <table:table-cell office:value-type="float" office:value="85.43225" calcext:value-type="float">
            <text:p>85.43225</text:p>
          </table:table-cell>
          <table:table-cell office:value-type="float" office:value="117.29079" calcext:value-type="float">
            <text:p>117.29079</text:p>
          </table:table-cell>
          <table:table-cell office:value-type="float" office:value="-31.85854" calcext:value-type="float">
            <text:p>-31.85854</text:p>
          </table:table-cell>
        </table:table-row>
        <table:table-row table:style-name="ro1">
          <table:table-cell/>
          <table:table-cell office:value-type="float" office:value="85.77973" calcext:value-type="float">
            <text:p>85.77973</text:p>
          </table:table-cell>
          <table:table-cell office:value-type="float" office:value="116.01178" calcext:value-type="float">
            <text:p>116.01178</text:p>
          </table:table-cell>
          <table:table-cell office:value-type="float" office:value="-30.23206" calcext:value-type="float">
            <text:p>-30.23206</text:p>
          </table:table-cell>
        </table:table-row>
        <table:table-row table:style-name="ro1">
          <table:table-cell/>
          <table:table-cell office:value-type="float" office:value="85.31728" calcext:value-type="float">
            <text:p>85.31728</text:p>
          </table:table-cell>
          <table:table-cell office:value-type="float" office:value="118.79358" calcext:value-type="float">
            <text:p>118.79358</text:p>
          </table:table-cell>
          <table:table-cell office:value-type="float" office:value="-33.4763" calcext:value-type="float">
            <text:p>-33.4763</text:p>
          </table:table-cell>
        </table:table-row>
        <table:table-row table:style-name="ro1">
          <table:table-cell/>
          <table:table-cell office:value-type="float" office:value="84.8632" calcext:value-type="float">
            <text:p>84.8632</text:p>
          </table:table-cell>
          <table:table-cell office:value-type="float" office:value="118.9402" calcext:value-type="float">
            <text:p>118.9402</text:p>
          </table:table-cell>
          <table:table-cell office:value-type="float" office:value="-34.077" calcext:value-type="float">
            <text:p>-34.077</text:p>
          </table:table-cell>
        </table:table-row>
        <table:table-row table:style-name="ro1">
          <table:table-cell/>
          <table:table-cell office:value-type="float" office:value="85.92894" calcext:value-type="float">
            <text:p>85.92894</text:p>
          </table:table-cell>
          <table:table-cell office:value-type="float" office:value="115.38644" calcext:value-type="float">
            <text:p>115.38644</text:p>
          </table:table-cell>
          <table:table-cell office:value-type="float" office:value="-29.4575" calcext:value-type="float">
            <text:p>-29.4575</text:p>
          </table:table-cell>
        </table:table-row>
        <table:table-row table:style-name="ro1">
          <table:table-cell/>
          <table:table-cell office:value-type="float" office:value="84.4715" calcext:value-type="float">
            <text:p>84.4715</text:p>
          </table:table-cell>
          <table:table-cell office:value-type="float" office:value="118.85054" calcext:value-type="float">
            <text:p>118.85054</text:p>
          </table:table-cell>
          <table:table-cell office:value-type="float" office:value="-34.37904" calcext:value-type="float">
            <text:p>-34.37904</text:p>
          </table:table-cell>
        </table:table-row>
        <table:table-row table:style-name="ro1">
          <table:table-cell/>
          <table:table-cell office:value-type="float" office:value="85.05359" calcext:value-type="float">
            <text:p>85.05359</text:p>
          </table:table-cell>
          <table:table-cell office:value-type="float" office:value="119.82728" calcext:value-type="float">
            <text:p>119.82728</text:p>
          </table:table-cell>
          <table:table-cell office:value-type="float" office:value="-34.77368" calcext:value-type="float">
            <text:p>-34.77368</text:p>
          </table:table-cell>
        </table:table-row>
        <table:table-row table:style-name="ro1">
          <table:table-cell/>
          <table:table-cell office:value-type="float" office:value="84.88092" calcext:value-type="float">
            <text:p>84.88092</text:p>
          </table:table-cell>
          <table:table-cell office:value-type="float" office:value="117.81081" calcext:value-type="float">
            <text:p>117.81081</text:p>
          </table:table-cell>
          <table:table-cell office:value-type="float" office:value="-32.92989" calcext:value-type="float">
            <text:p>-32.92989</text:p>
          </table:table-cell>
        </table:table-row>
        <table:table-row table:style-name="ro1">
          <table:table-cell/>
          <table:table-cell office:value-type="float" office:value="85.19421" calcext:value-type="float">
            <text:p>85.19421</text:p>
          </table:table-cell>
          <table:table-cell office:value-type="float" office:value="114.66123" calcext:value-type="float">
            <text:p>114.66123</text:p>
          </table:table-cell>
          <table:table-cell office:value-type="float" office:value="-29.46702" calcext:value-type="float">
            <text:p>-29.46702</text:p>
          </table:table-cell>
        </table:table-row>
        <table:table-row table:style-name="ro1">
          <table:table-cell/>
          <table:table-cell office:value-type="float" office:value="85.38216" calcext:value-type="float">
            <text:p>85.38216</text:p>
          </table:table-cell>
          <table:table-cell office:value-type="float" office:value="117.29941" calcext:value-type="float">
            <text:p>117.29941</text:p>
          </table:table-cell>
          <table:table-cell office:value-type="float" office:value="-31.91724" calcext:value-type="float">
            <text:p>-31.91724</text:p>
          </table:table-cell>
        </table:table-row>
        <table:table-row table:style-name="ro1">
          <table:table-cell/>
          <table:table-cell office:value-type="float" office:value="85.11155" calcext:value-type="float">
            <text:p>85.11155</text:p>
          </table:table-cell>
          <table:table-cell office:value-type="float" office:value="115.50923" calcext:value-type="float">
            <text:p>115.50923</text:p>
          </table:table-cell>
          <table:table-cell office:value-type="float" office:value="-30.39768" calcext:value-type="float">
            <text:p>-30.39768</text:p>
          </table:table-cell>
        </table:table-row>
        <table:table-row table:style-name="ro1">
          <table:table-cell/>
          <table:table-cell office:value-type="float" office:value="84.66448" calcext:value-type="float">
            <text:p>84.66448</text:p>
          </table:table-cell>
          <table:table-cell office:value-type="float" office:value="117.00372" calcext:value-type="float">
            <text:p>117.00372</text:p>
          </table:table-cell>
          <table:table-cell office:value-type="float" office:value="-32.33925" calcext:value-type="float">
            <text:p>-32.33925</text:p>
          </table:table-cell>
        </table:table-row>
        <table:table-row table:style-name="ro1">
          <table:table-cell/>
          <table:table-cell office:value-type="float" office:value="84.14968" calcext:value-type="float">
            <text:p>84.14968</text:p>
          </table:table-cell>
          <table:table-cell office:value-type="float" office:value="115.23043" calcext:value-type="float">
            <text:p>115.23043</text:p>
          </table:table-cell>
          <table:table-cell office:value-type="float" office:value="-31.08074" calcext:value-type="float">
            <text:p>-31.08074</text:p>
          </table:table-cell>
        </table:table-row>
        <table:table-row table:style-name="ro1">
          <table:table-cell/>
          <table:table-cell office:value-type="float" office:value="83.91362" calcext:value-type="float">
            <text:p>83.91362</text:p>
          </table:table-cell>
          <table:table-cell office:value-type="float" office:value="116.08585" calcext:value-type="float">
            <text:p>116.08585</text:p>
          </table:table-cell>
          <table:table-cell office:value-type="float" office:value="-32.17223" calcext:value-type="float">
            <text:p>-32.17223</text:p>
          </table:table-cell>
        </table:table-row>
        <table:table-row table:style-name="ro1">
          <table:table-cell/>
          <table:table-cell office:value-type="float" office:value="83.98121" calcext:value-type="float">
            <text:p>83.98121</text:p>
          </table:table-cell>
          <table:table-cell office:value-type="float" office:value="113.89374" calcext:value-type="float">
            <text:p>113.89374</text:p>
          </table:table-cell>
          <table:table-cell office:value-type="float" office:value="-29.91253" calcext:value-type="float">
            <text:p>-29.91253</text:p>
          </table:table-cell>
        </table:table-row>
        <table:table-row table:style-name="ro1">
          <table:table-cell/>
          <table:table-cell office:value-type="float" office:value="85.02174" calcext:value-type="float">
            <text:p>85.02174</text:p>
          </table:table-cell>
          <table:table-cell office:value-type="float" office:value="116.73233" calcext:value-type="float">
            <text:p>116.73233</text:p>
          </table:table-cell>
          <table:table-cell office:value-type="float" office:value="-31.7106" calcext:value-type="float">
            <text:p>-31.7106</text:p>
          </table:table-cell>
        </table:table-row>
        <table:table-row table:style-name="ro1">
          <table:table-cell/>
          <table:table-cell office:value-type="float" office:value="85.27575" calcext:value-type="float">
            <text:p>85.27575</text:p>
          </table:table-cell>
          <table:table-cell office:value-type="float" office:value="115.54583" calcext:value-type="float">
            <text:p>115.54583</text:p>
          </table:table-cell>
          <table:table-cell office:value-type="float" office:value="-30.27008" calcext:value-type="float">
            <text:p>-30.27008</text:p>
          </table:table-cell>
        </table:table-row>
        <table:table-row table:style-name="ro1">
          <table:table-cell/>
          <table:table-cell office:value-type="float" office:value="85.15572" calcext:value-type="float">
            <text:p>85.15572</text:p>
          </table:table-cell>
          <table:table-cell office:value-type="float" office:value="118.91563" calcext:value-type="float">
            <text:p>118.91563</text:p>
          </table:table-cell>
          <table:table-cell office:value-type="float" office:value="-33.75991" calcext:value-type="float">
            <text:p>-33.75991</text:p>
          </table:table-cell>
        </table:table-row>
        <table:table-row table:style-name="ro1">
          <table:table-cell/>
          <table:table-cell office:value-type="float" office:value="84.56671" calcext:value-type="float">
            <text:p>84.56671</text:p>
          </table:table-cell>
          <table:table-cell office:value-type="float" office:value="118.50904" calcext:value-type="float">
            <text:p>118.50904</text:p>
          </table:table-cell>
          <table:table-cell office:value-type="float" office:value="-33.94233" calcext:value-type="float">
            <text:p>-33.94233</text:p>
          </table:table-cell>
        </table:table-row>
        <table:table-row table:style-name="ro1">
          <table:table-cell/>
          <table:table-cell office:value-type="float" office:value="85.18491" calcext:value-type="float">
            <text:p>85.18491</text:p>
          </table:table-cell>
          <table:table-cell office:value-type="float" office:value="115.02566" calcext:value-type="float">
            <text:p>115.02566</text:p>
          </table:table-cell>
          <table:table-cell office:value-type="float" office:value="-29.84076" calcext:value-type="float">
            <text:p>-29.84076</text:p>
          </table:table-cell>
        </table:table-row>
        <table:table-row table:style-name="ro1">
          <table:table-cell/>
          <table:table-cell office:value-type="float" office:value="84.71729" calcext:value-type="float">
            <text:p>84.71729</text:p>
          </table:table-cell>
          <table:table-cell office:value-type="float" office:value="115.07778" calcext:value-type="float">
            <text:p>115.07778</text:p>
          </table:table-cell>
          <table:table-cell office:value-type="float" office:value="-30.36049" calcext:value-type="float">
            <text:p>-30.36049</text:p>
          </table:table-cell>
        </table:table-row>
        <table:table-row table:style-name="ro1">
          <table:table-cell/>
          <table:table-cell office:value-type="float" office:value="84.17204" calcext:value-type="float">
            <text:p>84.17204</text:p>
          </table:table-cell>
          <table:table-cell office:value-type="float" office:value="117.73869" calcext:value-type="float">
            <text:p>117.73869</text:p>
          </table:table-cell>
          <table:table-cell office:value-type="float" office:value="-33.56665" calcext:value-type="float">
            <text:p>-33.56665</text:p>
          </table:table-cell>
        </table:table-row>
        <table:table-row table:style-name="ro1">
          <table:table-cell/>
          <table:table-cell office:value-type="float" office:value="85.17517" calcext:value-type="float">
            <text:p>85.17517</text:p>
          </table:table-cell>
          <table:table-cell office:value-type="float" office:value="118.91003" calcext:value-type="float">
            <text:p>118.91003</text:p>
          </table:table-cell>
          <table:table-cell office:value-type="float" office:value="-33.73486" calcext:value-type="float">
            <text:p>-33.73486</text:p>
          </table:table-cell>
        </table:table-row>
        <table:table-row table:style-name="ro1">
          <table:table-cell/>
          <table:table-cell office:value-type="float" office:value="85.33078" calcext:value-type="float">
            <text:p>85.33078</text:p>
          </table:table-cell>
          <table:table-cell office:value-type="float" office:value="117.56238" calcext:value-type="float">
            <text:p>117.56238</text:p>
          </table:table-cell>
          <table:table-cell office:value-type="float" office:value="-32.2316" calcext:value-type="float">
            <text:p>-32.2316</text:p>
          </table:table-cell>
        </table:table-row>
        <table:table-row table:style-name="ro1">
          <table:table-cell/>
          <table:table-cell office:value-type="float" office:value="84.56339" calcext:value-type="float">
            <text:p>84.56339</text:p>
          </table:table-cell>
          <table:table-cell office:value-type="float" office:value="117.83433" calcext:value-type="float">
            <text:p>117.83433</text:p>
          </table:table-cell>
          <table:table-cell office:value-type="float" office:value="-33.27094" calcext:value-type="float">
            <text:p>-33.27094</text:p>
          </table:table-cell>
        </table:table-row>
        <table:table-row table:style-name="ro1">
          <table:table-cell/>
          <table:table-cell office:value-type="float" office:value="85.51479" calcext:value-type="float">
            <text:p>85.51479</text:p>
          </table:table-cell>
          <table:table-cell office:value-type="float" office:value="117.62312" calcext:value-type="float">
            <text:p>117.62312</text:p>
          </table:table-cell>
          <table:table-cell office:value-type="float" office:value="-32.10833" calcext:value-type="float">
            <text:p>-32.10833</text:p>
          </table:table-cell>
        </table:table-row>
        <table:table-row table:style-name="ro1">
          <table:table-cell/>
          <table:table-cell office:value-type="float" office:value="85.24286" calcext:value-type="float">
            <text:p>85.24286</text:p>
          </table:table-cell>
          <table:table-cell office:value-type="float" office:value="115.48303" calcext:value-type="float">
            <text:p>115.48303</text:p>
          </table:table-cell>
          <table:table-cell office:value-type="float" office:value="-30.24017" calcext:value-type="float">
            <text:p>-30.24017</text:p>
          </table:table-cell>
        </table:table-row>
        <table:table-row table:style-name="ro1">
          <table:table-cell/>
          <table:table-cell office:value-type="float" office:value="86.08427" calcext:value-type="float">
            <text:p>86.08427</text:p>
          </table:table-cell>
          <table:table-cell office:value-type="float" office:value="113.46404" calcext:value-type="float">
            <text:p>113.46404</text:p>
          </table:table-cell>
          <table:table-cell office:value-type="float" office:value="-27.37977" calcext:value-type="float">
            <text:p>-27.37977</text:p>
          </table:table-cell>
        </table:table-row>
        <table:table-row table:style-name="ro1">
          <table:table-cell/>
          <table:table-cell office:value-type="float" office:value="84.73703" calcext:value-type="float">
            <text:p>84.73703</text:p>
          </table:table-cell>
          <table:table-cell office:value-type="float" office:value="119.65828" calcext:value-type="float">
            <text:p>119.65828</text:p>
          </table:table-cell>
          <table:table-cell office:value-type="float" office:value="-34.92124" calcext:value-type="float">
            <text:p>-34.92124</text:p>
          </table:table-cell>
        </table:table-row>
        <table:table-row table:style-name="ro1">
          <table:table-cell/>
          <table:table-cell office:value-type="float" office:value="84.74938" calcext:value-type="float">
            <text:p>84.74938</text:p>
          </table:table-cell>
          <table:table-cell office:value-type="float" office:value="114.84616" calcext:value-type="float">
            <text:p>114.84616</text:p>
          </table:table-cell>
          <table:table-cell office:value-type="float" office:value="-30.09678" calcext:value-type="float">
            <text:p>-30.09678</text:p>
          </table:table-cell>
        </table:table-row>
        <table:table-row table:style-name="ro1">
          <table:table-cell/>
          <table:table-cell office:value-type="float" office:value="84.76148" calcext:value-type="float">
            <text:p>84.76148</text:p>
          </table:table-cell>
          <table:table-cell office:value-type="float" office:value="119.45258" calcext:value-type="float">
            <text:p>119.45258</text:p>
          </table:table-cell>
          <table:table-cell office:value-type="float" office:value="-34.6911" calcext:value-type="float">
            <text:p>-34.6911</text:p>
          </table:table-cell>
        </table:table-row>
        <table:table-row table:style-name="ro1">
          <table:table-cell/>
          <table:table-cell office:value-type="float" office:value="85.02636" calcext:value-type="float">
            <text:p>85.02636</text:p>
          </table:table-cell>
          <table:table-cell office:value-type="float" office:value="116.80456" calcext:value-type="float">
            <text:p>116.80456</text:p>
          </table:table-cell>
          <table:table-cell office:value-type="float" office:value="-31.77821" calcext:value-type="float">
            <text:p>-31.77821</text:p>
          </table:table-cell>
        </table:table-row>
        <table:table-row table:style-name="ro1">
          <table:table-cell/>
          <table:table-cell office:value-type="float" office:value="85.08471" calcext:value-type="float">
            <text:p>85.08471</text:p>
          </table:table-cell>
          <table:table-cell office:value-type="float" office:value="118.47832" calcext:value-type="float">
            <text:p>118.47832</text:p>
          </table:table-cell>
          <table:table-cell office:value-type="float" office:value="-33.39361" calcext:value-type="float">
            <text:p>-33.39361</text:p>
          </table:table-cell>
        </table:table-row>
        <table:table-row table:style-name="ro1">
          <table:table-cell/>
          <table:table-cell office:value-type="float" office:value="85.01062" calcext:value-type="float">
            <text:p>85.01062</text:p>
          </table:table-cell>
          <table:table-cell office:value-type="float" office:value="116.05374" calcext:value-type="float">
            <text:p>116.05374</text:p>
          </table:table-cell>
          <table:table-cell office:value-type="float" office:value="-31.04312" calcext:value-type="float">
            <text:p>-31.04312</text:p>
          </table:table-cell>
        </table:table-row>
        <table:table-row table:style-name="ro1">
          <table:table-cell/>
          <table:table-cell office:value-type="float" office:value="84.08868" calcext:value-type="float">
            <text:p>84.08868</text:p>
          </table:table-cell>
          <table:table-cell office:value-type="float" office:value="117.2562" calcext:value-type="float">
            <text:p>117.2562</text:p>
          </table:table-cell>
          <table:table-cell office:value-type="float" office:value="-33.16751" calcext:value-type="float">
            <text:p>-33.16751</text:p>
          </table:table-cell>
        </table:table-row>
        <table:table-row table:style-name="ro1">
          <table:table-cell/>
          <table:table-cell office:value-type="float" office:value="85.21379" calcext:value-type="float">
            <text:p>85.21379</text:p>
          </table:table-cell>
          <table:table-cell office:value-type="float" office:value="110.56218" calcext:value-type="float">
            <text:p>110.56218</text:p>
          </table:table-cell>
          <table:table-cell office:value-type="float" office:value="-25.34839" calcext:value-type="float">
            <text:p>-25.34839</text:p>
          </table:table-cell>
        </table:table-row>
        <table:table-row table:style-name="ro1">
          <table:table-cell/>
          <table:table-cell office:value-type="float" office:value="84.71188" calcext:value-type="float">
            <text:p>84.71188</text:p>
          </table:table-cell>
          <table:table-cell office:value-type="float" office:value="117.00062" calcext:value-type="float">
            <text:p>117.00062</text:p>
          </table:table-cell>
          <table:table-cell office:value-type="float" office:value="-32.28874" calcext:value-type="float">
            <text:p>-32.28874</text:p>
          </table:table-cell>
        </table:table-row>
        <table:table-row table:style-name="ro1">
          <table:table-cell/>
          <table:table-cell office:value-type="float" office:value="85.77988" calcext:value-type="float">
            <text:p>85.77988</text:p>
          </table:table-cell>
          <table:table-cell office:value-type="float" office:value="114.99874" calcext:value-type="float">
            <text:p>114.99874</text:p>
          </table:table-cell>
          <table:table-cell office:value-type="float" office:value="-29.21886" calcext:value-type="float">
            <text:p>-29.21886</text:p>
          </table:table-cell>
        </table:table-row>
        <table:table-row table:style-name="ro1">
          <table:table-cell/>
          <table:table-cell office:value-type="float" office:value="84.80344" calcext:value-type="float">
            <text:p>84.80344</text:p>
          </table:table-cell>
          <table:table-cell office:value-type="float" office:value="115.66032" calcext:value-type="float">
            <text:p>115.66032</text:p>
          </table:table-cell>
          <table:table-cell office:value-type="float" office:value="-30.85688" calcext:value-type="float">
            <text:p>-30.85688</text:p>
          </table:table-cell>
        </table:table-row>
        <table:table-row table:style-name="ro1">
          <table:table-cell/>
          <table:table-cell office:value-type="float" office:value="84.86334" calcext:value-type="float">
            <text:p>84.86334</text:p>
          </table:table-cell>
          <table:table-cell office:value-type="float" office:value="116.94445" calcext:value-type="float">
            <text:p>116.94445</text:p>
          </table:table-cell>
          <table:table-cell office:value-type="float" office:value="-32.08111" calcext:value-type="float">
            <text:p>-32.08111</text:p>
          </table:table-cell>
        </table:table-row>
        <table:table-row table:style-name="ro1">
          <table:table-cell/>
          <table:table-cell office:value-type="float" office:value="84.95276" calcext:value-type="float">
            <text:p>84.95276</text:p>
          </table:table-cell>
          <table:table-cell office:value-type="float" office:value="117.7094" calcext:value-type="float">
            <text:p>117.7094</text:p>
          </table:table-cell>
          <table:table-cell office:value-type="float" office:value="-32.75665" calcext:value-type="float">
            <text:p>-32.75665</text:p>
          </table:table-cell>
        </table:table-row>
        <table:table-row table:style-name="ro1">
          <table:table-cell/>
          <table:table-cell office:value-type="float" office:value="85.6567" calcext:value-type="float">
            <text:p>85.6567</text:p>
          </table:table-cell>
          <table:table-cell office:value-type="float" office:value="117.31337" calcext:value-type="float">
            <text:p>117.31337</text:p>
          </table:table-cell>
          <table:table-cell office:value-type="float" office:value="-31.65666" calcext:value-type="float">
            <text:p>-31.65666</text:p>
          </table:table-cell>
        </table:table-row>
        <table:table-row table:style-name="ro1">
          <table:table-cell/>
          <table:table-cell office:value-type="float" office:value="85.06494" calcext:value-type="float">
            <text:p>85.06494</text:p>
          </table:table-cell>
          <table:table-cell office:value-type="float" office:value="114.73921" calcext:value-type="float">
            <text:p>114.73921</text:p>
          </table:table-cell>
          <table:table-cell office:value-type="float" office:value="-29.67427" calcext:value-type="float">
            <text:p>-29.67427</text:p>
          </table:table-cell>
        </table:table-row>
        <table:table-row table:style-name="ro1">
          <table:table-cell/>
          <table:table-cell office:value-type="float" office:value="85.24897" calcext:value-type="float">
            <text:p>85.24897</text:p>
          </table:table-cell>
          <table:table-cell office:value-type="float" office:value="114.55534" calcext:value-type="float">
            <text:p>114.55534</text:p>
          </table:table-cell>
          <table:table-cell office:value-type="float" office:value="-29.30637" calcext:value-type="float">
            <text:p>-29.30637</text:p>
          </table:table-cell>
        </table:table-row>
        <table:table-row table:style-name="ro1">
          <table:table-cell/>
          <table:table-cell office:value-type="float" office:value="85.14832" calcext:value-type="float">
            <text:p>85.14832</text:p>
          </table:table-cell>
          <table:table-cell office:value-type="float" office:value="114.21028" calcext:value-type="float">
            <text:p>114.21028</text:p>
          </table:table-cell>
          <table:table-cell office:value-type="float" office:value="-29.06196" calcext:value-type="float">
            <text:p>-29.06196</text:p>
          </table:table-cell>
        </table:table-row>
        <table:table-row table:style-name="ro1">
          <table:table-cell/>
          <table:table-cell office:value-type="float" office:value="85.70644" calcext:value-type="float">
            <text:p>85.70644</text:p>
          </table:table-cell>
          <table:table-cell office:value-type="float" office:value="115.98163" calcext:value-type="float">
            <text:p>115.98163</text:p>
          </table:table-cell>
          <table:table-cell office:value-type="float" office:value="-30.2752" calcext:value-type="float">
            <text:p>-30.2752</text:p>
          </table:table-cell>
        </table:table-row>
        <table:table-row table:style-name="ro1">
          <table:table-cell/>
          <table:table-cell office:value-type="float" office:value="84.43359" calcext:value-type="float">
            <text:p>84.43359</text:p>
          </table:table-cell>
          <table:table-cell office:value-type="float" office:value="115.42399" calcext:value-type="float">
            <text:p>115.42399</text:p>
          </table:table-cell>
          <table:table-cell office:value-type="float" office:value="-30.9904" calcext:value-type="float">
            <text:p>-30.9904</text:p>
          </table:table-cell>
        </table:table-row>
        <table:table-row table:style-name="ro1">
          <table:table-cell/>
          <table:table-cell office:value-type="float" office:value="84.1293" calcext:value-type="float">
            <text:p>84.1293</text:p>
          </table:table-cell>
          <table:table-cell office:value-type="float" office:value="116.42328" calcext:value-type="float">
            <text:p>116.42328</text:p>
          </table:table-cell>
          <table:table-cell office:value-type="float" office:value="-32.29398" calcext:value-type="float">
            <text:p>-32.29398</text:p>
          </table:table-cell>
        </table:table-row>
        <table:table-row table:style-name="ro1">
          <table:table-cell/>
          <table:table-cell office:value-type="float" office:value="83.77476" calcext:value-type="float">
            <text:p>83.77476</text:p>
          </table:table-cell>
          <table:table-cell office:value-type="float" office:value="113.90359" calcext:value-type="float">
            <text:p>113.90359</text:p>
          </table:table-cell>
          <table:table-cell office:value-type="float" office:value="-30.12883" calcext:value-type="float">
            <text:p>-30.12883</text:p>
          </table:table-cell>
        </table:table-row>
        <table:table-row table:style-name="ro1">
          <table:table-cell/>
          <table:table-cell office:value-type="float" office:value="84.86715" calcext:value-type="float">
            <text:p>84.86715</text:p>
          </table:table-cell>
          <table:table-cell office:value-type="float" office:value="119.77109" calcext:value-type="float">
            <text:p>119.77109</text:p>
          </table:table-cell>
          <table:table-cell office:value-type="float" office:value="-34.90395" calcext:value-type="float">
            <text:p>-34.90395</text:p>
          </table:table-cell>
        </table:table-row>
        <table:table-row table:style-name="ro1">
          <table:table-cell/>
          <table:table-cell office:value-type="float" office:value="85.02454" calcext:value-type="float">
            <text:p>85.02454</text:p>
          </table:table-cell>
          <table:table-cell office:value-type="float" office:value="117.09212" calcext:value-type="float">
            <text:p>117.09212</text:p>
          </table:table-cell>
          <table:table-cell office:value-type="float" office:value="-32.06758" calcext:value-type="float">
            <text:p>-32.06758</text:p>
          </table:table-cell>
        </table:table-row>
        <table:table-row table:style-name="ro1">
          <table:table-cell/>
          <table:table-cell office:value-type="float" office:value="85.07307" calcext:value-type="float">
            <text:p>85.07307</text:p>
          </table:table-cell>
          <table:table-cell office:value-type="float" office:value="118.22045" calcext:value-type="float">
            <text:p>118.22045</text:p>
          </table:table-cell>
          <table:table-cell office:value-type="float" office:value="-33.14737" calcext:value-type="float">
            <text:p>-33.14737</text:p>
          </table:table-cell>
        </table:table-row>
        <table:table-row table:style-name="ro1">
          <table:table-cell/>
          <table:table-cell office:value-type="float" office:value="85.73832" calcext:value-type="float">
            <text:p>85.73832</text:p>
          </table:table-cell>
          <table:table-cell office:value-type="float" office:value="115.08877" calcext:value-type="float">
            <text:p>115.08877</text:p>
          </table:table-cell>
          <table:table-cell office:value-type="float" office:value="-29.35045" calcext:value-type="float">
            <text:p>-29.35045</text:p>
          </table:table-cell>
        </table:table-row>
        <table:table-row table:style-name="ro1">
          <table:table-cell/>
          <table:table-cell office:value-type="float" office:value="84.93361" calcext:value-type="float">
            <text:p>84.93361</text:p>
          </table:table-cell>
          <table:table-cell office:value-type="float" office:value="117.96874" calcext:value-type="float">
            <text:p>117.96874</text:p>
          </table:table-cell>
          <table:table-cell office:value-type="float" office:value="-33.03514" calcext:value-type="float">
            <text:p>-33.03514</text:p>
          </table:table-cell>
        </table:table-row>
        <table:table-row table:style-name="ro1">
          <table:table-cell/>
          <table:table-cell office:value-type="float" office:value="83.91115" calcext:value-type="float">
            <text:p>83.91115</text:p>
          </table:table-cell>
          <table:table-cell office:value-type="float" office:value="116.45569" calcext:value-type="float">
            <text:p>116.45569</text:p>
          </table:table-cell>
          <table:table-cell office:value-type="float" office:value="-32.54454" calcext:value-type="float">
            <text:p>-32.54454</text:p>
          </table:table-cell>
        </table:table-row>
        <table:table-row table:style-name="ro1">
          <table:table-cell/>
          <table:table-cell office:value-type="float" office:value="83.88509" calcext:value-type="float">
            <text:p>83.88509</text:p>
          </table:table-cell>
          <table:table-cell office:value-type="float" office:value="114.82578" calcext:value-type="float">
            <text:p>114.82578</text:p>
          </table:table-cell>
          <table:table-cell office:value-type="float" office:value="-30.94069" calcext:value-type="float">
            <text:p>-30.94069</text:p>
          </table:table-cell>
        </table:table-row>
        <table:table-row table:style-name="ro1">
          <table:table-cell/>
          <table:table-cell office:value-type="float" office:value="84.20928" calcext:value-type="float">
            <text:p>84.20928</text:p>
          </table:table-cell>
          <table:table-cell office:value-type="float" office:value="115.78171" calcext:value-type="float">
            <text:p>115.78171</text:p>
          </table:table-cell>
          <table:table-cell office:value-type="float" office:value="-31.57243" calcext:value-type="float">
            <text:p>-31.57243</text:p>
          </table:table-cell>
        </table:table-row>
        <table:table-row table:style-name="ro1">
          <table:table-cell/>
          <table:table-cell office:value-type="float" office:value="84.927" calcext:value-type="float">
            <text:p>84.927</text:p>
          </table:table-cell>
          <table:table-cell office:value-type="float" office:value="115.99456" calcext:value-type="float">
            <text:p>115.99456</text:p>
          </table:table-cell>
          <table:table-cell office:value-type="float" office:value="-31.06757" calcext:value-type="float">
            <text:p>-31.06757</text:p>
          </table:table-cell>
        </table:table-row>
        <table:table-row table:style-name="ro1">
          <table:table-cell/>
          <table:table-cell office:value-type="float" office:value="84.74798" calcext:value-type="float">
            <text:p>84.74798</text:p>
          </table:table-cell>
          <table:table-cell office:value-type="float" office:value="113.62424" calcext:value-type="float">
            <text:p>113.62424</text:p>
          </table:table-cell>
          <table:table-cell office:value-type="float" office:value="-28.87626" calcext:value-type="float">
            <text:p>-28.87626</text:p>
          </table:table-cell>
        </table:table-row>
        <table:table-row table:style-name="ro1">
          <table:table-cell/>
          <table:table-cell office:value-type="float" office:value="85.54577" calcext:value-type="float">
            <text:p>85.54577</text:p>
          </table:table-cell>
          <table:table-cell office:value-type="float" office:value="118.26756" calcext:value-type="float">
            <text:p>118.26756</text:p>
          </table:table-cell>
          <table:table-cell office:value-type="float" office:value="-32.72179" calcext:value-type="float">
            <text:p>-32.72179</text:p>
          </table:table-cell>
        </table:table-row>
        <table:table-row table:style-name="ro1">
          <table:table-cell/>
          <table:table-cell office:value-type="float" office:value="85.53966" calcext:value-type="float">
            <text:p>85.53966</text:p>
          </table:table-cell>
          <table:table-cell office:value-type="float" office:value="116.07587" calcext:value-type="float">
            <text:p>116.07587</text:p>
          </table:table-cell>
          <table:table-cell office:value-type="float" office:value="-30.53621" calcext:value-type="float">
            <text:p>-30.53621</text:p>
          </table:table-cell>
        </table:table-row>
        <table:table-row table:style-name="ro1">
          <table:table-cell/>
          <table:table-cell office:value-type="float" office:value="84.95076" calcext:value-type="float">
            <text:p>84.95076</text:p>
          </table:table-cell>
          <table:table-cell office:value-type="float" office:value="118.80073" calcext:value-type="float">
            <text:p>118.80073</text:p>
          </table:table-cell>
          <table:table-cell office:value-type="float" office:value="-33.84998" calcext:value-type="float">
            <text:p>-33.84998</text:p>
          </table:table-cell>
        </table:table-row>
        <table:table-row table:style-name="ro1">
          <table:table-cell/>
          <table:table-cell office:value-type="float" office:value="84.68192" calcext:value-type="float">
            <text:p>84.68192</text:p>
          </table:table-cell>
          <table:table-cell office:value-type="float" office:value="117.68113" calcext:value-type="float">
            <text:p>117.68113</text:p>
          </table:table-cell>
          <table:table-cell office:value-type="float" office:value="-32.99922" calcext:value-type="float">
            <text:p>-32.99922</text:p>
          </table:table-cell>
        </table:table-row>
        <table:table-row table:style-name="ro1">
          <table:table-cell/>
          <table:table-cell office:value-type="float" office:value="84.79509" calcext:value-type="float">
            <text:p>84.79509</text:p>
          </table:table-cell>
          <table:table-cell office:value-type="float" office:value="115.70332" calcext:value-type="float">
            <text:p>115.70332</text:p>
          </table:table-cell>
          <table:table-cell office:value-type="float" office:value="-30.90822" calcext:value-type="float">
            <text:p>-30.90822</text:p>
          </table:table-cell>
        </table:table-row>
        <table:table-row table:style-name="ro1">
          <table:table-cell/>
          <table:table-cell office:value-type="float" office:value="86.00147" calcext:value-type="float">
            <text:p>86.00147</text:p>
          </table:table-cell>
          <table:table-cell office:value-type="float" office:value="113.0379" calcext:value-type="float">
            <text:p>113.0379</text:p>
          </table:table-cell>
          <table:table-cell office:value-type="float" office:value="-27.03644" calcext:value-type="float">
            <text:p>-27.03644</text:p>
          </table:table-cell>
        </table:table-row>
        <table:table-row table:style-name="ro1">
          <table:table-cell/>
          <table:table-cell office:value-type="float" office:value="84.7364" calcext:value-type="float">
            <text:p>84.7364</text:p>
          </table:table-cell>
          <table:table-cell office:value-type="float" office:value="115.9099" calcext:value-type="float">
            <text:p>115.9099</text:p>
          </table:table-cell>
          <table:table-cell office:value-type="float" office:value="-31.1735" calcext:value-type="float">
            <text:p>-31.1735</text:p>
          </table:table-cell>
        </table:table-row>
        <table:table-row table:style-name="ro1">
          <table:table-cell/>
          <table:table-cell office:value-type="float" office:value="83.9352" calcext:value-type="float">
            <text:p>83.9352</text:p>
          </table:table-cell>
          <table:table-cell office:value-type="float" office:value="115.93822" calcext:value-type="float">
            <text:p>115.93822</text:p>
          </table:table-cell>
          <table:table-cell office:value-type="float" office:value="-32.00302" calcext:value-type="float">
            <text:p>-32.00302</text:p>
          </table:table-cell>
        </table:table-row>
        <table:table-row table:style-name="ro1">
          <table:table-cell/>
          <table:table-cell office:value-type="float" office:value="85.52677" calcext:value-type="float">
            <text:p>85.52677</text:p>
          </table:table-cell>
          <table:table-cell office:value-type="float" office:value="117.39212" calcext:value-type="float">
            <text:p>117.39212</text:p>
          </table:table-cell>
          <table:table-cell office:value-type="float" office:value="-31.86535" calcext:value-type="float">
            <text:p>-31.86535</text:p>
          </table:table-cell>
        </table:table-row>
        <table:table-row table:style-name="ro1">
          <table:table-cell/>
          <table:table-cell office:value-type="float" office:value="85.04302" calcext:value-type="float">
            <text:p>85.04302</text:p>
          </table:table-cell>
          <table:table-cell office:value-type="float" office:value="113.27923" calcext:value-type="float">
            <text:p>113.27923</text:p>
          </table:table-cell>
          <table:table-cell office:value-type="float" office:value="-28.23621" calcext:value-type="float">
            <text:p>-28.23621</text:p>
          </table:table-cell>
        </table:table-row>
        <table:table-row table:style-name="ro1">
          <table:table-cell/>
          <table:table-cell office:value-type="float" office:value="85.05589" calcext:value-type="float">
            <text:p>85.05589</text:p>
          </table:table-cell>
          <table:table-cell office:value-type="float" office:value="118.92959" calcext:value-type="float">
            <text:p>118.92959</text:p>
          </table:table-cell>
          <table:table-cell office:value-type="float" office:value="-33.87369" calcext:value-type="float">
            <text:p>-33.87369</text:p>
          </table:table-cell>
        </table:table-row>
        <table:table-row table:style-name="ro1">
          <table:table-cell/>
          <table:table-cell office:value-type="float" office:value="85.14692" calcext:value-type="float">
            <text:p>85.14692</text:p>
          </table:table-cell>
          <table:table-cell office:value-type="float" office:value="111.94531" calcext:value-type="float">
            <text:p>111.94531</text:p>
          </table:table-cell>
          <table:table-cell office:value-type="float" office:value="-26.79839" calcext:value-type="float">
            <text:p>-26.79839</text:p>
          </table:table-cell>
        </table:table-row>
        <table:table-row table:style-name="ro1">
          <table:table-cell/>
          <table:table-cell office:value-type="float" office:value="86.17236" calcext:value-type="float">
            <text:p>86.17236</text:p>
          </table:table-cell>
          <table:table-cell office:value-type="float" office:value="112.60404" calcext:value-type="float">
            <text:p>112.60404</text:p>
          </table:table-cell>
          <table:table-cell office:value-type="float" office:value="-26.43168" calcext:value-type="float">
            <text:p>-26.43168</text:p>
          </table:table-cell>
        </table:table-row>
        <table:table-row table:style-name="ro1">
          <table:table-cell/>
          <table:table-cell office:value-type="float" office:value="84.7246" calcext:value-type="float">
            <text:p>84.7246</text:p>
          </table:table-cell>
          <table:table-cell office:value-type="float" office:value="113.76639" calcext:value-type="float">
            <text:p>113.76639</text:p>
          </table:table-cell>
          <table:table-cell office:value-type="float" office:value="-29.0418" calcext:value-type="float">
            <text:p>-29.0418</text:p>
          </table:table-cell>
        </table:table-row>
        <table:table-row table:style-name="ro1">
          <table:table-cell/>
          <table:table-cell office:value-type="float" office:value="85.1334" calcext:value-type="float">
            <text:p>85.1334</text:p>
          </table:table-cell>
          <table:table-cell office:value-type="float" office:value="113.74939" calcext:value-type="float">
            <text:p>113.74939</text:p>
          </table:table-cell>
          <table:table-cell office:value-type="float" office:value="-28.61599" calcext:value-type="float">
            <text:p>-28.61599</text:p>
          </table:table-cell>
        </table:table-row>
        <table:table-row table:style-name="ro1">
          <table:table-cell/>
          <table:table-cell office:value-type="float" office:value="85.34867" calcext:value-type="float">
            <text:p>85.34867</text:p>
          </table:table-cell>
          <table:table-cell office:value-type="float" office:value="115.67499" calcext:value-type="float">
            <text:p>115.67499</text:p>
          </table:table-cell>
          <table:table-cell office:value-type="float" office:value="-30.32632" calcext:value-type="float">
            <text:p>-30.32632</text:p>
          </table:table-cell>
        </table:table-row>
        <table:table-row table:style-name="ro1">
          <table:table-cell/>
          <table:table-cell office:value-type="float" office:value="84.23922" calcext:value-type="float">
            <text:p>84.23922</text:p>
          </table:table-cell>
          <table:table-cell office:value-type="float" office:value="115.24045" calcext:value-type="float">
            <text:p>115.24045</text:p>
          </table:table-cell>
          <table:table-cell office:value-type="float" office:value="-31.00123" calcext:value-type="float">
            <text:p>-31.00123</text:p>
          </table:table-cell>
        </table:table-row>
        <table:table-row table:style-name="ro1">
          <table:table-cell/>
          <table:table-cell office:value-type="float" office:value="85.09637" calcext:value-type="float">
            <text:p>85.09637</text:p>
          </table:table-cell>
          <table:table-cell office:value-type="float" office:value="114.87745" calcext:value-type="float">
            <text:p>114.87745</text:p>
          </table:table-cell>
          <table:table-cell office:value-type="float" office:value="-29.78107" calcext:value-type="float">
            <text:p>-29.78107</text:p>
          </table:table-cell>
        </table:table-row>
        <table:table-row table:style-name="ro1">
          <table:table-cell/>
          <table:table-cell office:value-type="float" office:value="84.07424" calcext:value-type="float">
            <text:p>84.07424</text:p>
          </table:table-cell>
          <table:table-cell office:value-type="float" office:value="112.49765" calcext:value-type="float">
            <text:p>112.49765</text:p>
          </table:table-cell>
          <table:table-cell office:value-type="float" office:value="-28.42341" calcext:value-type="float">
            <text:p>-28.42341</text:p>
          </table:table-cell>
        </table:table-row>
        <table:table-row table:style-name="ro1">
          <table:table-cell/>
          <table:table-cell office:value-type="float" office:value="85.78368" calcext:value-type="float">
            <text:p>85.78368</text:p>
          </table:table-cell>
          <table:table-cell office:value-type="float" office:value="115.992" calcext:value-type="float">
            <text:p>115.992</text:p>
          </table:table-cell>
          <table:table-cell office:value-type="float" office:value="-30.20833" calcext:value-type="float">
            <text:p>-30.20833</text:p>
          </table:table-cell>
        </table:table-row>
        <table:table-row table:style-name="ro1">
          <table:table-cell/>
          <table:table-cell office:value-type="float" office:value="84.2212" calcext:value-type="float">
            <text:p>84.2212</text:p>
          </table:table-cell>
          <table:table-cell office:value-type="float" office:value="117.7793" calcext:value-type="float">
            <text:p>117.7793</text:p>
          </table:table-cell>
          <table:table-cell office:value-type="float" office:value="-33.5581" calcext:value-type="float">
            <text:p>-33.5581</text:p>
          </table:table-cell>
        </table:table-row>
        <table:table-row table:style-name="ro1">
          <table:table-cell/>
          <table:table-cell office:value-type="float" office:value="84.25262" calcext:value-type="float">
            <text:p>84.25262</text:p>
          </table:table-cell>
          <table:table-cell office:value-type="float" office:value="117.02001" calcext:value-type="float">
            <text:p>117.02001</text:p>
          </table:table-cell>
          <table:table-cell office:value-type="float" office:value="-32.76739" calcext:value-type="float">
            <text:p>-32.76739</text:p>
          </table:table-cell>
        </table:table-row>
        <table:table-row table:style-name="ro1">
          <table:table-cell/>
          <table:table-cell office:value-type="float" office:value="84.56071" calcext:value-type="float">
            <text:p>84.56071</text:p>
          </table:table-cell>
          <table:table-cell office:value-type="float" office:value="112.05912" calcext:value-type="float">
            <text:p>112.05912</text:p>
          </table:table-cell>
          <table:table-cell office:value-type="float" office:value="-27.49841" calcext:value-type="float">
            <text:p>-27.49841</text:p>
          </table:table-cell>
        </table:table-row>
        <table:table-row table:style-name="ro1">
          <table:table-cell/>
          <table:table-cell office:value-type="float" office:value="84.62288" calcext:value-type="float">
            <text:p>84.62288</text:p>
          </table:table-cell>
          <table:table-cell office:value-type="float" office:value="116.22477" calcext:value-type="float">
            <text:p>116.22477</text:p>
          </table:table-cell>
          <table:table-cell office:value-type="float" office:value="-31.60189" calcext:value-type="float">
            <text:p>-31.60189</text:p>
          </table:table-cell>
        </table:table-row>
        <table:table-row table:style-name="ro1">
          <table:table-cell/>
          <table:table-cell office:value-type="float" office:value="85.64686" calcext:value-type="float">
            <text:p>85.64686</text:p>
          </table:table-cell>
          <table:table-cell office:value-type="float" office:value="115.36246" calcext:value-type="float">
            <text:p>115.36246</text:p>
          </table:table-cell>
          <table:table-cell office:value-type="float" office:value="-29.7156" calcext:value-type="float">
            <text:p>-29.7156</text:p>
          </table:table-cell>
        </table:table-row>
        <table:table-row table:style-name="ro1">
          <table:table-cell/>
          <table:table-cell office:value-type="float" office:value="84.78836" calcext:value-type="float">
            <text:p>84.78836</text:p>
          </table:table-cell>
          <table:table-cell office:value-type="float" office:value="116.19779" calcext:value-type="float">
            <text:p>116.19779</text:p>
          </table:table-cell>
          <table:table-cell office:value-type="float" office:value="-31.40943" calcext:value-type="float">
            <text:p>-31.40943</text:p>
          </table:table-cell>
        </table:table-row>
        <table:table-row table:style-name="ro1">
          <table:table-cell/>
          <table:table-cell office:value-type="float" office:value="84.24165" calcext:value-type="float">
            <text:p>84.24165</text:p>
          </table:table-cell>
          <table:table-cell office:value-type="float" office:value="114.98259" calcext:value-type="float">
            <text:p>114.98259</text:p>
          </table:table-cell>
          <table:table-cell office:value-type="float" office:value="-30.74093" calcext:value-type="float">
            <text:p>-30.74093</text:p>
          </table:table-cell>
        </table:table-row>
        <table:table-row table:style-name="ro1">
          <table:table-cell/>
          <table:table-cell office:value-type="float" office:value="84.40206" calcext:value-type="float">
            <text:p>84.40206</text:p>
          </table:table-cell>
          <table:table-cell office:value-type="float" office:value="116.81184" calcext:value-type="float">
            <text:p>116.81184</text:p>
          </table:table-cell>
          <table:table-cell office:value-type="float" office:value="-32.40977" calcext:value-type="float">
            <text:p>-32.40977</text:p>
          </table:table-cell>
        </table:table-row>
        <table:table-row table:style-name="ro1">
          <table:table-cell/>
          <table:table-cell office:value-type="float" office:value="85.4442" calcext:value-type="float">
            <text:p>85.4442</text:p>
          </table:table-cell>
          <table:table-cell office:value-type="float" office:value="111.05156" calcext:value-type="float">
            <text:p>111.05156</text:p>
          </table:table-cell>
          <table:table-cell office:value-type="float" office:value="-25.60736" calcext:value-type="float">
            <text:p>-25.60736</text:p>
          </table:table-cell>
        </table:table-row>
        <table:table-row table:style-name="ro1">
          <table:table-cell/>
          <table:table-cell office:value-type="float" office:value="85.03549" calcext:value-type="float">
            <text:p>85.03549</text:p>
          </table:table-cell>
          <table:table-cell office:value-type="float" office:value="113.80317" calcext:value-type="float">
            <text:p>113.80317</text:p>
          </table:table-cell>
          <table:table-cell office:value-type="float" office:value="-28.76768" calcext:value-type="float">
            <text:p>-28.76768</text:p>
          </table:table-cell>
        </table:table-row>
        <table:table-row table:style-name="ro1">
          <table:table-cell/>
          <table:table-cell office:value-type="float" office:value="85.99072" calcext:value-type="float">
            <text:p>85.99072</text:p>
          </table:table-cell>
          <table:table-cell office:value-type="float" office:value="114.77748" calcext:value-type="float">
            <text:p>114.77748</text:p>
          </table:table-cell>
          <table:table-cell office:value-type="float" office:value="-28.78676" calcext:value-type="float">
            <text:p>-28.78676</text:p>
          </table:table-cell>
        </table:table-row>
        <table:table-row table:style-name="ro1">
          <table:table-cell/>
          <table:table-cell office:value-type="float" office:value="83.68977" calcext:value-type="float">
            <text:p>83.68977</text:p>
          </table:table-cell>
          <table:table-cell office:value-type="float" office:value="114.34323" calcext:value-type="float">
            <text:p>114.34323</text:p>
          </table:table-cell>
          <table:table-cell office:value-type="float" office:value="-30.65346" calcext:value-type="float">
            <text:p>-30.65346</text:p>
          </table:table-cell>
        </table:table-row>
        <table:table-row table:style-name="ro1">
          <table:table-cell/>
          <table:table-cell office:value-type="float" office:value="84.58608" calcext:value-type="float">
            <text:p>84.58608</text:p>
          </table:table-cell>
          <table:table-cell office:value-type="float" office:value="116.38873" calcext:value-type="float">
            <text:p>116.38873</text:p>
          </table:table-cell>
          <table:table-cell office:value-type="float" office:value="-31.80265" calcext:value-type="float">
            <text:p>-31.80265</text:p>
          </table:table-cell>
        </table:table-row>
        <table:table-row table:style-name="ro1">
          <table:table-cell/>
          <table:table-cell office:value-type="float" office:value="84.74737" calcext:value-type="float">
            <text:p>84.74737</text:p>
          </table:table-cell>
          <table:table-cell office:value-type="float" office:value="114.95593" calcext:value-type="float">
            <text:p>114.95593</text:p>
          </table:table-cell>
          <table:table-cell office:value-type="float" office:value="-30.20855" calcext:value-type="float">
            <text:p>-30.20855</text:p>
          </table:table-cell>
        </table:table-row>
        <table:table-row table:style-name="ro1">
          <table:table-cell/>
          <table:table-cell office:value-type="float" office:value="84.79312" calcext:value-type="float">
            <text:p>84.79312</text:p>
          </table:table-cell>
          <table:table-cell office:value-type="float" office:value="115.63505" calcext:value-type="float">
            <text:p>115.63505</text:p>
          </table:table-cell>
          <table:table-cell office:value-type="float" office:value="-30.84193" calcext:value-type="float">
            <text:p>-30.84193</text:p>
          </table:table-cell>
        </table:table-row>
        <table:table-row table:style-name="ro1">
          <table:table-cell/>
          <table:table-cell office:value-type="float" office:value="84.46117" calcext:value-type="float">
            <text:p>84.46117</text:p>
          </table:table-cell>
          <table:table-cell office:value-type="float" office:value="119.60532" calcext:value-type="float">
            <text:p>119.60532</text:p>
          </table:table-cell>
          <table:table-cell office:value-type="float" office:value="-35.14415" calcext:value-type="float">
            <text:p>-35.14415</text:p>
          </table:table-cell>
        </table:table-row>
        <table:table-row table:style-name="ro1">
          <table:table-cell/>
          <table:table-cell office:value-type="float" office:value="85.70251" calcext:value-type="float">
            <text:p>85.70251</text:p>
          </table:table-cell>
          <table:table-cell office:value-type="float" office:value="117.16695" calcext:value-type="float">
            <text:p>117.16695</text:p>
          </table:table-cell>
          <table:table-cell office:value-type="float" office:value="-31.46444" calcext:value-type="float">
            <text:p>-31.46444</text:p>
          </table:table-cell>
        </table:table-row>
        <table:table-row table:style-name="ro1">
          <table:table-cell/>
          <table:table-cell office:value-type="float" office:value="85.08789" calcext:value-type="float">
            <text:p>85.08789</text:p>
          </table:table-cell>
          <table:table-cell office:value-type="float" office:value="113.90936" calcext:value-type="float">
            <text:p>113.90936</text:p>
          </table:table-cell>
          <table:table-cell office:value-type="float" office:value="-28.82147" calcext:value-type="float">
            <text:p>-28.82147</text:p>
          </table:table-cell>
        </table:table-row>
        <table:table-row table:style-name="ro1">
          <table:table-cell/>
          <table:table-cell office:value-type="float" office:value="84.8463" calcext:value-type="float">
            <text:p>84.8463</text:p>
          </table:table-cell>
          <table:table-cell office:value-type="float" office:value="117.09677" calcext:value-type="float">
            <text:p>117.09677</text:p>
          </table:table-cell>
          <table:table-cell office:value-type="float" office:value="-32.25047" calcext:value-type="float">
            <text:p>-32.25047</text:p>
          </table:table-cell>
        </table:table-row>
        <table:table-row table:style-name="ro1">
          <table:table-cell/>
          <table:table-cell office:value-type="float" office:value="85.22967" calcext:value-type="float">
            <text:p>85.22967</text:p>
          </table:table-cell>
          <table:table-cell office:value-type="float" office:value="111.47317" calcext:value-type="float">
            <text:p>111.47317</text:p>
          </table:table-cell>
          <table:table-cell office:value-type="float" office:value="-26.2435" calcext:value-type="float">
            <text:p>-26.2435</text:p>
          </table:table-cell>
        </table:table-row>
        <table:table-row table:style-name="ro1">
          <table:table-cell/>
          <table:table-cell office:value-type="float" office:value="84.1583" calcext:value-type="float">
            <text:p>84.1583</text:p>
          </table:table-cell>
          <table:table-cell office:value-type="float" office:value="116.86171" calcext:value-type="float">
            <text:p>116.86171</text:p>
          </table:table-cell>
          <table:table-cell office:value-type="float" office:value="-32.70341" calcext:value-type="float">
            <text:p>-32.70341</text:p>
          </table:table-cell>
        </table:table-row>
        <table:table-row table:style-name="ro1">
          <table:table-cell/>
          <table:table-cell office:value-type="float" office:value="84.59296" calcext:value-type="float">
            <text:p>84.59296</text:p>
          </table:table-cell>
          <table:table-cell office:value-type="float" office:value="119.25166" calcext:value-type="float">
            <text:p>119.25166</text:p>
          </table:table-cell>
          <table:table-cell office:value-type="float" office:value="-34.6587" calcext:value-type="float">
            <text:p>-34.6587</text:p>
          </table:table-cell>
        </table:table-row>
        <table:table-row table:style-name="ro1">
          <table:table-cell/>
          <table:table-cell office:value-type="float" office:value="84.54327" calcext:value-type="float">
            <text:p>84.54327</text:p>
          </table:table-cell>
          <table:table-cell office:value-type="float" office:value="119.36687" calcext:value-type="float">
            <text:p>119.36687</text:p>
          </table:table-cell>
          <table:table-cell office:value-type="float" office:value="-34.8236" calcext:value-type="float">
            <text:p>-34.8236</text:p>
          </table:table-cell>
        </table:table-row>
        <table:table-row table:style-name="ro1">
          <table:table-cell/>
          <table:table-cell office:value-type="float" office:value="84.09719" calcext:value-type="float">
            <text:p>84.09719</text:p>
          </table:table-cell>
          <table:table-cell office:value-type="float" office:value="117.25831" calcext:value-type="float">
            <text:p>117.25831</text:p>
          </table:table-cell>
          <table:table-cell office:value-type="float" office:value="-33.16112" calcext:value-type="float">
            <text:p>-33.16112</text:p>
          </table:table-cell>
        </table:table-row>
        <table:table-row table:style-name="ro1">
          <table:table-cell/>
          <table:table-cell office:value-type="float" office:value="86.11058" calcext:value-type="float">
            <text:p>86.11058</text:p>
          </table:table-cell>
          <table:table-cell office:value-type="float" office:value="113.57556" calcext:value-type="float">
            <text:p>113.57556</text:p>
          </table:table-cell>
          <table:table-cell office:value-type="float" office:value="-27.46498" calcext:value-type="float">
            <text:p>-27.46498</text:p>
          </table:table-cell>
        </table:table-row>
        <table:table-row table:style-name="ro1">
          <table:table-cell/>
          <table:table-cell office:value-type="float" office:value="85.39888" calcext:value-type="float">
            <text:p>85.39888</text:p>
          </table:table-cell>
          <table:table-cell office:value-type="float" office:value="116.41317" calcext:value-type="float">
            <text:p>116.41317</text:p>
          </table:table-cell>
          <table:table-cell office:value-type="float" office:value="-31.01429" calcext:value-type="float">
            <text:p>-31.01429</text:p>
          </table:table-cell>
        </table:table-row>
        <table:table-row table:style-name="ro1">
          <table:table-cell/>
          <table:table-cell office:value-type="float" office:value="85.41787" calcext:value-type="float">
            <text:p>85.41787</text:p>
          </table:table-cell>
          <table:table-cell office:value-type="float" office:value="116.99175" calcext:value-type="float">
            <text:p>116.99175</text:p>
          </table:table-cell>
          <table:table-cell office:value-type="float" office:value="-31.57388" calcext:value-type="float">
            <text:p>-31.57388</text:p>
          </table:table-cell>
        </table:table-row>
        <table:table-row table:style-name="ro1">
          <table:table-cell/>
          <table:table-cell office:value-type="float" office:value="84.73044" calcext:value-type="float">
            <text:p>84.73044</text:p>
          </table:table-cell>
          <table:table-cell office:value-type="float" office:value="119.3304" calcext:value-type="float">
            <text:p>119.3304</text:p>
          </table:table-cell>
          <table:table-cell office:value-type="float" office:value="-34.59997" calcext:value-type="float">
            <text:p>-34.59997</text:p>
          </table:table-cell>
        </table:table-row>
        <table:table-row table:style-name="ro1">
          <table:table-cell/>
          <table:table-cell office:value-type="float" office:value="84.65986" calcext:value-type="float">
            <text:p>84.65986</text:p>
          </table:table-cell>
          <table:table-cell office:value-type="float" office:value="115.92109" calcext:value-type="float">
            <text:p>115.92109</text:p>
          </table:table-cell>
          <table:table-cell office:value-type="float" office:value="-31.26123" calcext:value-type="float">
            <text:p>-31.26123</text:p>
          </table:table-cell>
        </table:table-row>
        <table:table-row table:style-name="ro1">
          <table:table-cell/>
          <table:table-cell office:value-type="float" office:value="84.76552" calcext:value-type="float">
            <text:p>84.76552</text:p>
          </table:table-cell>
          <table:table-cell office:value-type="float" office:value="115.42797" calcext:value-type="float">
            <text:p>115.42797</text:p>
          </table:table-cell>
          <table:table-cell office:value-type="float" office:value="-30.66245" calcext:value-type="float">
            <text:p>-30.66245</text:p>
          </table:table-cell>
        </table:table-row>
        <table:table-row table:style-name="ro1">
          <table:table-cell/>
          <table:table-cell office:value-type="float" office:value="84.61348" calcext:value-type="float">
            <text:p>84.61348</text:p>
          </table:table-cell>
          <table:table-cell office:value-type="float" office:value="119.54356" calcext:value-type="float">
            <text:p>119.54356</text:p>
          </table:table-cell>
          <table:table-cell office:value-type="float" office:value="-34.93008" calcext:value-type="float">
            <text:p>-34.93008</text:p>
          </table:table-cell>
        </table:table-row>
        <table:table-row table:style-name="ro1">
          <table:table-cell/>
          <table:table-cell office:value-type="float" office:value="84.98571" calcext:value-type="float">
            <text:p>84.98571</text:p>
          </table:table-cell>
          <table:table-cell office:value-type="float" office:value="116.51341" calcext:value-type="float">
            <text:p>116.51341</text:p>
          </table:table-cell>
          <table:table-cell office:value-type="float" office:value="-31.5277" calcext:value-type="float">
            <text:p>-31.5277</text:p>
          </table:table-cell>
        </table:table-row>
        <table:table-row table:style-name="ro1">
          <table:table-cell/>
          <table:table-cell office:value-type="float" office:value="84.22053" calcext:value-type="float">
            <text:p>84.22053</text:p>
          </table:table-cell>
          <table:table-cell office:value-type="float" office:value="118.19753" calcext:value-type="float">
            <text:p>118.19753</text:p>
          </table:table-cell>
          <table:table-cell office:value-type="float" office:value="-33.97701" calcext:value-type="float">
            <text:p>-33.97701</text:p>
          </table:table-cell>
        </table:table-row>
        <table:table-row table:style-name="ro1">
          <table:table-cell/>
          <table:table-cell office:value-type="float" office:value="85.50323" calcext:value-type="float">
            <text:p>85.50323</text:p>
          </table:table-cell>
          <table:table-cell office:value-type="float" office:value="117.69224" calcext:value-type="float">
            <text:p>117.69224</text:p>
          </table:table-cell>
          <table:table-cell office:value-type="float" office:value="-32.18902" calcext:value-type="float">
            <text:p>-32.18902</text:p>
          </table:table-cell>
        </table:table-row>
        <table:table-row table:style-name="ro1">
          <table:table-cell/>
          <table:table-cell office:value-type="float" office:value="84.77642" calcext:value-type="float">
            <text:p>84.77642</text:p>
          </table:table-cell>
          <table:table-cell office:value-type="float" office:value="119.54045" calcext:value-type="float">
            <text:p>119.54045</text:p>
          </table:table-cell>
          <table:table-cell office:value-type="float" office:value="-34.76402" calcext:value-type="float">
            <text:p>-34.76402</text:p>
          </table:table-cell>
        </table:table-row>
        <table:table-row table:style-name="ro1">
          <table:table-cell/>
          <table:table-cell office:value-type="float" office:value="84.27014" calcext:value-type="float">
            <text:p>84.27014</text:p>
          </table:table-cell>
          <table:table-cell office:value-type="float" office:value="116.50781" calcext:value-type="float">
            <text:p>116.50781</text:p>
          </table:table-cell>
          <table:table-cell office:value-type="float" office:value="-32.23767" calcext:value-type="float">
            <text:p>-32.23767</text:p>
          </table:table-cell>
        </table:table-row>
        <table:table-row table:style-name="ro1">
          <table:table-cell/>
          <table:table-cell office:value-type="float" office:value="85.49861" calcext:value-type="float">
            <text:p>85.49861</text:p>
          </table:table-cell>
          <table:table-cell office:value-type="float" office:value="117.09991" calcext:value-type="float">
            <text:p>117.09991</text:p>
          </table:table-cell>
          <table:table-cell office:value-type="float" office:value="-31.6013" calcext:value-type="float">
            <text:p>-31.6013</text:p>
          </table:table-cell>
        </table:table-row>
        <table:table-row table:style-name="ro1">
          <table:table-cell/>
          <table:table-cell office:value-type="float" office:value="84.15965" calcext:value-type="float">
            <text:p>84.15965</text:p>
          </table:table-cell>
          <table:table-cell office:value-type="float" office:value="114.88131" calcext:value-type="float">
            <text:p>114.88131</text:p>
          </table:table-cell>
          <table:table-cell office:value-type="float" office:value="-30.72167" calcext:value-type="float">
            <text:p>-30.72167</text:p>
          </table:table-cell>
        </table:table-row>
        <table:table-row table:style-name="ro1">
          <table:table-cell/>
          <table:table-cell office:value-type="float" office:value="84.75038" calcext:value-type="float">
            <text:p>84.75038</text:p>
          </table:table-cell>
          <table:table-cell office:value-type="float" office:value="119.49617" calcext:value-type="float">
            <text:p>119.49617</text:p>
          </table:table-cell>
          <table:table-cell office:value-type="float" office:value="-34.74578" calcext:value-type="float">
            <text:p>-34.74578</text:p>
          </table:table-cell>
        </table:table-row>
        <table:table-row table:style-name="ro1">
          <table:table-cell/>
          <table:table-cell office:value-type="float" office:value="84.28002" calcext:value-type="float">
            <text:p>84.28002</text:p>
          </table:table-cell>
          <table:table-cell office:value-type="float" office:value="115.28701" calcext:value-type="float">
            <text:p>115.28701</text:p>
          </table:table-cell>
          <table:table-cell office:value-type="float" office:value="-31.00698" calcext:value-type="float">
            <text:p>-31.00698</text:p>
          </table:table-cell>
        </table:table-row>
        <table:table-row table:style-name="ro1">
          <table:table-cell/>
          <table:table-cell office:value-type="float" office:value="84.7381" calcext:value-type="float">
            <text:p>84.7381</text:p>
          </table:table-cell>
          <table:table-cell office:value-type="float" office:value="119.47032" calcext:value-type="float">
            <text:p>119.47032</text:p>
          </table:table-cell>
          <table:table-cell office:value-type="float" office:value="-34.73222" calcext:value-type="float">
            <text:p>-34.73222</text:p>
          </table:table-cell>
        </table:table-row>
        <table:table-row table:style-name="ro1">
          <table:table-cell/>
          <table:table-cell office:value-type="float" office:value="84.22981" calcext:value-type="float">
            <text:p>84.22981</text:p>
          </table:table-cell>
          <table:table-cell office:value-type="float" office:value="114.90395" calcext:value-type="float">
            <text:p>114.90395</text:p>
          </table:table-cell>
          <table:table-cell office:value-type="float" office:value="-30.67414" calcext:value-type="float">
            <text:p>-30.67414</text:p>
          </table:table-cell>
        </table:table-row>
        <table:table-row table:style-name="ro1">
          <table:table-cell/>
          <table:table-cell office:value-type="float" office:value="84.14455" calcext:value-type="float">
            <text:p>84.14455</text:p>
          </table:table-cell>
          <table:table-cell office:value-type="float" office:value="117.66848" calcext:value-type="float">
            <text:p>117.66848</text:p>
          </table:table-cell>
          <table:table-cell office:value-type="float" office:value="-33.52393" calcext:value-type="float">
            <text:p>-33.52393</text:p>
          </table:table-cell>
        </table:table-row>
        <table:table-row table:style-name="ro1">
          <table:table-cell/>
          <table:table-cell office:value-type="float" office:value="85.03296" calcext:value-type="float">
            <text:p>85.03296</text:p>
          </table:table-cell>
          <table:table-cell office:value-type="float" office:value="114.04343" calcext:value-type="float">
            <text:p>114.04343</text:p>
          </table:table-cell>
          <table:table-cell office:value-type="float" office:value="-29.01048" calcext:value-type="float">
            <text:p>-29.01048</text:p>
          </table:table-cell>
        </table:table-row>
        <table:table-row table:style-name="ro1">
          <table:table-cell/>
          <table:table-cell office:value-type="float" office:value="84.58152" calcext:value-type="float">
            <text:p>84.58152</text:p>
          </table:table-cell>
          <table:table-cell office:value-type="float" office:value="117.33871" calcext:value-type="float">
            <text:p>117.33871</text:p>
          </table:table-cell>
          <table:table-cell office:value-type="float" office:value="-32.75719" calcext:value-type="float">
            <text:p>-32.75719</text:p>
          </table:table-cell>
        </table:table-row>
        <table:table-row table:style-name="ro1">
          <table:table-cell/>
          <table:table-cell office:value-type="float" office:value="84.51037" calcext:value-type="float">
            <text:p>84.51037</text:p>
          </table:table-cell>
          <table:table-cell office:value-type="float" office:value="117.17966" calcext:value-type="float">
            <text:p>117.17966</text:p>
          </table:table-cell>
          <table:table-cell office:value-type="float" office:value="-32.66929" calcext:value-type="float">
            <text:p>-32.66929</text:p>
          </table:table-cell>
        </table:table-row>
        <table:table-row table:style-name="ro1">
          <table:table-cell/>
          <table:table-cell office:value-type="float" office:value="85.52067" calcext:value-type="float">
            <text:p>85.52067</text:p>
          </table:table-cell>
          <table:table-cell office:value-type="float" office:value="116.6555" calcext:value-type="float">
            <text:p>116.6555</text:p>
          </table:table-cell>
          <table:table-cell office:value-type="float" office:value="-31.13483" calcext:value-type="float">
            <text:p>-31.13483</text:p>
          </table:table-cell>
        </table:table-row>
        <table:table-row table:style-name="ro1">
          <table:table-cell/>
          <table:table-cell office:value-type="float" office:value="84.55238" calcext:value-type="float">
            <text:p>84.55238</text:p>
          </table:table-cell>
          <table:table-cell office:value-type="float" office:value="117.71488" calcext:value-type="float">
            <text:p>117.71488</text:p>
          </table:table-cell>
          <table:table-cell office:value-type="float" office:value="-33.1625" calcext:value-type="float">
            <text:p>-33.1625</text:p>
          </table:table-cell>
        </table:table-row>
        <table:table-row table:style-name="ro1">
          <table:table-cell/>
          <table:table-cell office:value-type="float" office:value="84.48439" calcext:value-type="float">
            <text:p>84.48439</text:p>
          </table:table-cell>
          <table:table-cell office:value-type="float" office:value="115.52257" calcext:value-type="float">
            <text:p>115.52257</text:p>
          </table:table-cell>
          <table:table-cell office:value-type="float" office:value="-31.03819" calcext:value-type="float">
            <text:p>-31.03819</text:p>
          </table:table-cell>
        </table:table-row>
        <table:table-row table:style-name="ro1">
          <table:table-cell/>
          <table:table-cell office:value-type="float" office:value="83.7231" calcext:value-type="float">
            <text:p>83.7231</text:p>
          </table:table-cell>
          <table:table-cell office:value-type="float" office:value="114.07673" calcext:value-type="float">
            <text:p>114.07673</text:p>
          </table:table-cell>
          <table:table-cell office:value-type="float" office:value="-30.35363" calcext:value-type="float">
            <text:p>-30.35363</text:p>
          </table:table-cell>
        </table:table-row>
        <table:table-row table:style-name="ro1">
          <table:table-cell/>
          <table:table-cell office:value-type="float" office:value="85.05862" calcext:value-type="float">
            <text:p>85.05862</text:p>
          </table:table-cell>
          <table:table-cell office:value-type="float" office:value="115.68386" calcext:value-type="float">
            <text:p>115.68386</text:p>
          </table:table-cell>
          <table:table-cell office:value-type="float" office:value="-30.62523" calcext:value-type="float">
            <text:p>-30.62523</text:p>
          </table:table-cell>
        </table:table-row>
        <table:table-row table:style-name="ro1">
          <table:table-cell/>
          <table:table-cell office:value-type="float" office:value="85.68163" calcext:value-type="float">
            <text:p>85.68163</text:p>
          </table:table-cell>
          <table:table-cell office:value-type="float" office:value="113.97275" calcext:value-type="float">
            <text:p>113.97275</text:p>
          </table:table-cell>
          <table:table-cell office:value-type="float" office:value="-28.29112" calcext:value-type="float">
            <text:p>-28.29112</text:p>
          </table:table-cell>
        </table:table-row>
        <table:table-row table:style-name="ro1">
          <table:table-cell/>
          <table:table-cell office:value-type="float" office:value="86.13376" calcext:value-type="float">
            <text:p>86.13376</text:p>
          </table:table-cell>
          <table:table-cell office:value-type="float" office:value="112.51051" calcext:value-type="float">
            <text:p>112.51051</text:p>
          </table:table-cell>
          <table:table-cell office:value-type="float" office:value="-26.37675" calcext:value-type="float">
            <text:p>-26.37675</text:p>
          </table:table-cell>
        </table:table-row>
        <table:table-row table:style-name="ro1">
          <table:table-cell/>
          <table:table-cell office:value-type="float" office:value="84.78605" calcext:value-type="float">
            <text:p>84.78605</text:p>
          </table:table-cell>
          <table:table-cell office:value-type="float" office:value="117.03606" calcext:value-type="float">
            <text:p>117.03606</text:p>
          </table:table-cell>
          <table:table-cell office:value-type="float" office:value="-32.25001" calcext:value-type="float">
            <text:p>-32.25001</text:p>
          </table:table-cell>
        </table:table-row>
        <table:table-row table:style-name="ro1">
          <table:table-cell/>
          <table:table-cell office:value-type="float" office:value="85.04308" calcext:value-type="float">
            <text:p>85.04308</text:p>
          </table:table-cell>
          <table:table-cell office:value-type="float" office:value="119.6686" calcext:value-type="float">
            <text:p>119.6686</text:p>
          </table:table-cell>
          <table:table-cell office:value-type="float" office:value="-34.62551" calcext:value-type="float">
            <text:p>-34.62551</text:p>
          </table:table-cell>
        </table:table-row>
        <table:table-row table:style-name="ro1">
          <table:table-cell/>
          <table:table-cell office:value-type="float" office:value="84.92705" calcext:value-type="float">
            <text:p>84.92705</text:p>
          </table:table-cell>
          <table:table-cell office:value-type="float" office:value="113.32934" calcext:value-type="float">
            <text:p>113.32934</text:p>
          </table:table-cell>
          <table:table-cell office:value-type="float" office:value="-28.40229" calcext:value-type="float">
            <text:p>-28.40229</text:p>
          </table:table-cell>
        </table:table-row>
        <table:table-row table:style-name="ro1">
          <table:table-cell/>
          <table:table-cell office:value-type="float" office:value="84.67363" calcext:value-type="float">
            <text:p>84.67363</text:p>
          </table:table-cell>
          <table:table-cell office:value-type="float" office:value="118.01703" calcext:value-type="float">
            <text:p>118.01703</text:p>
          </table:table-cell>
          <table:table-cell office:value-type="float" office:value="-33.34339" calcext:value-type="float">
            <text:p>-33.34339</text:p>
          </table:table-cell>
        </table:table-row>
        <table:table-row table:style-name="ro1">
          <table:table-cell/>
          <table:table-cell office:value-type="float" office:value="85.90467" calcext:value-type="float">
            <text:p>85.90467</text:p>
          </table:table-cell>
          <table:table-cell office:value-type="float" office:value="114.89256" calcext:value-type="float">
            <text:p>114.89256</text:p>
          </table:table-cell>
          <table:table-cell office:value-type="float" office:value="-28.98789" calcext:value-type="float">
            <text:p>-28.98789</text:p>
          </table:table-cell>
        </table:table-row>
        <table:table-row table:style-name="ro1">
          <table:table-cell/>
          <table:table-cell office:value-type="float" office:value="83.39985" calcext:value-type="float">
            <text:p>83.39985</text:p>
          </table:table-cell>
          <table:table-cell office:value-type="float" office:value="111.01968" calcext:value-type="float">
            <text:p>111.01968</text:p>
          </table:table-cell>
          <table:table-cell office:value-type="float" office:value="-27.61982" calcext:value-type="float">
            <text:p>-27.61982</text:p>
          </table:table-cell>
        </table:table-row>
        <table:table-row table:style-name="ro1">
          <table:table-cell/>
          <table:table-cell office:value-type="float" office:value="85.07534" calcext:value-type="float">
            <text:p>85.07534</text:p>
          </table:table-cell>
          <table:table-cell office:value-type="float" office:value="118.72789" calcext:value-type="float">
            <text:p>118.72789</text:p>
          </table:table-cell>
          <table:table-cell office:value-type="float" office:value="-33.65254" calcext:value-type="float">
            <text:p>-33.65254</text:p>
          </table:table-cell>
        </table:table-row>
        <table:table-row table:style-name="ro1">
          <table:table-cell/>
          <table:table-cell office:value-type="float" office:value="84.16914" calcext:value-type="float">
            <text:p>84.16914</text:p>
          </table:table-cell>
          <table:table-cell office:value-type="float" office:value="118.11157" calcext:value-type="float">
            <text:p>118.11157</text:p>
          </table:table-cell>
          <table:table-cell office:value-type="float" office:value="-33.94243" calcext:value-type="float">
            <text:p>-33.94243</text:p>
          </table:table-cell>
        </table:table-row>
        <table:table-row table:style-name="ro1">
          <table:table-cell/>
          <table:table-cell office:value-type="float" office:value="85.17662" calcext:value-type="float">
            <text:p>85.17662</text:p>
          </table:table-cell>
          <table:table-cell office:value-type="float" office:value="111.96886" calcext:value-type="float">
            <text:p>111.96886</text:p>
          </table:table-cell>
          <table:table-cell office:value-type="float" office:value="-26.79224" calcext:value-type="float">
            <text:p>-26.79224</text:p>
          </table:table-cell>
        </table:table-row>
        <table:table-row table:style-name="ro1">
          <table:table-cell/>
          <table:table-cell office:value-type="float" office:value="84.98756" calcext:value-type="float">
            <text:p>84.98756</text:p>
          </table:table-cell>
          <table:table-cell office:value-type="float" office:value="114.61781" calcext:value-type="float">
            <text:p>114.61781</text:p>
          </table:table-cell>
          <table:table-cell office:value-type="float" office:value="-29.63025" calcext:value-type="float">
            <text:p>-29.63025</text:p>
          </table:table-cell>
        </table:table-row>
        <table:table-row table:style-name="ro1">
          <table:table-cell/>
          <table:table-cell office:value-type="float" office:value="85.22136" calcext:value-type="float">
            <text:p>85.22136</text:p>
          </table:table-cell>
          <table:table-cell office:value-type="float" office:value="115.65658" calcext:value-type="float">
            <text:p>115.65658</text:p>
          </table:table-cell>
          <table:table-cell office:value-type="float" office:value="-30.43522" calcext:value-type="float">
            <text:p>-30.43522</text:p>
          </table:table-cell>
        </table:table-row>
        <table:table-row table:style-name="ro1">
          <table:table-cell/>
          <table:table-cell office:value-type="float" office:value="84.089" calcext:value-type="float">
            <text:p>84.089</text:p>
          </table:table-cell>
          <table:table-cell office:value-type="float" office:value="116.28551" calcext:value-type="float">
            <text:p>116.28551</text:p>
          </table:table-cell>
          <table:table-cell office:value-type="float" office:value="-32.19651" calcext:value-type="float">
            <text:p>-32.19651</text:p>
          </table:table-cell>
        </table:table-row>
        <table:table-row table:style-name="ro1">
          <table:table-cell/>
          <table:table-cell office:value-type="float" office:value="85.94753" calcext:value-type="float">
            <text:p>85.94753</text:p>
          </table:table-cell>
          <table:table-cell office:value-type="float" office:value="115.18288" calcext:value-type="float">
            <text:p>115.18288</text:p>
          </table:table-cell>
          <table:table-cell office:value-type="float" office:value="-29.23535" calcext:value-type="float">
            <text:p>-29.23535</text:p>
          </table:table-cell>
        </table:table-row>
        <table:table-row table:style-name="ro1">
          <table:table-cell/>
          <table:table-cell office:value-type="float" office:value="83.79372" calcext:value-type="float">
            <text:p>83.79372</text:p>
          </table:table-cell>
          <table:table-cell office:value-type="float" office:value="115.00468" calcext:value-type="float">
            <text:p>115.00468</text:p>
          </table:table-cell>
          <table:table-cell office:value-type="float" office:value="-31.21096" calcext:value-type="float">
            <text:p>-31.21096</text:p>
          </table:table-cell>
        </table:table-row>
        <table:table-row table:style-name="ro1">
          <table:table-cell/>
          <table:table-cell office:value-type="float" office:value="85.18663" calcext:value-type="float">
            <text:p>85.18663</text:p>
          </table:table-cell>
          <table:table-cell office:value-type="float" office:value="117.08405" calcext:value-type="float">
            <text:p>117.08405</text:p>
          </table:table-cell>
          <table:table-cell office:value-type="float" office:value="-31.89742" calcext:value-type="float">
            <text:p>-31.89742</text:p>
          </table:table-cell>
        </table:table-row>
        <table:table-row table:style-name="ro1">
          <table:table-cell/>
          <table:table-cell office:value-type="float" office:value="85.31352" calcext:value-type="float">
            <text:p>85.31352</text:p>
          </table:table-cell>
          <table:table-cell office:value-type="float" office:value="113.11615" calcext:value-type="float">
            <text:p>113.11615</text:p>
          </table:table-cell>
          <table:table-cell office:value-type="float" office:value="-27.80263" calcext:value-type="float">
            <text:p>-27.80263</text:p>
          </table:table-cell>
        </table:table-row>
        <table:table-row table:style-name="ro1">
          <table:table-cell/>
          <table:table-cell office:value-type="float" office:value="85.44935" calcext:value-type="float">
            <text:p>85.44935</text:p>
          </table:table-cell>
          <table:table-cell office:value-type="float" office:value="117.9786" calcext:value-type="float">
            <text:p>117.9786</text:p>
          </table:table-cell>
          <table:table-cell office:value-type="float" office:value="-32.52926" calcext:value-type="float">
            <text:p>-32.52926</text:p>
          </table:table-cell>
        </table:table-row>
        <table:table-row table:style-name="ro1">
          <table:table-cell/>
          <table:table-cell office:value-type="float" office:value="84.14228" calcext:value-type="float">
            <text:p>84.14228</text:p>
          </table:table-cell>
          <table:table-cell office:value-type="float" office:value="115.84064" calcext:value-type="float">
            <text:p>115.84064</text:p>
          </table:table-cell>
          <table:table-cell office:value-type="float" office:value="-31.69836" calcext:value-type="float">
            <text:p>-31.69836</text:p>
          </table:table-cell>
        </table:table-row>
        <table:table-row table:style-name="ro1">
          <table:table-cell/>
          <table:table-cell office:value-type="float" office:value="84.75735" calcext:value-type="float">
            <text:p>84.75735</text:p>
          </table:table-cell>
          <table:table-cell office:value-type="float" office:value="116.75619" calcext:value-type="float">
            <text:p>116.75619</text:p>
          </table:table-cell>
          <table:table-cell office:value-type="float" office:value="-31.99883" calcext:value-type="float">
            <text:p>-31.99883</text:p>
          </table:table-cell>
        </table:table-row>
        <table:table-row table:style-name="ro1">
          <table:table-cell/>
          <table:table-cell office:value-type="float" office:value="84.96667" calcext:value-type="float">
            <text:p>84.96667</text:p>
          </table:table-cell>
          <table:table-cell office:value-type="float" office:value="115.92386" calcext:value-type="float">
            <text:p>115.92386</text:p>
          </table:table-cell>
          <table:table-cell office:value-type="float" office:value="-30.95719" calcext:value-type="float">
            <text:p>-30.95719</text:p>
          </table:table-cell>
        </table:table-row>
        <table:table-row table:style-name="ro1">
          <table:table-cell/>
          <table:table-cell office:value-type="float" office:value="84.64633" calcext:value-type="float">
            <text:p>84.64633</text:p>
          </table:table-cell>
          <table:table-cell office:value-type="float" office:value="115.17327" calcext:value-type="float">
            <text:p>115.17327</text:p>
          </table:table-cell>
          <table:table-cell office:value-type="float" office:value="-30.52694" calcext:value-type="float">
            <text:p>-30.52694</text:p>
          </table:table-cell>
        </table:table-row>
        <table:table-row table:style-name="ro1">
          <table:table-cell/>
          <table:table-cell office:value-type="float" office:value="84.69584" calcext:value-type="float">
            <text:p>84.69584</text:p>
          </table:table-cell>
          <table:table-cell office:value-type="float" office:value="115.1917" calcext:value-type="float">
            <text:p>115.1917</text:p>
          </table:table-cell>
          <table:table-cell office:value-type="float" office:value="-30.49585" calcext:value-type="float">
            <text:p>-30.49585</text:p>
          </table:table-cell>
        </table:table-row>
        <table:table-row table:style-name="ro1">
          <table:table-cell/>
          <table:table-cell office:value-type="float" office:value="84.8254" calcext:value-type="float">
            <text:p>84.8254</text:p>
          </table:table-cell>
          <table:table-cell office:value-type="float" office:value="118.02289" calcext:value-type="float">
            <text:p>118.02289</text:p>
          </table:table-cell>
          <table:table-cell office:value-type="float" office:value="-33.19748" calcext:value-type="float">
            <text:p>-33.19748</text:p>
          </table:table-cell>
        </table:table-row>
        <table:table-row table:style-name="ro1">
          <table:table-cell/>
          <table:table-cell office:value-type="float" office:value="84.91752" calcext:value-type="float">
            <text:p>84.91752</text:p>
          </table:table-cell>
          <table:table-cell office:value-type="float" office:value="116.49298" calcext:value-type="float">
            <text:p>116.49298</text:p>
          </table:table-cell>
          <table:table-cell office:value-type="float" office:value="-31.57546" calcext:value-type="float">
            <text:p>-31.57546</text:p>
          </table:table-cell>
        </table:table-row>
        <table:table-row table:style-name="ro1">
          <table:table-cell/>
          <table:table-cell office:value-type="float" office:value="85.4044" calcext:value-type="float">
            <text:p>85.4044</text:p>
          </table:table-cell>
          <table:table-cell office:value-type="float" office:value="113.83817" calcext:value-type="float">
            <text:p>113.83817</text:p>
          </table:table-cell>
          <table:table-cell office:value-type="float" office:value="-28.43376" calcext:value-type="float">
            <text:p>-28.43376</text:p>
          </table:table-cell>
        </table:table-row>
        <table:table-row table:style-name="ro1">
          <table:table-cell/>
          <table:table-cell office:value-type="float" office:value="85.47155" calcext:value-type="float">
            <text:p>85.47155</text:p>
          </table:table-cell>
          <table:table-cell office:value-type="float" office:value="113.48808" calcext:value-type="float">
            <text:p>113.48808</text:p>
          </table:table-cell>
          <table:table-cell office:value-type="float" office:value="-28.01653" calcext:value-type="float">
            <text:p>-28.01653</text:p>
          </table:table-cell>
        </table:table-row>
        <table:table-row table:style-name="ro1">
          <table:table-cell/>
          <table:table-cell office:value-type="float" office:value="85.27775" calcext:value-type="float">
            <text:p>85.27775</text:p>
          </table:table-cell>
          <table:table-cell office:value-type="float" office:value="119.29939" calcext:value-type="float">
            <text:p>119.29939</text:p>
          </table:table-cell>
          <table:table-cell office:value-type="float" office:value="-34.02164" calcext:value-type="float">
            <text:p>-34.02164</text:p>
          </table:table-cell>
        </table:table-row>
        <table:table-row table:style-name="ro1">
          <table:table-cell/>
          <table:table-cell office:value-type="float" office:value="84.87377" calcext:value-type="float">
            <text:p>84.87377</text:p>
          </table:table-cell>
          <table:table-cell office:value-type="float" office:value="119.24675" calcext:value-type="float">
            <text:p>119.24675</text:p>
          </table:table-cell>
          <table:table-cell office:value-type="float" office:value="-34.37298" calcext:value-type="float">
            <text:p>-34.37298</text:p>
          </table:table-cell>
        </table:table-row>
        <table:table-row table:style-name="ro1">
          <table:table-cell/>
          <table:table-cell office:value-type="float" office:value="85.28656" calcext:value-type="float">
            <text:p>85.28656</text:p>
          </table:table-cell>
          <table:table-cell office:value-type="float" office:value="117.95453" calcext:value-type="float">
            <text:p>117.95453</text:p>
          </table:table-cell>
          <table:table-cell office:value-type="float" office:value="-32.66797" calcext:value-type="float">
            <text:p>-32.66797</text:p>
          </table:table-cell>
        </table:table-row>
        <table:table-row table:style-name="ro1">
          <table:table-cell/>
          <table:table-cell office:value-type="float" office:value="84.74078" calcext:value-type="float">
            <text:p>84.74078</text:p>
          </table:table-cell>
          <table:table-cell office:value-type="float" office:value="119.55981" calcext:value-type="float">
            <text:p>119.55981</text:p>
          </table:table-cell>
          <table:table-cell office:value-type="float" office:value="-34.81903" calcext:value-type="float">
            <text:p>-34.81903</text:p>
          </table:table-cell>
        </table:table-row>
        <table:table-row table:style-name="ro1">
          <table:table-cell/>
          <table:table-cell office:value-type="float" office:value="84.79798" calcext:value-type="float">
            <text:p>84.79798</text:p>
          </table:table-cell>
          <table:table-cell office:value-type="float" office:value="119.09781" calcext:value-type="float">
            <text:p>119.09781</text:p>
          </table:table-cell>
          <table:table-cell office:value-type="float" office:value="-34.29983" calcext:value-type="float">
            <text:p>-34.29983</text:p>
          </table:table-cell>
        </table:table-row>
        <table:table-row table:style-name="ro1">
          <table:table-cell/>
          <table:table-cell office:value-type="float" office:value="84.55732" calcext:value-type="float">
            <text:p>84.55732</text:p>
          </table:table-cell>
          <table:table-cell office:value-type="float" office:value="115.81742" calcext:value-type="float">
            <text:p>115.81742</text:p>
          </table:table-cell>
          <table:table-cell office:value-type="float" office:value="-31.2601" calcext:value-type="float">
            <text:p>-31.2601</text:p>
          </table:table-cell>
        </table:table-row>
        <table:table-row table:style-name="ro1">
          <table:table-cell/>
          <table:table-cell office:value-type="float" office:value="84.48259" calcext:value-type="float">
            <text:p>84.48259</text:p>
          </table:table-cell>
          <table:table-cell office:value-type="float" office:value="111.01547" calcext:value-type="float">
            <text:p>111.01547</text:p>
          </table:table-cell>
          <table:table-cell office:value-type="float" office:value="-26.53288" calcext:value-type="float">
            <text:p>-26.53288</text:p>
          </table:table-cell>
        </table:table-row>
        <table:table-row table:style-name="ro1">
          <table:table-cell/>
          <table:table-cell office:value-type="float" office:value="85.4158" calcext:value-type="float">
            <text:p>85.4158</text:p>
          </table:table-cell>
          <table:table-cell office:value-type="float" office:value="113.5814" calcext:value-type="float">
            <text:p>113.5814</text:p>
          </table:table-cell>
          <table:table-cell office:value-type="float" office:value="-28.1656" calcext:value-type="float">
            <text:p>-28.1656</text:p>
          </table:table-cell>
        </table:table-row>
        <table:table-row table:style-name="ro1">
          <table:table-cell/>
          <table:table-cell office:value-type="float" office:value="84.42534" calcext:value-type="float">
            <text:p>84.42534</text:p>
          </table:table-cell>
          <table:table-cell office:value-type="float" office:value="117.67729" calcext:value-type="float">
            <text:p>117.67729</text:p>
          </table:table-cell>
          <table:table-cell office:value-type="float" office:value="-33.25195" calcext:value-type="float">
            <text:p>-33.25195</text:p>
          </table:table-cell>
        </table:table-row>
        <table:table-row table:style-name="ro1">
          <table:table-cell/>
          <table:table-cell office:value-type="float" office:value="84.59493" calcext:value-type="float">
            <text:p>84.59493</text:p>
          </table:table-cell>
          <table:table-cell office:value-type="float" office:value="112.10936" calcext:value-type="float">
            <text:p>112.10936</text:p>
          </table:table-cell>
          <table:table-cell office:value-type="float" office:value="-27.51443" calcext:value-type="float">
            <text:p>-27.51443</text:p>
          </table:table-cell>
        </table:table-row>
        <table:table-row table:style-name="ro1">
          <table:table-cell/>
          <table:table-cell office:value-type="float" office:value="84.95519" calcext:value-type="float">
            <text:p>84.95519</text:p>
          </table:table-cell>
          <table:table-cell office:value-type="float" office:value="116.46608" calcext:value-type="float">
            <text:p>116.46608</text:p>
          </table:table-cell>
          <table:table-cell office:value-type="float" office:value="-31.51089" calcext:value-type="float">
            <text:p>-31.51089</text:p>
          </table:table-cell>
        </table:table-row>
        <table:table-row table:style-name="ro1">
          <table:table-cell/>
          <table:table-cell office:value-type="float" office:value="84.75332" calcext:value-type="float">
            <text:p>84.75332</text:p>
          </table:table-cell>
          <table:table-cell office:value-type="float" office:value="117.18219" calcext:value-type="float">
            <text:p>117.18219</text:p>
          </table:table-cell>
          <table:table-cell office:value-type="float" office:value="-32.42886" calcext:value-type="float">
            <text:p>-32.42886</text:p>
          </table:table-cell>
        </table:table-row>
        <table:table-row table:style-name="ro1">
          <table:table-cell/>
          <table:table-cell office:value-type="float" office:value="84.37011" calcext:value-type="float">
            <text:p>84.37011</text:p>
          </table:table-cell>
          <table:table-cell office:value-type="float" office:value="109.132" calcext:value-type="float">
            <text:p>109.132</text:p>
          </table:table-cell>
          <table:table-cell office:value-type="float" office:value="-24.76189" calcext:value-type="float">
            <text:p>-24.76189</text:p>
          </table:table-cell>
        </table:table-row>
        <table:table-row table:style-name="ro1">
          <table:table-cell/>
          <table:table-cell office:value-type="float" office:value="85.95506" calcext:value-type="float">
            <text:p>85.95506</text:p>
          </table:table-cell>
          <table:table-cell office:value-type="float" office:value="113.7295" calcext:value-type="float">
            <text:p>113.7295</text:p>
          </table:table-cell>
          <table:table-cell office:value-type="float" office:value="-27.77444" calcext:value-type="float">
            <text:p>-27.77444</text:p>
          </table:table-cell>
        </table:table-row>
        <table:table-row table:style-name="ro1">
          <table:table-cell/>
          <table:table-cell office:value-type="float" office:value="85.38802" calcext:value-type="float">
            <text:p>85.38802</text:p>
          </table:table-cell>
          <table:table-cell office:value-type="float" office:value="119.03401" calcext:value-type="float">
            <text:p>119.03401</text:p>
          </table:table-cell>
          <table:table-cell office:value-type="float" office:value="-33.64598" calcext:value-type="float">
            <text:p>-33.64598</text:p>
          </table:table-cell>
        </table:table-row>
        <table:table-row table:style-name="ro1">
          <table:table-cell/>
          <table:table-cell office:value-type="float" office:value="84.74128" calcext:value-type="float">
            <text:p>84.74128</text:p>
          </table:table-cell>
          <table:table-cell office:value-type="float" office:value="117.23026" calcext:value-type="float">
            <text:p>117.23026</text:p>
          </table:table-cell>
          <table:table-cell office:value-type="float" office:value="-32.48898" calcext:value-type="float">
            <text:p>-32.48898</text:p>
          </table:table-cell>
        </table:table-row>
        <table:table-row table:style-name="ro1">
          <table:table-cell/>
          <table:table-cell office:value-type="float" office:value="85.12033" calcext:value-type="float">
            <text:p>85.12033</text:p>
          </table:table-cell>
          <table:table-cell office:value-type="float" office:value="114.97861" calcext:value-type="float">
            <text:p>114.97861</text:p>
          </table:table-cell>
          <table:table-cell office:value-type="float" office:value="-29.85828" calcext:value-type="float">
            <text:p>-29.85828</text:p>
          </table:table-cell>
        </table:table-row>
        <table:table-row table:style-name="ro1">
          <table:table-cell/>
          <table:table-cell office:value-type="float" office:value="84.37796" calcext:value-type="float">
            <text:p>84.37796</text:p>
          </table:table-cell>
          <table:table-cell office:value-type="float" office:value="118.86723" calcext:value-type="float">
            <text:p>118.86723</text:p>
          </table:table-cell>
          <table:table-cell office:value-type="float" office:value="-34.48927" calcext:value-type="float">
            <text:p>-34.48927</text:p>
          </table:table-cell>
        </table:table-row>
        <table:table-row table:style-name="ro1">
          <table:table-cell/>
          <table:table-cell office:value-type="float" office:value="83.35787" calcext:value-type="float">
            <text:p>83.35787</text:p>
          </table:table-cell>
          <table:table-cell office:value-type="float" office:value="110.49654" calcext:value-type="float">
            <text:p>110.49654</text:p>
          </table:table-cell>
          <table:table-cell office:value-type="float" office:value="-27.13867" calcext:value-type="float">
            <text:p>-27.13867</text:p>
          </table:table-cell>
        </table:table-row>
        <table:table-row table:style-name="ro1">
          <table:table-cell/>
          <table:table-cell office:value-type="float" office:value="85.30265" calcext:value-type="float">
            <text:p>85.30265</text:p>
          </table:table-cell>
          <table:table-cell office:value-type="float" office:value="115.09771" calcext:value-type="float">
            <text:p>115.09771</text:p>
          </table:table-cell>
          <table:table-cell office:value-type="float" office:value="-29.79506" calcext:value-type="float">
            <text:p>-29.79506</text:p>
          </table:table-cell>
        </table:table-row>
        <table:table-row table:style-name="ro1">
          <table:table-cell/>
          <table:table-cell office:value-type="float" office:value="84.72797" calcext:value-type="float">
            <text:p>84.72797</text:p>
          </table:table-cell>
          <table:table-cell office:value-type="float" office:value="119.4715" calcext:value-type="float">
            <text:p>119.4715</text:p>
          </table:table-cell>
          <table:table-cell office:value-type="float" office:value="-34.74353" calcext:value-type="float">
            <text:p>-34.74353</text:p>
          </table:table-cell>
        </table:table-row>
        <table:table-row table:style-name="ro1">
          <table:table-cell/>
          <table:table-cell office:value-type="float" office:value="85.36348" calcext:value-type="float">
            <text:p>85.36348</text:p>
          </table:table-cell>
          <table:table-cell office:value-type="float" office:value="114.93821" calcext:value-type="float">
            <text:p>114.93821</text:p>
          </table:table-cell>
          <table:table-cell office:value-type="float" office:value="-29.57472" calcext:value-type="float">
            <text:p>-29.57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2T12:47:31.970923995</dc:date>
    <meta:editing-duration>PT1M42S</meta:editing-duration>
    <meta:editing-cycles>1</meta:editing-cycles>
    <meta:document-statistic meta:table-count="1" meta:cell-count="3004" meta:object-count="1"/>
    <meta:generator>LibreOffice/6.1.6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9cm" svg:y="3.703cm" style:legend-expansion="high" chart:style-name="ch2"/>
        <chart:plot-area chart:style-name="ch3" table:cell-range-address="'sml-6'.B1:'sml-6'.D1001" chart:data-source-has-labels="row" svg:x="0.32cm" svg:y="0.18cm" svg:width="10.55cm" svg:height="8.64cm">
          <chartooo:coordinate-region svg:x="1.047cm" svg:y="0.379cm" svg:width="9.7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ml-6'.B2:'sml-6'.B1001" chart:label-cell-address="'sml-6'.B1:'sml-6'.B1" chart:class="chart:line">
            <chart:data-point chart:repeated="1000"/>
          </chart:series>
          <chart:series chart:style-name="ch7" chart:values-cell-range-address="'sml-6'.C2:'sml-6'.C1001" chart:label-cell-address="'sml-6'.C1:'sml-6'.C1" chart:class="chart:line">
            <chart:data-point chart:repeated="1000"/>
          </chart:series>
          <chart:series chart:style-name="ch8" chart:values-cell-range-address="'sml-6'.D2:'sml-6'.D1001" chart:label-cell-address="'sml-6'.D1:'sml-6'.D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magnitude </text:p>
                <draw:g>
                  <svg:desc>'sml-6'.B1:'sml-6'.B1</svg:desc>
                </draw:g>
              </table:table-cell>
              <table:table-cell office:value-type="string">
                <text:p>interpolated magnitude</text:p>
                <draw:g>
                  <svg:desc>'sml-6'.C1:'sml-6'.C1</svg:desc>
                </draw:g>
              </table:table-cell>
              <table:table-cell office:value-type="string">
                <text:p>error</text:p>
                <draw:g>
                  <svg:desc>'sml-6'.D1:'sml-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471">
                <text:p>85.471</text:p>
                <draw:g>
                  <svg:desc>'sml-6'.B2:'sml-6'.B1001</svg:desc>
                </draw:g>
              </table:table-cell>
              <table:table-cell office:value-type="float" office:value="116.85512">
                <text:p>116.85512</text:p>
                <draw:g>
                  <svg:desc>'sml-6'.C2:'sml-6'.C1001</svg:desc>
                </draw:g>
              </table:table-cell>
              <table:table-cell office:value-type="float" office:value="-31.38412">
                <text:p>-31.38412</text:p>
                <draw:g>
                  <svg:desc>'sml-6'.D2:'sml-6'.D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.73674">
                <text:p>84.73674</text:p>
              </table:table-cell>
              <table:table-cell office:value-type="float" office:value="117.63034">
                <text:p>117.63034</text:p>
              </table:table-cell>
              <table:table-cell office:value-type="float" office:value="-32.8936">
                <text:p>-32.8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2564">
                <text:p>85.2564</text:p>
              </table:table-cell>
              <table:table-cell office:value-type="float" office:value="116.69966">
                <text:p>116.69966</text:p>
              </table:table-cell>
              <table:table-cell office:value-type="float" office:value="-31.44326">
                <text:p>-31.44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625">
                <text:p>84.02625</text:p>
              </table:table-cell>
              <table:table-cell office:value-type="float" office:value="113.91066">
                <text:p>113.91066</text:p>
              </table:table-cell>
              <table:table-cell office:value-type="float" office:value="-29.88442">
                <text:p>-29.88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93326">
                <text:p>83.93326</text:p>
              </table:table-cell>
              <table:table-cell office:value-type="float" office:value="115.82375">
                <text:p>115.82375</text:p>
              </table:table-cell>
              <table:table-cell office:value-type="float" office:value="-31.89049">
                <text:p>-31.89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40837">
                <text:p>85.40837</text:p>
              </table:table-cell>
              <table:table-cell office:value-type="float" office:value="118.01688">
                <text:p>118.01688</text:p>
              </table:table-cell>
              <table:table-cell office:value-type="float" office:value="-32.60852">
                <text:p>-32.60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17515">
                <text:p>85.17515</text:p>
              </table:table-cell>
              <table:table-cell office:value-type="float" office:value="115.51923">
                <text:p>115.51923</text:p>
              </table:table-cell>
              <table:table-cell office:value-type="float" office:value="-30.34408">
                <text:p>-30.34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96208">
                <text:p>84.96208</text:p>
              </table:table-cell>
              <table:table-cell office:value-type="float" office:value="116.51856">
                <text:p>116.51856</text:p>
              </table:table-cell>
              <table:table-cell office:value-type="float" office:value="-31.55648">
                <text:p>-31.55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93165">
                <text:p>84.93165</text:p>
              </table:table-cell>
              <table:table-cell office:value-type="float" office:value="113.71316">
                <text:p>113.71316</text:p>
              </table:table-cell>
              <table:table-cell office:value-type="float" office:value="-28.78151">
                <text:p>-28.78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65168">
                <text:p>84.65168</text:p>
              </table:table-cell>
              <table:table-cell office:value-type="float" office:value="113.98303">
                <text:p>113.98303</text:p>
              </table:table-cell>
              <table:table-cell office:value-type="float" office:value="-29.33135">
                <text:p>-29.33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5838">
                <text:p>85.5838</text:p>
              </table:table-cell>
              <table:table-cell office:value-type="float" office:value="112.74557">
                <text:p>112.74557</text:p>
              </table:table-cell>
              <table:table-cell office:value-type="float" office:value="-27.16177">
                <text:p>-27.16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04317">
                <text:p>85.04317</text:p>
              </table:table-cell>
              <table:table-cell office:value-type="float" office:value="118.81304">
                <text:p>118.81304</text:p>
              </table:table-cell>
              <table:table-cell office:value-type="float" office:value="-33.76987">
                <text:p>-33.76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.79836">
                <text:p>85.79836</text:p>
              </table:table-cell>
              <table:table-cell office:value-type="float" office:value="113.95856">
                <text:p>113.95856</text:p>
              </table:table-cell>
              <table:table-cell office:value-type="float" office:value="-28.1602">
                <text:p>-28.1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08205">
                <text:p>85.08205</text:p>
              </table:table-cell>
              <table:table-cell office:value-type="float" office:value="119.11636">
                <text:p>119.11636</text:p>
              </table:table-cell>
              <table:table-cell office:value-type="float" office:value="-34.03431">
                <text:p>-34.03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.74662">
                <text:p>84.74662</text:p>
              </table:table-cell>
              <table:table-cell office:value-type="float" office:value="116.62325">
                <text:p>116.62325</text:p>
              </table:table-cell>
              <table:table-cell office:value-type="float" office:value="-31.87663">
                <text:p>-31.87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68335">
                <text:p>85.68335</text:p>
              </table:table-cell>
              <table:table-cell office:value-type="float" office:value="116.12812">
                <text:p>116.12812</text:p>
              </table:table-cell>
              <table:table-cell office:value-type="float" office:value="-30.44477">
                <text:p>-30.44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33152">
                <text:p>85.33152</text:p>
              </table:table-cell>
              <table:table-cell office:value-type="float" office:value="117.81635">
                <text:p>117.81635</text:p>
              </table:table-cell>
              <table:table-cell office:value-type="float" office:value="-32.48483">
                <text:p>-32.48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.47836">
                <text:p>85.47836</text:p>
              </table:table-cell>
              <table:table-cell office:value-type="float" office:value="111.53124">
                <text:p>111.53124</text:p>
              </table:table-cell>
              <table:table-cell office:value-type="float" office:value="-26.05288">
                <text:p>-26.05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08914">
                <text:p>85.08914</text:p>
              </table:table-cell>
              <table:table-cell office:value-type="float" office:value="118.02211">
                <text:p>118.02211</text:p>
              </table:table-cell>
              <table:table-cell office:value-type="float" office:value="-32.93297">
                <text:p>-32.93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31824">
                <text:p>84.31824</text:p>
              </table:table-cell>
              <table:table-cell office:value-type="float" office:value="117.92311">
                <text:p>117.92311</text:p>
              </table:table-cell>
              <table:table-cell office:value-type="float" office:value="-33.60487">
                <text:p>-33.60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97755">
                <text:p>83.97755</text:p>
              </table:table-cell>
              <table:table-cell office:value-type="float" office:value="115.51704">
                <text:p>115.51704</text:p>
              </table:table-cell>
              <table:table-cell office:value-type="float" office:value="-31.5395">
                <text:p>-31.5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.23879">
                <text:p>85.23879</text:p>
              </table:table-cell>
              <table:table-cell office:value-type="float" office:value="118.53328">
                <text:p>118.53328</text:p>
              </table:table-cell>
              <table:table-cell office:value-type="float" office:value="-33.29449">
                <text:p>-33.29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.27399">
                <text:p>84.27399</text:p>
              </table:table-cell>
              <table:table-cell office:value-type="float" office:value="116.98246">
                <text:p>116.98246</text:p>
              </table:table-cell>
              <table:table-cell office:value-type="float" office:value="-32.70847">
                <text:p>-32.70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.28061">
                <text:p>84.28061</text:p>
              </table:table-cell>
              <table:table-cell office:value-type="float" office:value="114.19337">
                <text:p>114.19337</text:p>
              </table:table-cell>
              <table:table-cell office:value-type="float" office:value="-29.91276">
                <text:p>-29.91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.54586">
                <text:p>84.54586</text:p>
              </table:table-cell>
              <table:table-cell office:value-type="float" office:value="116.16164">
                <text:p>116.16164</text:p>
              </table:table-cell>
              <table:table-cell office:value-type="float" office:value="-31.61578">
                <text:p>-31.61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86797">
                <text:p>84.86797</text:p>
              </table:table-cell>
              <table:table-cell office:value-type="float" office:value="115.75031">
                <text:p>115.75031</text:p>
              </table:table-cell>
              <table:table-cell office:value-type="float" office:value="-30.88234">
                <text:p>-30.88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.99016">
                <text:p>83.99016</text:p>
              </table:table-cell>
              <table:table-cell office:value-type="float" office:value="115.8763">
                <text:p>115.8763</text:p>
              </table:table-cell>
              <table:table-cell office:value-type="float" office:value="-31.88614">
                <text:p>-31.88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54809">
                <text:p>84.54809</text:p>
              </table:table-cell>
              <table:table-cell office:value-type="float" office:value="111.19704">
                <text:p>111.19704</text:p>
              </table:table-cell>
              <table:table-cell office:value-type="float" office:value="-26.64895">
                <text:p>-26.64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.37052">
                <text:p>85.37052</text:p>
              </table:table-cell>
              <table:table-cell office:value-type="float" office:value="110.63742">
                <text:p>110.63742</text:p>
              </table:table-cell>
              <table:table-cell office:value-type="float" office:value="-25.2669">
                <text:p>-25.26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.22368">
                <text:p>84.22368</text:p>
              </table:table-cell>
              <table:table-cell office:value-type="float" office:value="116.48425">
                <text:p>116.48425</text:p>
              </table:table-cell>
              <table:table-cell office:value-type="float" office:value="-32.26057">
                <text:p>-32.260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86079">
                <text:p>84.86079</text:p>
              </table:table-cell>
              <table:table-cell office:value-type="float" office:value="119.87662">
                <text:p>119.87662</text:p>
              </table:table-cell>
              <table:table-cell office:value-type="float" office:value="-35.01583">
                <text:p>-35.01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.9796">
                <text:p>84.9796</text:p>
              </table:table-cell>
              <table:table-cell office:value-type="float" office:value="118.32759">
                <text:p>118.32759</text:p>
              </table:table-cell>
              <table:table-cell office:value-type="float" office:value="-33.348">
                <text:p>-33.3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.77591">
                <text:p>84.77591</text:p>
              </table:table-cell>
              <table:table-cell office:value-type="float" office:value="115.06577">
                <text:p>115.06577</text:p>
              </table:table-cell>
              <table:table-cell office:value-type="float" office:value="-30.28986">
                <text:p>-30.28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23763">
                <text:p>86.23763</text:p>
              </table:table-cell>
              <table:table-cell office:value-type="float" office:value="112.26">
                <text:p>112.26</text:p>
              </table:table-cell>
              <table:table-cell office:value-type="float" office:value="-26.02237">
                <text:p>-26.02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.6751">
                <text:p>84.6751</text:p>
              </table:table-cell>
              <table:table-cell office:value-type="float" office:value="117.75328">
                <text:p>117.75328</text:p>
              </table:table-cell>
              <table:table-cell office:value-type="float" office:value="-33.07818">
                <text:p>-33.07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.90435">
                <text:p>84.90435</text:p>
              </table:table-cell>
              <table:table-cell office:value-type="float" office:value="118.68052">
                <text:p>118.68052</text:p>
              </table:table-cell>
              <table:table-cell office:value-type="float" office:value="-33.77617">
                <text:p>-33.77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.87173">
                <text:p>83.87173</text:p>
              </table:table-cell>
              <table:table-cell office:value-type="float" office:value="115.5277">
                <text:p>115.5277</text:p>
              </table:table-cell>
              <table:table-cell office:value-type="float" office:value="-31.65597">
                <text:p>-31.65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.17906">
                <text:p>85.17906</text:p>
              </table:table-cell>
              <table:table-cell office:value-type="float" office:value="115.44227">
                <text:p>115.44227</text:p>
              </table:table-cell>
              <table:table-cell office:value-type="float" office:value="-30.26321">
                <text:p>-30.26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.4603">
                <text:p>85.4603</text:p>
              </table:table-cell>
              <table:table-cell office:value-type="float" office:value="116.9123">
                <text:p>116.9123</text:p>
              </table:table-cell>
              <table:table-cell office:value-type="float" office:value="-31.45201">
                <text:p>-31.45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.04467">
                <text:p>84.04467</text:p>
              </table:table-cell>
              <table:table-cell office:value-type="float" office:value="115.80395">
                <text:p>115.80395</text:p>
              </table:table-cell>
              <table:table-cell office:value-type="float" office:value="-31.75928">
                <text:p>-31.759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.03315">
                <text:p>85.03315</text:p>
              </table:table-cell>
              <table:table-cell office:value-type="float" office:value="119.75257">
                <text:p>119.75257</text:p>
              </table:table-cell>
              <table:table-cell office:value-type="float" office:value="-34.71942">
                <text:p>-34.719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.38578">
                <text:p>84.38578</text:p>
              </table:table-cell>
              <table:table-cell office:value-type="float" office:value="116.47368">
                <text:p>116.47368</text:p>
              </table:table-cell>
              <table:table-cell office:value-type="float" office:value="-32.0879">
                <text:p>-32.0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.45794">
                <text:p>84.45794</text:p>
              </table:table-cell>
              <table:table-cell office:value-type="float" office:value="118.21745">
                <text:p>118.21745</text:p>
              </table:table-cell>
              <table:table-cell office:value-type="float" office:value="-33.7595">
                <text:p>-33.75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.29686">
                <text:p>85.29686</text:p>
              </table:table-cell>
              <table:table-cell office:value-type="float" office:value="115.05764">
                <text:p>115.05764</text:p>
              </table:table-cell>
              <table:table-cell office:value-type="float" office:value="-29.76079">
                <text:p>-29.760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.15764">
                <text:p>84.15764</text:p>
              </table:table-cell>
              <table:table-cell office:value-type="float" office:value="116.50085">
                <text:p>116.50085</text:p>
              </table:table-cell>
              <table:table-cell office:value-type="float" office:value="-32.34321">
                <text:p>-32.343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.35295">
                <text:p>84.35295</text:p>
              </table:table-cell>
              <table:table-cell office:value-type="float" office:value="117.48272">
                <text:p>117.48272</text:p>
              </table:table-cell>
              <table:table-cell office:value-type="float" office:value="-33.12978">
                <text:p>-33.129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.75129">
                <text:p>84.75129</text:p>
              </table:table-cell>
              <table:table-cell office:value-type="float" office:value="117.71713">
                <text:p>117.71713</text:p>
              </table:table-cell>
              <table:table-cell office:value-type="float" office:value="-32.96583">
                <text:p>-32.965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69922">
                <text:p>84.69922</text:p>
              </table:table-cell>
              <table:table-cell office:value-type="float" office:value="116.23654">
                <text:p>116.23654</text:p>
              </table:table-cell>
              <table:table-cell office:value-type="float" office:value="-31.53732">
                <text:p>-31.53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.97465">
                <text:p>84.97465</text:p>
              </table:table-cell>
              <table:table-cell office:value-type="float" office:value="115.73394">
                <text:p>115.73394</text:p>
              </table:table-cell>
              <table:table-cell office:value-type="float" office:value="-30.7593">
                <text:p>-30.75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.28074">
                <text:p>86.28074</text:p>
              </table:table-cell>
              <table:table-cell office:value-type="float" office:value="111.81881">
                <text:p>111.81881</text:p>
              </table:table-cell>
              <table:table-cell office:value-type="float" office:value="-25.53808">
                <text:p>-25.53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.58281">
                <text:p>85.58281</text:p>
              </table:table-cell>
              <table:table-cell office:value-type="float" office:value="114.04504">
                <text:p>114.04504</text:p>
              </table:table-cell>
              <table:table-cell office:value-type="float" office:value="-28.46223">
                <text:p>-28.46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.64771">
                <text:p>84.64771</text:p>
              </table:table-cell>
              <table:table-cell office:value-type="float" office:value="115.56188">
                <text:p>115.56188</text:p>
              </table:table-cell>
              <table:table-cell office:value-type="float" office:value="-30.91416">
                <text:p>-30.91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.25677">
                <text:p>84.25677</text:p>
              </table:table-cell>
              <table:table-cell office:value-type="float" office:value="117.80101">
                <text:p>117.80101</text:p>
              </table:table-cell>
              <table:table-cell office:value-type="float" office:value="-33.54424">
                <text:p>-33.54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3727">
                <text:p>85.3727</text:p>
              </table:table-cell>
              <table:table-cell office:value-type="float" office:value="118.27944">
                <text:p>118.27944</text:p>
              </table:table-cell>
              <table:table-cell office:value-type="float" office:value="-32.90674">
                <text:p>-32.90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.01589">
                <text:p>84.01589</text:p>
              </table:table-cell>
              <table:table-cell office:value-type="float" office:value="115.68843">
                <text:p>115.68843</text:p>
              </table:table-cell>
              <table:table-cell office:value-type="float" office:value="-31.67254">
                <text:p>-31.67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87312">
                <text:p>85.87312</text:p>
              </table:table-cell>
              <table:table-cell office:value-type="float" office:value="115.2865">
                <text:p>115.2865</text:p>
              </table:table-cell>
              <table:table-cell office:value-type="float" office:value="-29.41337">
                <text:p>-29.41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.05853">
                <text:p>85.05853</text:p>
              </table:table-cell>
              <table:table-cell office:value-type="float" office:value="119.49548">
                <text:p>119.49548</text:p>
              </table:table-cell>
              <table:table-cell office:value-type="float" office:value="-34.43695">
                <text:p>-34.436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.4336">
                <text:p>84.4336</text:p>
              </table:table-cell>
              <table:table-cell office:value-type="float" office:value="116.99309">
                <text:p>116.99309</text:p>
              </table:table-cell>
              <table:table-cell office:value-type="float" office:value="-32.55949">
                <text:p>-32.55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.38795">
                <text:p>85.38795</text:p>
              </table:table-cell>
              <table:table-cell office:value-type="float" office:value="116.74353">
                <text:p>116.74353</text:p>
              </table:table-cell>
              <table:table-cell office:value-type="float" office:value="-31.35558">
                <text:p>-31.355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.90874">
                <text:p>84.90874</text:p>
              </table:table-cell>
              <table:table-cell office:value-type="float" office:value="116.1025">
                <text:p>116.1025</text:p>
              </table:table-cell>
              <table:table-cell office:value-type="float" office:value="-31.19377">
                <text:p>-31.19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.23471">
                <text:p>85.23471</text:p>
              </table:table-cell>
              <table:table-cell office:value-type="float" office:value="118.44224">
                <text:p>118.44224</text:p>
              </table:table-cell>
              <table:table-cell office:value-type="float" office:value="-33.20753">
                <text:p>-33.20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.85679">
                <text:p>85.85679</text:p>
              </table:table-cell>
              <table:table-cell office:value-type="float" office:value="115.1774">
                <text:p>115.1774</text:p>
              </table:table-cell>
              <table:table-cell office:value-type="float" office:value="-29.32061">
                <text:p>-29.32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.53064">
                <text:p>84.53064</text:p>
              </table:table-cell>
              <table:table-cell office:value-type="float" office:value="115.0034">
                <text:p>115.0034</text:p>
              </table:table-cell>
              <table:table-cell office:value-type="float" office:value="-30.47276">
                <text:p>-30.47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.03611">
                <text:p>85.03611</text:p>
              </table:table-cell>
              <table:table-cell office:value-type="float" office:value="113.49657">
                <text:p>113.49657</text:p>
              </table:table-cell>
              <table:table-cell office:value-type="float" office:value="-28.46045">
                <text:p>-28.460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.93328">
                <text:p>84.93328</text:p>
              </table:table-cell>
              <table:table-cell office:value-type="float" office:value="116.81048">
                <text:p>116.81048</text:p>
              </table:table-cell>
              <table:table-cell office:value-type="float" office:value="-31.8772">
                <text:p>-31.87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.18311">
                <text:p>85.18311</text:p>
              </table:table-cell>
              <table:table-cell office:value-type="float" office:value="117.67623">
                <text:p>117.67623</text:p>
              </table:table-cell>
              <table:table-cell office:value-type="float" office:value="-32.49313">
                <text:p>-32.493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36908">
                <text:p>85.36908</text:p>
              </table:table-cell>
              <table:table-cell office:value-type="float" office:value="118.26017">
                <text:p>118.26017</text:p>
              </table:table-cell>
              <table:table-cell office:value-type="float" office:value="-32.89109">
                <text:p>-32.89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.10562">
                <text:p>85.10562</text:p>
              </table:table-cell>
              <table:table-cell office:value-type="float" office:value="120.06328">
                <text:p>120.06328</text:p>
              </table:table-cell>
              <table:table-cell office:value-type="float" office:value="-34.95766">
                <text:p>-34.957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.5913">
                <text:p>84.5913</text:p>
              </table:table-cell>
              <table:table-cell office:value-type="float" office:value="118.41877">
                <text:p>118.41877</text:p>
              </table:table-cell>
              <table:table-cell office:value-type="float" office:value="-33.82746">
                <text:p>-33.827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.45493">
                <text:p>84.45493</text:p>
              </table:table-cell>
              <table:table-cell office:value-type="float" office:value="113.96555">
                <text:p>113.96555</text:p>
              </table:table-cell>
              <table:table-cell office:value-type="float" office:value="-29.51062">
                <text:p>-29.510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.91403">
                <text:p>84.91403</text:p>
              </table:table-cell>
              <table:table-cell office:value-type="float" office:value="117.43558">
                <text:p>117.43558</text:p>
              </table:table-cell>
              <table:table-cell office:value-type="float" office:value="-32.52155">
                <text:p>-32.52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.24074">
                <text:p>85.24074</text:p>
              </table:table-cell>
              <table:table-cell office:value-type="float" office:value="117.72827">
                <text:p>117.72827</text:p>
              </table:table-cell>
              <table:table-cell office:value-type="float" office:value="-32.48754">
                <text:p>-32.487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.18584">
                <text:p>85.18584</text:p>
              </table:table-cell>
              <table:table-cell office:value-type="float" office:value="117.24472">
                <text:p>117.24472</text:p>
              </table:table-cell>
              <table:table-cell office:value-type="float" office:value="-32.05888">
                <text:p>-32.058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.95354">
                <text:p>84.95354</text:p>
              </table:table-cell>
              <table:table-cell office:value-type="float" office:value="115.96781">
                <text:p>115.96781</text:p>
              </table:table-cell>
              <table:table-cell office:value-type="float" office:value="-31.01427">
                <text:p>-31.01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2713">
                <text:p>84.2713</text:p>
              </table:table-cell>
              <table:table-cell office:value-type="float" office:value="118.40599">
                <text:p>118.40599</text:p>
              </table:table-cell>
              <table:table-cell office:value-type="float" office:value="-34.13469">
                <text:p>-34.134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.23924">
                <text:p>84.23924</text:p>
              </table:table-cell>
              <table:table-cell office:value-type="float" office:value="116.15163">
                <text:p>116.15163</text:p>
              </table:table-cell>
              <table:table-cell office:value-type="float" office:value="-31.91239">
                <text:p>-31.912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82903">
                <text:p>84.82903</text:p>
              </table:table-cell>
              <table:table-cell office:value-type="float" office:value="118.91937">
                <text:p>118.91937</text:p>
              </table:table-cell>
              <table:table-cell office:value-type="float" office:value="-34.09034">
                <text:p>-34.090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.05232">
                <text:p>85.05232</text:p>
              </table:table-cell>
              <table:table-cell office:value-type="float" office:value="118.76728">
                <text:p>118.76728</text:p>
              </table:table-cell>
              <table:table-cell office:value-type="float" office:value="-33.71496">
                <text:p>-33.71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.19361">
                <text:p>85.19361</text:p>
              </table:table-cell>
              <table:table-cell office:value-type="float" office:value="119.65096">
                <text:p>119.65096</text:p>
              </table:table-cell>
              <table:table-cell office:value-type="float" office:value="-34.45735">
                <text:p>-34.45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.02917">
                <text:p>85.02917</text:p>
              </table:table-cell>
              <table:table-cell office:value-type="float" office:value="115.91216">
                <text:p>115.91216</text:p>
              </table:table-cell>
              <table:table-cell office:value-type="float" office:value="-30.88299">
                <text:p>-30.88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.88201">
                <text:p>84.88201</text:p>
              </table:table-cell>
              <table:table-cell office:value-type="float" office:value="117.81187">
                <text:p>117.81187</text:p>
              </table:table-cell>
              <table:table-cell office:value-type="float" office:value="-32.92986">
                <text:p>-32.929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.55189">
                <text:p>84.55189</text:p>
              </table:table-cell>
              <table:table-cell office:value-type="float" office:value="118.4834">
                <text:p>118.4834</text:p>
              </table:table-cell>
              <table:table-cell office:value-type="float" office:value="-33.93151">
                <text:p>-33.93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.67913">
                <text:p>85.67913</text:p>
              </table:table-cell>
              <table:table-cell office:value-type="float" office:value="116.83467">
                <text:p>116.83467</text:p>
              </table:table-cell>
              <table:table-cell office:value-type="float" office:value="-31.15554">
                <text:p>-31.155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.86375">
                <text:p>84.86375</text:p>
              </table:table-cell>
              <table:table-cell office:value-type="float" office:value="116.66025">
                <text:p>116.66025</text:p>
              </table:table-cell>
              <table:table-cell office:value-type="float" office:value="-31.79649">
                <text:p>-31.79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.41536">
                <text:p>85.41536</text:p>
              </table:table-cell>
              <table:table-cell office:value-type="float" office:value="117.14278">
                <text:p>117.14278</text:p>
              </table:table-cell>
              <table:table-cell office:value-type="float" office:value="-31.72742">
                <text:p>-31.72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11995">
                <text:p>85.11995</text:p>
              </table:table-cell>
              <table:table-cell office:value-type="float" office:value="115.86577">
                <text:p>115.86577</text:p>
              </table:table-cell>
              <table:table-cell office:value-type="float" office:value="-30.74582">
                <text:p>-30.74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08656">
                <text:p>86.08656</text:p>
              </table:table-cell>
              <table:table-cell office:value-type="float" office:value="113.77875">
                <text:p>113.77875</text:p>
              </table:table-cell>
              <table:table-cell office:value-type="float" office:value="-27.69218">
                <text:p>-27.69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60867">
                <text:p>85.60867</text:p>
              </table:table-cell>
              <table:table-cell office:value-type="float" office:value="114.33627">
                <text:p>114.33627</text:p>
              </table:table-cell>
              <table:table-cell office:value-type="float" office:value="-28.7276">
                <text:p>-28.72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25941">
                <text:p>85.25941</text:p>
              </table:table-cell>
              <table:table-cell office:value-type="float" office:value="116.30954">
                <text:p>116.30954</text:p>
              </table:table-cell>
              <table:table-cell office:value-type="float" office:value="-31.05013">
                <text:p>-31.05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.06407">
                <text:p>86.06407</text:p>
              </table:table-cell>
              <table:table-cell office:value-type="float" office:value="114.1552">
                <text:p>114.1552</text:p>
              </table:table-cell>
              <table:table-cell office:value-type="float" office:value="-28.09113">
                <text:p>-28.09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19516">
                <text:p>85.19516</text:p>
              </table:table-cell>
              <table:table-cell office:value-type="float" office:value="119.70833">
                <text:p>119.70833</text:p>
              </table:table-cell>
              <table:table-cell office:value-type="float" office:value="-34.51317">
                <text:p>-34.513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.50867">
                <text:p>85.50867</text:p>
              </table:table-cell>
              <table:table-cell office:value-type="float" office:value="117.79523">
                <text:p>117.79523</text:p>
              </table:table-cell>
              <table:table-cell office:value-type="float" office:value="-32.28656">
                <text:p>-32.28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.73109">
                <text:p>84.73109</text:p>
              </table:table-cell>
              <table:table-cell office:value-type="float" office:value="115.47471">
                <text:p>115.47471</text:p>
              </table:table-cell>
              <table:table-cell office:value-type="float" office:value="-30.74361">
                <text:p>-30.743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0678">
                <text:p>84.0678</text:p>
              </table:table-cell>
              <table:table-cell office:value-type="float" office:value="116.97299">
                <text:p>116.97299</text:p>
              </table:table-cell>
              <table:table-cell office:value-type="float" office:value="-32.90519">
                <text:p>-32.905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.41331">
                <text:p>85.41331</text:p>
              </table:table-cell>
              <table:table-cell office:value-type="float" office:value="118.30532">
                <text:p>118.30532</text:p>
              </table:table-cell>
              <table:table-cell office:value-type="float" office:value="-32.89201">
                <text:p>-32.89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03712">
                <text:p>84.03712</text:p>
              </table:table-cell>
              <table:table-cell office:value-type="float" office:value="113.97139">
                <text:p>113.97139</text:p>
              </table:table-cell>
              <table:table-cell office:value-type="float" office:value="-29.93427">
                <text:p>-29.934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.78569">
                <text:p>85.78569</text:p>
              </table:table-cell>
              <table:table-cell office:value-type="float" office:value="115.88394">
                <text:p>115.88394</text:p>
              </table:table-cell>
              <table:table-cell office:value-type="float" office:value="-30.09825">
                <text:p>-30.098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.3724">
                <text:p>86.3724</text:p>
              </table:table-cell>
              <table:table-cell office:value-type="float" office:value="110.6538">
                <text:p>110.6538</text:p>
              </table:table-cell>
              <table:table-cell office:value-type="float" office:value="-24.2814">
                <text:p>-24.28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.04612">
                <text:p>85.04612</text:p>
              </table:table-cell>
              <table:table-cell office:value-type="float" office:value="115.76169">
                <text:p>115.76169</text:p>
              </table:table-cell>
              <table:table-cell office:value-type="float" office:value="-30.71557">
                <text:p>-30.715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.78466">
                <text:p>84.78466</text:p>
              </table:table-cell>
              <table:table-cell office:value-type="float" office:value="117.42527">
                <text:p>117.42527</text:p>
              </table:table-cell>
              <table:table-cell office:value-type="float" office:value="-32.64061">
                <text:p>-32.640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.51848">
                <text:p>85.51848</text:p>
              </table:table-cell>
              <table:table-cell office:value-type="float" office:value="114.72549">
                <text:p>114.72549</text:p>
              </table:table-cell>
              <table:table-cell office:value-type="float" office:value="-29.20701">
                <text:p>-29.207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63161">
                <text:p>84.63161</text:p>
              </table:table-cell>
              <table:table-cell office:value-type="float" office:value="118.51271">
                <text:p>118.51271</text:p>
              </table:table-cell>
              <table:table-cell office:value-type="float" office:value="-33.8811">
                <text:p>-33.88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.08653">
                <text:p>85.08653</text:p>
              </table:table-cell>
              <table:table-cell office:value-type="float" office:value="116.56989">
                <text:p>116.56989</text:p>
              </table:table-cell>
              <table:table-cell office:value-type="float" office:value="-31.48336">
                <text:p>-31.483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5.35066">
                <text:p>85.35066</text:p>
              </table:table-cell>
              <table:table-cell office:value-type="float" office:value="119.26469">
                <text:p>119.26469</text:p>
              </table:table-cell>
              <table:table-cell office:value-type="float" office:value="-33.91403">
                <text:p>-33.91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.09481">
                <text:p>84.09481</text:p>
              </table:table-cell>
              <table:table-cell office:value-type="float" office:value="115.13078">
                <text:p>115.13078</text:p>
              </table:table-cell>
              <table:table-cell office:value-type="float" office:value="-31.03597">
                <text:p>-31.035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.74823">
                <text:p>85.74823</text:p>
              </table:table-cell>
              <table:table-cell office:value-type="float" office:value="116.33696">
                <text:p>116.33696</text:p>
              </table:table-cell>
              <table:table-cell office:value-type="float" office:value="-30.58873">
                <text:p>-30.588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.35884">
                <text:p>85.35884</text:p>
              </table:table-cell>
              <table:table-cell office:value-type="float" office:value="118.41513">
                <text:p>118.41513</text:p>
              </table:table-cell>
              <table:table-cell office:value-type="float" office:value="-33.0563">
                <text:p>-33.05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62264">
                <text:p>85.62264</text:p>
              </table:table-cell>
              <table:table-cell office:value-type="float" office:value="114.9541">
                <text:p>114.9541</text:p>
              </table:table-cell>
              <table:table-cell office:value-type="float" office:value="-29.33146">
                <text:p>-29.33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.38205">
                <text:p>85.38205</text:p>
              </table:table-cell>
              <table:table-cell office:value-type="float" office:value="112.54128">
                <text:p>112.54128</text:p>
              </table:table-cell>
              <table:table-cell office:value-type="float" office:value="-27.15923">
                <text:p>-27.159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87014">
                <text:p>83.87014</text:p>
              </table:table-cell>
              <table:table-cell office:value-type="float" office:value="115.98779">
                <text:p>115.98779</text:p>
              </table:table-cell>
              <table:table-cell office:value-type="float" office:value="-32.11765">
                <text:p>-32.117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.65033">
                <text:p>84.65033</text:p>
              </table:table-cell>
              <table:table-cell office:value-type="float" office:value="113.71276">
                <text:p>113.71276</text:p>
              </table:table-cell>
              <table:table-cell office:value-type="float" office:value="-29.06243">
                <text:p>-29.062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5.47985">
                <text:p>85.47985</text:p>
              </table:table-cell>
              <table:table-cell office:value-type="float" office:value="117.06351">
                <text:p>117.06351</text:p>
              </table:table-cell>
              <table:table-cell office:value-type="float" office:value="-31.58367">
                <text:p>-31.583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4.67058">
                <text:p>84.67058</text:p>
              </table:table-cell>
              <table:table-cell office:value-type="float" office:value="120.07962">
                <text:p>120.07962</text:p>
              </table:table-cell>
              <table:table-cell office:value-type="float" office:value="-35.40904">
                <text:p>-35.409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.05604">
                <text:p>84.05604</text:p>
              </table:table-cell>
              <table:table-cell office:value-type="float" office:value="114.91092">
                <text:p>114.91092</text:p>
              </table:table-cell>
              <table:table-cell office:value-type="float" office:value="-30.85488">
                <text:p>-30.85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.75483">
                <text:p>84.75483</text:p>
              </table:table-cell>
              <table:table-cell office:value-type="float" office:value="111.91838">
                <text:p>111.91838</text:p>
              </table:table-cell>
              <table:table-cell office:value-type="float" office:value="-27.16355">
                <text:p>-27.163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5.35553">
                <text:p>85.35553</text:p>
              </table:table-cell>
              <table:table-cell office:value-type="float" office:value="116.71353">
                <text:p>116.71353</text:p>
              </table:table-cell>
              <table:table-cell office:value-type="float" office:value="-31.358">
                <text:p>-31.3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5.75829">
                <text:p>85.75829</text:p>
              </table:table-cell>
              <table:table-cell office:value-type="float" office:value="116.73614">
                <text:p>116.73614</text:p>
              </table:table-cell>
              <table:table-cell office:value-type="float" office:value="-30.97785">
                <text:p>-30.977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5.28962">
                <text:p>85.28962</text:p>
              </table:table-cell>
              <table:table-cell office:value-type="float" office:value="117.03876">
                <text:p>117.03876</text:p>
              </table:table-cell>
              <table:table-cell office:value-type="float" office:value="-31.74914">
                <text:p>-31.749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71936">
                <text:p>83.71936</text:p>
              </table:table-cell>
              <table:table-cell office:value-type="float" office:value="114.69093">
                <text:p>114.69093</text:p>
              </table:table-cell>
              <table:table-cell office:value-type="float" office:value="-30.97157">
                <text:p>-30.971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.3337">
                <text:p>85.3337</text:p>
              </table:table-cell>
              <table:table-cell office:value-type="float" office:value="110.70595">
                <text:p>110.70595</text:p>
              </table:table-cell>
              <table:table-cell office:value-type="float" office:value="-25.37224">
                <text:p>-25.37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.68898">
                <text:p>84.68898</text:p>
              </table:table-cell>
              <table:table-cell office:value-type="float" office:value="118.33699">
                <text:p>118.33699</text:p>
              </table:table-cell>
              <table:table-cell office:value-type="float" office:value="-33.64801">
                <text:p>-33.648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.26149">
                <text:p>85.26149</text:p>
              </table:table-cell>
              <table:table-cell office:value-type="float" office:value="119.33624">
                <text:p>119.33624</text:p>
              </table:table-cell>
              <table:table-cell office:value-type="float" office:value="-34.07475">
                <text:p>-34.074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.86465">
                <text:p>84.86465</text:p>
              </table:table-cell>
              <table:table-cell office:value-type="float" office:value="113.573">
                <text:p>113.573</text:p>
              </table:table-cell>
              <table:table-cell office:value-type="float" office:value="-28.70835">
                <text:p>-28.708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.743">
                <text:p>84.743</text:p>
              </table:table-cell>
              <table:table-cell office:value-type="float" office:value="119.13278">
                <text:p>119.13278</text:p>
              </table:table-cell>
              <table:table-cell office:value-type="float" office:value="-34.38978">
                <text:p>-34.389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.58558">
                <text:p>84.58558</text:p>
              </table:table-cell>
              <table:table-cell office:value-type="float" office:value="117.66094">
                <text:p>117.66094</text:p>
              </table:table-cell>
              <table:table-cell office:value-type="float" office:value="-33.07536">
                <text:p>-33.075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.12812">
                <text:p>85.12812</text:p>
              </table:table-cell>
              <table:table-cell office:value-type="float" office:value="112.41846">
                <text:p>112.41846</text:p>
              </table:table-cell>
              <table:table-cell office:value-type="float" office:value="-27.29034">
                <text:p>-27.290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.01909">
                <text:p>85.01909</text:p>
              </table:table-cell>
              <table:table-cell office:value-type="float" office:value="116.93179">
                <text:p>116.93179</text:p>
              </table:table-cell>
              <table:table-cell office:value-type="float" office:value="-31.91271">
                <text:p>-31.912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5.48675">
                <text:p>85.48675</text:p>
              </table:table-cell>
              <table:table-cell office:value-type="float" office:value="117.3619">
                <text:p>117.3619</text:p>
              </table:table-cell>
              <table:table-cell office:value-type="float" office:value="-31.87515">
                <text:p>-31.87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.00345">
                <text:p>84.00345</text:p>
              </table:table-cell>
              <table:table-cell office:value-type="float" office:value="115.97701">
                <text:p>115.97701</text:p>
              </table:table-cell>
              <table:table-cell office:value-type="float" office:value="-31.97355">
                <text:p>-31.973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.24511">
                <text:p>85.24511</text:p>
              </table:table-cell>
              <table:table-cell office:value-type="float" office:value="117.16377">
                <text:p>117.16377</text:p>
              </table:table-cell>
              <table:table-cell office:value-type="float" office:value="-31.91866">
                <text:p>-31.918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4.99006">
                <text:p>84.99006</text:p>
              </table:table-cell>
              <table:table-cell office:value-type="float" office:value="115.86835">
                <text:p>115.86835</text:p>
              </table:table-cell>
              <table:table-cell office:value-type="float" office:value="-30.87829">
                <text:p>-30.878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.77807">
                <text:p>84.77807</text:p>
              </table:table-cell>
              <table:table-cell office:value-type="float" office:value="116.28448">
                <text:p>116.28448</text:p>
              </table:table-cell>
              <table:table-cell office:value-type="float" office:value="-31.50642">
                <text:p>-31.506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.46156">
                <text:p>85.46156</text:p>
              </table:table-cell>
              <table:table-cell office:value-type="float" office:value="117.84894">
                <text:p>117.84894</text:p>
              </table:table-cell>
              <table:table-cell office:value-type="float" office:value="-32.38737">
                <text:p>-32.387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.18271">
                <text:p>85.18271</text:p>
              </table:table-cell>
              <table:table-cell office:value-type="float" office:value="113.21216">
                <text:p>113.21216</text:p>
              </table:table-cell>
              <table:table-cell office:value-type="float" office:value="-28.02946">
                <text:p>-28.029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.67204">
                <text:p>84.67204</text:p>
              </table:table-cell>
              <table:table-cell office:value-type="float" office:value="116.9262">
                <text:p>116.9262</text:p>
              </table:table-cell>
              <table:table-cell office:value-type="float" office:value="-32.25416">
                <text:p>-32.254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5.3074">
                <text:p>85.3074</text:p>
              </table:table-cell>
              <table:table-cell office:value-type="float" office:value="114.11616">
                <text:p>114.11616</text:p>
              </table:table-cell>
              <table:table-cell office:value-type="float" office:value="-28.80875">
                <text:p>-28.80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.86105">
                <text:p>84.86105</text:p>
              </table:table-cell>
              <table:table-cell office:value-type="float" office:value="119.16755">
                <text:p>119.16755</text:p>
              </table:table-cell>
              <table:table-cell office:value-type="float" office:value="-34.3065">
                <text:p>-34.30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.07966">
                <text:p>84.07966</text:p>
              </table:table-cell>
              <table:table-cell office:value-type="float" office:value="114.84489">
                <text:p>114.84489</text:p>
              </table:table-cell>
              <table:table-cell office:value-type="float" office:value="-30.76523">
                <text:p>-30.765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.96711">
                <text:p>84.96711</text:p>
              </table:table-cell>
              <table:table-cell office:value-type="float" office:value="115.18392">
                <text:p>115.18392</text:p>
              </table:table-cell>
              <table:table-cell office:value-type="float" office:value="-30.21681">
                <text:p>-30.216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.48025">
                <text:p>85.48025</text:p>
              </table:table-cell>
              <table:table-cell office:value-type="float" office:value="115.11739">
                <text:p>115.11739</text:p>
              </table:table-cell>
              <table:table-cell office:value-type="float" office:value="-29.63713">
                <text:p>-29.637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.36724">
                <text:p>84.36724</text:p>
              </table:table-cell>
              <table:table-cell office:value-type="float" office:value="118.81118">
                <text:p>118.81118</text:p>
              </table:table-cell>
              <table:table-cell office:value-type="float" office:value="-34.44394">
                <text:p>-34.443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.04636">
                <text:p>84.04636</text:p>
              </table:table-cell>
              <table:table-cell office:value-type="float" office:value="113.4239">
                <text:p>113.4239</text:p>
              </table:table-cell>
              <table:table-cell office:value-type="float" office:value="-29.37754">
                <text:p>-29.377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.88819">
                <text:p>85.88819</text:p>
              </table:table-cell>
              <table:table-cell office:value-type="float" office:value="115.4966">
                <text:p>115.4966</text:p>
              </table:table-cell>
              <table:table-cell office:value-type="float" office:value="-29.60841">
                <text:p>-29.608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.02963">
                <text:p>85.02963</text:p>
              </table:table-cell>
              <table:table-cell office:value-type="float" office:value="115.70619">
                <text:p>115.70619</text:p>
              </table:table-cell>
              <table:table-cell office:value-type="float" office:value="-30.67655">
                <text:p>-30.676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.30746">
                <text:p>85.30746</text:p>
              </table:table-cell>
              <table:table-cell office:value-type="float" office:value="119.17488">
                <text:p>119.17488</text:p>
              </table:table-cell>
              <table:table-cell office:value-type="float" office:value="-33.86741">
                <text:p>-33.867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.3764">
                <text:p>85.3764</text:p>
              </table:table-cell>
              <table:table-cell office:value-type="float" office:value="114.71334">
                <text:p>114.71334</text:p>
              </table:table-cell>
              <table:table-cell office:value-type="float" office:value="-29.33695">
                <text:p>-29.336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.38393">
                <text:p>85.38393</text:p>
              </table:table-cell>
              <table:table-cell office:value-type="float" office:value="117.5013">
                <text:p>117.5013</text:p>
              </table:table-cell>
              <table:table-cell office:value-type="float" office:value="-32.11736">
                <text:p>-32.117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.29332">
                <text:p>85.29332</text:p>
              </table:table-cell>
              <table:table-cell office:value-type="float" office:value="119.11386">
                <text:p>119.11386</text:p>
              </table:table-cell>
              <table:table-cell office:value-type="float" office:value="-33.82054">
                <text:p>-33.820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.82859">
                <text:p>84.82859</text:p>
              </table:table-cell>
              <table:table-cell office:value-type="float" office:value="115.19985">
                <text:p>115.19985</text:p>
              </table:table-cell>
              <table:table-cell office:value-type="float" office:value="-30.37126">
                <text:p>-30.37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.24318">
                <text:p>85.24318</text:p>
              </table:table-cell>
              <table:table-cell office:value-type="float" office:value="115.50079">
                <text:p>115.50079</text:p>
              </table:table-cell>
              <table:table-cell office:value-type="float" office:value="-30.25761">
                <text:p>-30.257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4.6554">
                <text:p>84.6554</text:p>
              </table:table-cell>
              <table:table-cell office:value-type="float" office:value="114.88115">
                <text:p>114.88115</text:p>
              </table:table-cell>
              <table:table-cell office:value-type="float" office:value="-30.22575">
                <text:p>-30.225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.46349">
                <text:p>84.46349</text:p>
              </table:table-cell>
              <table:table-cell office:value-type="float" office:value="117.79395">
                <text:p>117.79395</text:p>
              </table:table-cell>
              <table:table-cell office:value-type="float" office:value="-33.33047">
                <text:p>-33.330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.29093">
                <text:p>85.29093</text:p>
              </table:table-cell>
              <table:table-cell office:value-type="float" office:value="113.29076">
                <text:p>113.29076</text:p>
              </table:table-cell>
              <table:table-cell office:value-type="float" office:value="-27.99983">
                <text:p>-27.999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.19915">
                <text:p>85.19915</text:p>
              </table:table-cell>
              <table:table-cell office:value-type="float" office:value="116.302">
                <text:p>116.302</text:p>
              </table:table-cell>
              <table:table-cell office:value-type="float" office:value="-31.10285">
                <text:p>-31.102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.75308">
                <text:p>84.75308</text:p>
              </table:table-cell>
              <table:table-cell office:value-type="float" office:value="115.30382">
                <text:p>115.30382</text:p>
              </table:table-cell>
              <table:table-cell office:value-type="float" office:value="-30.55074">
                <text:p>-30.550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.5797">
                <text:p>84.5797</text:p>
              </table:table-cell>
              <table:table-cell office:value-type="float" office:value="114.42368">
                <text:p>114.42368</text:p>
              </table:table-cell>
              <table:table-cell office:value-type="float" office:value="-29.84397">
                <text:p>-29.843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.83594">
                <text:p>84.83594</text:p>
              </table:table-cell>
              <table:table-cell office:value-type="float" office:value="119.76854">
                <text:p>119.76854</text:p>
              </table:table-cell>
              <table:table-cell office:value-type="float" office:value="-34.9326">
                <text:p>-34.93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.89693">
                <text:p>84.89693</text:p>
              </table:table-cell>
              <table:table-cell office:value-type="float" office:value="116.11316">
                <text:p>116.11316</text:p>
              </table:table-cell>
              <table:table-cell office:value-type="float" office:value="-31.21622">
                <text:p>-31.216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.60167">
                <text:p>84.60167</text:p>
              </table:table-cell>
              <table:table-cell office:value-type="float" office:value="119.22959">
                <text:p>119.22959</text:p>
              </table:table-cell>
              <table:table-cell office:value-type="float" office:value="-34.62792">
                <text:p>-34.627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5.46923">
                <text:p>85.46923</text:p>
              </table:table-cell>
              <table:table-cell office:value-type="float" office:value="117.1054">
                <text:p>117.1054</text:p>
              </table:table-cell>
              <table:table-cell office:value-type="float" office:value="-31.63617">
                <text:p>-31.636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.43776">
                <text:p>84.43776</text:p>
              </table:table-cell>
              <table:table-cell office:value-type="float" office:value="118.40076">
                <text:p>118.40076</text:p>
              </table:table-cell>
              <table:table-cell office:value-type="float" office:value="-33.963">
                <text:p>-33.9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4.91872">
                <text:p>84.91872</text:p>
              </table:table-cell>
              <table:table-cell office:value-type="float" office:value="116.76489">
                <text:p>116.76489</text:p>
              </table:table-cell>
              <table:table-cell office:value-type="float" office:value="-31.84618">
                <text:p>-31.846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.52521">
                <text:p>84.52521</text:p>
              </table:table-cell>
              <table:table-cell office:value-type="float" office:value="112.63031">
                <text:p>112.63031</text:p>
              </table:table-cell>
              <table:table-cell office:value-type="float" office:value="-28.1051">
                <text:p>-28.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51241">
                <text:p>84.51241</text:p>
              </table:table-cell>
              <table:table-cell office:value-type="float" office:value="111.98999">
                <text:p>111.98999</text:p>
              </table:table-cell>
              <table:table-cell office:value-type="float" office:value="-27.47757">
                <text:p>-27.477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5.15215">
                <text:p>85.15215</text:p>
              </table:table-cell>
              <table:table-cell office:value-type="float" office:value="114.58869">
                <text:p>114.58869</text:p>
              </table:table-cell>
              <table:table-cell office:value-type="float" office:value="-29.43655">
                <text:p>-29.436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.46164">
                <text:p>85.46164</text:p>
              </table:table-cell>
              <table:table-cell office:value-type="float" office:value="116.55549">
                <text:p>116.55549</text:p>
              </table:table-cell>
              <table:table-cell office:value-type="float" office:value="-31.09385">
                <text:p>-31.093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.69297">
                <text:p>84.69297</text:p>
              </table:table-cell>
              <table:table-cell office:value-type="float" office:value="118.85192">
                <text:p>118.85192</text:p>
              </table:table-cell>
              <table:table-cell office:value-type="float" office:value="-34.15895">
                <text:p>-34.158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5.12337">
                <text:p>85.12337</text:p>
              </table:table-cell>
              <table:table-cell office:value-type="float" office:value="119.44424">
                <text:p>119.44424</text:p>
              </table:table-cell>
              <table:table-cell office:value-type="float" office:value="-34.32087">
                <text:p>-34.320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.72727">
                <text:p>84.72727</text:p>
              </table:table-cell>
              <table:table-cell office:value-type="float" office:value="118.31935">
                <text:p>118.31935</text:p>
              </table:table-cell>
              <table:table-cell office:value-type="float" office:value="-33.59208">
                <text:p>-33.592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.62175">
                <text:p>84.62175</text:p>
              </table:table-cell>
              <table:table-cell office:value-type="float" office:value="119.7892">
                <text:p>119.7892</text:p>
              </table:table-cell>
              <table:table-cell office:value-type="float" office:value="-35.16746">
                <text:p>-35.167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.89738">
                <text:p>85.89738</text:p>
              </table:table-cell>
              <table:table-cell office:value-type="float" office:value="113.61435">
                <text:p>113.61435</text:p>
              </table:table-cell>
              <table:table-cell office:value-type="float" office:value="-27.71697">
                <text:p>-27.716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.42202">
                <text:p>85.42202</text:p>
              </table:table-cell>
              <table:table-cell office:value-type="float" office:value="117.46427">
                <text:p>117.46427</text:p>
              </table:table-cell>
              <table:table-cell office:value-type="float" office:value="-32.04226">
                <text:p>-32.042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.44667">
                <text:p>84.44667</text:p>
              </table:table-cell>
              <table:table-cell office:value-type="float" office:value="117.57949">
                <text:p>117.57949</text:p>
              </table:table-cell>
              <table:table-cell office:value-type="float" office:value="-33.13282">
                <text:p>-33.132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.61615">
                <text:p>84.61615</text:p>
              </table:table-cell>
              <table:table-cell office:value-type="float" office:value="116.08561">
                <text:p>116.08561</text:p>
              </table:table-cell>
              <table:table-cell office:value-type="float" office:value="-31.46946">
                <text:p>-31.469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.22663">
                <text:p>86.22663</text:p>
              </table:table-cell>
              <table:table-cell office:value-type="float" office:value="112.01739">
                <text:p>112.01739</text:p>
              </table:table-cell>
              <table:table-cell office:value-type="float" office:value="-25.79076">
                <text:p>-25.790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.2713">
                <text:p>85.2713</text:p>
              </table:table-cell>
              <table:table-cell office:value-type="float" office:value="110.99672">
                <text:p>110.99672</text:p>
              </table:table-cell>
              <table:table-cell office:value-type="float" office:value="-25.72542">
                <text:p>-25.725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4.84788">
                <text:p>84.84788</text:p>
              </table:table-cell>
              <table:table-cell office:value-type="float" office:value="115.39651">
                <text:p>115.39651</text:p>
              </table:table-cell>
              <table:table-cell office:value-type="float" office:value="-30.54864">
                <text:p>-30.548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.44965">
                <text:p>85.44965</text:p>
              </table:table-cell>
              <table:table-cell office:value-type="float" office:value="117.995">
                <text:p>117.995</text:p>
              </table:table-cell>
              <table:table-cell office:value-type="float" office:value="-32.54535">
                <text:p>-32.545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.89031">
                <text:p>84.89031</text:p>
              </table:table-cell>
              <table:table-cell office:value-type="float" office:value="113.51841">
                <text:p>113.51841</text:p>
              </table:table-cell>
              <table:table-cell office:value-type="float" office:value="-28.6281">
                <text:p>-28.62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.36675">
                <text:p>85.36675</text:p>
              </table:table-cell>
              <table:table-cell office:value-type="float" office:value="112.30909">
                <text:p>112.30909</text:p>
              </table:table-cell>
              <table:table-cell office:value-type="float" office:value="-26.94234">
                <text:p>-26.942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5.27201">
                <text:p>85.27201</text:p>
              </table:table-cell>
              <table:table-cell office:value-type="float" office:value="112.87584">
                <text:p>112.87584</text:p>
              </table:table-cell>
              <table:table-cell office:value-type="float" office:value="-27.60384">
                <text:p>-27.603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.41454">
                <text:p>84.41454</text:p>
              </table:table-cell>
              <table:table-cell office:value-type="float" office:value="117.8091">
                <text:p>117.8091</text:p>
              </table:table-cell>
              <table:table-cell office:value-type="float" office:value="-33.39456">
                <text:p>-33.394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5.38696">
                <text:p>85.38696</text:p>
              </table:table-cell>
              <table:table-cell office:value-type="float" office:value="116.88277">
                <text:p>116.88277</text:p>
              </table:table-cell>
              <table:table-cell office:value-type="float" office:value="-31.4958">
                <text:p>-31.49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.70305">
                <text:p>85.70305</text:p>
              </table:table-cell>
              <table:table-cell office:value-type="float" office:value="116.05655">
                <text:p>116.05655</text:p>
              </table:table-cell>
              <table:table-cell office:value-type="float" office:value="-30.35351">
                <text:p>-30.353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.75006">
                <text:p>84.75006</text:p>
              </table:table-cell>
              <table:table-cell office:value-type="float" office:value="113.9725">
                <text:p>113.9725</text:p>
              </table:table-cell>
              <table:table-cell office:value-type="float" office:value="-29.22243">
                <text:p>-29.222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63903">
                <text:p>84.63903</text:p>
              </table:table-cell>
              <table:table-cell office:value-type="float" office:value="117.42676">
                <text:p>117.42676</text:p>
              </table:table-cell>
              <table:table-cell office:value-type="float" office:value="-32.78773">
                <text:p>-32.787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.38966">
                <text:p>84.38966</text:p>
              </table:table-cell>
              <table:table-cell office:value-type="float" office:value="111.96305">
                <text:p>111.96305</text:p>
              </table:table-cell>
              <table:table-cell office:value-type="float" office:value="-27.57339">
                <text:p>-27.573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5.24618">
                <text:p>85.24618</text:p>
              </table:table-cell>
              <table:table-cell office:value-type="float" office:value="116.32378">
                <text:p>116.32378</text:p>
              </table:table-cell>
              <table:table-cell office:value-type="float" office:value="-31.07759">
                <text:p>-31.077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4.05043">
                <text:p>84.05043</text:p>
              </table:table-cell>
              <table:table-cell office:value-type="float" office:value="116.62492">
                <text:p>116.62492</text:p>
              </table:table-cell>
              <table:table-cell office:value-type="float" office:value="-32.57449">
                <text:p>-32.57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62839">
                <text:p>85.62839</text:p>
              </table:table-cell>
              <table:table-cell office:value-type="float" office:value="114.80517">
                <text:p>114.80517</text:p>
              </table:table-cell>
              <table:table-cell office:value-type="float" office:value="-29.17678">
                <text:p>-29.176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4.90511">
                <text:p>84.90511</text:p>
              </table:table-cell>
              <table:table-cell office:value-type="float" office:value="116.19485">
                <text:p>116.19485</text:p>
              </table:table-cell>
              <table:table-cell office:value-type="float" office:value="-31.28974">
                <text:p>-31.289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4.75301">
                <text:p>84.75301</text:p>
              </table:table-cell>
              <table:table-cell office:value-type="float" office:value="120.12909">
                <text:p>120.12909</text:p>
              </table:table-cell>
              <table:table-cell office:value-type="float" office:value="-35.37608">
                <text:p>-35.376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5.25568">
                <text:p>85.25568</text:p>
              </table:table-cell>
              <table:table-cell office:value-type="float" office:value="119.32533">
                <text:p>119.32533</text:p>
              </table:table-cell>
              <table:table-cell office:value-type="float" office:value="-34.06965">
                <text:p>-34.069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4222">
                <text:p>85.4222</text:p>
              </table:table-cell>
              <table:table-cell office:value-type="float" office:value="118.08429">
                <text:p>118.08429</text:p>
              </table:table-cell>
              <table:table-cell office:value-type="float" office:value="-32.6621">
                <text:p>-32.66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.36929">
                <text:p>84.36929</text:p>
              </table:table-cell>
              <table:table-cell office:value-type="float" office:value="117.15014">
                <text:p>117.15014</text:p>
              </table:table-cell>
              <table:table-cell office:value-type="float" office:value="-32.78085">
                <text:p>-32.780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.73055">
                <text:p>84.73055</text:p>
              </table:table-cell>
              <table:table-cell office:value-type="float" office:value="117.57012">
                <text:p>117.57012</text:p>
              </table:table-cell>
              <table:table-cell office:value-type="float" office:value="-32.83957">
                <text:p>-32.839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21701">
                <text:p>85.21701</text:p>
              </table:table-cell>
              <table:table-cell office:value-type="float" office:value="119.20636">
                <text:p>119.20636</text:p>
              </table:table-cell>
              <table:table-cell office:value-type="float" office:value="-33.98935">
                <text:p>-33.989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.42715">
                <text:p>85.42715</text:p>
              </table:table-cell>
              <table:table-cell office:value-type="float" office:value="114.14577">
                <text:p>114.14577</text:p>
              </table:table-cell>
              <table:table-cell office:value-type="float" office:value="-28.71862">
                <text:p>-28.718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4.87576">
                <text:p>84.87576</text:p>
              </table:table-cell>
              <table:table-cell office:value-type="float" office:value="114.46196">
                <text:p>114.46196</text:p>
              </table:table-cell>
              <table:table-cell office:value-type="float" office:value="-29.5862">
                <text:p>-29.58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.2259">
                <text:p>84.2259</text:p>
              </table:table-cell>
              <table:table-cell office:value-type="float" office:value="118.17968">
                <text:p>118.17968</text:p>
              </table:table-cell>
              <table:table-cell office:value-type="float" office:value="-33.95378">
                <text:p>-33.953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.86924">
                <text:p>85.86924</text:p>
              </table:table-cell>
              <table:table-cell office:value-type="float" office:value="114.25064">
                <text:p>114.25064</text:p>
              </table:table-cell>
              <table:table-cell office:value-type="float" office:value="-28.3814">
                <text:p>-28.38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.108">
                <text:p>85.108</text:p>
              </table:table-cell>
              <table:table-cell office:value-type="float" office:value="118.56159">
                <text:p>118.56159</text:p>
              </table:table-cell>
              <table:table-cell office:value-type="float" office:value="-33.45359">
                <text:p>-33.45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.42876">
                <text:p>85.42876</text:p>
              </table:table-cell>
              <table:table-cell office:value-type="float" office:value="117.83736">
                <text:p>117.83736</text:p>
              </table:table-cell>
              <table:table-cell office:value-type="float" office:value="-32.4086">
                <text:p>-32.40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4.7701">
                <text:p>84.7701</text:p>
              </table:table-cell>
              <table:table-cell office:value-type="float" office:value="115.55152">
                <text:p>115.55152</text:p>
              </table:table-cell>
              <table:table-cell office:value-type="float" office:value="-30.78142">
                <text:p>-30.781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.02445">
                <text:p>85.02445</text:p>
              </table:table-cell>
              <table:table-cell office:value-type="float" office:value="116.16608">
                <text:p>116.16608</text:p>
              </table:table-cell>
              <table:table-cell office:value-type="float" office:value="-31.14162">
                <text:p>-31.141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.23572">
                <text:p>85.23572</text:p>
              </table:table-cell>
              <table:table-cell office:value-type="float" office:value="118.49877">
                <text:p>118.49877</text:p>
              </table:table-cell>
              <table:table-cell office:value-type="float" office:value="-33.26305">
                <text:p>-33.263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.74772">
                <text:p>85.74772</text:p>
              </table:table-cell>
              <table:table-cell office:value-type="float" office:value="115.66142">
                <text:p>115.66142</text:p>
              </table:table-cell>
              <table:table-cell office:value-type="float" office:value="-29.91369">
                <text:p>-29.913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.15111">
                <text:p>84.15111</text:p>
              </table:table-cell>
              <table:table-cell office:value-type="float" office:value="113.57256">
                <text:p>113.57256</text:p>
              </table:table-cell>
              <table:table-cell office:value-type="float" office:value="-29.42145">
                <text:p>-29.421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.96741">
                <text:p>85.96741</text:p>
              </table:table-cell>
              <table:table-cell office:value-type="float" office:value="114.66568">
                <text:p>114.66568</text:p>
              </table:table-cell>
              <table:table-cell office:value-type="float" office:value="-28.69828">
                <text:p>-28.698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.33333">
                <text:p>84.33333</text:p>
              </table:table-cell>
              <table:table-cell office:value-type="float" office:value="114.43919">
                <text:p>114.43919</text:p>
              </table:table-cell>
              <table:table-cell office:value-type="float" office:value="-30.10585">
                <text:p>-30.105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.29862">
                <text:p>85.29862</text:p>
              </table:table-cell>
              <table:table-cell office:value-type="float" office:value="113.95609">
                <text:p>113.95609</text:p>
              </table:table-cell>
              <table:table-cell office:value-type="float" office:value="-28.65748">
                <text:p>-28.657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.64889">
                <text:p>85.64889</text:p>
              </table:table-cell>
              <table:table-cell office:value-type="float" office:value="116.73493">
                <text:p>116.73493</text:p>
              </table:table-cell>
              <table:table-cell office:value-type="float" office:value="-31.08604">
                <text:p>-31.086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3.83982">
                <text:p>83.83982</text:p>
              </table:table-cell>
              <table:table-cell office:value-type="float" office:value="115.20983">
                <text:p>115.20983</text:p>
              </table:table-cell>
              <table:table-cell office:value-type="float" office:value="-31.37">
                <text:p>-31.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4.95096">
                <text:p>84.95096</text:p>
              </table:table-cell>
              <table:table-cell office:value-type="float" office:value="118.31122">
                <text:p>118.31122</text:p>
              </table:table-cell>
              <table:table-cell office:value-type="float" office:value="-33.36026">
                <text:p>-33.360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.54189">
                <text:p>84.54189</text:p>
              </table:table-cell>
              <table:table-cell office:value-type="float" office:value="117.00722">
                <text:p>117.00722</text:p>
              </table:table-cell>
              <table:table-cell office:value-type="float" office:value="-32.46533">
                <text:p>-32.465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3.79582">
                <text:p>83.79582</text:p>
              </table:table-cell>
              <table:table-cell office:value-type="float" office:value="115.3622">
                <text:p>115.3622</text:p>
              </table:table-cell>
              <table:table-cell office:value-type="float" office:value="-31.56637">
                <text:p>-31.566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.29301">
                <text:p>84.29301</text:p>
              </table:table-cell>
              <table:table-cell office:value-type="float" office:value="114.32992">
                <text:p>114.32992</text:p>
              </table:table-cell>
              <table:table-cell office:value-type="float" office:value="-30.03692">
                <text:p>-30.036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.88666">
                <text:p>84.88666</text:p>
              </table:table-cell>
              <table:table-cell office:value-type="float" office:value="116.70831">
                <text:p>116.70831</text:p>
              </table:table-cell>
              <table:table-cell office:value-type="float" office:value="-31.82165">
                <text:p>-31.821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.57745">
                <text:p>84.57745</text:p>
              </table:table-cell>
              <table:table-cell office:value-type="float" office:value="113.36396">
                <text:p>113.36396</text:p>
              </table:table-cell>
              <table:table-cell office:value-type="float" office:value="-28.78651">
                <text:p>-28.786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.88218">
                <text:p>85.88218</text:p>
              </table:table-cell>
              <table:table-cell office:value-type="float" office:value="115.78974">
                <text:p>115.78974</text:p>
              </table:table-cell>
              <table:table-cell office:value-type="float" office:value="-29.90756">
                <text:p>-29.907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5.05954">
                <text:p>85.05954</text:p>
              </table:table-cell>
              <table:table-cell office:value-type="float" office:value="116.14501">
                <text:p>116.14501</text:p>
              </table:table-cell>
              <table:table-cell office:value-type="float" office:value="-31.08547">
                <text:p>-31.085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.01769">
                <text:p>84.01769</text:p>
              </table:table-cell>
              <table:table-cell office:value-type="float" office:value="114.65946">
                <text:p>114.65946</text:p>
              </table:table-cell>
              <table:table-cell office:value-type="float" office:value="-30.64177">
                <text:p>-30.641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.59145">
                <text:p>84.59145</text:p>
              </table:table-cell>
              <table:table-cell office:value-type="float" office:value="114.47669">
                <text:p>114.47669</text:p>
              </table:table-cell>
              <table:table-cell office:value-type="float" office:value="-29.88523">
                <text:p>-29.885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5.12009">
                <text:p>85.12009</text:p>
              </table:table-cell>
              <table:table-cell office:value-type="float" office:value="118.47417">
                <text:p>118.47417</text:p>
              </table:table-cell>
              <table:table-cell office:value-type="float" office:value="-33.35408">
                <text:p>-33.354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.94419">
                <text:p>84.94419</text:p>
              </table:table-cell>
              <table:table-cell office:value-type="float" office:value="118.93623">
                <text:p>118.93623</text:p>
              </table:table-cell>
              <table:table-cell office:value-type="float" office:value="-33.99204">
                <text:p>-33.992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21915">
                <text:p>84.21915</text:p>
              </table:table-cell>
              <table:table-cell office:value-type="float" office:value="114.09098">
                <text:p>114.09098</text:p>
              </table:table-cell>
              <table:table-cell office:value-type="float" office:value="-29.87183">
                <text:p>-29.871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.80387">
                <text:p>84.80387</text:p>
              </table:table-cell>
              <table:table-cell office:value-type="float" office:value="113.92275">
                <text:p>113.92275</text:p>
              </table:table-cell>
              <table:table-cell office:value-type="float" office:value="-29.11887">
                <text:p>-29.118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.03241">
                <text:p>85.03241</text:p>
              </table:table-cell>
              <table:table-cell office:value-type="float" office:value="118.92336">
                <text:p>118.92336</text:p>
              </table:table-cell>
              <table:table-cell office:value-type="float" office:value="-33.89095">
                <text:p>-33.890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4.88396">
                <text:p>84.88396</text:p>
              </table:table-cell>
              <table:table-cell office:value-type="float" office:value="114.24886">
                <text:p>114.24886</text:p>
              </table:table-cell>
              <table:table-cell office:value-type="float" office:value="-29.3649">
                <text:p>-29.36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.47227">
                <text:p>84.47227</text:p>
              </table:table-cell>
              <table:table-cell office:value-type="float" office:value="112.50686">
                <text:p>112.50686</text:p>
              </table:table-cell>
              <table:table-cell office:value-type="float" office:value="-28.03459">
                <text:p>-28.034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.35036">
                <text:p>85.35036</text:p>
              </table:table-cell>
              <table:table-cell office:value-type="float" office:value="116.25228">
                <text:p>116.25228</text:p>
              </table:table-cell>
              <table:table-cell office:value-type="float" office:value="-30.90192">
                <text:p>-30.901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4.29982">
                <text:p>84.29982</text:p>
              </table:table-cell>
              <table:table-cell office:value-type="float" office:value="115.90615">
                <text:p>115.90615</text:p>
              </table:table-cell>
              <table:table-cell office:value-type="float" office:value="-31.60633">
                <text:p>-31.606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.55886">
                <text:p>84.55886</text:p>
              </table:table-cell>
              <table:table-cell office:value-type="float" office:value="114.73551">
                <text:p>114.73551</text:p>
              </table:table-cell>
              <table:table-cell office:value-type="float" office:value="-30.17666">
                <text:p>-30.176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.99874">
                <text:p>84.99874</text:p>
              </table:table-cell>
              <table:table-cell office:value-type="float" office:value="113.64857">
                <text:p>113.64857</text:p>
              </table:table-cell>
              <table:table-cell office:value-type="float" office:value="-28.64982">
                <text:p>-28.649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4.29409">
                <text:p>84.29409</text:p>
              </table:table-cell>
              <table:table-cell office:value-type="float" office:value="116.38038">
                <text:p>116.38038</text:p>
              </table:table-cell>
              <table:table-cell office:value-type="float" office:value="-32.08628">
                <text:p>-32.086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.18087">
                <text:p>85.18087</text:p>
              </table:table-cell>
              <table:table-cell office:value-type="float" office:value="119.00086">
                <text:p>119.00086</text:p>
              </table:table-cell>
              <table:table-cell office:value-type="float" office:value="-33.81999">
                <text:p>-33.819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.79619">
                <text:p>84.79619</text:p>
              </table:table-cell>
              <table:table-cell office:value-type="float" office:value="120.25233">
                <text:p>120.25233</text:p>
              </table:table-cell>
              <table:table-cell office:value-type="float" office:value="-35.45614">
                <text:p>-35.456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4.44643">
                <text:p>84.44643</text:p>
              </table:table-cell>
              <table:table-cell office:value-type="float" office:value="115.8911">
                <text:p>115.8911</text:p>
              </table:table-cell>
              <table:table-cell office:value-type="float" office:value="-31.44467">
                <text:p>-31.444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.14847">
                <text:p>85.14847</text:p>
              </table:table-cell>
              <table:table-cell office:value-type="float" office:value="119.8305">
                <text:p>119.8305</text:p>
              </table:table-cell>
              <table:table-cell office:value-type="float" office:value="-34.68202">
                <text:p>-34.682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8902">
                <text:p>84.8902</text:p>
              </table:table-cell>
              <table:table-cell office:value-type="float" office:value="114.47354">
                <text:p>114.47354</text:p>
              </table:table-cell>
              <table:table-cell office:value-type="float" office:value="-29.58334">
                <text:p>-29.58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.75734">
                <text:p>85.75734</text:p>
              </table:table-cell>
              <table:table-cell office:value-type="float" office:value="116.22625">
                <text:p>116.22625</text:p>
              </table:table-cell>
              <table:table-cell office:value-type="float" office:value="-30.46891">
                <text:p>-30.468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4.97881">
                <text:p>84.97881</text:p>
              </table:table-cell>
              <table:table-cell office:value-type="float" office:value="112.60846">
                <text:p>112.60846</text:p>
              </table:table-cell>
              <table:table-cell office:value-type="float" office:value="-27.62966">
                <text:p>-27.629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.57229">
                <text:p>85.57229</text:p>
              </table:table-cell>
              <table:table-cell office:value-type="float" office:value="116.20352">
                <text:p>116.20352</text:p>
              </table:table-cell>
              <table:table-cell office:value-type="float" office:value="-30.63123">
                <text:p>-30.631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4.45461">
                <text:p>84.45461</text:p>
              </table:table-cell>
              <table:table-cell office:value-type="float" office:value="117.55141">
                <text:p>117.55141</text:p>
              </table:table-cell>
              <table:table-cell office:value-type="float" office:value="-33.0968">
                <text:p>-33.09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3.77734">
                <text:p>83.77734</text:p>
              </table:table-cell>
              <table:table-cell office:value-type="float" office:value="113.3471">
                <text:p>113.3471</text:p>
              </table:table-cell>
              <table:table-cell office:value-type="float" office:value="-29.56976">
                <text:p>-29.569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.80191">
                <text:p>84.80191</text:p>
              </table:table-cell>
              <table:table-cell office:value-type="float" office:value="119.7989">
                <text:p>119.7989</text:p>
              </table:table-cell>
              <table:table-cell office:value-type="float" office:value="-34.99699">
                <text:p>-34.996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.45693">
                <text:p>84.45693</text:p>
              </table:table-cell>
              <table:table-cell office:value-type="float" office:value="115.0248">
                <text:p>115.0248</text:p>
              </table:table-cell>
              <table:table-cell office:value-type="float" office:value="-30.56787">
                <text:p>-30.567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4.84707">
                <text:p>84.84707</text:p>
              </table:table-cell>
              <table:table-cell office:value-type="float" office:value="113.80738">
                <text:p>113.80738</text:p>
              </table:table-cell>
              <table:table-cell office:value-type="float" office:value="-28.96031">
                <text:p>-28.960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.64402">
                <text:p>84.64402</text:p>
              </table:table-cell>
              <table:table-cell office:value-type="float" office:value="118.9959">
                <text:p>118.9959</text:p>
              </table:table-cell>
              <table:table-cell office:value-type="float" office:value="-34.35188">
                <text:p>-34.351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.37552">
                <text:p>85.37552</text:p>
              </table:table-cell>
              <table:table-cell office:value-type="float" office:value="118.78316">
                <text:p>118.78316</text:p>
              </table:table-cell>
              <table:table-cell office:value-type="float" office:value="-33.40764">
                <text:p>-33.40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.38365">
                <text:p>85.38365</text:p>
              </table:table-cell>
              <table:table-cell office:value-type="float" office:value="118.21402">
                <text:p>118.21402</text:p>
              </table:table-cell>
              <table:table-cell office:value-type="float" office:value="-32.83037">
                <text:p>-32.830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4.96808">
                <text:p>84.96808</text:p>
              </table:table-cell>
              <table:table-cell office:value-type="float" office:value="118.35621">
                <text:p>118.35621</text:p>
              </table:table-cell>
              <table:table-cell office:value-type="float" office:value="-33.38813">
                <text:p>-33.388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5.17467">
                <text:p>85.17467</text:p>
              </table:table-cell>
              <table:table-cell office:value-type="float" office:value="117.13602">
                <text:p>117.13602</text:p>
              </table:table-cell>
              <table:table-cell office:value-type="float" office:value="-31.96135">
                <text:p>-31.961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5.87394">
                <text:p>85.87394</text:p>
              </table:table-cell>
              <table:table-cell office:value-type="float" office:value="115.60334">
                <text:p>115.60334</text:p>
              </table:table-cell>
              <table:table-cell office:value-type="float" office:value="-29.7294">
                <text:p>-29.72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.24269">
                <text:p>85.24269</text:p>
              </table:table-cell>
              <table:table-cell office:value-type="float" office:value="117.73284">
                <text:p>117.73284</text:p>
              </table:table-cell>
              <table:table-cell office:value-type="float" office:value="-32.49016">
                <text:p>-32.490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4.54719">
                <text:p>84.54719</text:p>
              </table:table-cell>
              <table:table-cell office:value-type="float" office:value="119.18014">
                <text:p>119.18014</text:p>
              </table:table-cell>
              <table:table-cell office:value-type="float" office:value="-34.63295">
                <text:p>-34.632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.5951">
                <text:p>85.5951</text:p>
              </table:table-cell>
              <table:table-cell office:value-type="float" office:value="112.60185">
                <text:p>112.60185</text:p>
              </table:table-cell>
              <table:table-cell office:value-type="float" office:value="-27.00675">
                <text:p>-27.006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4.3044">
                <text:p>84.3044</text:p>
              </table:table-cell>
              <table:table-cell office:value-type="float" office:value="113.95019">
                <text:p>113.95019</text:p>
              </table:table-cell>
              <table:table-cell office:value-type="float" office:value="-29.64579">
                <text:p>-29.645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4.65158">
                <text:p>84.65158</text:p>
              </table:table-cell>
              <table:table-cell office:value-type="float" office:value="119.00852">
                <text:p>119.00852</text:p>
              </table:table-cell>
              <table:table-cell office:value-type="float" office:value="-34.35694">
                <text:p>-34.356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6.1157">
                <text:p>86.1157</text:p>
              </table:table-cell>
              <table:table-cell office:value-type="float" office:value="113.32454">
                <text:p>113.32454</text:p>
              </table:table-cell>
              <table:table-cell office:value-type="float" office:value="-27.20883">
                <text:p>-27.208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.91442">
                <text:p>84.91442</text:p>
              </table:table-cell>
              <table:table-cell office:value-type="float" office:value="116.82123">
                <text:p>116.82123</text:p>
              </table:table-cell>
              <table:table-cell office:value-type="float" office:value="-31.90681">
                <text:p>-31.906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.25753">
                <text:p>85.25753</text:p>
              </table:table-cell>
              <table:table-cell office:value-type="float" office:value="115.96912">
                <text:p>115.96912</text:p>
              </table:table-cell>
              <table:table-cell office:value-type="float" office:value="-30.71159">
                <text:p>-30.711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.49181">
                <text:p>84.49181</text:p>
              </table:table-cell>
              <table:table-cell office:value-type="float" office:value="116.88813">
                <text:p>116.88813</text:p>
              </table:table-cell>
              <table:table-cell office:value-type="float" office:value="-32.39632">
                <text:p>-32.396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5.30436">
                <text:p>85.30436</text:p>
              </table:table-cell>
              <table:table-cell office:value-type="float" office:value="118.11251">
                <text:p>118.11251</text:p>
              </table:table-cell>
              <table:table-cell office:value-type="float" office:value="-32.80815">
                <text:p>-32.808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3.49486">
                <text:p>83.49486</text:p>
              </table:table-cell>
              <table:table-cell office:value-type="float" office:value="112.26776">
                <text:p>112.26776</text:p>
              </table:table-cell>
              <table:table-cell office:value-type="float" office:value="-28.7729">
                <text:p>-28.77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.10681">
                <text:p>85.10681</text:p>
              </table:table-cell>
              <table:table-cell office:value-type="float" office:value="112.84833">
                <text:p>112.84833</text:p>
              </table:table-cell>
              <table:table-cell office:value-type="float" office:value="-27.74151">
                <text:p>-27.741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.68696">
                <text:p>84.68696</text:p>
              </table:table-cell>
              <table:table-cell office:value-type="float" office:value="117.83811">
                <text:p>117.83811</text:p>
              </table:table-cell>
              <table:table-cell office:value-type="float" office:value="-33.15114">
                <text:p>-33.151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.3567">
                <text:p>84.3567</text:p>
              </table:table-cell>
              <table:table-cell office:value-type="float" office:value="117.22377">
                <text:p>117.22377</text:p>
              </table:table-cell>
              <table:table-cell office:value-type="float" office:value="-32.86706">
                <text:p>-32.867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.09457">
                <text:p>85.09457</text:p>
              </table:table-cell>
              <table:table-cell office:value-type="float" office:value="119.35899">
                <text:p>119.35899</text:p>
              </table:table-cell>
              <table:table-cell office:value-type="float" office:value="-34.26443">
                <text:p>-34.264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5.14282">
                <text:p>85.14282</text:p>
              </table:table-cell>
              <table:table-cell office:value-type="float" office:value="116.95423">
                <text:p>116.95423</text:p>
              </table:table-cell>
              <table:table-cell office:value-type="float" office:value="-31.81141">
                <text:p>-31.811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.52858">
                <text:p>83.52858</text:p>
              </table:table-cell>
              <table:table-cell office:value-type="float" office:value="112.54419">
                <text:p>112.54419</text:p>
              </table:table-cell>
              <table:table-cell office:value-type="float" office:value="-29.01561">
                <text:p>-29.015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5.13995">
                <text:p>85.13995</text:p>
              </table:table-cell>
              <table:table-cell office:value-type="float" office:value="119.31102">
                <text:p>119.31102</text:p>
              </table:table-cell>
              <table:table-cell office:value-type="float" office:value="-34.17107">
                <text:p>-34.171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.21733">
                <text:p>86.21733</text:p>
              </table:table-cell>
              <table:table-cell office:value-type="float" office:value="112.27594">
                <text:p>112.27594</text:p>
              </table:table-cell>
              <table:table-cell office:value-type="float" office:value="-26.05861">
                <text:p>-26.058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3.72332">
                <text:p>83.72332</text:p>
              </table:table-cell>
              <table:table-cell office:value-type="float" office:value="114.56459">
                <text:p>114.56459</text:p>
              </table:table-cell>
              <table:table-cell office:value-type="float" office:value="-30.84126">
                <text:p>-30.841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5.74164">
                <text:p>85.74164</text:p>
              </table:table-cell>
              <table:table-cell office:value-type="float" office:value="116.03555">
                <text:p>116.03555</text:p>
              </table:table-cell>
              <table:table-cell office:value-type="float" office:value="-30.29391">
                <text:p>-30.293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.93025">
                <text:p>84.93025</text:p>
              </table:table-cell>
              <table:table-cell office:value-type="float" office:value="114.06111">
                <text:p>114.06111</text:p>
              </table:table-cell>
              <table:table-cell office:value-type="float" office:value="-29.13086">
                <text:p>-29.130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.65547">
                <text:p>85.65547</text:p>
              </table:table-cell>
              <table:table-cell office:value-type="float" office:value="115.79927">
                <text:p>115.79927</text:p>
              </table:table-cell>
              <table:table-cell office:value-type="float" office:value="-30.1438">
                <text:p>-30.14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4.69562">
                <text:p>84.69562</text:p>
              </table:table-cell>
              <table:table-cell office:value-type="float" office:value="116.64807">
                <text:p>116.64807</text:p>
              </table:table-cell>
              <table:table-cell office:value-type="float" office:value="-31.95244">
                <text:p>-31.952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.67327">
                <text:p>85.67327</text:p>
              </table:table-cell>
              <table:table-cell office:value-type="float" office:value="113.00756">
                <text:p>113.00756</text:p>
              </table:table-cell>
              <table:table-cell office:value-type="float" office:value="-27.33429">
                <text:p>-27.334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.99112">
                <text:p>84.99112</text:p>
              </table:table-cell>
              <table:table-cell office:value-type="float" office:value="115.01047">
                <text:p>115.01047</text:p>
              </table:table-cell>
              <table:table-cell office:value-type="float" office:value="-30.01936">
                <text:p>-30.019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.57849">
                <text:p>85.57849</text:p>
              </table:table-cell>
              <table:table-cell office:value-type="float" office:value="112.76874">
                <text:p>112.76874</text:p>
              </table:table-cell>
              <table:table-cell office:value-type="float" office:value="-27.19025">
                <text:p>-27.190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.81926">
                <text:p>84.81926</text:p>
              </table:table-cell>
              <table:table-cell office:value-type="float" office:value="112.27383">
                <text:p>112.27383</text:p>
              </table:table-cell>
              <table:table-cell office:value-type="float" office:value="-27.45457">
                <text:p>-27.454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.01757">
                <text:p>85.01757</text:p>
              </table:table-cell>
              <table:table-cell office:value-type="float" office:value="114.65544">
                <text:p>114.65544</text:p>
              </table:table-cell>
              <table:table-cell office:value-type="float" office:value="-29.63787">
                <text:p>-29.637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.74554">
                <text:p>84.74554</text:p>
              </table:table-cell>
              <table:table-cell office:value-type="float" office:value="112.31261">
                <text:p>112.31261</text:p>
              </table:table-cell>
              <table:table-cell office:value-type="float" office:value="-27.56707">
                <text:p>-27.567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.72189">
                <text:p>84.72189</text:p>
              </table:table-cell>
              <table:table-cell office:value-type="float" office:value="113.47096">
                <text:p>113.47096</text:p>
              </table:table-cell>
              <table:table-cell office:value-type="float" office:value="-28.74907">
                <text:p>-28.749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48075">
                <text:p>84.48075</text:p>
              </table:table-cell>
              <table:table-cell office:value-type="float" office:value="119.08158">
                <text:p>119.08158</text:p>
              </table:table-cell>
              <table:table-cell office:value-type="float" office:value="-34.60083">
                <text:p>-34.600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4.85485">
                <text:p>84.85485</text:p>
              </table:table-cell>
              <table:table-cell office:value-type="float" office:value="119.16189">
                <text:p>119.16189</text:p>
              </table:table-cell>
              <table:table-cell office:value-type="float" office:value="-34.30704">
                <text:p>-34.307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4.90725">
                <text:p>84.90725</text:p>
              </table:table-cell>
              <table:table-cell office:value-type="float" office:value="115.17601">
                <text:p>115.17601</text:p>
              </table:table-cell>
              <table:table-cell office:value-type="float" office:value="-30.26876">
                <text:p>-30.268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.30992">
                <text:p>86.30992</text:p>
              </table:table-cell>
              <table:table-cell office:value-type="float" office:value="111.23093">
                <text:p>111.23093</text:p>
              </table:table-cell>
              <table:table-cell office:value-type="float" office:value="-24.92101">
                <text:p>-24.921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4.09818">
                <text:p>84.09818</text:p>
              </table:table-cell>
              <table:table-cell office:value-type="float" office:value="113.35784">
                <text:p>113.35784</text:p>
              </table:table-cell>
              <table:table-cell office:value-type="float" office:value="-29.25966">
                <text:p>-29.259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.30352">
                <text:p>85.30352</text:p>
              </table:table-cell>
              <table:table-cell office:value-type="float" office:value="118.87582">
                <text:p>118.87582</text:p>
              </table:table-cell>
              <table:table-cell office:value-type="float" office:value="-33.5723">
                <text:p>-33.57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.67487">
                <text:p>85.67487</text:p>
              </table:table-cell>
              <table:table-cell office:value-type="float" office:value="116.40672">
                <text:p>116.40672</text:p>
              </table:table-cell>
              <table:table-cell office:value-type="float" office:value="-30.73185">
                <text:p>-30.731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.19562">
                <text:p>85.19562</text:p>
              </table:table-cell>
              <table:table-cell office:value-type="float" office:value="113.27184">
                <text:p>113.27184</text:p>
              </table:table-cell>
              <table:table-cell office:value-type="float" office:value="-28.07621">
                <text:p>-28.076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.68064">
                <text:p>85.68064</text:p>
              </table:table-cell>
              <table:table-cell office:value-type="float" office:value="117.43659">
                <text:p>117.43659</text:p>
              </table:table-cell>
              <table:table-cell office:value-type="float" office:value="-31.75595">
                <text:p>-31.755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.65346">
                <text:p>85.65346</text:p>
              </table:table-cell>
              <table:table-cell office:value-type="float" office:value="117.46939">
                <text:p>117.46939</text:p>
              </table:table-cell>
              <table:table-cell office:value-type="float" office:value="-31.81593">
                <text:p>-31.815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.27401">
                <text:p>84.27401</text:p>
              </table:table-cell>
              <table:table-cell office:value-type="float" office:value="117.1788">
                <text:p>117.1788</text:p>
              </table:table-cell>
              <table:table-cell office:value-type="float" office:value="-32.90478">
                <text:p>-32.904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4.45969">
                <text:p>84.45969</text:p>
              </table:table-cell>
              <table:table-cell office:value-type="float" office:value="118.43586">
                <text:p>118.43586</text:p>
              </table:table-cell>
              <table:table-cell office:value-type="float" office:value="-33.97616">
                <text:p>-33.976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.16936">
                <text:p>84.16936</text:p>
              </table:table-cell>
              <table:table-cell office:value-type="float" office:value="116.64423">
                <text:p>116.64423</text:p>
              </table:table-cell>
              <table:table-cell office:value-type="float" office:value="-32.47487">
                <text:p>-32.474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.33357">
                <text:p>85.33357</text:p>
              </table:table-cell>
              <table:table-cell office:value-type="float" office:value="113.08742">
                <text:p>113.08742</text:p>
              </table:table-cell>
              <table:table-cell office:value-type="float" office:value="-27.75384">
                <text:p>-27.753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.73496">
                <text:p>84.73496</text:p>
              </table:table-cell>
              <table:table-cell office:value-type="float" office:value="119.32968">
                <text:p>119.32968</text:p>
              </table:table-cell>
              <table:table-cell office:value-type="float" office:value="-34.59472">
                <text:p>-34.594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.33155">
                <text:p>84.33155</text:p>
              </table:table-cell>
              <table:table-cell office:value-type="float" office:value="117.85063">
                <text:p>117.85063</text:p>
              </table:table-cell>
              <table:table-cell office:value-type="float" office:value="-33.51908">
                <text:p>-33.519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.15525">
                <text:p>84.15525</text:p>
              </table:table-cell>
              <table:table-cell office:value-type="float" office:value="117.18245">
                <text:p>117.18245</text:p>
              </table:table-cell>
              <table:table-cell office:value-type="float" office:value="-33.02719">
                <text:p>-33.027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.32568">
                <text:p>85.32568</text:p>
              </table:table-cell>
              <table:table-cell office:value-type="float" office:value="118.50196">
                <text:p>118.50196</text:p>
              </table:table-cell>
              <table:table-cell office:value-type="float" office:value="-33.17628">
                <text:p>-33.176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.28695">
                <text:p>85.28695</text:p>
              </table:table-cell>
              <table:table-cell office:value-type="float" office:value="119.12452">
                <text:p>119.12452</text:p>
              </table:table-cell>
              <table:table-cell office:value-type="float" office:value="-33.83757">
                <text:p>-33.837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.23639">
                <text:p>85.23639</text:p>
              </table:table-cell>
              <table:table-cell office:value-type="float" office:value="118.41349">
                <text:p>118.41349</text:p>
              </table:table-cell>
              <table:table-cell office:value-type="float" office:value="-33.17711">
                <text:p>-33.177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.83246">
                <text:p>84.83246</text:p>
              </table:table-cell>
              <table:table-cell office:value-type="float" office:value="115.17173">
                <text:p>115.17173</text:p>
              </table:table-cell>
              <table:table-cell office:value-type="float" office:value="-30.33927">
                <text:p>-30.339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.56678">
                <text:p>84.56678</text:p>
              </table:table-cell>
              <table:table-cell office:value-type="float" office:value="119.36277">
                <text:p>119.36277</text:p>
              </table:table-cell>
              <table:table-cell office:value-type="float" office:value="-34.79599">
                <text:p>-34.795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3.41642">
                <text:p>83.41642</text:p>
              </table:table-cell>
              <table:table-cell office:value-type="float" office:value="111.10117">
                <text:p>111.10117</text:p>
              </table:table-cell>
              <table:table-cell office:value-type="float" office:value="-27.68474">
                <text:p>-27.684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.27736">
                <text:p>85.27736</text:p>
              </table:table-cell>
              <table:table-cell office:value-type="float" office:value="118.20695">
                <text:p>118.20695</text:p>
              </table:table-cell>
              <table:table-cell office:value-type="float" office:value="-32.9296">
                <text:p>-32.92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.46809">
                <text:p>85.46809</text:p>
              </table:table-cell>
              <table:table-cell office:value-type="float" office:value="116.72621">
                <text:p>116.72621</text:p>
              </table:table-cell>
              <table:table-cell office:value-type="float" office:value="-31.25812">
                <text:p>-31.258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.23235">
                <text:p>85.23235</text:p>
              </table:table-cell>
              <table:table-cell office:value-type="float" office:value="111.23255">
                <text:p>111.23255</text:p>
              </table:table-cell>
              <table:table-cell office:value-type="float" office:value="-26.0002">
                <text:p>-26.00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3.79221">
                <text:p>83.79221</text:p>
              </table:table-cell>
              <table:table-cell office:value-type="float" office:value="113.27975">
                <text:p>113.27975</text:p>
              </table:table-cell>
              <table:table-cell office:value-type="float" office:value="-29.48754">
                <text:p>-29.487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4.95112">
                <text:p>84.95112</text:p>
              </table:table-cell>
              <table:table-cell office:value-type="float" office:value="114.11382">
                <text:p>114.11382</text:p>
              </table:table-cell>
              <table:table-cell office:value-type="float" office:value="-29.1627">
                <text:p>-29.16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4.35706">
                <text:p>84.35706</text:p>
              </table:table-cell>
              <table:table-cell office:value-type="float" office:value="114.97209">
                <text:p>114.97209</text:p>
              </table:table-cell>
              <table:table-cell office:value-type="float" office:value="-30.61503">
                <text:p>-30.615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4.94107">
                <text:p>84.94107</text:p>
              </table:table-cell>
              <table:table-cell office:value-type="float" office:value="113.9607">
                <text:p>113.9607</text:p>
              </table:table-cell>
              <table:table-cell office:value-type="float" office:value="-29.01962">
                <text:p>-29.019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4.89183">
                <text:p>84.89183</text:p>
              </table:table-cell>
              <table:table-cell office:value-type="float" office:value="114.78905">
                <text:p>114.78905</text:p>
              </table:table-cell>
              <table:table-cell office:value-type="float" office:value="-29.89722">
                <text:p>-29.897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.49598">
                <text:p>85.49598</text:p>
              </table:table-cell>
              <table:table-cell office:value-type="float" office:value="117.03733">
                <text:p>117.03733</text:p>
              </table:table-cell>
              <table:table-cell office:value-type="float" office:value="-31.54135">
                <text:p>-31.541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4.2528">
                <text:p>84.2528</text:p>
              </table:table-cell>
              <table:table-cell office:value-type="float" office:value="117.3092">
                <text:p>117.3092</text:p>
              </table:table-cell>
              <table:table-cell office:value-type="float" office:value="-33.0564">
                <text:p>-33.05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4.20665">
                <text:p>84.20665</text:p>
              </table:table-cell>
              <table:table-cell office:value-type="float" office:value="116.8182">
                <text:p>116.8182</text:p>
              </table:table-cell>
              <table:table-cell office:value-type="float" office:value="-32.61155">
                <text:p>-32.611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3.84635">
                <text:p>83.84635</text:p>
              </table:table-cell>
              <table:table-cell office:value-type="float" office:value="115.89103">
                <text:p>115.89103</text:p>
              </table:table-cell>
              <table:table-cell office:value-type="float" office:value="-32.04468">
                <text:p>-32.044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.99175">
                <text:p>85.99175</text:p>
              </table:table-cell>
              <table:table-cell office:value-type="float" office:value="114.68512">
                <text:p>114.68512</text:p>
              </table:table-cell>
              <table:table-cell office:value-type="float" office:value="-28.69336">
                <text:p>-28.693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.18097">
                <text:p>85.18097</text:p>
              </table:table-cell>
              <table:table-cell office:value-type="float" office:value="116.37133">
                <text:p>116.37133</text:p>
              </table:table-cell>
              <table:table-cell office:value-type="float" office:value="-31.19037">
                <text:p>-31.190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4.3317">
                <text:p>84.3317</text:p>
              </table:table-cell>
              <table:table-cell office:value-type="float" office:value="116.06191">
                <text:p>116.06191</text:p>
              </table:table-cell>
              <table:table-cell office:value-type="float" office:value="-31.73021">
                <text:p>-31.730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.39667">
                <text:p>85.39667</text:p>
              </table:table-cell>
              <table:table-cell office:value-type="float" office:value="116.81499">
                <text:p>116.81499</text:p>
              </table:table-cell>
              <table:table-cell office:value-type="float" office:value="-31.41832">
                <text:p>-31.418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.82147">
                <text:p>85.82147</text:p>
              </table:table-cell>
              <table:table-cell office:value-type="float" office:value="115.82496">
                <text:p>115.82496</text:p>
              </table:table-cell>
              <table:table-cell office:value-type="float" office:value="-30.00348">
                <text:p>-30.003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42456">
                <text:p>84.42456</text:p>
              </table:table-cell>
              <table:table-cell office:value-type="float" office:value="116.94495">
                <text:p>116.94495</text:p>
              </table:table-cell>
              <table:table-cell office:value-type="float" office:value="-32.52039">
                <text:p>-32.520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.46479">
                <text:p>84.46479</text:p>
              </table:table-cell>
              <table:table-cell office:value-type="float" office:value="117.59959">
                <text:p>117.59959</text:p>
              </table:table-cell>
              <table:table-cell office:value-type="float" office:value="-33.1348">
                <text:p>-33.13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.9458">
                <text:p>84.9458</text:p>
              </table:table-cell>
              <table:table-cell office:value-type="float" office:value="112.84316">
                <text:p>112.84316</text:p>
              </table:table-cell>
              <table:table-cell office:value-type="float" office:value="-27.89736">
                <text:p>-27.897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.14454">
                <text:p>85.14454</text:p>
              </table:table-cell>
              <table:table-cell office:value-type="float" office:value="115.13741">
                <text:p>115.13741</text:p>
              </table:table-cell>
              <table:table-cell office:value-type="float" office:value="-29.99286">
                <text:p>-29.992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.43678">
                <text:p>85.43678</text:p>
              </table:table-cell>
              <table:table-cell office:value-type="float" office:value="117.09266">
                <text:p>117.09266</text:p>
              </table:table-cell>
              <table:table-cell office:value-type="float" office:value="-31.65588">
                <text:p>-31.655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4.444">
                <text:p>84.444</text:p>
              </table:table-cell>
              <table:table-cell office:value-type="float" office:value="116.25085">
                <text:p>116.25085</text:p>
              </table:table-cell>
              <table:table-cell office:value-type="float" office:value="-31.80685">
                <text:p>-31.806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.85894">
                <text:p>85.85894</text:p>
              </table:table-cell>
              <table:table-cell office:value-type="float" office:value="115.43176">
                <text:p>115.43176</text:p>
              </table:table-cell>
              <table:table-cell office:value-type="float" office:value="-29.57282">
                <text:p>-29.572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4.08288">
                <text:p>84.08288</text:p>
              </table:table-cell>
              <table:table-cell office:value-type="float" office:value="117.18292">
                <text:p>117.18292</text:p>
              </table:table-cell>
              <table:table-cell office:value-type="float" office:value="-33.10004">
                <text:p>-33.100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4.60282">
                <text:p>84.60282</text:p>
              </table:table-cell>
              <table:table-cell office:value-type="float" office:value="116.64308">
                <text:p>116.64308</text:p>
              </table:table-cell>
              <table:table-cell office:value-type="float" office:value="-32.04026">
                <text:p>-32.040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5.47868">
                <text:p>85.47868</text:p>
              </table:table-cell>
              <table:table-cell office:value-type="float" office:value="115.34877">
                <text:p>115.34877</text:p>
              </table:table-cell>
              <table:table-cell office:value-type="float" office:value="-29.87009">
                <text:p>-29.870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79767">
                <text:p>84.79767</text:p>
              </table:table-cell>
              <table:table-cell office:value-type="float" office:value="115.35483">
                <text:p>115.35483</text:p>
              </table:table-cell>
              <table:table-cell office:value-type="float" office:value="-30.55715">
                <text:p>-30.557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29682">
                <text:p>84.29682</text:p>
              </table:table-cell>
              <table:table-cell office:value-type="float" office:value="117.46371">
                <text:p>117.46371</text:p>
              </table:table-cell>
              <table:table-cell office:value-type="float" office:value="-33.16689">
                <text:p>-33.166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8764">
                <text:p>84.8764</text:p>
              </table:table-cell>
              <table:table-cell office:value-type="float" office:value="115.81339">
                <text:p>115.81339</text:p>
              </table:table-cell>
              <table:table-cell office:value-type="float" office:value="-30.93699">
                <text:p>-30.936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.30117">
                <text:p>85.30117</text:p>
              </table:table-cell>
              <table:table-cell office:value-type="float" office:value="119.27652">
                <text:p>119.27652</text:p>
              </table:table-cell>
              <table:table-cell office:value-type="float" office:value="-33.97534">
                <text:p>-33.975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16632">
                <text:p>85.16632</text:p>
              </table:table-cell>
              <table:table-cell office:value-type="float" office:value="113.24528">
                <text:p>113.24528</text:p>
              </table:table-cell>
              <table:table-cell office:value-type="float" office:value="-28.07896">
                <text:p>-28.078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42998">
                <text:p>85.42998</text:p>
              </table:table-cell>
              <table:table-cell office:value-type="float" office:value="117.7881">
                <text:p>117.7881</text:p>
              </table:table-cell>
              <table:table-cell office:value-type="float" office:value="-32.35811">
                <text:p>-32.358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09978">
                <text:p>85.09978</text:p>
              </table:table-cell>
              <table:table-cell office:value-type="float" office:value="114.96364">
                <text:p>114.96364</text:p>
              </table:table-cell>
              <table:table-cell office:value-type="float" office:value="-29.86386">
                <text:p>-29.863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4.92069">
                <text:p>84.92069</text:p>
              </table:table-cell>
              <table:table-cell office:value-type="float" office:value="116.66808">
                <text:p>116.66808</text:p>
              </table:table-cell>
              <table:table-cell office:value-type="float" office:value="-31.74739">
                <text:p>-31.747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.12184">
                <text:p>85.12184</text:p>
              </table:table-cell>
              <table:table-cell office:value-type="float" office:value="118.45315">
                <text:p>118.45315</text:p>
              </table:table-cell>
              <table:table-cell office:value-type="float" office:value="-33.33132">
                <text:p>-33.331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5.19592">
                <text:p>85.19592</text:p>
              </table:table-cell>
              <table:table-cell office:value-type="float" office:value="114.33798">
                <text:p>114.33798</text:p>
              </table:table-cell>
              <table:table-cell office:value-type="float" office:value="-29.14205">
                <text:p>-29.142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.90987">
                <text:p>83.90987</text:p>
              </table:table-cell>
              <table:table-cell office:value-type="float" office:value="112.6664">
                <text:p>112.6664</text:p>
              </table:table-cell>
              <table:table-cell office:value-type="float" office:value="-28.75652">
                <text:p>-28.756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5.02577">
                <text:p>85.02577</text:p>
              </table:table-cell>
              <table:table-cell office:value-type="float" office:value="115.02726">
                <text:p>115.02726</text:p>
              </table:table-cell>
              <table:table-cell office:value-type="float" office:value="-30.00149">
                <text:p>-30.001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.56088">
                <text:p>85.56088</text:p>
              </table:table-cell>
              <table:table-cell office:value-type="float" office:value="116.71822">
                <text:p>116.71822</text:p>
              </table:table-cell>
              <table:table-cell office:value-type="float" office:value="-31.15734">
                <text:p>-31.157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.04113">
                <text:p>85.04113</text:p>
              </table:table-cell>
              <table:table-cell office:value-type="float" office:value="117.04844">
                <text:p>117.04844</text:p>
              </table:table-cell>
              <table:table-cell office:value-type="float" office:value="-32.0073">
                <text:p>-32.00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.92992">
                <text:p>85.92992</text:p>
              </table:table-cell>
              <table:table-cell office:value-type="float" office:value="115.05252">
                <text:p>115.05252</text:p>
              </table:table-cell>
              <table:table-cell office:value-type="float" office:value="-29.12261">
                <text:p>-29.122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.93798">
                <text:p>83.93798</text:p>
              </table:table-cell>
              <table:table-cell office:value-type="float" office:value="116.32973">
                <text:p>116.32973</text:p>
              </table:table-cell>
              <table:table-cell office:value-type="float" office:value="-32.39175">
                <text:p>-32.391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4.96103">
                <text:p>84.96103</text:p>
              </table:table-cell>
              <table:table-cell office:value-type="float" office:value="115.2577">
                <text:p>115.2577</text:p>
              </table:table-cell>
              <table:table-cell office:value-type="float" office:value="-30.29668">
                <text:p>-30.296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3.94591">
                <text:p>83.94591</text:p>
              </table:table-cell>
              <table:table-cell office:value-type="float" office:value="113.82377">
                <text:p>113.82377</text:p>
              </table:table-cell>
              <table:table-cell office:value-type="float" office:value="-29.87787">
                <text:p>-29.877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4.40378">
                <text:p>84.40378</text:p>
              </table:table-cell>
              <table:table-cell office:value-type="float" office:value="116.72861">
                <text:p>116.72861</text:p>
              </table:table-cell>
              <table:table-cell office:value-type="float" office:value="-32.32483">
                <text:p>-32.324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5.39643">
                <text:p>85.39643</text:p>
              </table:table-cell>
              <table:table-cell office:value-type="float" office:value="115.77697">
                <text:p>115.77697</text:p>
              </table:table-cell>
              <table:table-cell office:value-type="float" office:value="-30.38055">
                <text:p>-30.380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5.256">
                <text:p>85.256</text:p>
              </table:table-cell>
              <table:table-cell office:value-type="float" office:value="114.26547">
                <text:p>114.26547</text:p>
              </table:table-cell>
              <table:table-cell office:value-type="float" office:value="-29.00948">
                <text:p>-29.009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.70985">
                <text:p>85.70985</text:p>
              </table:table-cell>
              <table:table-cell office:value-type="float" office:value="114.43808">
                <text:p>114.43808</text:p>
              </table:table-cell>
              <table:table-cell office:value-type="float" office:value="-28.72823">
                <text:p>-28.728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4.77015">
                <text:p>84.77015</text:p>
              </table:table-cell>
              <table:table-cell office:value-type="float" office:value="116.94593">
                <text:p>116.94593</text:p>
              </table:table-cell>
              <table:table-cell office:value-type="float" office:value="-32.17578">
                <text:p>-32.175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.94807">
                <text:p>84.94807</text:p>
              </table:table-cell>
              <table:table-cell office:value-type="float" office:value="116.1741">
                <text:p>116.1741</text:p>
              </table:table-cell>
              <table:table-cell office:value-type="float" office:value="-31.22603">
                <text:p>-31.226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5.20802">
                <text:p>85.20802</text:p>
              </table:table-cell>
              <table:table-cell office:value-type="float" office:value="115.15764">
                <text:p>115.15764</text:p>
              </table:table-cell>
              <table:table-cell office:value-type="float" office:value="-29.94963">
                <text:p>-29.94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4.47743">
                <text:p>84.47743</text:p>
              </table:table-cell>
              <table:table-cell office:value-type="float" office:value="117.70193">
                <text:p>117.70193</text:p>
              </table:table-cell>
              <table:table-cell office:value-type="float" office:value="-33.22451">
                <text:p>-33.224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4.67902">
                <text:p>84.67902</text:p>
              </table:table-cell>
              <table:table-cell office:value-type="float" office:value="117.8776">
                <text:p>117.8776</text:p>
              </table:table-cell>
              <table:table-cell office:value-type="float" office:value="-33.19858">
                <text:p>-33.198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5.1799">
                <text:p>85.1799</text:p>
              </table:table-cell>
              <table:table-cell office:value-type="float" office:value="115.20347">
                <text:p>115.20347</text:p>
              </table:table-cell>
              <table:table-cell office:value-type="float" office:value="-30.02357">
                <text:p>-30.023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4.41297">
                <text:p>84.41297</text:p>
              </table:table-cell>
              <table:table-cell office:value-type="float" office:value="116.42429">
                <text:p>116.42429</text:p>
              </table:table-cell>
              <table:table-cell office:value-type="float" office:value="-32.01132">
                <text:p>-32.011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3.91232">
                <text:p>83.91232</text:p>
              </table:table-cell>
              <table:table-cell office:value-type="float" office:value="113.66272">
                <text:p>113.66272</text:p>
              </table:table-cell>
              <table:table-cell office:value-type="float" office:value="-29.75039">
                <text:p>-29.750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4.61574">
                <text:p>84.61574</text:p>
              </table:table-cell>
              <table:table-cell office:value-type="float" office:value="116.17867">
                <text:p>116.17867</text:p>
              </table:table-cell>
              <table:table-cell office:value-type="float" office:value="-31.56294">
                <text:p>-31.562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4.69189">
                <text:p>84.69189</text:p>
              </table:table-cell>
              <table:table-cell office:value-type="float" office:value="117.90359">
                <text:p>117.90359</text:p>
              </table:table-cell>
              <table:table-cell office:value-type="float" office:value="-33.2117">
                <text:p>-33.21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.09349">
                <text:p>85.09349</text:p>
              </table:table-cell>
              <table:table-cell office:value-type="float" office:value="117.70292">
                <text:p>117.70292</text:p>
              </table:table-cell>
              <table:table-cell office:value-type="float" office:value="-32.60943">
                <text:p>-32.609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4.45812">
                <text:p>84.45812</text:p>
              </table:table-cell>
              <table:table-cell office:value-type="float" office:value="116.28727">
                <text:p>116.28727</text:p>
              </table:table-cell>
              <table:table-cell office:value-type="float" office:value="-31.82915">
                <text:p>-31.829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4.88157">
                <text:p>84.88157</text:p>
              </table:table-cell>
              <table:table-cell office:value-type="float" office:value="119.52383">
                <text:p>119.52383</text:p>
              </table:table-cell>
              <table:table-cell office:value-type="float" office:value="-34.64226">
                <text:p>-34.642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.96137">
                <text:p>85.96137</text:p>
              </table:table-cell>
              <table:table-cell office:value-type="float" office:value="114.99606">
                <text:p>114.99606</text:p>
              </table:table-cell>
              <table:table-cell office:value-type="float" office:value="-29.03469">
                <text:p>-29.03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.21326">
                <text:p>85.21326</text:p>
              </table:table-cell>
              <table:table-cell office:value-type="float" office:value="117.96806">
                <text:p>117.96806</text:p>
              </table:table-cell>
              <table:table-cell office:value-type="float" office:value="-32.7548">
                <text:p>-32.75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4.58295">
                <text:p>84.58295</text:p>
              </table:table-cell>
              <table:table-cell office:value-type="float" office:value="115.66073">
                <text:p>115.66073</text:p>
              </table:table-cell>
              <table:table-cell office:value-type="float" office:value="-31.07777">
                <text:p>-31.077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5.73137">
                <text:p>85.73137</text:p>
              </table:table-cell>
              <table:table-cell office:value-type="float" office:value="112.84555">
                <text:p>112.84555</text:p>
              </table:table-cell>
              <table:table-cell office:value-type="float" office:value="-27.11418">
                <text:p>-27.114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3.92868">
                <text:p>83.92868</text:p>
              </table:table-cell>
              <table:table-cell office:value-type="float" office:value="116.10938">
                <text:p>116.10938</text:p>
              </table:table-cell>
              <table:table-cell office:value-type="float" office:value="-32.18069">
                <text:p>-32.180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4.53">
                <text:p>84.53</text:p>
              </table:table-cell>
              <table:table-cell office:value-type="float" office:value="113.3936">
                <text:p>113.3936</text:p>
              </table:table-cell>
              <table:table-cell office:value-type="float" office:value="-28.86361">
                <text:p>-28.863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5.40146">
                <text:p>85.40146</text:p>
              </table:table-cell>
              <table:table-cell office:value-type="float" office:value="118.71172">
                <text:p>118.71172</text:p>
              </table:table-cell>
              <table:table-cell office:value-type="float" office:value="-33.31026">
                <text:p>-33.310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5.33504">
                <text:p>85.33504</text:p>
              </table:table-cell>
              <table:table-cell office:value-type="float" office:value="117.43096">
                <text:p>117.43096</text:p>
              </table:table-cell>
              <table:table-cell office:value-type="float" office:value="-32.09592">
                <text:p>-32.095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4.69918">
                <text:p>84.69918</text:p>
              </table:table-cell>
              <table:table-cell office:value-type="float" office:value="119.1354">
                <text:p>119.1354</text:p>
              </table:table-cell>
              <table:table-cell office:value-type="float" office:value="-34.43622">
                <text:p>-34.436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.38885">
                <text:p>84.38885</text:p>
              </table:table-cell>
              <table:table-cell office:value-type="float" office:value="116.63566">
                <text:p>116.63566</text:p>
              </table:table-cell>
              <table:table-cell office:value-type="float" office:value="-32.24682">
                <text:p>-32.246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5.1094">
                <text:p>85.1094</text:p>
              </table:table-cell>
              <table:table-cell office:value-type="float" office:value="116.54033">
                <text:p>116.54033</text:p>
              </table:table-cell>
              <table:table-cell office:value-type="float" office:value="-31.43094">
                <text:p>-31.430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.32613">
                <text:p>85.32613</text:p>
              </table:table-cell>
              <table:table-cell office:value-type="float" office:value="118.72012">
                <text:p>118.72012</text:p>
              </table:table-cell>
              <table:table-cell office:value-type="float" office:value="-33.39399">
                <text:p>-33.393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.25686">
                <text:p>85.25686</text:p>
              </table:table-cell>
              <table:table-cell office:value-type="float" office:value="117.17712">
                <text:p>117.17712</text:p>
              </table:table-cell>
              <table:table-cell office:value-type="float" office:value="-31.92026">
                <text:p>-31.920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.49383">
                <text:p>85.49383</text:p>
              </table:table-cell>
              <table:table-cell office:value-type="float" office:value="117.68869">
                <text:p>117.68869</text:p>
              </table:table-cell>
              <table:table-cell office:value-type="float" office:value="-32.19486">
                <text:p>-32.194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4.08656">
                <text:p>84.08656</text:p>
              </table:table-cell>
              <table:table-cell office:value-type="float" office:value="116.99737">
                <text:p>116.99737</text:p>
              </table:table-cell>
              <table:table-cell office:value-type="float" office:value="-32.9108">
                <text:p>-32.91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.82395">
                <text:p>84.82395</text:p>
              </table:table-cell>
              <table:table-cell office:value-type="float" office:value="117.79963">
                <text:p>117.79963</text:p>
              </table:table-cell>
              <table:table-cell office:value-type="float" office:value="-32.97568">
                <text:p>-32.975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4.82714">
                <text:p>84.82714</text:p>
              </table:table-cell>
              <table:table-cell office:value-type="float" office:value="116.78977">
                <text:p>116.78977</text:p>
              </table:table-cell>
              <table:table-cell office:value-type="float" office:value="-31.96263">
                <text:p>-31.962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.11638">
                <text:p>85.11638</text:p>
              </table:table-cell>
              <table:table-cell office:value-type="float" office:value="115.32352">
                <text:p>115.32352</text:p>
              </table:table-cell>
              <table:table-cell office:value-type="float" office:value="-30.20715">
                <text:p>-30.207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5.07675">
                <text:p>85.07675</text:p>
              </table:table-cell>
              <table:table-cell office:value-type="float" office:value="119.8523">
                <text:p>119.8523</text:p>
              </table:table-cell>
              <table:table-cell office:value-type="float" office:value="-34.77554">
                <text:p>-34.775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5.2963">
                <text:p>85.2963</text:p>
              </table:table-cell>
              <table:table-cell office:value-type="float" office:value="116.9174">
                <text:p>116.9174</text:p>
              </table:table-cell>
              <table:table-cell office:value-type="float" office:value="-31.62111">
                <text:p>-31.62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5.0398">
                <text:p>85.0398</text:p>
              </table:table-cell>
              <table:table-cell office:value-type="float" office:value="114.25582">
                <text:p>114.25582</text:p>
              </table:table-cell>
              <table:table-cell office:value-type="float" office:value="-29.21602">
                <text:p>-29.21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.96104">
                <text:p>83.96104</text:p>
              </table:table-cell>
              <table:table-cell office:value-type="float" office:value="113.88475">
                <text:p>113.88475</text:p>
              </table:table-cell>
              <table:table-cell office:value-type="float" office:value="-29.9237">
                <text:p>-29.92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4.93587">
                <text:p>84.93587</text:p>
              </table:table-cell>
              <table:table-cell office:value-type="float" office:value="118.99546">
                <text:p>118.99546</text:p>
              </table:table-cell>
              <table:table-cell office:value-type="float" office:value="-34.05959">
                <text:p>-34.059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4.59047">
                <text:p>84.59047</text:p>
              </table:table-cell>
              <table:table-cell office:value-type="float" office:value="120.02661">
                <text:p>120.02661</text:p>
              </table:table-cell>
              <table:table-cell office:value-type="float" office:value="-35.43614">
                <text:p>-35.436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.24186">
                <text:p>85.24186</text:p>
              </table:table-cell>
              <table:table-cell office:value-type="float" office:value="117.93242">
                <text:p>117.93242</text:p>
              </table:table-cell>
              <table:table-cell office:value-type="float" office:value="-32.69055">
                <text:p>-32.690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4.40329">
                <text:p>84.40329</text:p>
              </table:table-cell>
              <table:table-cell office:value-type="float" office:value="111.31099">
                <text:p>111.31099</text:p>
              </table:table-cell>
              <table:table-cell office:value-type="float" office:value="-26.9077">
                <text:p>-26.90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.10758">
                <text:p>85.10758</text:p>
              </table:table-cell>
              <table:table-cell office:value-type="float" office:value="117.99662">
                <text:p>117.99662</text:p>
              </table:table-cell>
              <table:table-cell office:value-type="float" office:value="-32.88904">
                <text:p>-32.889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5.19774">
                <text:p>85.19774</text:p>
              </table:table-cell>
              <table:table-cell office:value-type="float" office:value="119.51691">
                <text:p>119.51691</text:p>
              </table:table-cell>
              <table:table-cell office:value-type="float" office:value="-34.31917">
                <text:p>-34.319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5.21524">
                <text:p>85.21524</text:p>
              </table:table-cell>
              <table:table-cell office:value-type="float" office:value="116.14651">
                <text:p>116.14651</text:p>
              </table:table-cell>
              <table:table-cell office:value-type="float" office:value="-30.93127">
                <text:p>-30.931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.18515">
                <text:p>85.18515</text:p>
              </table:table-cell>
              <table:table-cell office:value-type="float" office:value="118.75552">
                <text:p>118.75552</text:p>
              </table:table-cell>
              <table:table-cell office:value-type="float" office:value="-33.57038">
                <text:p>-33.570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4.5499">
                <text:p>84.5499</text:p>
              </table:table-cell>
              <table:table-cell office:value-type="float" office:value="119.30071">
                <text:p>119.30071</text:p>
              </table:table-cell>
              <table:table-cell office:value-type="float" office:value="-34.75081">
                <text:p>-34.750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.41602">
                <text:p>85.41602</text:p>
              </table:table-cell>
              <table:table-cell office:value-type="float" office:value="116.55391">
                <text:p>116.55391</text:p>
              </table:table-cell>
              <table:table-cell office:value-type="float" office:value="-31.13789">
                <text:p>-31.137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4.84714">
                <text:p>84.84714</text:p>
              </table:table-cell>
              <table:table-cell office:value-type="float" office:value="114.69844">
                <text:p>114.69844</text:p>
              </table:table-cell>
              <table:table-cell office:value-type="float" office:value="-29.8513">
                <text:p>-29.85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4.458">
                <text:p>84.458</text:p>
              </table:table-cell>
              <table:table-cell office:value-type="float" office:value="116.89319">
                <text:p>116.89319</text:p>
              </table:table-cell>
              <table:table-cell office:value-type="float" office:value="-32.43519">
                <text:p>-32.435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5.10483">
                <text:p>85.10483</text:p>
              </table:table-cell>
              <table:table-cell office:value-type="float" office:value="112.28269">
                <text:p>112.28269</text:p>
              </table:table-cell>
              <table:table-cell office:value-type="float" office:value="-27.17786">
                <text:p>-27.177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4.72678">
                <text:p>84.72678</text:p>
              </table:table-cell>
              <table:table-cell office:value-type="float" office:value="116.74005">
                <text:p>116.74005</text:p>
              </table:table-cell>
              <table:table-cell office:value-type="float" office:value="-32.01327">
                <text:p>-32.013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.38258">
                <text:p>85.38258</text:p>
              </table:table-cell>
              <table:table-cell office:value-type="float" office:value="117.33942">
                <text:p>117.33942</text:p>
              </table:table-cell>
              <table:table-cell office:value-type="float" office:value="-31.95684">
                <text:p>-31.956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5.33935">
                <text:p>85.33935</text:p>
              </table:table-cell>
              <table:table-cell office:value-type="float" office:value="110.56037">
                <text:p>110.56037</text:p>
              </table:table-cell>
              <table:table-cell office:value-type="float" office:value="-25.22102">
                <text:p>-25.221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5.31433">
                <text:p>85.31433</text:p>
              </table:table-cell>
              <table:table-cell office:value-type="float" office:value="116.57263">
                <text:p>116.57263</text:p>
              </table:table-cell>
              <table:table-cell office:value-type="float" office:value="-31.25829">
                <text:p>-31.258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4.18146">
                <text:p>84.18146</text:p>
              </table:table-cell>
              <table:table-cell office:value-type="float" office:value="117.79104">
                <text:p>117.79104</text:p>
              </table:table-cell>
              <table:table-cell office:value-type="float" office:value="-33.60958">
                <text:p>-33.609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4.84918">
                <text:p>84.84918</text:p>
              </table:table-cell>
              <table:table-cell office:value-type="float" office:value="112.49276">
                <text:p>112.49276</text:p>
              </table:table-cell>
              <table:table-cell office:value-type="float" office:value="-27.64358">
                <text:p>-27.643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4.80737">
                <text:p>84.80737</text:p>
              </table:table-cell>
              <table:table-cell office:value-type="float" office:value="116.71371">
                <text:p>116.71371</text:p>
              </table:table-cell>
              <table:table-cell office:value-type="float" office:value="-31.90634">
                <text:p>-31.906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5.55248">
                <text:p>85.55248</text:p>
              </table:table-cell>
              <table:table-cell office:value-type="float" office:value="117.6374">
                <text:p>117.6374</text:p>
              </table:table-cell>
              <table:table-cell office:value-type="float" office:value="-32.08492">
                <text:p>-32.084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4.70734">
                <text:p>84.70734</text:p>
              </table:table-cell>
              <table:table-cell office:value-type="float" office:value="115.72739">
                <text:p>115.72739</text:p>
              </table:table-cell>
              <table:table-cell office:value-type="float" office:value="-31.02006">
                <text:p>-31.020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.99667">
                <text:p>84.99667</text:p>
              </table:table-cell>
              <table:table-cell office:value-type="float" office:value="113.59371">
                <text:p>113.59371</text:p>
              </table:table-cell>
              <table:table-cell office:value-type="float" office:value="-28.59703">
                <text:p>-28.597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.1434">
                <text:p>84.1434</text:p>
              </table:table-cell>
              <table:table-cell office:value-type="float" office:value="116.2885">
                <text:p>116.2885</text:p>
              </table:table-cell>
              <table:table-cell office:value-type="float" office:value="-32.1451">
                <text:p>-32.14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4.8583">
                <text:p>84.8583</text:p>
              </table:table-cell>
              <table:table-cell office:value-type="float" office:value="113.63674">
                <text:p>113.63674</text:p>
              </table:table-cell>
              <table:table-cell office:value-type="float" office:value="-28.77844">
                <text:p>-28.778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.48446">
                <text:p>84.48446</text:p>
              </table:table-cell>
              <table:table-cell office:value-type="float" office:value="117.19724">
                <text:p>117.19724</text:p>
              </table:table-cell>
              <table:table-cell office:value-type="float" office:value="-32.71278">
                <text:p>-32.712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.75741">
                <text:p>84.75741</text:p>
              </table:table-cell>
              <table:table-cell office:value-type="float" office:value="116.50445">
                <text:p>116.50445</text:p>
              </table:table-cell>
              <table:table-cell office:value-type="float" office:value="-31.74704">
                <text:p>-31.747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6.19817">
                <text:p>86.19817</text:p>
              </table:table-cell>
              <table:table-cell office:value-type="float" office:value="112.24908">
                <text:p>112.24908</text:p>
              </table:table-cell>
              <table:table-cell office:value-type="float" office:value="-26.0509">
                <text:p>-26.05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5.71291">
                <text:p>85.71291</text:p>
              </table:table-cell>
              <table:table-cell office:value-type="float" office:value="115.38066">
                <text:p>115.38066</text:p>
              </table:table-cell>
              <table:table-cell office:value-type="float" office:value="-29.66775">
                <text:p>-29.667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74981">
                <text:p>84.74981</text:p>
              </table:table-cell>
              <table:table-cell office:value-type="float" office:value="114.86789">
                <text:p>114.86789</text:p>
              </table:table-cell>
              <table:table-cell office:value-type="float" office:value="-30.11807">
                <text:p>-30.118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5.71875">
                <text:p>85.71875</text:p>
              </table:table-cell>
              <table:table-cell office:value-type="float" office:value="115.69547">
                <text:p>115.69547</text:p>
              </table:table-cell>
              <table:table-cell office:value-type="float" office:value="-29.97673">
                <text:p>-29.976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95072">
                <text:p>84.95072</text:p>
              </table:table-cell>
              <table:table-cell office:value-type="float" office:value="119.51117">
                <text:p>119.51117</text:p>
              </table:table-cell>
              <table:table-cell office:value-type="float" office:value="-34.56044">
                <text:p>-34.560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.1364">
                <text:p>85.1364</text:p>
              </table:table-cell>
              <table:table-cell office:value-type="float" office:value="117.44731">
                <text:p>117.44731</text:p>
              </table:table-cell>
              <table:table-cell office:value-type="float" office:value="-32.31092">
                <text:p>-32.310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11381">
                <text:p>85.11381</text:p>
              </table:table-cell>
              <table:table-cell office:value-type="float" office:value="116.65845">
                <text:p>116.65845</text:p>
              </table:table-cell>
              <table:table-cell office:value-type="float" office:value="-31.54465">
                <text:p>-31.544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4.57055">
                <text:p>84.57055</text:p>
              </table:table-cell>
              <table:table-cell office:value-type="float" office:value="111.83183">
                <text:p>111.83183</text:p>
              </table:table-cell>
              <table:table-cell office:value-type="float" office:value="-27.26129">
                <text:p>-27.261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3.82379">
                <text:p>83.82379</text:p>
              </table:table-cell>
              <table:table-cell office:value-type="float" office:value="115.36101">
                <text:p>115.36101</text:p>
              </table:table-cell>
              <table:table-cell office:value-type="float" office:value="-31.53721">
                <text:p>-31.537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45317">
                <text:p>85.45317</text:p>
              </table:table-cell>
              <table:table-cell office:value-type="float" office:value="113.99722">
                <text:p>113.99722</text:p>
              </table:table-cell>
              <table:table-cell office:value-type="float" office:value="-28.54405">
                <text:p>-28.544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4.91951">
                <text:p>84.91951</text:p>
              </table:table-cell>
              <table:table-cell office:value-type="float" office:value="119.67271">
                <text:p>119.67271</text:p>
              </table:table-cell>
              <table:table-cell office:value-type="float" office:value="-34.7532">
                <text:p>-34.75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.66262">
                <text:p>84.66262</text:p>
              </table:table-cell>
              <table:table-cell office:value-type="float" office:value="112.00957">
                <text:p>112.00957</text:p>
              </table:table-cell>
              <table:table-cell office:value-type="float" office:value="-27.34695">
                <text:p>-27.346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.22616">
                <text:p>84.22616</text:p>
              </table:table-cell>
              <table:table-cell office:value-type="float" office:value="114.94193">
                <text:p>114.94193</text:p>
              </table:table-cell>
              <table:table-cell office:value-type="float" office:value="-30.71576">
                <text:p>-30.715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4.32182">
                <text:p>84.32182</text:p>
              </table:table-cell>
              <table:table-cell office:value-type="float" office:value="114.73486">
                <text:p>114.73486</text:p>
              </table:table-cell>
              <table:table-cell office:value-type="float" office:value="-30.41304">
                <text:p>-30.413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5.41246">
                <text:p>85.41246</text:p>
              </table:table-cell>
              <table:table-cell office:value-type="float" office:value="117.56273">
                <text:p>117.56273</text:p>
              </table:table-cell>
              <table:table-cell office:value-type="float" office:value="-32.15027">
                <text:p>-32.150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.02861">
                <text:p>85.02861</text:p>
              </table:table-cell>
              <table:table-cell office:value-type="float" office:value="115.71876">
                <text:p>115.71876</text:p>
              </table:table-cell>
              <table:table-cell office:value-type="float" office:value="-30.69015">
                <text:p>-30.690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.90705">
                <text:p>85.90705</text:p>
              </table:table-cell>
              <table:table-cell office:value-type="float" office:value="112.5053">
                <text:p>112.5053</text:p>
              </table:table-cell>
              <table:table-cell office:value-type="float" office:value="-26.59826">
                <text:p>-26.598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4.62834">
                <text:p>84.62834</text:p>
              </table:table-cell>
              <table:table-cell office:value-type="float" office:value="118.57213">
                <text:p>118.57213</text:p>
              </table:table-cell>
              <table:table-cell office:value-type="float" office:value="-33.9438">
                <text:p>-33.94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4.34578">
                <text:p>84.34578</text:p>
              </table:table-cell>
              <table:table-cell office:value-type="float" office:value="116.6389">
                <text:p>116.6389</text:p>
              </table:table-cell>
              <table:table-cell office:value-type="float" office:value="-32.29312">
                <text:p>-32.293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3.97839">
                <text:p>83.97839</text:p>
              </table:table-cell>
              <table:table-cell office:value-type="float" office:value="116.30577">
                <text:p>116.30577</text:p>
              </table:table-cell>
              <table:table-cell office:value-type="float" office:value="-32.32737">
                <text:p>-32.327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5.56559">
                <text:p>85.56559</text:p>
              </table:table-cell>
              <table:table-cell office:value-type="float" office:value="115.5974">
                <text:p>115.5974</text:p>
              </table:table-cell>
              <table:table-cell office:value-type="float" office:value="-30.03181">
                <text:p>-30.031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.79261">
                <text:p>83.79261</text:p>
              </table:table-cell>
              <table:table-cell office:value-type="float" office:value="114.47933">
                <text:p>114.47933</text:p>
              </table:table-cell>
              <table:table-cell office:value-type="float" office:value="-30.68673">
                <text:p>-30.686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.78664">
                <text:p>85.78664</text:p>
              </table:table-cell>
              <table:table-cell office:value-type="float" office:value="115.58873">
                <text:p>115.58873</text:p>
              </table:table-cell>
              <table:table-cell office:value-type="float" office:value="-29.8021">
                <text:p>-29.80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.89545">
                <text:p>84.89545</text:p>
              </table:table-cell>
              <table:table-cell office:value-type="float" office:value="115.99112">
                <text:p>115.99112</text:p>
              </table:table-cell>
              <table:table-cell office:value-type="float" office:value="-31.09567">
                <text:p>-31.095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5.85198">
                <text:p>85.85198</text:p>
              </table:table-cell>
              <table:table-cell office:value-type="float" office:value="113.60593">
                <text:p>113.60593</text:p>
              </table:table-cell>
              <table:table-cell office:value-type="float" office:value="-27.75395">
                <text:p>-27.753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5.81454">
                <text:p>85.81454</text:p>
              </table:table-cell>
              <table:table-cell office:value-type="float" office:value="114.90652">
                <text:p>114.90652</text:p>
              </table:table-cell>
              <table:table-cell office:value-type="float" office:value="-29.09197">
                <text:p>-29.091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4.60965">
                <text:p>84.60965</text:p>
              </table:table-cell>
              <table:table-cell office:value-type="float" office:value="116.85528">
                <text:p>116.85528</text:p>
              </table:table-cell>
              <table:table-cell office:value-type="float" office:value="-32.24563">
                <text:p>-32.245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5.47632">
                <text:p>85.47632</text:p>
              </table:table-cell>
              <table:table-cell office:value-type="float" office:value="118.36735">
                <text:p>118.36735</text:p>
              </table:table-cell>
              <table:table-cell office:value-type="float" office:value="-32.89103">
                <text:p>-32.891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5.80318">
                <text:p>85.80318</text:p>
              </table:table-cell>
              <table:table-cell office:value-type="float" office:value="114.97863">
                <text:p>114.97863</text:p>
              </table:table-cell>
              <table:table-cell office:value-type="float" office:value="-29.17545">
                <text:p>-29.175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4.61049">
                <text:p>84.61049</text:p>
              </table:table-cell>
              <table:table-cell office:value-type="float" office:value="114.53329">
                <text:p>114.53329</text:p>
              </table:table-cell>
              <table:table-cell office:value-type="float" office:value="-29.9228">
                <text:p>-29.92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4.48317">
                <text:p>84.48317</text:p>
              </table:table-cell>
              <table:table-cell office:value-type="float" office:value="110.4814">
                <text:p>110.4814</text:p>
              </table:table-cell>
              <table:table-cell office:value-type="float" office:value="-25.99823">
                <text:p>-25.998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4.68366">
                <text:p>84.68366</text:p>
              </table:table-cell>
              <table:table-cell office:value-type="float" office:value="117.1057">
                <text:p>117.1057</text:p>
              </table:table-cell>
              <table:table-cell office:value-type="float" office:value="-32.42205">
                <text:p>-32.422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.91134">
                <text:p>83.91134</text:p>
              </table:table-cell>
              <table:table-cell office:value-type="float" office:value="115.63786">
                <text:p>115.63786</text:p>
              </table:table-cell>
              <table:table-cell office:value-type="float" office:value="-31.72652">
                <text:p>-31.726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52681">
                <text:p>85.52681</text:p>
              </table:table-cell>
              <table:table-cell office:value-type="float" office:value="111.87396">
                <text:p>111.87396</text:p>
              </table:table-cell>
              <table:table-cell office:value-type="float" office:value="-26.34715">
                <text:p>-26.347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4.96093">
                <text:p>84.96093</text:p>
              </table:table-cell>
              <table:table-cell office:value-type="float" office:value="119.10144">
                <text:p>119.10144</text:p>
              </table:table-cell>
              <table:table-cell office:value-type="float" office:value="-34.14051">
                <text:p>-34.140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4.56455">
                <text:p>84.56455</text:p>
              </table:table-cell>
              <table:table-cell office:value-type="float" office:value="115.36791">
                <text:p>115.36791</text:p>
              </table:table-cell>
              <table:table-cell office:value-type="float" office:value="-30.80337">
                <text:p>-30.803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21578">
                <text:p>85.21578</text:p>
              </table:table-cell>
              <table:table-cell office:value-type="float" office:value="114.46399">
                <text:p>114.46399</text:p>
              </table:table-cell>
              <table:table-cell office:value-type="float" office:value="-29.24821">
                <text:p>-29.248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3.78934">
                <text:p>83.78934</text:p>
              </table:table-cell>
              <table:table-cell office:value-type="float" office:value="115.10104">
                <text:p>115.10104</text:p>
              </table:table-cell>
              <table:table-cell office:value-type="float" office:value="-31.31169">
                <text:p>-31.311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5.05861">
                <text:p>85.05861</text:p>
              </table:table-cell>
              <table:table-cell office:value-type="float" office:value="113.95339">
                <text:p>113.95339</text:p>
              </table:table-cell>
              <table:table-cell office:value-type="float" office:value="-28.89478">
                <text:p>-28.894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69132">
                <text:p>84.69132</text:p>
              </table:table-cell>
              <table:table-cell office:value-type="float" office:value="118.85843">
                <text:p>118.85843</text:p>
              </table:table-cell>
              <table:table-cell office:value-type="float" office:value="-34.16711">
                <text:p>-34.167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5.15533">
                <text:p>85.15533</text:p>
              </table:table-cell>
              <table:table-cell office:value-type="float" office:value="116.12974">
                <text:p>116.12974</text:p>
              </table:table-cell>
              <table:table-cell office:value-type="float" office:value="-30.97442">
                <text:p>-30.974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274">
                <text:p>84.27274</text:p>
              </table:table-cell>
              <table:table-cell office:value-type="float" office:value="116.04858">
                <text:p>116.04858</text:p>
              </table:table-cell>
              <table:table-cell office:value-type="float" office:value="-31.77585">
                <text:p>-31.775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5.01596">
                <text:p>85.01596</text:p>
              </table:table-cell>
              <table:table-cell office:value-type="float" office:value="113.24377">
                <text:p>113.24377</text:p>
              </table:table-cell>
              <table:table-cell office:value-type="float" office:value="-28.22781">
                <text:p>-28.227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4.61883">
                <text:p>84.61883</text:p>
              </table:table-cell>
              <table:table-cell office:value-type="float" office:value="116.53048">
                <text:p>116.53048</text:p>
              </table:table-cell>
              <table:table-cell office:value-type="float" office:value="-31.91166">
                <text:p>-31.911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5.29482">
                <text:p>85.29482</text:p>
              </table:table-cell>
              <table:table-cell office:value-type="float" office:value="116.47757">
                <text:p>116.47757</text:p>
              </table:table-cell>
              <table:table-cell office:value-type="float" office:value="-31.18275">
                <text:p>-31.182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.78575">
                <text:p>83.78575</text:p>
              </table:table-cell>
              <table:table-cell office:value-type="float" office:value="115.3905">
                <text:p>115.3905</text:p>
              </table:table-cell>
              <table:table-cell office:value-type="float" office:value="-31.60475">
                <text:p>-31.604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4.822">
                <text:p>84.822</text:p>
              </table:table-cell>
              <table:table-cell office:value-type="float" office:value="114.93205">
                <text:p>114.93205</text:p>
              </table:table-cell>
              <table:table-cell office:value-type="float" office:value="-30.11005">
                <text:p>-30.110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5.73913">
                <text:p>85.73913</text:p>
              </table:table-cell>
              <table:table-cell office:value-type="float" office:value="112.17438">
                <text:p>112.17438</text:p>
              </table:table-cell>
              <table:table-cell office:value-type="float" office:value="-26.43526">
                <text:p>-26.435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5.3492">
                <text:p>85.3492</text:p>
              </table:table-cell>
              <table:table-cell office:value-type="float" office:value="115.98737">
                <text:p>115.98737</text:p>
              </table:table-cell>
              <table:table-cell office:value-type="float" office:value="-30.63818">
                <text:p>-30.638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4.51091">
                <text:p>84.51091</text:p>
              </table:table-cell>
              <table:table-cell office:value-type="float" office:value="119.22268">
                <text:p>119.22268</text:p>
              </table:table-cell>
              <table:table-cell office:value-type="float" office:value="-34.71177">
                <text:p>-34.711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58787">
                <text:p>83.58787</text:p>
              </table:table-cell>
              <table:table-cell office:value-type="float" office:value="113.26151">
                <text:p>113.26151</text:p>
              </table:table-cell>
              <table:table-cell office:value-type="float" office:value="-29.67364">
                <text:p>-29.673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5.61563">
                <text:p>85.61563</text:p>
              </table:table-cell>
              <table:table-cell office:value-type="float" office:value="114.76557">
                <text:p>114.76557</text:p>
              </table:table-cell>
              <table:table-cell office:value-type="float" office:value="-29.14993">
                <text:p>-29.149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4.55828">
                <text:p>84.55828</text:p>
              </table:table-cell>
              <table:table-cell office:value-type="float" office:value="115.93465">
                <text:p>115.93465</text:p>
              </table:table-cell>
              <table:table-cell office:value-type="float" office:value="-31.37637">
                <text:p>-31.376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.17223">
                <text:p>84.17223</text:p>
              </table:table-cell>
              <table:table-cell office:value-type="float" office:value="116.82117">
                <text:p>116.82117</text:p>
              </table:table-cell>
              <table:table-cell office:value-type="float" office:value="-32.64894">
                <text:p>-32.648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5.13804">
                <text:p>85.13804</text:p>
              </table:table-cell>
              <table:table-cell office:value-type="float" office:value="112.17631">
                <text:p>112.17631</text:p>
              </table:table-cell>
              <table:table-cell office:value-type="float" office:value="-27.03826">
                <text:p>-27.038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3.63275">
                <text:p>83.63275</text:p>
              </table:table-cell>
              <table:table-cell office:value-type="float" office:value="113.44944">
                <text:p>113.44944</text:p>
              </table:table-cell>
              <table:table-cell office:value-type="float" office:value="-29.81669">
                <text:p>-29.816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4.8288">
                <text:p>84.8288</text:p>
              </table:table-cell>
              <table:table-cell office:value-type="float" office:value="119.73455">
                <text:p>119.73455</text:p>
              </table:table-cell>
              <table:table-cell office:value-type="float" office:value="-34.90574">
                <text:p>-34.905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4.8239">
                <text:p>84.8239</text:p>
              </table:table-cell>
              <table:table-cell office:value-type="float" office:value="118.9712">
                <text:p>118.9712</text:p>
              </table:table-cell>
              <table:table-cell office:value-type="float" office:value="-34.1473">
                <text:p>-34.14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4.41176">
                <text:p>84.41176</text:p>
              </table:table-cell>
              <table:table-cell office:value-type="float" office:value="115.10735">
                <text:p>115.10735</text:p>
              </table:table-cell>
              <table:table-cell office:value-type="float" office:value="-30.69559">
                <text:p>-30.695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4.97566">
                <text:p>84.97566</text:p>
              </table:table-cell>
              <table:table-cell office:value-type="float" office:value="118.93781">
                <text:p>118.93781</text:p>
              </table:table-cell>
              <table:table-cell office:value-type="float" office:value="-33.96215">
                <text:p>-33.962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4.22563">
                <text:p>84.22563</text:p>
              </table:table-cell>
              <table:table-cell office:value-type="float" office:value="117.59411">
                <text:p>117.59411</text:p>
              </table:table-cell>
              <table:table-cell office:value-type="float" office:value="-33.36848">
                <text:p>-33.368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4.75514">
                <text:p>84.75514</text:p>
              </table:table-cell>
              <table:table-cell office:value-type="float" office:value="115.54852">
                <text:p>115.54852</text:p>
              </table:table-cell>
              <table:table-cell office:value-type="float" office:value="-30.79338">
                <text:p>-30.793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5.58669">
                <text:p>85.58669</text:p>
              </table:table-cell>
              <table:table-cell office:value-type="float" office:value="116.31148">
                <text:p>116.31148</text:p>
              </table:table-cell>
              <table:table-cell office:value-type="float" office:value="-30.72479">
                <text:p>-30.724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4.48352">
                <text:p>84.48352</text:p>
              </table:table-cell>
              <table:table-cell office:value-type="float" office:value="116.09226">
                <text:p>116.09226</text:p>
              </table:table-cell>
              <table:table-cell office:value-type="float" office:value="-31.60874">
                <text:p>-31.608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3.7592">
                <text:p>83.7592</text:p>
              </table:table-cell>
              <table:table-cell office:value-type="float" office:value="114.86427">
                <text:p>114.86427</text:p>
              </table:table-cell>
              <table:table-cell office:value-type="float" office:value="-31.10507">
                <text:p>-31.105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5.19692">
                <text:p>85.19692</text:p>
              </table:table-cell>
              <table:table-cell office:value-type="float" office:value="112.16413">
                <text:p>112.16413</text:p>
              </table:table-cell>
              <table:table-cell office:value-type="float" office:value="-26.96721">
                <text:p>-26.967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.38249">
                <text:p>86.38249</text:p>
              </table:table-cell>
              <table:table-cell office:value-type="float" office:value="110.25363">
                <text:p>110.25363</text:p>
              </table:table-cell>
              <table:table-cell office:value-type="float" office:value="-23.87114">
                <text:p>-23.871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.37246">
                <text:p>84.37246</text:p>
              </table:table-cell>
              <table:table-cell office:value-type="float" office:value="116.04711">
                <text:p>116.04711</text:p>
              </table:table-cell>
              <table:table-cell office:value-type="float" office:value="-31.67465">
                <text:p>-31.674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5.14283">
                <text:p>85.14283</text:p>
              </table:table-cell>
              <table:table-cell office:value-type="float" office:value="119.16929">
                <text:p>119.16929</text:p>
              </table:table-cell>
              <table:table-cell office:value-type="float" office:value="-34.02646">
                <text:p>-34.026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4.62461">
                <text:p>84.62461</text:p>
              </table:table-cell>
              <table:table-cell office:value-type="float" office:value="119.5057">
                <text:p>119.5057</text:p>
              </table:table-cell>
              <table:table-cell office:value-type="float" office:value="-34.88108">
                <text:p>-34.881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4.50314">
                <text:p>84.50314</text:p>
              </table:table-cell>
              <table:table-cell office:value-type="float" office:value="118.30944">
                <text:p>118.30944</text:p>
              </table:table-cell>
              <table:table-cell office:value-type="float" office:value="-33.8063">
                <text:p>-33.80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5.64161">
                <text:p>85.64161</text:p>
              </table:table-cell>
              <table:table-cell office:value-type="float" office:value="116.02083">
                <text:p>116.02083</text:p>
              </table:table-cell>
              <table:table-cell office:value-type="float" office:value="-30.37922">
                <text:p>-30.379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4.13612">
                <text:p>84.13612</text:p>
              </table:table-cell>
              <table:table-cell office:value-type="float" office:value="112.76371">
                <text:p>112.76371</text:p>
              </table:table-cell>
              <table:table-cell office:value-type="float" office:value="-28.62758">
                <text:p>-28.627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4.934">
                <text:p>84.934</text:p>
              </table:table-cell>
              <table:table-cell office:value-type="float" office:value="115.22434">
                <text:p>115.22434</text:p>
              </table:table-cell>
              <table:table-cell office:value-type="float" office:value="-30.29035">
                <text:p>-30.290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5.47346">
                <text:p>85.47346</text:p>
              </table:table-cell>
              <table:table-cell office:value-type="float" office:value="115.25367">
                <text:p>115.25367</text:p>
              </table:table-cell>
              <table:table-cell office:value-type="float" office:value="-29.78021">
                <text:p>-29.780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5.29829">
                <text:p>85.29829</text:p>
              </table:table-cell>
              <table:table-cell office:value-type="float" office:value="112.28444">
                <text:p>112.28444</text:p>
              </table:table-cell>
              <table:table-cell office:value-type="float" office:value="-26.98615">
                <text:p>-26.986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4.83508">
                <text:p>84.83508</text:p>
              </table:table-cell>
              <table:table-cell office:value-type="float" office:value="112.75392">
                <text:p>112.75392</text:p>
              </table:table-cell>
              <table:table-cell office:value-type="float" office:value="-27.91883">
                <text:p>-27.918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4.88991">
                <text:p>84.88991</text:p>
              </table:table-cell>
              <table:table-cell office:value-type="float" office:value="116.89448">
                <text:p>116.89448</text:p>
              </table:table-cell>
              <table:table-cell office:value-type="float" office:value="-32.00458">
                <text:p>-32.004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5.18491">
                <text:p>85.18491</text:p>
              </table:table-cell>
              <table:table-cell office:value-type="float" office:value="114.1146">
                <text:p>114.1146</text:p>
              </table:table-cell>
              <table:table-cell office:value-type="float" office:value="-28.92969">
                <text:p>-28.929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4.67444">
                <text:p>84.67444</text:p>
              </table:table-cell>
              <table:table-cell office:value-type="float" office:value="118.66313">
                <text:p>118.66313</text:p>
              </table:table-cell>
              <table:table-cell office:value-type="float" office:value="-33.98869">
                <text:p>-33.988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5.37568">
                <text:p>85.37568</text:p>
              </table:table-cell>
              <table:table-cell office:value-type="float" office:value="118.34678">
                <text:p>118.34678</text:p>
              </table:table-cell>
              <table:table-cell office:value-type="float" office:value="-32.9711">
                <text:p>-32.97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3.94626">
                <text:p>83.94626</text:p>
              </table:table-cell>
              <table:table-cell office:value-type="float" office:value="113.17166">
                <text:p>113.17166</text:p>
              </table:table-cell>
              <table:table-cell office:value-type="float" office:value="-29.2254">
                <text:p>-29.22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5.62144">
                <text:p>85.62144</text:p>
              </table:table-cell>
              <table:table-cell office:value-type="float" office:value="115.33389">
                <text:p>115.33389</text:p>
              </table:table-cell>
              <table:table-cell office:value-type="float" office:value="-29.71244">
                <text:p>-29.712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3.7431">
                <text:p>83.7431</text:p>
              </table:table-cell>
              <table:table-cell office:value-type="float" office:value="114.49375">
                <text:p>114.49375</text:p>
              </table:table-cell>
              <table:table-cell office:value-type="float" office:value="-30.75065">
                <text:p>-30.750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4.58819">
                <text:p>84.58819</text:p>
              </table:table-cell>
              <table:table-cell office:value-type="float" office:value="119.71107">
                <text:p>119.71107</text:p>
              </table:table-cell>
              <table:table-cell office:value-type="float" office:value="-35.12287">
                <text:p>-35.122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5.7433">
                <text:p>85.7433</text:p>
              </table:table-cell>
              <table:table-cell office:value-type="float" office:value="115.08934">
                <text:p>115.08934</text:p>
              </table:table-cell>
              <table:table-cell office:value-type="float" office:value="-29.34604">
                <text:p>-29.346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.98389">
                <text:p>84.98389</text:p>
              </table:table-cell>
              <table:table-cell office:value-type="float" office:value="119.80025">
                <text:p>119.80025</text:p>
              </table:table-cell>
              <table:table-cell office:value-type="float" office:value="-34.81636">
                <text:p>-34.816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4.4194">
                <text:p>84.4194</text:p>
              </table:table-cell>
              <table:table-cell office:value-type="float" office:value="115.88623">
                <text:p>115.88623</text:p>
              </table:table-cell>
              <table:table-cell office:value-type="float" office:value="-31.46683">
                <text:p>-31.466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5.12081">
                <text:p>85.12081</text:p>
              </table:table-cell>
              <table:table-cell office:value-type="float" office:value="115.68299">
                <text:p>115.68299</text:p>
              </table:table-cell>
              <table:table-cell office:value-type="float" office:value="-30.56218">
                <text:p>-30.562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.89887">
                <text:p>84.89887</text:p>
              </table:table-cell>
              <table:table-cell office:value-type="float" office:value="116.08097">
                <text:p>116.08097</text:p>
              </table:table-cell>
              <table:table-cell office:value-type="float" office:value="-31.1821">
                <text:p>-31.18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.67609">
                <text:p>84.67609</text:p>
              </table:table-cell>
              <table:table-cell office:value-type="float" office:value="116.61736">
                <text:p>116.61736</text:p>
              </table:table-cell>
              <table:table-cell office:value-type="float" office:value="-31.94127">
                <text:p>-31.9412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5.7727">
                <text:p>85.7727</text:p>
              </table:table-cell>
              <table:table-cell office:value-type="float" office:value="115.05854">
                <text:p>115.05854</text:p>
              </table:table-cell>
              <table:table-cell office:value-type="float" office:value="-29.28584">
                <text:p>-29.285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4.58849">
                <text:p>84.58849</text:p>
              </table:table-cell>
              <table:table-cell office:value-type="float" office:value="116.49687">
                <text:p>116.49687</text:p>
              </table:table-cell>
              <table:table-cell office:value-type="float" office:value="-31.90839">
                <text:p>-31.908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5.85951">
                <text:p>85.85951</text:p>
              </table:table-cell>
              <table:table-cell office:value-type="float" office:value="116.04766">
                <text:p>116.04766</text:p>
              </table:table-cell>
              <table:table-cell office:value-type="float" office:value="-30.18814">
                <text:p>-30.188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4.72328">
                <text:p>84.72328</text:p>
              </table:table-cell>
              <table:table-cell office:value-type="float" office:value="117.52386">
                <text:p>117.52386</text:p>
              </table:table-cell>
              <table:table-cell office:value-type="float" office:value="-32.80058">
                <text:p>-32.800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4.68136">
                <text:p>84.68136</text:p>
              </table:table-cell>
              <table:table-cell office:value-type="float" office:value="114.91542">
                <text:p>114.91542</text:p>
              </table:table-cell>
              <table:table-cell office:value-type="float" office:value="-30.23406">
                <text:p>-30.234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4.63045">
                <text:p>84.63045</text:p>
              </table:table-cell>
              <table:table-cell office:value-type="float" office:value="115.97886">
                <text:p>115.97886</text:p>
              </table:table-cell>
              <table:table-cell office:value-type="float" office:value="-31.34842">
                <text:p>-31.348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4.40632">
                <text:p>84.40632</text:p>
              </table:table-cell>
              <table:table-cell office:value-type="float" office:value="115.83133">
                <text:p>115.83133</text:p>
              </table:table-cell>
              <table:table-cell office:value-type="float" office:value="-31.42501">
                <text:p>-31.425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5.55159">
                <text:p>85.55159</text:p>
              </table:table-cell>
              <table:table-cell office:value-type="float" office:value="114.76329">
                <text:p>114.76329</text:p>
              </table:table-cell>
              <table:table-cell office:value-type="float" office:value="-29.2117">
                <text:p>-29.21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4.79776">
                <text:p>84.79776</text:p>
              </table:table-cell>
              <table:table-cell office:value-type="float" office:value="115.56445">
                <text:p>115.56445</text:p>
              </table:table-cell>
              <table:table-cell office:value-type="float" office:value="-30.7667">
                <text:p>-30.76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5.44169">
                <text:p>85.44169</text:p>
              </table:table-cell>
              <table:table-cell office:value-type="float" office:value="118.365">
                <text:p>118.365</text:p>
              </table:table-cell>
              <table:table-cell office:value-type="float" office:value="-32.9233">
                <text:p>-32.92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5.43183">
                <text:p>85.43183</text:p>
              </table:table-cell>
              <table:table-cell office:value-type="float" office:value="118.46659">
                <text:p>118.46659</text:p>
              </table:table-cell>
              <table:table-cell office:value-type="float" office:value="-33.03476">
                <text:p>-33.034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6.21541">
                <text:p>86.21541</text:p>
              </table:table-cell>
              <table:table-cell office:value-type="float" office:value="112.59085">
                <text:p>112.59085</text:p>
              </table:table-cell>
              <table:table-cell office:value-type="float" office:value="-26.37544">
                <text:p>-26.375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6.27528">
                <text:p>86.27528</text:p>
              </table:table-cell>
              <table:table-cell office:value-type="float" office:value="111.78926">
                <text:p>111.78926</text:p>
              </table:table-cell>
              <table:table-cell office:value-type="float" office:value="-25.51398">
                <text:p>-25.513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5.64164">
                <text:p>85.64164</text:p>
              </table:table-cell>
              <table:table-cell office:value-type="float" office:value="116.90305">
                <text:p>116.90305</text:p>
              </table:table-cell>
              <table:table-cell office:value-type="float" office:value="-31.26141">
                <text:p>-31.261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4.95818">
                <text:p>84.95818</text:p>
              </table:table-cell>
              <table:table-cell office:value-type="float" office:value="119.57156">
                <text:p>119.57156</text:p>
              </table:table-cell>
              <table:table-cell office:value-type="float" office:value="-34.61338">
                <text:p>-34.613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5.2241">
                <text:p>85.2241</text:p>
              </table:table-cell>
              <table:table-cell office:value-type="float" office:value="119.43104">
                <text:p>119.43104</text:p>
              </table:table-cell>
              <table:table-cell office:value-type="float" office:value="-34.20693">
                <text:p>-34.206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5.04972">
                <text:p>85.04972</text:p>
              </table:table-cell>
              <table:table-cell office:value-type="float" office:value="115.4266">
                <text:p>115.4266</text:p>
              </table:table-cell>
              <table:table-cell office:value-type="float" office:value="-30.37688">
                <text:p>-30.376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6.24104">
                <text:p>86.24104</text:p>
              </table:table-cell>
              <table:table-cell office:value-type="float" office:value="112.07539">
                <text:p>112.07539</text:p>
              </table:table-cell>
              <table:table-cell office:value-type="float" office:value="-25.83435">
                <text:p>-25.834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67269">
                <text:p>84.67269</text:p>
              </table:table-cell>
              <table:table-cell office:value-type="float" office:value="115.98736">
                <text:p>115.98736</text:p>
              </table:table-cell>
              <table:table-cell office:value-type="float" office:value="-31.31467">
                <text:p>-31.314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08843">
                <text:p>84.08843</text:p>
              </table:table-cell>
              <table:table-cell office:value-type="float" office:value="115.72233">
                <text:p>115.72233</text:p>
              </table:table-cell>
              <table:table-cell office:value-type="float" office:value="-31.6339">
                <text:p>-31.63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5.25328">
                <text:p>85.25328</text:p>
              </table:table-cell>
              <table:table-cell office:value-type="float" office:value="117.19576">
                <text:p>117.19576</text:p>
              </table:table-cell>
              <table:table-cell office:value-type="float" office:value="-31.94248">
                <text:p>-31.942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78659">
                <text:p>84.78659</text:p>
              </table:table-cell>
              <table:table-cell office:value-type="float" office:value="117.48146">
                <text:p>117.48146</text:p>
              </table:table-cell>
              <table:table-cell office:value-type="float" office:value="-32.69487">
                <text:p>-32.694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32738">
                <text:p>85.32738</text:p>
              </table:table-cell>
              <table:table-cell office:value-type="float" office:value="115.46255">
                <text:p>115.46255</text:p>
              </table:table-cell>
              <table:table-cell office:value-type="float" office:value="-30.13517">
                <text:p>-30.135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4.82279">
                <text:p>84.82279</text:p>
              </table:table-cell>
              <table:table-cell office:value-type="float" office:value="116.36722">
                <text:p>116.36722</text:p>
              </table:table-cell>
              <table:table-cell office:value-type="float" office:value="-31.54443">
                <text:p>-31.544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.44687">
                <text:p>84.44687</text:p>
              </table:table-cell>
              <table:table-cell office:value-type="float" office:value="115.65135">
                <text:p>115.65135</text:p>
              </table:table-cell>
              <table:table-cell office:value-type="float" office:value="-31.20448">
                <text:p>-31.2044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4.29165">
                <text:p>84.29165</text:p>
              </table:table-cell>
              <table:table-cell office:value-type="float" office:value="116.95362">
                <text:p>116.95362</text:p>
              </table:table-cell>
              <table:table-cell office:value-type="float" office:value="-32.66197">
                <text:p>-32.661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4.93669">
                <text:p>84.93669</text:p>
              </table:table-cell>
              <table:table-cell office:value-type="float" office:value="119.07123">
                <text:p>119.07123</text:p>
              </table:table-cell>
              <table:table-cell office:value-type="float" office:value="-34.13454">
                <text:p>-34.134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5.31049">
                <text:p>85.31049</text:p>
              </table:table-cell>
              <table:table-cell office:value-type="float" office:value="111.66358">
                <text:p>111.66358</text:p>
              </table:table-cell>
              <table:table-cell office:value-type="float" office:value="-26.3531">
                <text:p>-26.35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5.77421">
                <text:p>85.77421</text:p>
              </table:table-cell>
              <table:table-cell office:value-type="float" office:value="115.99081">
                <text:p>115.99081</text:p>
              </table:table-cell>
              <table:table-cell office:value-type="float" office:value="-30.21661">
                <text:p>-30.216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.99934">
                <text:p>83.99934</text:p>
              </table:table-cell>
              <table:table-cell office:value-type="float" office:value="113.15277">
                <text:p>113.15277</text:p>
              </table:table-cell>
              <table:table-cell office:value-type="float" office:value="-29.15343">
                <text:p>-29.153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4.71257">
                <text:p>84.71257</text:p>
              </table:table-cell>
              <table:table-cell office:value-type="float" office:value="115.76245">
                <text:p>115.76245</text:p>
              </table:table-cell>
              <table:table-cell office:value-type="float" office:value="-31.04988">
                <text:p>-31.049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4.75833">
                <text:p>84.75833</text:p>
              </table:table-cell>
              <table:table-cell office:value-type="float" office:value="116.88666">
                <text:p>116.88666</text:p>
              </table:table-cell>
              <table:table-cell office:value-type="float" office:value="-32.12833">
                <text:p>-32.128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3.85989">
                <text:p>83.85989</text:p>
              </table:table-cell>
              <table:table-cell office:value-type="float" office:value="113.77047">
                <text:p>113.77047</text:p>
              </table:table-cell>
              <table:table-cell office:value-type="float" office:value="-29.91057">
                <text:p>-29.910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6.37454">
                <text:p>86.37454</text:p>
              </table:table-cell>
              <table:table-cell office:value-type="float" office:value="110.51292">
                <text:p>110.51292</text:p>
              </table:table-cell>
              <table:table-cell office:value-type="float" office:value="-24.13838">
                <text:p>-24.138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5.01637">
                <text:p>85.01637</text:p>
              </table:table-cell>
              <table:table-cell office:value-type="float" office:value="120.18315">
                <text:p>120.18315</text:p>
              </table:table-cell>
              <table:table-cell office:value-type="float" office:value="-35.16678">
                <text:p>-35.166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4.28649">
                <text:p>84.28649</text:p>
              </table:table-cell>
              <table:table-cell office:value-type="float" office:value="118.50604">
                <text:p>118.50604</text:p>
              </table:table-cell>
              <table:table-cell office:value-type="float" office:value="-34.21954">
                <text:p>-34.219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5.22652">
                <text:p>85.22652</text:p>
              </table:table-cell>
              <table:table-cell office:value-type="float" office:value="116.07122">
                <text:p>116.07122</text:p>
              </table:table-cell>
              <table:table-cell office:value-type="float" office:value="-30.8447">
                <text:p>-30.84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5.85867">
                <text:p>85.85867</text:p>
              </table:table-cell>
              <table:table-cell office:value-type="float" office:value="112.93304">
                <text:p>112.93304</text:p>
              </table:table-cell>
              <table:table-cell office:value-type="float" office:value="-27.07437">
                <text:p>-27.074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4.20063">
                <text:p>84.20063</text:p>
              </table:table-cell>
              <table:table-cell office:value-type="float" office:value="116.04522">
                <text:p>116.04522</text:p>
              </table:table-cell>
              <table:table-cell office:value-type="float" office:value="-31.84459">
                <text:p>-31.844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4.80233">
                <text:p>84.80233</text:p>
              </table:table-cell>
              <table:table-cell office:value-type="float" office:value="115.28541">
                <text:p>115.28541</text:p>
              </table:table-cell>
              <table:table-cell office:value-type="float" office:value="-30.48308">
                <text:p>-30.483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3.81037">
                <text:p>83.81037</text:p>
              </table:table-cell>
              <table:table-cell office:value-type="float" office:value="113.87365">
                <text:p>113.87365</text:p>
              </table:table-cell>
              <table:table-cell office:value-type="float" office:value="-30.06327">
                <text:p>-30.063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4.95651">
                <text:p>84.95651</text:p>
              </table:table-cell>
              <table:table-cell office:value-type="float" office:value="118.68284">
                <text:p>118.68284</text:p>
              </table:table-cell>
              <table:table-cell office:value-type="float" office:value="-33.72633">
                <text:p>-33.726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3.60761">
                <text:p>83.60761</text:p>
              </table:table-cell>
              <table:table-cell office:value-type="float" office:value="113.35974">
                <text:p>113.35974</text:p>
              </table:table-cell>
              <table:table-cell office:value-type="float" office:value="-29.75213">
                <text:p>-29.752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.29552">
                <text:p>83.29552</text:p>
              </table:table-cell>
              <table:table-cell office:value-type="float" office:value="109.82074">
                <text:p>109.82074</text:p>
              </table:table-cell>
              <table:table-cell office:value-type="float" office:value="-26.52522">
                <text:p>-26.525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4.71348">
                <text:p>84.71348</text:p>
              </table:table-cell>
              <table:table-cell office:value-type="float" office:value="119.70134">
                <text:p>119.70134</text:p>
              </table:table-cell>
              <table:table-cell office:value-type="float" office:value="-34.98787">
                <text:p>-34.987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3.91126">
                <text:p>83.91126</text:p>
              </table:table-cell>
              <table:table-cell office:value-type="float" office:value="115.85928">
                <text:p>115.85928</text:p>
              </table:table-cell>
              <table:table-cell office:value-type="float" office:value="-31.94802">
                <text:p>-31.948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3.69914">
                <text:p>83.69914</text:p>
              </table:table-cell>
              <table:table-cell office:value-type="float" office:value="114.42172">
                <text:p>114.42172</text:p>
              </table:table-cell>
              <table:table-cell office:value-type="float" office:value="-30.72258">
                <text:p>-30.722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4.96104">
                <text:p>84.96104</text:p>
              </table:table-cell>
              <table:table-cell office:value-type="float" office:value="114.55856">
                <text:p>114.55856</text:p>
              </table:table-cell>
              <table:table-cell office:value-type="float" office:value="-29.59752">
                <text:p>-29.597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4.46159">
                <text:p>84.46159</text:p>
              </table:table-cell>
              <table:table-cell office:value-type="float" office:value="116.9692">
                <text:p>116.9692</text:p>
              </table:table-cell>
              <table:table-cell office:value-type="float" office:value="-32.50761">
                <text:p>-32.5076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3.81297">
                <text:p>83.81297</text:p>
              </table:table-cell>
              <table:table-cell office:value-type="float" office:value="113.99487">
                <text:p>113.99487</text:p>
              </table:table-cell>
              <table:table-cell office:value-type="float" office:value="-30.1819">
                <text:p>-30.18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4.37933">
                <text:p>84.37933</text:p>
              </table:table-cell>
              <table:table-cell office:value-type="float" office:value="117.3489">
                <text:p>117.3489</text:p>
              </table:table-cell>
              <table:table-cell office:value-type="float" office:value="-32.96957">
                <text:p>-32.969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5.05384">
                <text:p>85.05384</text:p>
              </table:table-cell>
              <table:table-cell office:value-type="float" office:value="119.15466">
                <text:p>119.15466</text:p>
              </table:table-cell>
              <table:table-cell office:value-type="float" office:value="-34.10083">
                <text:p>-34.100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4.95634">
                <text:p>84.95634</text:p>
              </table:table-cell>
              <table:table-cell office:value-type="float" office:value="118.36221">
                <text:p>118.36221</text:p>
              </table:table-cell>
              <table:table-cell office:value-type="float" office:value="-33.40588">
                <text:p>-33.405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3.6295">
                <text:p>83.6295</text:p>
              </table:table-cell>
              <table:table-cell office:value-type="float" office:value="113.75946">
                <text:p>113.75946</text:p>
              </table:table-cell>
              <table:table-cell office:value-type="float" office:value="-30.12996">
                <text:p>-30.129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5.30804">
                <text:p>85.30804</text:p>
              </table:table-cell>
              <table:table-cell office:value-type="float" office:value="117.52894">
                <text:p>117.52894</text:p>
              </table:table-cell>
              <table:table-cell office:value-type="float" office:value="-32.22089">
                <text:p>-32.220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4.87208">
                <text:p>84.87208</text:p>
              </table:table-cell>
              <table:table-cell office:value-type="float" office:value="120.05018">
                <text:p>120.05018</text:p>
              </table:table-cell>
              <table:table-cell office:value-type="float" office:value="-35.1781">
                <text:p>-35.17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6.19199">
                <text:p>86.19199</text:p>
              </table:table-cell>
              <table:table-cell office:value-type="float" office:value="112.31115">
                <text:p>112.31115</text:p>
              </table:table-cell>
              <table:table-cell office:value-type="float" office:value="-26.11916">
                <text:p>-26.119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4.82541">
                <text:p>84.82541</text:p>
              </table:table-cell>
              <table:table-cell office:value-type="float" office:value="114.44256">
                <text:p>114.44256</text:p>
              </table:table-cell>
              <table:table-cell office:value-type="float" office:value="-29.61714">
                <text:p>-29.617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4.73844">
                <text:p>84.73844</text:p>
              </table:table-cell>
              <table:table-cell office:value-type="float" office:value="118.19614">
                <text:p>118.19614</text:p>
              </table:table-cell>
              <table:table-cell office:value-type="float" office:value="-33.4577">
                <text:p>-33.45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4.69668">
                <text:p>84.69668</text:p>
              </table:table-cell>
              <table:table-cell office:value-type="float" office:value="112.20436">
                <text:p>112.20436</text:p>
              </table:table-cell>
              <table:table-cell office:value-type="float" office:value="-27.50768">
                <text:p>-27.507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4.89353">
                <text:p>84.89353</text:p>
              </table:table-cell>
              <table:table-cell office:value-type="float" office:value="117.41018">
                <text:p>117.41018</text:p>
              </table:table-cell>
              <table:table-cell office:value-type="float" office:value="-32.51665">
                <text:p>-32.516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4.30661">
                <text:p>84.30661</text:p>
              </table:table-cell>
              <table:table-cell office:value-type="float" office:value="117.21745">
                <text:p>117.21745</text:p>
              </table:table-cell>
              <table:table-cell office:value-type="float" office:value="-32.91084">
                <text:p>-32.910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5.98755">
                <text:p>85.98755</text:p>
              </table:table-cell>
              <table:table-cell office:value-type="float" office:value="114.11283">
                <text:p>114.11283</text:p>
              </table:table-cell>
              <table:table-cell office:value-type="float" office:value="-28.12528">
                <text:p>-28.125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5.34275">
                <text:p>85.34275</text:p>
              </table:table-cell>
              <table:table-cell office:value-type="float" office:value="118.00208">
                <text:p>118.00208</text:p>
              </table:table-cell>
              <table:table-cell office:value-type="float" office:value="-32.65933">
                <text:p>-32.659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4.45668">
                <text:p>84.45668</text:p>
              </table:table-cell>
              <table:table-cell office:value-type="float" office:value="111.51328">
                <text:p>111.51328</text:p>
              </table:table-cell>
              <table:table-cell office:value-type="float" office:value="-27.0566">
                <text:p>-27.05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4.92554">
                <text:p>84.92554</text:p>
              </table:table-cell>
              <table:table-cell office:value-type="float" office:value="116.30819">
                <text:p>116.30819</text:p>
              </table:table-cell>
              <table:table-cell office:value-type="float" office:value="-31.38265">
                <text:p>-31.382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5.14647">
                <text:p>85.14647</text:p>
              </table:table-cell>
              <table:table-cell office:value-type="float" office:value="114.02762">
                <text:p>114.02762</text:p>
              </table:table-cell>
              <table:table-cell office:value-type="float" office:value="-28.88114">
                <text:p>-28.881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4.98256">
                <text:p>84.98256</text:p>
              </table:table-cell>
              <table:table-cell office:value-type="float" office:value="117.42302">
                <text:p>117.42302</text:p>
              </table:table-cell>
              <table:table-cell office:value-type="float" office:value="-32.44046">
                <text:p>-32.440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5.71335">
                <text:p>85.71335</text:p>
              </table:table-cell>
              <table:table-cell office:value-type="float" office:value="115.58226">
                <text:p>115.58226</text:p>
              </table:table-cell>
              <table:table-cell office:value-type="float" office:value="-29.86892">
                <text:p>-29.868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4.58581">
                <text:p>84.58581</text:p>
              </table:table-cell>
              <table:table-cell office:value-type="float" office:value="115.30035">
                <text:p>115.30035</text:p>
              </table:table-cell>
              <table:table-cell office:value-type="float" office:value="-30.71454">
                <text:p>-30.714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.68236">
                <text:p>85.68236</text:p>
              </table:table-cell>
              <table:table-cell office:value-type="float" office:value="111.72631">
                <text:p>111.72631</text:p>
              </table:table-cell>
              <table:table-cell office:value-type="float" office:value="-26.04395">
                <text:p>-26.043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4.7769">
                <text:p>84.7769</text:p>
              </table:table-cell>
              <table:table-cell office:value-type="float" office:value="115.57283">
                <text:p>115.57283</text:p>
              </table:table-cell>
              <table:table-cell office:value-type="float" office:value="-30.79593">
                <text:p>-30.7959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5.8328">
                <text:p>85.8328</text:p>
              </table:table-cell>
              <table:table-cell office:value-type="float" office:value="116.25932">
                <text:p>116.25932</text:p>
              </table:table-cell>
              <table:table-cell office:value-type="float" office:value="-30.42652">
                <text:p>-30.426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5.88536">
                <text:p>85.88536</text:p>
              </table:table-cell>
              <table:table-cell office:value-type="float" office:value="112.61902">
                <text:p>112.61902</text:p>
              </table:table-cell>
              <table:table-cell office:value-type="float" office:value="-26.73365">
                <text:p>-26.733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5.31652">
                <text:p>85.31652</text:p>
              </table:table-cell>
              <table:table-cell office:value-type="float" office:value="114.08114">
                <text:p>114.08114</text:p>
              </table:table-cell>
              <table:table-cell office:value-type="float" office:value="-28.76462">
                <text:p>-28.764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.46973">
                <text:p>85.46973</text:p>
              </table:table-cell>
              <table:table-cell office:value-type="float" office:value="115.64133">
                <text:p>115.64133</text:p>
              </table:table-cell>
              <table:table-cell office:value-type="float" office:value="-30.1716">
                <text:p>-30.17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4.56067">
                <text:p>84.56067</text:p>
              </table:table-cell>
              <table:table-cell office:value-type="float" office:value="118.15328">
                <text:p>118.15328</text:p>
              </table:table-cell>
              <table:table-cell office:value-type="float" office:value="-33.59261">
                <text:p>-33.592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4.41185">
                <text:p>84.41185</text:p>
              </table:table-cell>
              <table:table-cell office:value-type="float" office:value="114.53453">
                <text:p>114.53453</text:p>
              </table:table-cell>
              <table:table-cell office:value-type="float" office:value="-30.12267">
                <text:p>-30.1226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5.46287">
                <text:p>85.46287</text:p>
              </table:table-cell>
              <table:table-cell office:value-type="float" office:value="111.9251">
                <text:p>111.9251</text:p>
              </table:table-cell>
              <table:table-cell office:value-type="float" office:value="-26.46224">
                <text:p>-26.462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4.84807">
                <text:p>84.84807</text:p>
              </table:table-cell>
              <table:table-cell office:value-type="float" office:value="114.49653">
                <text:p>114.49653</text:p>
              </table:table-cell>
              <table:table-cell office:value-type="float" office:value="-29.64847">
                <text:p>-29.648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.93824">
                <text:p>83.93824</text:p>
              </table:table-cell>
              <table:table-cell office:value-type="float" office:value="115.61374">
                <text:p>115.61374</text:p>
              </table:table-cell>
              <table:table-cell office:value-type="float" office:value="-31.6755">
                <text:p>-31.67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4.58662">
                <text:p>84.58662</text:p>
              </table:table-cell>
              <table:table-cell office:value-type="float" office:value="118.63385">
                <text:p>118.63385</text:p>
              </table:table-cell>
              <table:table-cell office:value-type="float" office:value="-34.04723">
                <text:p>-34.047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4.63908">
                <text:p>84.63908</text:p>
              </table:table-cell>
              <table:table-cell office:value-type="float" office:value="115.87092">
                <text:p>115.87092</text:p>
              </table:table-cell>
              <table:table-cell office:value-type="float" office:value="-31.23184">
                <text:p>-31.231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4.78171">
                <text:p>84.78171</text:p>
              </table:table-cell>
              <table:table-cell office:value-type="float" office:value="113.87552">
                <text:p>113.87552</text:p>
              </table:table-cell>
              <table:table-cell office:value-type="float" office:value="-29.09381">
                <text:p>-29.093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4.98391">
                <text:p>84.98391</text:p>
              </table:table-cell>
              <table:table-cell office:value-type="float" office:value="115.07713">
                <text:p>115.07713</text:p>
              </table:table-cell>
              <table:table-cell office:value-type="float" office:value="-30.09322">
                <text:p>-30.0932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3.88275">
                <text:p>83.88275</text:p>
              </table:table-cell>
              <table:table-cell office:value-type="float" office:value="115.67853">
                <text:p>115.67853</text:p>
              </table:table-cell>
              <table:table-cell office:value-type="float" office:value="-31.79579">
                <text:p>-31.795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6.30693">
                <text:p>86.30693</text:p>
              </table:table-cell>
              <table:table-cell office:value-type="float" office:value="111.51793">
                <text:p>111.51793</text:p>
              </table:table-cell>
              <table:table-cell office:value-type="float" office:value="-25.211">
                <text:p>-25.2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4.76428">
                <text:p>84.76428</text:p>
              </table:table-cell>
              <table:table-cell office:value-type="float" office:value="119.78075">
                <text:p>119.78075</text:p>
              </table:table-cell>
              <table:table-cell office:value-type="float" office:value="-35.01647">
                <text:p>-35.016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5.35116">
                <text:p>85.35116</text:p>
              </table:table-cell>
              <table:table-cell office:value-type="float" office:value="118.34382">
                <text:p>118.34382</text:p>
              </table:table-cell>
              <table:table-cell office:value-type="float" office:value="-32.99266">
                <text:p>-32.9926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4.94568">
                <text:p>84.94568</text:p>
              </table:table-cell>
              <table:table-cell office:value-type="float" office:value="119.96839">
                <text:p>119.96839</text:p>
              </table:table-cell>
              <table:table-cell office:value-type="float" office:value="-35.02271">
                <text:p>-35.022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5.12994">
                <text:p>85.12994</text:p>
              </table:table-cell>
              <table:table-cell office:value-type="float" office:value="117.41358">
                <text:p>117.41358</text:p>
              </table:table-cell>
              <table:table-cell office:value-type="float" office:value="-32.28364">
                <text:p>-32.283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4.01466">
                <text:p>84.01466</text:p>
              </table:table-cell>
              <table:table-cell office:value-type="float" office:value="113.25276">
                <text:p>113.25276</text:p>
              </table:table-cell>
              <table:table-cell office:value-type="float" office:value="-29.23811">
                <text:p>-29.238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4.38898">
                <text:p>84.38898</text:p>
              </table:table-cell>
              <table:table-cell office:value-type="float" office:value="115.78025">
                <text:p>115.78025</text:p>
              </table:table-cell>
              <table:table-cell office:value-type="float" office:value="-31.39127">
                <text:p>-31.391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4.52657">
                <text:p>84.52657</text:p>
              </table:table-cell>
              <table:table-cell office:value-type="float" office:value="117.83513">
                <text:p>117.83513</text:p>
              </table:table-cell>
              <table:table-cell office:value-type="float" office:value="-33.30856">
                <text:p>-33.308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5.73662">
                <text:p>85.73662</text:p>
              </table:table-cell>
              <table:table-cell office:value-type="float" office:value="115.65085">
                <text:p>115.65085</text:p>
              </table:table-cell>
              <table:table-cell office:value-type="float" office:value="-29.91423">
                <text:p>-29.914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4.53572">
                <text:p>84.53572</text:p>
              </table:table-cell>
              <table:table-cell office:value-type="float" office:value="118.7753">
                <text:p>118.7753</text:p>
              </table:table-cell>
              <table:table-cell office:value-type="float" office:value="-34.23959">
                <text:p>-34.239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5.13248">
                <text:p>85.13248</text:p>
              </table:table-cell>
              <table:table-cell office:value-type="float" office:value="113.65334">
                <text:p>113.65334</text:p>
              </table:table-cell>
              <table:table-cell office:value-type="float" office:value="-28.52087">
                <text:p>-28.5208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4.76441">
                <text:p>84.76441</text:p>
              </table:table-cell>
              <table:table-cell office:value-type="float" office:value="120.05336">
                <text:p>120.05336</text:p>
              </table:table-cell>
              <table:table-cell office:value-type="float" office:value="-35.28895">
                <text:p>-35.288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5.61674">
                <text:p>85.61674</text:p>
              </table:table-cell>
              <table:table-cell office:value-type="float" office:value="113.92061">
                <text:p>113.92061</text:p>
              </table:table-cell>
              <table:table-cell office:value-type="float" office:value="-28.30387">
                <text:p>-28.303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4.55972">
                <text:p>84.55972</text:p>
              </table:table-cell>
              <table:table-cell office:value-type="float" office:value="115.8192">
                <text:p>115.8192</text:p>
              </table:table-cell>
              <table:table-cell office:value-type="float" office:value="-31.25948">
                <text:p>-31.259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5.78704">
                <text:p>85.78704</text:p>
              </table:table-cell>
              <table:table-cell office:value-type="float" office:value="116.43887">
                <text:p>116.43887</text:p>
              </table:table-cell>
              <table:table-cell office:value-type="float" office:value="-30.65183">
                <text:p>-30.651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4.97779">
                <text:p>84.97779</text:p>
              </table:table-cell>
              <table:table-cell office:value-type="float" office:value="115.31336">
                <text:p>115.31336</text:p>
              </table:table-cell>
              <table:table-cell office:value-type="float" office:value="-30.33557">
                <text:p>-30.335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4.61098">
                <text:p>84.61098</text:p>
              </table:table-cell>
              <table:table-cell office:value-type="float" office:value="116.92332">
                <text:p>116.92332</text:p>
              </table:table-cell>
              <table:table-cell office:value-type="float" office:value="-32.31235">
                <text:p>-32.312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5.0043">
                <text:p>85.0043</text:p>
              </table:table-cell>
              <table:table-cell office:value-type="float" office:value="117.52479">
                <text:p>117.52479</text:p>
              </table:table-cell>
              <table:table-cell office:value-type="float" office:value="-32.52049">
                <text:p>-32.520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4.63639">
                <text:p>84.63639</text:p>
              </table:table-cell>
              <table:table-cell office:value-type="float" office:value="114.88302">
                <text:p>114.88302</text:p>
              </table:table-cell>
              <table:table-cell office:value-type="float" office:value="-30.24663">
                <text:p>-30.246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4.76914">
                <text:p>84.76914</text:p>
              </table:table-cell>
              <table:table-cell office:value-type="float" office:value="115.21247">
                <text:p>115.21247</text:p>
              </table:table-cell>
              <table:table-cell office:value-type="float" office:value="-30.44333">
                <text:p>-30.443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4.79432">
                <text:p>84.79432</text:p>
              </table:table-cell>
              <table:table-cell office:value-type="float" office:value="119.803">
                <text:p>119.803</text:p>
              </table:table-cell>
              <table:table-cell office:value-type="float" office:value="-35.00868">
                <text:p>-35.008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4.95894">
                <text:p>84.95894</text:p>
              </table:table-cell>
              <table:table-cell office:value-type="float" office:value="114.20794">
                <text:p>114.20794</text:p>
              </table:table-cell>
              <table:table-cell office:value-type="float" office:value="-29.249">
                <text:p>-29.24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4.16766">
                <text:p>84.16766</text:p>
              </table:table-cell>
              <table:table-cell office:value-type="float" office:value="117.84435">
                <text:p>117.84435</text:p>
              </table:table-cell>
              <table:table-cell office:value-type="float" office:value="-33.67669">
                <text:p>-33.676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5.17348">
                <text:p>85.17348</text:p>
              </table:table-cell>
              <table:table-cell office:value-type="float" office:value="117.49492">
                <text:p>117.49492</text:p>
              </table:table-cell>
              <table:table-cell office:value-type="float" office:value="-32.32145">
                <text:p>-32.321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.76194">
                <text:p>83.76194</text:p>
              </table:table-cell>
              <table:table-cell office:value-type="float" office:value="115.10017">
                <text:p>115.10017</text:p>
              </table:table-cell>
              <table:table-cell office:value-type="float" office:value="-31.33823">
                <text:p>-31.338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5.07675">
                <text:p>85.07675</text:p>
              </table:table-cell>
              <table:table-cell office:value-type="float" office:value="112.87869">
                <text:p>112.87869</text:p>
              </table:table-cell>
              <table:table-cell office:value-type="float" office:value="-27.80195">
                <text:p>-27.801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4.4551">
                <text:p>84.4551</text:p>
              </table:table-cell>
              <table:table-cell office:value-type="float" office:value="113.99534">
                <text:p>113.99534</text:p>
              </table:table-cell>
              <table:table-cell office:value-type="float" office:value="-29.54024">
                <text:p>-29.540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4.41955">
                <text:p>84.41955</text:p>
              </table:table-cell>
              <table:table-cell office:value-type="float" office:value="118.7783">
                <text:p>118.7783</text:p>
              </table:table-cell>
              <table:table-cell office:value-type="float" office:value="-34.35875">
                <text:p>-34.358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3.91707">
                <text:p>83.91707</text:p>
              </table:table-cell>
              <table:table-cell office:value-type="float" office:value="116.04174">
                <text:p>116.04174</text:p>
              </table:table-cell>
              <table:table-cell office:value-type="float" office:value="-32.12468">
                <text:p>-32.124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3766">
                <text:p>84.3766</text:p>
              </table:table-cell>
              <table:table-cell office:value-type="float" office:value="109.71485">
                <text:p>109.71485</text:p>
              </table:table-cell>
              <table:table-cell office:value-type="float" office:value="-25.33825">
                <text:p>-25.338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5.59782">
                <text:p>85.59782</text:p>
              </table:table-cell>
              <table:table-cell office:value-type="float" office:value="115.21896">
                <text:p>115.21896</text:p>
              </table:table-cell>
              <table:table-cell office:value-type="float" office:value="-29.62114">
                <text:p>-29.621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5.1403">
                <text:p>85.1403</text:p>
              </table:table-cell>
              <table:table-cell office:value-type="float" office:value="112.67559">
                <text:p>112.67559</text:p>
              </table:table-cell>
              <table:table-cell office:value-type="float" office:value="-27.5353">
                <text:p>-27.53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5.52986">
                <text:p>85.52986</text:p>
              </table:table-cell>
              <table:table-cell office:value-type="float" office:value="114.85604">
                <text:p>114.85604</text:p>
              </table:table-cell>
              <table:table-cell office:value-type="float" office:value="-29.32618">
                <text:p>-29.326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4.62943">
                <text:p>84.62943</text:p>
              </table:table-cell>
              <table:table-cell office:value-type="float" office:value="113.88375">
                <text:p>113.88375</text:p>
              </table:table-cell>
              <table:table-cell office:value-type="float" office:value="-29.25432">
                <text:p>-29.254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4.20183">
                <text:p>84.20183</text:p>
              </table:table-cell>
              <table:table-cell office:value-type="float" office:value="112.24153">
                <text:p>112.24153</text:p>
              </table:table-cell>
              <table:table-cell office:value-type="float" office:value="-28.0397">
                <text:p>-28.03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5.1064">
                <text:p>85.1064</text:p>
              </table:table-cell>
              <table:table-cell office:value-type="float" office:value="115.27189">
                <text:p>115.27189</text:p>
              </table:table-cell>
              <table:table-cell office:value-type="float" office:value="-30.16549">
                <text:p>-30.1654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4.07276">
                <text:p>84.07276</text:p>
              </table:table-cell>
              <table:table-cell office:value-type="float" office:value="116.49375">
                <text:p>116.49375</text:p>
              </table:table-cell>
              <table:table-cell office:value-type="float" office:value="-32.42099">
                <text:p>-32.420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4.99069">
                <text:p>84.99069</text:p>
              </table:table-cell>
              <table:table-cell office:value-type="float" office:value="119.70025">
                <text:p>119.70025</text:p>
              </table:table-cell>
              <table:table-cell office:value-type="float" office:value="-34.70955">
                <text:p>-34.709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5.18309">
                <text:p>85.18309</text:p>
              </table:table-cell>
              <table:table-cell office:value-type="float" office:value="118.92114">
                <text:p>118.92114</text:p>
              </table:table-cell>
              <table:table-cell office:value-type="float" office:value="-33.73805">
                <text:p>-33.738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4.18297">
                <text:p>84.18297</text:p>
              </table:table-cell>
              <table:table-cell office:value-type="float" office:value="110.9102">
                <text:p>110.9102</text:p>
              </table:table-cell>
              <table:table-cell office:value-type="float" office:value="-26.72723">
                <text:p>-26.7272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5.39815">
                <text:p>85.39815</text:p>
              </table:table-cell>
              <table:table-cell office:value-type="float" office:value="111.83093">
                <text:p>111.83093</text:p>
              </table:table-cell>
              <table:table-cell office:value-type="float" office:value="-26.43278">
                <text:p>-26.4327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4.00091">
                <text:p>84.00091</text:p>
              </table:table-cell>
              <table:table-cell office:value-type="float" office:value="116.58702">
                <text:p>116.58702</text:p>
              </table:table-cell>
              <table:table-cell office:value-type="float" office:value="-32.58611">
                <text:p>-32.586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5.27179">
                <text:p>85.27179</text:p>
              </table:table-cell>
              <table:table-cell office:value-type="float" office:value="114.15773">
                <text:p>114.15773</text:p>
              </table:table-cell>
              <table:table-cell office:value-type="float" office:value="-28.88594">
                <text:p>-28.885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4.63403">
                <text:p>84.63403</text:p>
              </table:table-cell>
              <table:table-cell office:value-type="float" office:value="116.66332">
                <text:p>116.66332</text:p>
              </table:table-cell>
              <table:table-cell office:value-type="float" office:value="-32.0293">
                <text:p>-32.02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4.96721">
                <text:p>84.96721</text:p>
              </table:table-cell>
              <table:table-cell office:value-type="float" office:value="119.26726">
                <text:p>119.26726</text:p>
              </table:table-cell>
              <table:table-cell office:value-type="float" office:value="-34.30005">
                <text:p>-34.300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5.12687">
                <text:p>85.12687</text:p>
              </table:table-cell>
              <table:table-cell office:value-type="float" office:value="119.69566">
                <text:p>119.69566</text:p>
              </table:table-cell>
              <table:table-cell office:value-type="float" office:value="-34.56879">
                <text:p>-34.568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4.50098">
                <text:p>84.50098</text:p>
              </table:table-cell>
              <table:table-cell office:value-type="float" office:value="118.09175">
                <text:p>118.09175</text:p>
              </table:table-cell>
              <table:table-cell office:value-type="float" office:value="-33.59077">
                <text:p>-33.590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.25377">
                <text:p>85.25377</text:p>
              </table:table-cell>
              <table:table-cell office:value-type="float" office:value="115.62812">
                <text:p>115.62812</text:p>
              </table:table-cell>
              <table:table-cell office:value-type="float" office:value="-30.37434">
                <text:p>-30.374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5.60352">
                <text:p>85.60352</text:p>
              </table:table-cell>
              <table:table-cell office:value-type="float" office:value="116.27803">
                <text:p>116.27803</text:p>
              </table:table-cell>
              <table:table-cell office:value-type="float" office:value="-30.67451">
                <text:p>-30.674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5.70622">
                <text:p>85.70622</text:p>
              </table:table-cell>
              <table:table-cell office:value-type="float" office:value="114.66488">
                <text:p>114.66488</text:p>
              </table:table-cell>
              <table:table-cell office:value-type="float" office:value="-28.95867">
                <text:p>-28.958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4.92852">
                <text:p>84.92852</text:p>
              </table:table-cell>
              <table:table-cell office:value-type="float" office:value="117.87938">
                <text:p>117.87938</text:p>
              </table:table-cell>
              <table:table-cell office:value-type="float" office:value="-32.95086">
                <text:p>-32.950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4.95046">
                <text:p>84.95046</text:p>
              </table:table-cell>
              <table:table-cell office:value-type="float" office:value="117.83868">
                <text:p>117.83868</text:p>
              </table:table-cell>
              <table:table-cell office:value-type="float" office:value="-32.88821">
                <text:p>-32.888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4.40489">
                <text:p>84.40489</text:p>
              </table:table-cell>
              <table:table-cell office:value-type="float" office:value="114.97439">
                <text:p>114.97439</text:p>
              </table:table-cell>
              <table:table-cell office:value-type="float" office:value="-30.5695">
                <text:p>-30.56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4.58304">
                <text:p>84.58304</text:p>
              </table:table-cell>
              <table:table-cell office:value-type="float" office:value="119.7674">
                <text:p>119.7674</text:p>
              </table:table-cell>
              <table:table-cell office:value-type="float" office:value="-35.18436">
                <text:p>-35.1843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6.17428">
                <text:p>86.17428</text:p>
              </table:table-cell>
              <table:table-cell office:value-type="float" office:value="112.56847">
                <text:p>112.56847</text:p>
              </table:table-cell>
              <table:table-cell office:value-type="float" office:value="-26.39419">
                <text:p>-26.394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5.07937">
                <text:p>85.07937</text:p>
              </table:table-cell>
              <table:table-cell office:value-type="float" office:value="117.44984">
                <text:p>117.44984</text:p>
              </table:table-cell>
              <table:table-cell office:value-type="float" office:value="-32.37047">
                <text:p>-32.370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4.92434">
                <text:p>84.92434</text:p>
              </table:table-cell>
              <table:table-cell office:value-type="float" office:value="120.17269">
                <text:p>120.17269</text:p>
              </table:table-cell>
              <table:table-cell office:value-type="float" office:value="-35.24835">
                <text:p>-35.248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4.00358">
                <text:p>84.00358</text:p>
              </table:table-cell>
              <table:table-cell office:value-type="float" office:value="111.52136">
                <text:p>111.52136</text:p>
              </table:table-cell>
              <table:table-cell office:value-type="float" office:value="-27.51777">
                <text:p>-27.5177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4.19098">
                <text:p>84.19098</text:p>
              </table:table-cell>
              <table:table-cell office:value-type="float" office:value="116.87032">
                <text:p>116.87032</text:p>
              </table:table-cell>
              <table:table-cell office:value-type="float" office:value="-32.67934">
                <text:p>-32.679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5.62087">
                <text:p>85.62087</text:p>
              </table:table-cell>
              <table:table-cell office:value-type="float" office:value="117.09067">
                <text:p>117.09067</text:p>
              </table:table-cell>
              <table:table-cell office:value-type="float" office:value="-31.46981">
                <text:p>-31.469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4.98412">
                <text:p>84.98412</text:p>
              </table:table-cell>
              <table:table-cell office:value-type="float" office:value="119.7587">
                <text:p>119.7587</text:p>
              </table:table-cell>
              <table:table-cell office:value-type="float" office:value="-34.77459">
                <text:p>-34.774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4.15586">
                <text:p>84.15586</text:p>
              </table:table-cell>
              <table:table-cell office:value-type="float" office:value="116.03915">
                <text:p>116.03915</text:p>
              </table:table-cell>
              <table:table-cell office:value-type="float" office:value="-31.88328">
                <text:p>-31.883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4.55465">
                <text:p>84.55465</text:p>
              </table:table-cell>
              <table:table-cell office:value-type="float" office:value="119.55303">
                <text:p>119.55303</text:p>
              </table:table-cell>
              <table:table-cell office:value-type="float" office:value="-34.99838">
                <text:p>-34.998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4.32966">
                <text:p>84.32966</text:p>
              </table:table-cell>
              <table:table-cell office:value-type="float" office:value="114.41569">
                <text:p>114.41569</text:p>
              </table:table-cell>
              <table:table-cell office:value-type="float" office:value="-30.08603">
                <text:p>-30.086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5.4653">
                <text:p>85.4653</text:p>
              </table:table-cell>
              <table:table-cell office:value-type="float" office:value="116.78584">
                <text:p>116.78584</text:p>
              </table:table-cell>
              <table:table-cell office:value-type="float" office:value="-31.32053">
                <text:p>-31.320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5.09466">
                <text:p>85.09466</text:p>
              </table:table-cell>
              <table:table-cell office:value-type="float" office:value="116.41506">
                <text:p>116.41506</text:p>
              </table:table-cell>
              <table:table-cell office:value-type="float" office:value="-31.3204">
                <text:p>-31.320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4.85779">
                <text:p>84.85779</text:p>
              </table:table-cell>
              <table:table-cell office:value-type="float" office:value="114.35878">
                <text:p>114.35878</text:p>
              </table:table-cell>
              <table:table-cell office:value-type="float" office:value="-29.50099">
                <text:p>-29.500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.93392">
                <text:p>83.93392</text:p>
              </table:table-cell>
              <table:table-cell office:value-type="float" office:value="116.3909">
                <text:p>116.3909</text:p>
              </table:table-cell>
              <table:table-cell office:value-type="float" office:value="-32.45698">
                <text:p>-32.456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4.9804">
                <text:p>84.9804</text:p>
              </table:table-cell>
              <table:table-cell office:value-type="float" office:value="119.85917">
                <text:p>119.85917</text:p>
              </table:table-cell>
              <table:table-cell office:value-type="float" office:value="-34.87878">
                <text:p>-34.8787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5.05463">
                <text:p>85.05463</text:p>
              </table:table-cell>
              <table:table-cell office:value-type="float" office:value="119.06233">
                <text:p>119.06233</text:p>
              </table:table-cell>
              <table:table-cell office:value-type="float" office:value="-34.0077">
                <text:p>-34.00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5.5045">
                <text:p>85.5045</text:p>
              </table:table-cell>
              <table:table-cell office:value-type="float" office:value="116.33111">
                <text:p>116.33111</text:p>
              </table:table-cell>
              <table:table-cell office:value-type="float" office:value="-30.82661">
                <text:p>-30.826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4.33254">
                <text:p>84.33254</text:p>
              </table:table-cell>
              <table:table-cell office:value-type="float" office:value="114.75703">
                <text:p>114.75703</text:p>
              </table:table-cell>
              <table:table-cell office:value-type="float" office:value="-30.42449">
                <text:p>-30.424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5.43548">
                <text:p>85.43548</text:p>
              </table:table-cell>
              <table:table-cell office:value-type="float" office:value="116.28837">
                <text:p>116.28837</text:p>
              </table:table-cell>
              <table:table-cell office:value-type="float" office:value="-30.85289">
                <text:p>-30.852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5.80185">
                <text:p>85.80185</text:p>
              </table:table-cell>
              <table:table-cell office:value-type="float" office:value="116.21501">
                <text:p>116.21501</text:p>
              </table:table-cell>
              <table:table-cell office:value-type="float" office:value="-30.41315">
                <text:p>-30.413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4.5634">
                <text:p>84.5634</text:p>
              </table:table-cell>
              <table:table-cell office:value-type="float" office:value="110.85855">
                <text:p>110.85855</text:p>
              </table:table-cell>
              <table:table-cell office:value-type="float" office:value="-26.29515">
                <text:p>-26.295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5.48862">
                <text:p>85.48862</text:p>
              </table:table-cell>
              <table:table-cell office:value-type="float" office:value="116.32472">
                <text:p>116.32472</text:p>
              </table:table-cell>
              <table:table-cell office:value-type="float" office:value="-30.8361">
                <text:p>-30.836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5.84383">
                <text:p>85.84383</text:p>
              </table:table-cell>
              <table:table-cell office:value-type="float" office:value="114.96423">
                <text:p>114.96423</text:p>
              </table:table-cell>
              <table:table-cell office:value-type="float" office:value="-29.12039">
                <text:p>-29.120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4.05713">
                <text:p>84.05713</text:p>
              </table:table-cell>
              <table:table-cell office:value-type="float" office:value="116.64328">
                <text:p>116.64328</text:p>
              </table:table-cell>
              <table:table-cell office:value-type="float" office:value="-32.58615">
                <text:p>-32.586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4.6872">
                <text:p>84.6872</text:p>
              </table:table-cell>
              <table:table-cell office:value-type="float" office:value="112.20319">
                <text:p>112.20319</text:p>
              </table:table-cell>
              <table:table-cell office:value-type="float" office:value="-27.51599">
                <text:p>-27.515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5.09544">
                <text:p>85.09544</text:p>
              </table:table-cell>
              <table:table-cell office:value-type="float" office:value="119.45976">
                <text:p>119.45976</text:p>
              </table:table-cell>
              <table:table-cell office:value-type="float" office:value="-34.36431">
                <text:p>-34.364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4.56756">
                <text:p>84.56756</text:p>
              </table:table-cell>
              <table:table-cell office:value-type="float" office:value="115.03642">
                <text:p>115.03642</text:p>
              </table:table-cell>
              <table:table-cell office:value-type="float" office:value="-30.46887">
                <text:p>-30.468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3.896">
                <text:p>83.896</text:p>
              </table:table-cell>
              <table:table-cell office:value-type="float" office:value="115.99875">
                <text:p>115.99875</text:p>
              </table:table-cell>
              <table:table-cell office:value-type="float" office:value="-32.10275">
                <text:p>-32.102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5.22269">
                <text:p>85.22269</text:p>
              </table:table-cell>
              <table:table-cell office:value-type="float" office:value="119.26884">
                <text:p>119.26884</text:p>
              </table:table-cell>
              <table:table-cell office:value-type="float" office:value="-34.04615">
                <text:p>-34.046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5.29367">
                <text:p>85.29367</text:p>
              </table:table-cell>
              <table:table-cell office:value-type="float" office:value="119.27095">
                <text:p>119.27095</text:p>
              </table:table-cell>
              <table:table-cell office:value-type="float" office:value="-33.97728">
                <text:p>-33.977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5.49231">
                <text:p>85.49231</text:p>
              </table:table-cell>
              <table:table-cell office:value-type="float" office:value="117.19617">
                <text:p>117.19617</text:p>
              </table:table-cell>
              <table:table-cell office:value-type="float" office:value="-31.70387">
                <text:p>-31.703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4.39772">
                <text:p>84.39772</text:p>
              </table:table-cell>
              <table:table-cell office:value-type="float" office:value="112.97862">
                <text:p>112.97862</text:p>
              </table:table-cell>
              <table:table-cell office:value-type="float" office:value="-28.5809">
                <text:p>-28.580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4.61603">
                <text:p>84.61603</text:p>
              </table:table-cell>
              <table:table-cell office:value-type="float" office:value="115.47286">
                <text:p>115.47286</text:p>
              </table:table-cell>
              <table:table-cell office:value-type="float" office:value="-30.85683">
                <text:p>-30.856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3.63155">
                <text:p>83.63155</text:p>
              </table:table-cell>
              <table:table-cell office:value-type="float" office:value="113.0768">
                <text:p>113.0768</text:p>
              </table:table-cell>
              <table:table-cell office:value-type="float" office:value="-29.44525">
                <text:p>-29.445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4.59575">
                <text:p>84.59575</text:p>
              </table:table-cell>
              <table:table-cell office:value-type="float" office:value="113.94816">
                <text:p>113.94816</text:p>
              </table:table-cell>
              <table:table-cell office:value-type="float" office:value="-29.3524">
                <text:p>-29.35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3.69352">
                <text:p>83.69352</text:p>
              </table:table-cell>
              <table:table-cell office:value-type="float" office:value="114.51354">
                <text:p>114.51354</text:p>
              </table:table-cell>
              <table:table-cell office:value-type="float" office:value="-30.82002">
                <text:p>-30.8200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.52882">
                <text:p>84.52882</text:p>
              </table:table-cell>
              <table:table-cell office:value-type="float" office:value="119.62958">
                <text:p>119.62958</text:p>
              </table:table-cell>
              <table:table-cell office:value-type="float" office:value="-35.10076">
                <text:p>-35.100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5.06364">
                <text:p>85.06364</text:p>
              </table:table-cell>
              <table:table-cell office:value-type="float" office:value="118.77574">
                <text:p>118.77574</text:p>
              </table:table-cell>
              <table:table-cell office:value-type="float" office:value="-33.7121">
                <text:p>-33.71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5.28954">
                <text:p>85.28954</text:p>
              </table:table-cell>
              <table:table-cell office:value-type="float" office:value="116.58334">
                <text:p>116.58334</text:p>
              </table:table-cell>
              <table:table-cell office:value-type="float" office:value="-31.2938">
                <text:p>-31.293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4.83492">
                <text:p>84.83492</text:p>
              </table:table-cell>
              <table:table-cell office:value-type="float" office:value="113.57983">
                <text:p>113.57983</text:p>
              </table:table-cell>
              <table:table-cell office:value-type="float" office:value="-28.74491">
                <text:p>-28.744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4.38936">
                <text:p>84.38936</text:p>
              </table:table-cell>
              <table:table-cell office:value-type="float" office:value="112.04811">
                <text:p>112.04811</text:p>
              </table:table-cell>
              <table:table-cell office:value-type="float" office:value="-27.65875">
                <text:p>-27.658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4.9169">
                <text:p>84.9169</text:p>
              </table:table-cell>
              <table:table-cell office:value-type="float" office:value="119.65611">
                <text:p>119.65611</text:p>
              </table:table-cell>
              <table:table-cell office:value-type="float" office:value="-34.73921">
                <text:p>-34.739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4.67245">
                <text:p>84.67245</text:p>
              </table:table-cell>
              <table:table-cell office:value-type="float" office:value="116.22931">
                <text:p>116.22931</text:p>
              </table:table-cell>
              <table:table-cell office:value-type="float" office:value="-31.55687">
                <text:p>-31.556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4.65254">
                <text:p>84.65254</text:p>
              </table:table-cell>
              <table:table-cell office:value-type="float" office:value="115.5448">
                <text:p>115.5448</text:p>
              </table:table-cell>
              <table:table-cell office:value-type="float" office:value="-30.89226">
                <text:p>-30.892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5.81055">
                <text:p>85.81055</text:p>
              </table:table-cell>
              <table:table-cell office:value-type="float" office:value="114.08982">
                <text:p>114.08982</text:p>
              </table:table-cell>
              <table:table-cell office:value-type="float" office:value="-28.27927">
                <text:p>-28.279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5.14979">
                <text:p>85.14979</text:p>
              </table:table-cell>
              <table:table-cell office:value-type="float" office:value="119.81935">
                <text:p>119.81935</text:p>
              </table:table-cell>
              <table:table-cell office:value-type="float" office:value="-34.66956">
                <text:p>-34.669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4.53401">
                <text:p>84.53401</text:p>
              </table:table-cell>
              <table:table-cell office:value-type="float" office:value="118.29934">
                <text:p>118.29934</text:p>
              </table:table-cell>
              <table:table-cell office:value-type="float" office:value="-33.76533">
                <text:p>-33.765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5.81801">
                <text:p>85.81801</text:p>
              </table:table-cell>
              <table:table-cell office:value-type="float" office:value="115.96966">
                <text:p>115.96966</text:p>
              </table:table-cell>
              <table:table-cell office:value-type="float" office:value="-30.15165">
                <text:p>-30.1516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.20399">
                <text:p>84.20399</text:p>
              </table:table-cell>
              <table:table-cell office:value-type="float" office:value="117.67483">
                <text:p>117.67483</text:p>
              </table:table-cell>
              <table:table-cell office:value-type="float" office:value="-33.47084">
                <text:p>-33.470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5.57661">
                <text:p>85.57661</text:p>
              </table:table-cell>
              <table:table-cell office:value-type="float" office:value="111.56883">
                <text:p>111.56883</text:p>
              </table:table-cell>
              <table:table-cell office:value-type="float" office:value="-25.99223">
                <text:p>-25.992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.77692">
                <text:p>83.77692</text:p>
              </table:table-cell>
              <table:table-cell office:value-type="float" office:value="115.19447">
                <text:p>115.19447</text:p>
              </table:table-cell>
              <table:table-cell office:value-type="float" office:value="-31.41755">
                <text:p>-31.417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4.16788">
                <text:p>84.16788</text:p>
              </table:table-cell>
              <table:table-cell office:value-type="float" office:value="114.8118">
                <text:p>114.8118</text:p>
              </table:table-cell>
              <table:table-cell office:value-type="float" office:value="-30.64392">
                <text:p>-30.643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5.82298">
                <text:p>85.82298</text:p>
              </table:table-cell>
              <table:table-cell office:value-type="float" office:value="115.85898">
                <text:p>115.85898</text:p>
              </table:table-cell>
              <table:table-cell office:value-type="float" office:value="-30.036">
                <text:p>-30.0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.99517">
                <text:p>84.99517</text:p>
              </table:table-cell>
              <table:table-cell office:value-type="float" office:value="117.83548">
                <text:p>117.83548</text:p>
              </table:table-cell>
              <table:table-cell office:value-type="float" office:value="-32.84031">
                <text:p>-32.8403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5.46048">
                <text:p>85.46048</text:p>
              </table:table-cell>
              <table:table-cell office:value-type="float" office:value="118.5821">
                <text:p>118.5821</text:p>
              </table:table-cell>
              <table:table-cell office:value-type="float" office:value="-33.12162">
                <text:p>-33.121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.70498">
                <text:p>84.70498</text:p>
              </table:table-cell>
              <table:table-cell office:value-type="float" office:value="118.50468">
                <text:p>118.50468</text:p>
              </table:table-cell>
              <table:table-cell office:value-type="float" office:value="-33.7997">
                <text:p>-33.79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.94393">
                <text:p>83.94393</text:p>
              </table:table-cell>
              <table:table-cell office:value-type="float" office:value="115.03671">
                <text:p>115.03671</text:p>
              </table:table-cell>
              <table:table-cell office:value-type="float" office:value="-31.09278">
                <text:p>-31.092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5.04635">
                <text:p>85.04635</text:p>
              </table:table-cell>
              <table:table-cell office:value-type="float" office:value="117.51666">
                <text:p>117.51666</text:p>
              </table:table-cell>
              <table:table-cell office:value-type="float" office:value="-32.47032">
                <text:p>-32.470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.17494">
                <text:p>84.17494</text:p>
              </table:table-cell>
              <table:table-cell office:value-type="float" office:value="115.47529">
                <text:p>115.47529</text:p>
              </table:table-cell>
              <table:table-cell office:value-type="float" office:value="-31.30035">
                <text:p>-31.300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3.96876">
                <text:p>83.96876</text:p>
              </table:table-cell>
              <table:table-cell office:value-type="float" office:value="115.71053">
                <text:p>115.71053</text:p>
              </table:table-cell>
              <table:table-cell office:value-type="float" office:value="-31.74177">
                <text:p>-31.741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.83399">
                <text:p>84.83399</text:p>
              </table:table-cell>
              <table:table-cell office:value-type="float" office:value="116.84542">
                <text:p>116.84542</text:p>
              </table:table-cell>
              <table:table-cell office:value-type="float" office:value="-32.01143">
                <text:p>-32.0114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.57951">
                <text:p>84.57951</text:p>
              </table:table-cell>
              <table:table-cell office:value-type="float" office:value="117.4847">
                <text:p>117.4847</text:p>
              </table:table-cell>
              <table:table-cell office:value-type="float" office:value="-32.90519">
                <text:p>-32.905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.29382">
                <text:p>85.29382</text:p>
              </table:table-cell>
              <table:table-cell office:value-type="float" office:value="117.24243">
                <text:p>117.24243</text:p>
              </table:table-cell>
              <table:table-cell office:value-type="float" office:value="-31.94861">
                <text:p>-31.9486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.21474">
                <text:p>84.21474</text:p>
              </table:table-cell>
              <table:table-cell office:value-type="float" office:value="116.34177">
                <text:p>116.34177</text:p>
              </table:table-cell>
              <table:table-cell office:value-type="float" office:value="-32.12703">
                <text:p>-32.127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4.34866">
                <text:p>84.34866</text:p>
              </table:table-cell>
              <table:table-cell office:value-type="float" office:value="110.65889">
                <text:p>110.65889</text:p>
              </table:table-cell>
              <table:table-cell office:value-type="float" office:value="-26.31023">
                <text:p>-26.310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4.18572">
                <text:p>84.18572</text:p>
              </table:table-cell>
              <table:table-cell office:value-type="float" office:value="117.69756">
                <text:p>117.69756</text:p>
              </table:table-cell>
              <table:table-cell office:value-type="float" office:value="-33.51184">
                <text:p>-33.511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3.76348">
                <text:p>83.76348</text:p>
              </table:table-cell>
              <table:table-cell office:value-type="float" office:value="114.02241">
                <text:p>114.02241</text:p>
              </table:table-cell>
              <table:table-cell office:value-type="float" office:value="-30.25893">
                <text:p>-30.258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4.95688">
                <text:p>84.95688</text:p>
              </table:table-cell>
              <table:table-cell office:value-type="float" office:value="118.93795">
                <text:p>118.93795</text:p>
              </table:table-cell>
              <table:table-cell office:value-type="float" office:value="-33.98107">
                <text:p>-33.981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4.74625">
                <text:p>84.74625</text:p>
              </table:table-cell>
              <table:table-cell office:value-type="float" office:value="119.8797">
                <text:p>119.8797</text:p>
              </table:table-cell>
              <table:table-cell office:value-type="float" office:value="-35.13345">
                <text:p>-35.133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.60926">
                <text:p>85.60926</text:p>
              </table:table-cell>
              <table:table-cell office:value-type="float" office:value="113.80681">
                <text:p>113.80681</text:p>
              </table:table-cell>
              <table:table-cell office:value-type="float" office:value="-28.19754">
                <text:p>-28.1975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4.91549">
                <text:p>84.91549</text:p>
              </table:table-cell>
              <table:table-cell office:value-type="float" office:value="119.81476">
                <text:p>119.81476</text:p>
              </table:table-cell>
              <table:table-cell office:value-type="float" office:value="-34.89926">
                <text:p>-34.899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4.09175">
                <text:p>84.09175</text:p>
              </table:table-cell>
              <table:table-cell office:value-type="float" office:value="116.57818">
                <text:p>116.57818</text:p>
              </table:table-cell>
              <table:table-cell office:value-type="float" office:value="-32.48643">
                <text:p>-32.4864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4.77509">
                <text:p>84.77509</text:p>
              </table:table-cell>
              <table:table-cell office:value-type="float" office:value="116.59381">
                <text:p>116.59381</text:p>
              </table:table-cell>
              <table:table-cell office:value-type="float" office:value="-31.81872">
                <text:p>-31.818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5.3526">
                <text:p>85.3526</text:p>
              </table:table-cell>
              <table:table-cell office:value-type="float" office:value="116.36624">
                <text:p>116.36624</text:p>
              </table:table-cell>
              <table:table-cell office:value-type="float" office:value="-31.01363">
                <text:p>-31.013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4.63894">
                <text:p>84.63894</text:p>
              </table:table-cell>
              <table:table-cell office:value-type="float" office:value="118.80565">
                <text:p>118.80565</text:p>
              </table:table-cell>
              <table:table-cell office:value-type="float" office:value="-34.16672">
                <text:p>-34.166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26087">
                <text:p>84.26087</text:p>
              </table:table-cell>
              <table:table-cell office:value-type="float" office:value="116.50495">
                <text:p>116.50495</text:p>
              </table:table-cell>
              <table:table-cell office:value-type="float" office:value="-32.24408">
                <text:p>-32.244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5.33235">
                <text:p>85.33235</text:p>
              </table:table-cell>
              <table:table-cell office:value-type="float" office:value="112.44172">
                <text:p>112.44172</text:p>
              </table:table-cell>
              <table:table-cell office:value-type="float" office:value="-27.10936">
                <text:p>-27.109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5.06967">
                <text:p>85.06967</text:p>
              </table:table-cell>
              <table:table-cell office:value-type="float" office:value="117.82929">
                <text:p>117.82929</text:p>
              </table:table-cell>
              <table:table-cell office:value-type="float" office:value="-32.75962">
                <text:p>-32.759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4.64064">
                <text:p>84.64064</text:p>
              </table:table-cell>
              <table:table-cell office:value-type="float" office:value="115.71833">
                <text:p>115.71833</text:p>
              </table:table-cell>
              <table:table-cell office:value-type="float" office:value="-31.07769">
                <text:p>-31.077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4.29061">
                <text:p>84.29061</text:p>
              </table:table-cell>
              <table:table-cell office:value-type="float" office:value="116.5771">
                <text:p>116.5771</text:p>
              </table:table-cell>
              <table:table-cell office:value-type="float" office:value="-32.28649">
                <text:p>-32.286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5.39644">
                <text:p>85.39644</text:p>
              </table:table-cell>
              <table:table-cell office:value-type="float" office:value="116.93988">
                <text:p>116.93988</text:p>
              </table:table-cell>
              <table:table-cell office:value-type="float" office:value="-31.54344">
                <text:p>-31.543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4.56311">
                <text:p>84.56311</text:p>
              </table:table-cell>
              <table:table-cell office:value-type="float" office:value="118.38158">
                <text:p>118.38158</text:p>
              </table:table-cell>
              <table:table-cell office:value-type="float" office:value="-33.81847">
                <text:p>-33.818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5.19119">
                <text:p>85.19119</text:p>
              </table:table-cell>
              <table:table-cell office:value-type="float" office:value="115.21519">
                <text:p>115.21519</text:p>
              </table:table-cell>
              <table:table-cell office:value-type="float" office:value="-30.024">
                <text:p>-30.0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4.77712">
                <text:p>84.77712</text:p>
              </table:table-cell>
              <table:table-cell office:value-type="float" office:value="118.80216">
                <text:p>118.80216</text:p>
              </table:table-cell>
              <table:table-cell office:value-type="float" office:value="-34.02504">
                <text:p>-34.0250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4.61614">
                <text:p>84.61614</text:p>
              </table:table-cell>
              <table:table-cell office:value-type="float" office:value="112.65312">
                <text:p>112.65312</text:p>
              </table:table-cell>
              <table:table-cell office:value-type="float" office:value="-28.03698">
                <text:p>-28.0369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5.37493">
                <text:p>85.37493</text:p>
              </table:table-cell>
              <table:table-cell office:value-type="float" office:value="118.59472">
                <text:p>118.59472</text:p>
              </table:table-cell>
              <table:table-cell office:value-type="float" office:value="-33.21979">
                <text:p>-33.219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4.61597">
                <text:p>84.61597</text:p>
              </table:table-cell>
              <table:table-cell office:value-type="float" office:value="111.94706">
                <text:p>111.94706</text:p>
              </table:table-cell>
              <table:table-cell office:value-type="float" office:value="-27.33109">
                <text:p>-27.3310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5.43814">
                <text:p>85.43814</text:p>
              </table:table-cell>
              <table:table-cell office:value-type="float" office:value="114.93874">
                <text:p>114.93874</text:p>
              </table:table-cell>
              <table:table-cell office:value-type="float" office:value="-29.50061">
                <text:p>-29.5006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4.13641">
                <text:p>84.13641</text:p>
              </table:table-cell>
              <table:table-cell office:value-type="float" office:value="117.43389">
                <text:p>117.43389</text:p>
              </table:table-cell>
              <table:table-cell office:value-type="float" office:value="-33.29748">
                <text:p>-33.297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4.41553">
                <text:p>84.41553</text:p>
              </table:table-cell>
              <table:table-cell office:value-type="float" office:value="117.5765">
                <text:p>117.5765</text:p>
              </table:table-cell>
              <table:table-cell office:value-type="float" office:value="-33.16097">
                <text:p>-33.160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4.34513">
                <text:p>84.34513</text:p>
              </table:table-cell>
              <table:table-cell office:value-type="float" office:value="116.40479">
                <text:p>116.40479</text:p>
              </table:table-cell>
              <table:table-cell office:value-type="float" office:value="-32.05967">
                <text:p>-32.059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4.94118">
                <text:p>84.94118</text:p>
              </table:table-cell>
              <table:table-cell office:value-type="float" office:value="115.02094">
                <text:p>115.02094</text:p>
              </table:table-cell>
              <table:table-cell office:value-type="float" office:value="-30.07976">
                <text:p>-30.0797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4.51028">
                <text:p>84.51028</text:p>
              </table:table-cell>
              <table:table-cell office:value-type="float" office:value="111.98851">
                <text:p>111.98851</text:p>
              </table:table-cell>
              <table:table-cell office:value-type="float" office:value="-27.47824">
                <text:p>-27.478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4.96557">
                <text:p>84.96557</text:p>
              </table:table-cell>
              <table:table-cell office:value-type="float" office:value="116.7355">
                <text:p>116.7355</text:p>
              </table:table-cell>
              <table:table-cell office:value-type="float" office:value="-31.76993">
                <text:p>-31.769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4.05747">
                <text:p>84.05747</text:p>
              </table:table-cell>
              <table:table-cell office:value-type="float" office:value="116.75962">
                <text:p>116.75962</text:p>
              </table:table-cell>
              <table:table-cell office:value-type="float" office:value="-32.70215">
                <text:p>-32.702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4.79019">
                <text:p>84.79019</text:p>
              </table:table-cell>
              <table:table-cell office:value-type="float" office:value="117.7101">
                <text:p>117.7101</text:p>
              </table:table-cell>
              <table:table-cell office:value-type="float" office:value="-32.91991">
                <text:p>-32.919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4.39651">
                <text:p>84.39651</text:p>
              </table:table-cell>
              <table:table-cell office:value-type="float" office:value="117.88879">
                <text:p>117.88879</text:p>
              </table:table-cell>
              <table:table-cell office:value-type="float" office:value="-33.49229">
                <text:p>-33.492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5.00498">
                <text:p>85.00498</text:p>
              </table:table-cell>
              <table:table-cell office:value-type="float" office:value="117.64004">
                <text:p>117.64004</text:p>
              </table:table-cell>
              <table:table-cell office:value-type="float" office:value="-32.63505">
                <text:p>-32.635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5.08036">
                <text:p>85.08036</text:p>
              </table:table-cell>
              <table:table-cell office:value-type="float" office:value="115.53475">
                <text:p>115.53475</text:p>
              </table:table-cell>
              <table:table-cell office:value-type="float" office:value="-30.45439">
                <text:p>-30.454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.1326">
                <text:p>85.1326</text:p>
              </table:table-cell>
              <table:table-cell office:value-type="float" office:value="111.97108">
                <text:p>111.97108</text:p>
              </table:table-cell>
              <table:table-cell office:value-type="float" office:value="-26.83848">
                <text:p>-26.838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4.6833">
                <text:p>84.6833</text:p>
              </table:table-cell>
              <table:table-cell office:value-type="float" office:value="113.4368">
                <text:p>113.4368</text:p>
              </table:table-cell>
              <table:table-cell office:value-type="float" office:value="-28.7535">
                <text:p>-28.753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5.69033">
                <text:p>85.69033</text:p>
              </table:table-cell>
              <table:table-cell office:value-type="float" office:value="115.60796">
                <text:p>115.60796</text:p>
              </table:table-cell>
              <table:table-cell office:value-type="float" office:value="-29.91763">
                <text:p>-29.917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5.06764">
                <text:p>85.06764</text:p>
              </table:table-cell>
              <table:table-cell office:value-type="float" office:value="117.52078">
                <text:p>117.52078</text:p>
              </table:table-cell>
              <table:table-cell office:value-type="float" office:value="-32.45314">
                <text:p>-32.453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3.81504">
                <text:p>83.81504</text:p>
              </table:table-cell>
              <table:table-cell office:value-type="float" office:value="113.9886">
                <text:p>113.9886</text:p>
              </table:table-cell>
              <table:table-cell office:value-type="float" office:value="-30.17355">
                <text:p>-30.173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5.47991">
                <text:p>85.47991</text:p>
              </table:table-cell>
              <table:table-cell office:value-type="float" office:value="117.21989">
                <text:p>117.21989</text:p>
              </table:table-cell>
              <table:table-cell office:value-type="float" office:value="-31.73998">
                <text:p>-31.739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5.03569">
                <text:p>85.03569</text:p>
              </table:table-cell>
              <table:table-cell office:value-type="float" office:value="119.0761">
                <text:p>119.0761</text:p>
              </table:table-cell>
              <table:table-cell office:value-type="float" office:value="-34.04041">
                <text:p>-34.040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5.29995">
                <text:p>85.29995</text:p>
              </table:table-cell>
              <table:table-cell office:value-type="float" office:value="109.88048">
                <text:p>109.88048</text:p>
              </table:table-cell>
              <table:table-cell office:value-type="float" office:value="-24.58053">
                <text:p>-24.580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4.2862">
                <text:p>84.2862</text:p>
              </table:table-cell>
              <table:table-cell office:value-type="float" office:value="112.41707">
                <text:p>112.41707</text:p>
              </table:table-cell>
              <table:table-cell office:value-type="float" office:value="-28.13087">
                <text:p>-28.130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4.14446">
                <text:p>84.14446</text:p>
              </table:table-cell>
              <table:table-cell office:value-type="float" office:value="117.91152">
                <text:p>117.91152</text:p>
              </table:table-cell>
              <table:table-cell office:value-type="float" office:value="-33.76706">
                <text:p>-33.7670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5.03753">
                <text:p>85.03753</text:p>
              </table:table-cell>
              <table:table-cell office:value-type="float" office:value="112.68582">
                <text:p>112.68582</text:p>
              </table:table-cell>
              <table:table-cell office:value-type="float" office:value="-27.64829">
                <text:p>-27.648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5.68028">
                <text:p>85.68028</text:p>
              </table:table-cell>
              <table:table-cell office:value-type="float" office:value="116.51598">
                <text:p>116.51598</text:p>
              </table:table-cell>
              <table:table-cell office:value-type="float" office:value="-30.8357">
                <text:p>-30.83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5.07531">
                <text:p>85.07531</text:p>
              </table:table-cell>
              <table:table-cell office:value-type="float" office:value="115.20379">
                <text:p>115.20379</text:p>
              </table:table-cell>
              <table:table-cell office:value-type="float" office:value="-30.12848">
                <text:p>-30.128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6.21412">
                <text:p>86.21412</text:p>
              </table:table-cell>
              <table:table-cell office:value-type="float" office:value="112.02547">
                <text:p>112.02547</text:p>
              </table:table-cell>
              <table:table-cell office:value-type="float" office:value="-25.81135">
                <text:p>-25.811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5.22489">
                <text:p>85.22489</text:p>
              </table:table-cell>
              <table:table-cell office:value-type="float" office:value="118.01447">
                <text:p>118.01447</text:p>
              </table:table-cell>
              <table:table-cell office:value-type="float" office:value="-32.78958">
                <text:p>-32.7895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5.22156">
                <text:p>85.22156</text:p>
              </table:table-cell>
              <table:table-cell office:value-type="float" office:value="115.51588">
                <text:p>115.51588</text:p>
              </table:table-cell>
              <table:table-cell office:value-type="float" office:value="-30.29432">
                <text:p>-30.294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4.95835">
                <text:p>84.95835</text:p>
              </table:table-cell>
              <table:table-cell office:value-type="float" office:value="117.50513">
                <text:p>117.50513</text:p>
              </table:table-cell>
              <table:table-cell office:value-type="float" office:value="-32.54678">
                <text:p>-32.5467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4.84288">
                <text:p>84.84288</text:p>
              </table:table-cell>
              <table:table-cell office:value-type="float" office:value="119.4245">
                <text:p>119.4245</text:p>
              </table:table-cell>
              <table:table-cell office:value-type="float" office:value="-34.58162">
                <text:p>-34.581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5.08188">
                <text:p>85.08188</text:p>
              </table:table-cell>
              <table:table-cell office:value-type="float" office:value="116.57335">
                <text:p>116.57335</text:p>
              </table:table-cell>
              <table:table-cell office:value-type="float" office:value="-31.49148">
                <text:p>-31.491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4.98192">
                <text:p>84.98192</text:p>
              </table:table-cell>
              <table:table-cell office:value-type="float" office:value="116.59105">
                <text:p>116.59105</text:p>
              </table:table-cell>
              <table:table-cell office:value-type="float" office:value="-31.60913">
                <text:p>-31.609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4.20142">
                <text:p>84.20142</text:p>
              </table:table-cell>
              <table:table-cell office:value-type="float" office:value="115.3853">
                <text:p>115.3853</text:p>
              </table:table-cell>
              <table:table-cell office:value-type="float" office:value="-31.18388">
                <text:p>-31.183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4.39223">
                <text:p>84.39223</text:p>
              </table:table-cell>
              <table:table-cell office:value-type="float" office:value="116.02664">
                <text:p>116.02664</text:p>
              </table:table-cell>
              <table:table-cell office:value-type="float" office:value="-31.63441">
                <text:p>-31.6344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5.48802">
                <text:p>85.48802</text:p>
              </table:table-cell>
              <table:table-cell office:value-type="float" office:value="114.9819">
                <text:p>114.9819</text:p>
              </table:table-cell>
              <table:table-cell office:value-type="float" office:value="-29.49388">
                <text:p>-29.4938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5.18382">
                <text:p>85.18382</text:p>
              </table:table-cell>
              <table:table-cell office:value-type="float" office:value="114.5032">
                <text:p>114.5032</text:p>
              </table:table-cell>
              <table:table-cell office:value-type="float" office:value="-29.31938">
                <text:p>-29.319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4.41913">
                <text:p>84.41913</text:p>
              </table:table-cell>
              <table:table-cell office:value-type="float" office:value="110.91867">
                <text:p>110.91867</text:p>
              </table:table-cell>
              <table:table-cell office:value-type="float" office:value="-26.49954">
                <text:p>-26.4995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5.2297">
                <text:p>85.2297</text:p>
              </table:table-cell>
              <table:table-cell office:value-type="float" office:value="118.59955">
                <text:p>118.59955</text:p>
              </table:table-cell>
              <table:table-cell office:value-type="float" office:value="-33.36985">
                <text:p>-33.3698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5.7333">
                <text:p>85.7333</text:p>
              </table:table-cell>
              <table:table-cell office:value-type="float" office:value="116.65478">
                <text:p>116.65478</text:p>
              </table:table-cell>
              <table:table-cell office:value-type="float" office:value="-30.92148">
                <text:p>-30.9214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4.6577">
                <text:p>84.6577</text:p>
              </table:table-cell>
              <table:table-cell office:value-type="float" office:value="114.87887">
                <text:p>114.87887</text:p>
              </table:table-cell>
              <table:table-cell office:value-type="float" office:value="-30.22117">
                <text:p>-30.221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4.89099">
                <text:p>84.89099</text:p>
              </table:table-cell>
              <table:table-cell office:value-type="float" office:value="116.0912">
                <text:p>116.0912</text:p>
              </table:table-cell>
              <table:table-cell office:value-type="float" office:value="-31.20021">
                <text:p>-31.200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5.21042">
                <text:p>85.21042</text:p>
              </table:table-cell>
              <table:table-cell office:value-type="float" office:value="115.52671">
                <text:p>115.52671</text:p>
              </table:table-cell>
              <table:table-cell office:value-type="float" office:value="-30.31629">
                <text:p>-30.316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5.41607">
                <text:p>85.41607</text:p>
              </table:table-cell>
              <table:table-cell office:value-type="float" office:value="117.99177">
                <text:p>117.99177</text:p>
              </table:table-cell>
              <table:table-cell office:value-type="float" office:value="-32.5757">
                <text:p>-32.57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4.50756">
                <text:p>84.50756</text:p>
              </table:table-cell>
              <table:table-cell office:value-type="float" office:value="112.9928">
                <text:p>112.9928</text:p>
              </table:table-cell>
              <table:table-cell office:value-type="float" office:value="-28.48524">
                <text:p>-28.485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.03206">
                <text:p>84.03206</text:p>
              </table:table-cell>
              <table:table-cell office:value-type="float" office:value="116.93142">
                <text:p>116.93142</text:p>
              </table:table-cell>
              <table:table-cell office:value-type="float" office:value="-32.89936">
                <text:p>-32.899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5.41584">
                <text:p>85.41584</text:p>
              </table:table-cell>
              <table:table-cell office:value-type="float" office:value="111.27145">
                <text:p>111.27145</text:p>
              </table:table-cell>
              <table:table-cell office:value-type="float" office:value="-25.85561">
                <text:p>-25.8556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4.80151">
                <text:p>84.80151</text:p>
              </table:table-cell>
              <table:table-cell office:value-type="float" office:value="117.04302">
                <text:p>117.04302</text:p>
              </table:table-cell>
              <table:table-cell office:value-type="float" office:value="-32.24151">
                <text:p>-32.241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3.9348">
                <text:p>83.9348</text:p>
              </table:table-cell>
              <table:table-cell office:value-type="float" office:value="114.85459">
                <text:p>114.85459</text:p>
              </table:table-cell>
              <table:table-cell office:value-type="float" office:value="-30.91979">
                <text:p>-30.9197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3.63504">
                <text:p>83.63504</text:p>
              </table:table-cell>
              <table:table-cell office:value-type="float" office:value="113.41144">
                <text:p>113.41144</text:p>
              </table:table-cell>
              <table:table-cell office:value-type="float" office:value="-29.77641">
                <text:p>-29.7764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6.17183">
                <text:p>86.17183</text:p>
              </table:table-cell>
              <table:table-cell office:value-type="float" office:value="112.47218">
                <text:p>112.47218</text:p>
              </table:table-cell>
              <table:table-cell office:value-type="float" office:value="-26.30035">
                <text:p>-26.300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4.85557">
                <text:p>84.85557</text:p>
              </table:table-cell>
              <table:table-cell office:value-type="float" office:value="119.32606">
                <text:p>119.32606</text:p>
              </table:table-cell>
              <table:table-cell office:value-type="float" office:value="-34.47049">
                <text:p>-34.4704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5.04151">
                <text:p>85.04151</text:p>
              </table:table-cell>
              <table:table-cell office:value-type="float" office:value="115.74034">
                <text:p>115.74034</text:p>
              </table:table-cell>
              <table:table-cell office:value-type="float" office:value="-30.69883">
                <text:p>-30.698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5.55305">
                <text:p>85.55305</text:p>
              </table:table-cell>
              <table:table-cell office:value-type="float" office:value="117.36778">
                <text:p>117.36778</text:p>
              </table:table-cell>
              <table:table-cell office:value-type="float" office:value="-31.81473">
                <text:p>-31.814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3.7374">
                <text:p>83.7374</text:p>
              </table:table-cell>
              <table:table-cell office:value-type="float" office:value="114.57584">
                <text:p>114.57584</text:p>
              </table:table-cell>
              <table:table-cell office:value-type="float" office:value="-30.83844">
                <text:p>-30.838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4.56465">
                <text:p>84.56465</text:p>
              </table:table-cell>
              <table:table-cell office:value-type="float" office:value="114.20145">
                <text:p>114.20145</text:p>
              </table:table-cell>
              <table:table-cell office:value-type="float" office:value="-29.6368">
                <text:p>-29.63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5.72735">
                <text:p>85.72735</text:p>
              </table:table-cell>
              <table:table-cell office:value-type="float" office:value="115.63701">
                <text:p>115.63701</text:p>
              </table:table-cell>
              <table:table-cell office:value-type="float" office:value="-29.90966">
                <text:p>-29.9096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5.35794">
                <text:p>85.35794</text:p>
              </table:table-cell>
              <table:table-cell office:value-type="float" office:value="110.96292">
                <text:p>110.96292</text:p>
              </table:table-cell>
              <table:table-cell office:value-type="float" office:value="-25.60497">
                <text:p>-25.604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4.07822">
                <text:p>84.07822</text:p>
              </table:table-cell>
              <table:table-cell office:value-type="float" office:value="115.88643">
                <text:p>115.88643</text:p>
              </table:table-cell>
              <table:table-cell office:value-type="float" office:value="-31.80821">
                <text:p>-31.8082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5.61573">
                <text:p>85.61573</text:p>
              </table:table-cell>
              <table:table-cell office:value-type="float" office:value="116.03543">
                <text:p>116.03543</text:p>
              </table:table-cell>
              <table:table-cell office:value-type="float" office:value="-30.41969">
                <text:p>-30.4196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4.86404">
                <text:p>84.86404</text:p>
              </table:table-cell>
              <table:table-cell office:value-type="float" office:value="115.02533">
                <text:p>115.02533</text:p>
              </table:table-cell>
              <table:table-cell office:value-type="float" office:value="-30.16129">
                <text:p>-30.161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4.66978">
                <text:p>84.66978</text:p>
              </table:table-cell>
              <table:table-cell office:value-type="float" office:value="112.81792">
                <text:p>112.81792</text:p>
              </table:table-cell>
              <table:table-cell office:value-type="float" office:value="-28.14814">
                <text:p>-28.148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5.02157">
                <text:p>85.02157</text:p>
              </table:table-cell>
              <table:table-cell office:value-type="float" office:value="119.74558">
                <text:p>119.74558</text:p>
              </table:table-cell>
              <table:table-cell office:value-type="float" office:value="-34.72401">
                <text:p>-34.724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.78757">
                <text:p>83.78757</text:p>
              </table:table-cell>
              <table:table-cell office:value-type="float" office:value="115.12914">
                <text:p>115.12914</text:p>
              </table:table-cell>
              <table:table-cell office:value-type="float" office:value="-31.34157">
                <text:p>-31.3415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4.32813">
                <text:p>84.32813</text:p>
              </table:table-cell>
              <table:table-cell office:value-type="float" office:value="115.50699">
                <text:p>115.50699</text:p>
              </table:table-cell>
              <table:table-cell office:value-type="float" office:value="-31.17887">
                <text:p>-31.1788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4.35729">
                <text:p>84.35729</text:p>
              </table:table-cell>
              <table:table-cell office:value-type="float" office:value="118.72616">
                <text:p>118.72616</text:p>
              </table:table-cell>
              <table:table-cell office:value-type="float" office:value="-34.36887">
                <text:p>-34.368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4.64302">
                <text:p>84.64302</text:p>
              </table:table-cell>
              <table:table-cell office:value-type="float" office:value="113.19418">
                <text:p>113.19418</text:p>
              </table:table-cell>
              <table:table-cell office:value-type="float" office:value="-28.55116">
                <text:p>-28.551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5.08454">
                <text:p>85.08454</text:p>
              </table:table-cell>
              <table:table-cell office:value-type="float" office:value="112.81858">
                <text:p>112.81858</text:p>
              </table:table-cell>
              <table:table-cell office:value-type="float" office:value="-27.73404">
                <text:p>-27.734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.44691">
                <text:p>84.44691</text:p>
              </table:table-cell>
              <table:table-cell office:value-type="float" office:value="114.43141">
                <text:p>114.43141</text:p>
              </table:table-cell>
              <table:table-cell office:value-type="float" office:value="-29.98449">
                <text:p>-29.984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.77327">
                <text:p>85.77327</text:p>
              </table:table-cell>
              <table:table-cell office:value-type="float" office:value="116.17745">
                <text:p>116.17745</text:p>
              </table:table-cell>
              <table:table-cell office:value-type="float" office:value="-30.40418">
                <text:p>-30.404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5.07593">
                <text:p>85.07593</text:p>
              </table:table-cell>
              <table:table-cell office:value-type="float" office:value="117.16397">
                <text:p>117.16397</text:p>
              </table:table-cell>
              <table:table-cell office:value-type="float" office:value="-32.08805">
                <text:p>-32.088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5.47815">
                <text:p>85.47815</text:p>
              </table:table-cell>
              <table:table-cell office:value-type="float" office:value="113.62644">
                <text:p>113.62644</text:p>
              </table:table-cell>
              <table:table-cell office:value-type="float" office:value="-28.1483">
                <text:p>-28.14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5.13488">
                <text:p>85.13488</text:p>
              </table:table-cell>
              <table:table-cell office:value-type="float" office:value="117.69346">
                <text:p>117.69346</text:p>
              </table:table-cell>
              <table:table-cell office:value-type="float" office:value="-32.55858">
                <text:p>-32.558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4.91644">
                <text:p>84.91644</text:p>
              </table:table-cell>
              <table:table-cell office:value-type="float" office:value="119.19031">
                <text:p>119.19031</text:p>
              </table:table-cell>
              <table:table-cell office:value-type="float" office:value="-34.27386">
                <text:p>-34.273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4.43937">
                <text:p>84.43937</text:p>
              </table:table-cell>
              <table:table-cell office:value-type="float" office:value="116.44722">
                <text:p>116.44722</text:p>
              </table:table-cell>
              <table:table-cell office:value-type="float" office:value="-32.00786">
                <text:p>-32.007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4.45782">
                <text:p>84.45782</text:p>
              </table:table-cell>
              <table:table-cell office:value-type="float" office:value="117.48662">
                <text:p>117.48662</text:p>
              </table:table-cell>
              <table:table-cell office:value-type="float" office:value="-33.0288">
                <text:p>-33.02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.80857">
                <text:p>83.80857</text:p>
              </table:table-cell>
              <table:table-cell office:value-type="float" office:value="115.29689">
                <text:p>115.29689</text:p>
              </table:table-cell>
              <table:table-cell office:value-type="float" office:value="-31.48832">
                <text:p>-31.488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4.6269">
                <text:p>84.6269</text:p>
              </table:table-cell>
              <table:table-cell office:value-type="float" office:value="114.17839">
                <text:p>114.17839</text:p>
              </table:table-cell>
              <table:table-cell office:value-type="float" office:value="-29.55149">
                <text:p>-29.5514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4.40666">
                <text:p>84.40666</text:p>
              </table:table-cell>
              <table:table-cell office:value-type="float" office:value="116.93718">
                <text:p>116.93718</text:p>
              </table:table-cell>
              <table:table-cell office:value-type="float" office:value="-32.53051">
                <text:p>-32.5305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.53109">
                <text:p>83.53109</text:p>
              </table:table-cell>
              <table:table-cell office:value-type="float" office:value="112.83509">
                <text:p>112.83509</text:p>
              </table:table-cell>
              <table:table-cell office:value-type="float" office:value="-29.304">
                <text:p>-29.30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5.13156">
                <text:p>85.13156</text:p>
              </table:table-cell>
              <table:table-cell office:value-type="float" office:value="119.60426">
                <text:p>119.60426</text:p>
              </table:table-cell>
              <table:table-cell office:value-type="float" office:value="-34.4727">
                <text:p>-34.47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5.74905">
                <text:p>85.74905</text:p>
              </table:table-cell>
              <table:table-cell office:value-type="float" office:value="116.07428">
                <text:p>116.07428</text:p>
              </table:table-cell>
              <table:table-cell office:value-type="float" office:value="-30.32523">
                <text:p>-30.325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4.65076">
                <text:p>84.65076</text:p>
              </table:table-cell>
              <table:table-cell office:value-type="float" office:value="114.23259">
                <text:p>114.23259</text:p>
              </table:table-cell>
              <table:table-cell office:value-type="float" office:value="-29.58184">
                <text:p>-29.581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4.46776">
                <text:p>84.46776</text:p>
              </table:table-cell>
              <table:table-cell office:value-type="float" office:value="113.0585">
                <text:p>113.0585</text:p>
              </table:table-cell>
              <table:table-cell office:value-type="float" office:value="-28.59074">
                <text:p>-28.5907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5.43225">
                <text:p>85.43225</text:p>
              </table:table-cell>
              <table:table-cell office:value-type="float" office:value="117.29079">
                <text:p>117.29079</text:p>
              </table:table-cell>
              <table:table-cell office:value-type="float" office:value="-31.85854">
                <text:p>-31.8585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5.77973">
                <text:p>85.77973</text:p>
              </table:table-cell>
              <table:table-cell office:value-type="float" office:value="116.01178">
                <text:p>116.01178</text:p>
              </table:table-cell>
              <table:table-cell office:value-type="float" office:value="-30.23206">
                <text:p>-30.232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5.31728">
                <text:p>85.31728</text:p>
              </table:table-cell>
              <table:table-cell office:value-type="float" office:value="118.79358">
                <text:p>118.79358</text:p>
              </table:table-cell>
              <table:table-cell office:value-type="float" office:value="-33.4763">
                <text:p>-33.47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4.8632">
                <text:p>84.8632</text:p>
              </table:table-cell>
              <table:table-cell office:value-type="float" office:value="118.9402">
                <text:p>118.9402</text:p>
              </table:table-cell>
              <table:table-cell office:value-type="float" office:value="-34.077">
                <text:p>-34.0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5.92894">
                <text:p>85.92894</text:p>
              </table:table-cell>
              <table:table-cell office:value-type="float" office:value="115.38644">
                <text:p>115.38644</text:p>
              </table:table-cell>
              <table:table-cell office:value-type="float" office:value="-29.4575">
                <text:p>-29.45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4.4715">
                <text:p>84.4715</text:p>
              </table:table-cell>
              <table:table-cell office:value-type="float" office:value="118.85054">
                <text:p>118.85054</text:p>
              </table:table-cell>
              <table:table-cell office:value-type="float" office:value="-34.37904">
                <text:p>-34.379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5.05359">
                <text:p>85.05359</text:p>
              </table:table-cell>
              <table:table-cell office:value-type="float" office:value="119.82728">
                <text:p>119.82728</text:p>
              </table:table-cell>
              <table:table-cell office:value-type="float" office:value="-34.77368">
                <text:p>-34.773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4.88092">
                <text:p>84.88092</text:p>
              </table:table-cell>
              <table:table-cell office:value-type="float" office:value="117.81081">
                <text:p>117.81081</text:p>
              </table:table-cell>
              <table:table-cell office:value-type="float" office:value="-32.92989">
                <text:p>-32.9298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5.19421">
                <text:p>85.19421</text:p>
              </table:table-cell>
              <table:table-cell office:value-type="float" office:value="114.66123">
                <text:p>114.66123</text:p>
              </table:table-cell>
              <table:table-cell office:value-type="float" office:value="-29.46702">
                <text:p>-29.467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.38216">
                <text:p>85.38216</text:p>
              </table:table-cell>
              <table:table-cell office:value-type="float" office:value="117.29941">
                <text:p>117.29941</text:p>
              </table:table-cell>
              <table:table-cell office:value-type="float" office:value="-31.91724">
                <text:p>-31.917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5.11155">
                <text:p>85.11155</text:p>
              </table:table-cell>
              <table:table-cell office:value-type="float" office:value="115.50923">
                <text:p>115.50923</text:p>
              </table:table-cell>
              <table:table-cell office:value-type="float" office:value="-30.39768">
                <text:p>-30.397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.66448">
                <text:p>84.66448</text:p>
              </table:table-cell>
              <table:table-cell office:value-type="float" office:value="117.00372">
                <text:p>117.00372</text:p>
              </table:table-cell>
              <table:table-cell office:value-type="float" office:value="-32.33925">
                <text:p>-32.339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.14968">
                <text:p>84.14968</text:p>
              </table:table-cell>
              <table:table-cell office:value-type="float" office:value="115.23043">
                <text:p>115.23043</text:p>
              </table:table-cell>
              <table:table-cell office:value-type="float" office:value="-31.08074">
                <text:p>-31.0807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91362">
                <text:p>83.91362</text:p>
              </table:table-cell>
              <table:table-cell office:value-type="float" office:value="116.08585">
                <text:p>116.08585</text:p>
              </table:table-cell>
              <table:table-cell office:value-type="float" office:value="-32.17223">
                <text:p>-32.172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98121">
                <text:p>83.98121</text:p>
              </table:table-cell>
              <table:table-cell office:value-type="float" office:value="113.89374">
                <text:p>113.89374</text:p>
              </table:table-cell>
              <table:table-cell office:value-type="float" office:value="-29.91253">
                <text:p>-29.9125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5.02174">
                <text:p>85.02174</text:p>
              </table:table-cell>
              <table:table-cell office:value-type="float" office:value="116.73233">
                <text:p>116.73233</text:p>
              </table:table-cell>
              <table:table-cell office:value-type="float" office:value="-31.7106">
                <text:p>-31.71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.27575">
                <text:p>85.27575</text:p>
              </table:table-cell>
              <table:table-cell office:value-type="float" office:value="115.54583">
                <text:p>115.54583</text:p>
              </table:table-cell>
              <table:table-cell office:value-type="float" office:value="-30.27008">
                <text:p>-30.270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5.15572">
                <text:p>85.15572</text:p>
              </table:table-cell>
              <table:table-cell office:value-type="float" office:value="118.91563">
                <text:p>118.91563</text:p>
              </table:table-cell>
              <table:table-cell office:value-type="float" office:value="-33.75991">
                <text:p>-33.759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.56671">
                <text:p>84.56671</text:p>
              </table:table-cell>
              <table:table-cell office:value-type="float" office:value="118.50904">
                <text:p>118.50904</text:p>
              </table:table-cell>
              <table:table-cell office:value-type="float" office:value="-33.94233">
                <text:p>-33.942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.18491">
                <text:p>85.18491</text:p>
              </table:table-cell>
              <table:table-cell office:value-type="float" office:value="115.02566">
                <text:p>115.02566</text:p>
              </table:table-cell>
              <table:table-cell office:value-type="float" office:value="-29.84076">
                <text:p>-29.840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71729">
                <text:p>84.71729</text:p>
              </table:table-cell>
              <table:table-cell office:value-type="float" office:value="115.07778">
                <text:p>115.07778</text:p>
              </table:table-cell>
              <table:table-cell office:value-type="float" office:value="-30.36049">
                <text:p>-30.360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7204">
                <text:p>84.17204</text:p>
              </table:table-cell>
              <table:table-cell office:value-type="float" office:value="117.73869">
                <text:p>117.73869</text:p>
              </table:table-cell>
              <table:table-cell office:value-type="float" office:value="-33.56665">
                <text:p>-33.566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.17517">
                <text:p>85.17517</text:p>
              </table:table-cell>
              <table:table-cell office:value-type="float" office:value="118.91003">
                <text:p>118.91003</text:p>
              </table:table-cell>
              <table:table-cell office:value-type="float" office:value="-33.73486">
                <text:p>-33.7348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.33078">
                <text:p>85.33078</text:p>
              </table:table-cell>
              <table:table-cell office:value-type="float" office:value="117.56238">
                <text:p>117.56238</text:p>
              </table:table-cell>
              <table:table-cell office:value-type="float" office:value="-32.2316">
                <text:p>-32.23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56339">
                <text:p>84.56339</text:p>
              </table:table-cell>
              <table:table-cell office:value-type="float" office:value="117.83433">
                <text:p>117.83433</text:p>
              </table:table-cell>
              <table:table-cell office:value-type="float" office:value="-33.27094">
                <text:p>-33.2709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.51479">
                <text:p>85.51479</text:p>
              </table:table-cell>
              <table:table-cell office:value-type="float" office:value="117.62312">
                <text:p>117.62312</text:p>
              </table:table-cell>
              <table:table-cell office:value-type="float" office:value="-32.10833">
                <text:p>-32.108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.24286">
                <text:p>85.24286</text:p>
              </table:table-cell>
              <table:table-cell office:value-type="float" office:value="115.48303">
                <text:p>115.48303</text:p>
              </table:table-cell>
              <table:table-cell office:value-type="float" office:value="-30.24017">
                <text:p>-30.240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6.08427">
                <text:p>86.08427</text:p>
              </table:table-cell>
              <table:table-cell office:value-type="float" office:value="113.46404">
                <text:p>113.46404</text:p>
              </table:table-cell>
              <table:table-cell office:value-type="float" office:value="-27.37977">
                <text:p>-27.3797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73703">
                <text:p>84.73703</text:p>
              </table:table-cell>
              <table:table-cell office:value-type="float" office:value="119.65828">
                <text:p>119.65828</text:p>
              </table:table-cell>
              <table:table-cell office:value-type="float" office:value="-34.92124">
                <text:p>-34.921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74938">
                <text:p>84.74938</text:p>
              </table:table-cell>
              <table:table-cell office:value-type="float" office:value="114.84616">
                <text:p>114.84616</text:p>
              </table:table-cell>
              <table:table-cell office:value-type="float" office:value="-30.09678">
                <text:p>-30.096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4.76148">
                <text:p>84.76148</text:p>
              </table:table-cell>
              <table:table-cell office:value-type="float" office:value="119.45258">
                <text:p>119.45258</text:p>
              </table:table-cell>
              <table:table-cell office:value-type="float" office:value="-34.6911">
                <text:p>-34.69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02636">
                <text:p>85.02636</text:p>
              </table:table-cell>
              <table:table-cell office:value-type="float" office:value="116.80456">
                <text:p>116.80456</text:p>
              </table:table-cell>
              <table:table-cell office:value-type="float" office:value="-31.77821">
                <text:p>-31.778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08471">
                <text:p>85.08471</text:p>
              </table:table-cell>
              <table:table-cell office:value-type="float" office:value="118.47832">
                <text:p>118.47832</text:p>
              </table:table-cell>
              <table:table-cell office:value-type="float" office:value="-33.39361">
                <text:p>-33.3936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01062">
                <text:p>85.01062</text:p>
              </table:table-cell>
              <table:table-cell office:value-type="float" office:value="116.05374">
                <text:p>116.05374</text:p>
              </table:table-cell>
              <table:table-cell office:value-type="float" office:value="-31.04312">
                <text:p>-31.043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4.08868">
                <text:p>84.08868</text:p>
              </table:table-cell>
              <table:table-cell office:value-type="float" office:value="117.2562">
                <text:p>117.2562</text:p>
              </table:table-cell>
              <table:table-cell office:value-type="float" office:value="-33.16751">
                <text:p>-33.1675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21379">
                <text:p>85.21379</text:p>
              </table:table-cell>
              <table:table-cell office:value-type="float" office:value="110.56218">
                <text:p>110.56218</text:p>
              </table:table-cell>
              <table:table-cell office:value-type="float" office:value="-25.34839">
                <text:p>-25.348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4.71188">
                <text:p>84.71188</text:p>
              </table:table-cell>
              <table:table-cell office:value-type="float" office:value="117.00062">
                <text:p>117.00062</text:p>
              </table:table-cell>
              <table:table-cell office:value-type="float" office:value="-32.28874">
                <text:p>-32.288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7988">
                <text:p>85.77988</text:p>
              </table:table-cell>
              <table:table-cell office:value-type="float" office:value="114.99874">
                <text:p>114.99874</text:p>
              </table:table-cell>
              <table:table-cell office:value-type="float" office:value="-29.21886">
                <text:p>-29.218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4.80344">
                <text:p>84.80344</text:p>
              </table:table-cell>
              <table:table-cell office:value-type="float" office:value="115.66032">
                <text:p>115.66032</text:p>
              </table:table-cell>
              <table:table-cell office:value-type="float" office:value="-30.85688">
                <text:p>-30.8568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4.86334">
                <text:p>84.86334</text:p>
              </table:table-cell>
              <table:table-cell office:value-type="float" office:value="116.94445">
                <text:p>116.94445</text:p>
              </table:table-cell>
              <table:table-cell office:value-type="float" office:value="-32.08111">
                <text:p>-32.081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4.95276">
                <text:p>84.95276</text:p>
              </table:table-cell>
              <table:table-cell office:value-type="float" office:value="117.7094">
                <text:p>117.7094</text:p>
              </table:table-cell>
              <table:table-cell office:value-type="float" office:value="-32.75665">
                <text:p>-32.756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5.6567">
                <text:p>85.6567</text:p>
              </table:table-cell>
              <table:table-cell office:value-type="float" office:value="117.31337">
                <text:p>117.31337</text:p>
              </table:table-cell>
              <table:table-cell office:value-type="float" office:value="-31.65666">
                <text:p>-31.656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5.06494">
                <text:p>85.06494</text:p>
              </table:table-cell>
              <table:table-cell office:value-type="float" office:value="114.73921">
                <text:p>114.73921</text:p>
              </table:table-cell>
              <table:table-cell office:value-type="float" office:value="-29.67427">
                <text:p>-29.674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5.24897">
                <text:p>85.24897</text:p>
              </table:table-cell>
              <table:table-cell office:value-type="float" office:value="114.55534">
                <text:p>114.55534</text:p>
              </table:table-cell>
              <table:table-cell office:value-type="float" office:value="-29.30637">
                <text:p>-29.3063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5.14832">
                <text:p>85.14832</text:p>
              </table:table-cell>
              <table:table-cell office:value-type="float" office:value="114.21028">
                <text:p>114.21028</text:p>
              </table:table-cell>
              <table:table-cell office:value-type="float" office:value="-29.06196">
                <text:p>-29.061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5.70644">
                <text:p>85.70644</text:p>
              </table:table-cell>
              <table:table-cell office:value-type="float" office:value="115.98163">
                <text:p>115.98163</text:p>
              </table:table-cell>
              <table:table-cell office:value-type="float" office:value="-30.2752">
                <text:p>-30.27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4.43359">
                <text:p>84.43359</text:p>
              </table:table-cell>
              <table:table-cell office:value-type="float" office:value="115.42399">
                <text:p>115.42399</text:p>
              </table:table-cell>
              <table:table-cell office:value-type="float" office:value="-30.9904">
                <text:p>-30.990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4.1293">
                <text:p>84.1293</text:p>
              </table:table-cell>
              <table:table-cell office:value-type="float" office:value="116.42328">
                <text:p>116.42328</text:p>
              </table:table-cell>
              <table:table-cell office:value-type="float" office:value="-32.29398">
                <text:p>-32.2939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3.77476">
                <text:p>83.77476</text:p>
              </table:table-cell>
              <table:table-cell office:value-type="float" office:value="113.90359">
                <text:p>113.90359</text:p>
              </table:table-cell>
              <table:table-cell office:value-type="float" office:value="-30.12883">
                <text:p>-30.128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4.86715">
                <text:p>84.86715</text:p>
              </table:table-cell>
              <table:table-cell office:value-type="float" office:value="119.77109">
                <text:p>119.77109</text:p>
              </table:table-cell>
              <table:table-cell office:value-type="float" office:value="-34.90395">
                <text:p>-34.903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5.02454">
                <text:p>85.02454</text:p>
              </table:table-cell>
              <table:table-cell office:value-type="float" office:value="117.09212">
                <text:p>117.09212</text:p>
              </table:table-cell>
              <table:table-cell office:value-type="float" office:value="-32.06758">
                <text:p>-32.0675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5.07307">
                <text:p>85.07307</text:p>
              </table:table-cell>
              <table:table-cell office:value-type="float" office:value="118.22045">
                <text:p>118.22045</text:p>
              </table:table-cell>
              <table:table-cell office:value-type="float" office:value="-33.14737">
                <text:p>-33.1473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5.73832">
                <text:p>85.73832</text:p>
              </table:table-cell>
              <table:table-cell office:value-type="float" office:value="115.08877">
                <text:p>115.08877</text:p>
              </table:table-cell>
              <table:table-cell office:value-type="float" office:value="-29.35045">
                <text:p>-29.350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4.93361">
                <text:p>84.93361</text:p>
              </table:table-cell>
              <table:table-cell office:value-type="float" office:value="117.96874">
                <text:p>117.96874</text:p>
              </table:table-cell>
              <table:table-cell office:value-type="float" office:value="-33.03514">
                <text:p>-33.035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3.91115">
                <text:p>83.91115</text:p>
              </table:table-cell>
              <table:table-cell office:value-type="float" office:value="116.45569">
                <text:p>116.45569</text:p>
              </table:table-cell>
              <table:table-cell office:value-type="float" office:value="-32.54454">
                <text:p>-32.544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3.88509">
                <text:p>83.88509</text:p>
              </table:table-cell>
              <table:table-cell office:value-type="float" office:value="114.82578">
                <text:p>114.82578</text:p>
              </table:table-cell>
              <table:table-cell office:value-type="float" office:value="-30.94069">
                <text:p>-30.940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4.20928">
                <text:p>84.20928</text:p>
              </table:table-cell>
              <table:table-cell office:value-type="float" office:value="115.78171">
                <text:p>115.78171</text:p>
              </table:table-cell>
              <table:table-cell office:value-type="float" office:value="-31.57243">
                <text:p>-31.572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4.927">
                <text:p>84.927</text:p>
              </table:table-cell>
              <table:table-cell office:value-type="float" office:value="115.99456">
                <text:p>115.99456</text:p>
              </table:table-cell>
              <table:table-cell office:value-type="float" office:value="-31.06757">
                <text:p>-31.0675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4.74798">
                <text:p>84.74798</text:p>
              </table:table-cell>
              <table:table-cell office:value-type="float" office:value="113.62424">
                <text:p>113.62424</text:p>
              </table:table-cell>
              <table:table-cell office:value-type="float" office:value="-28.87626">
                <text:p>-28.8762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5.54577">
                <text:p>85.54577</text:p>
              </table:table-cell>
              <table:table-cell office:value-type="float" office:value="118.26756">
                <text:p>118.26756</text:p>
              </table:table-cell>
              <table:table-cell office:value-type="float" office:value="-32.72179">
                <text:p>-32.721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5.53966">
                <text:p>85.53966</text:p>
              </table:table-cell>
              <table:table-cell office:value-type="float" office:value="116.07587">
                <text:p>116.07587</text:p>
              </table:table-cell>
              <table:table-cell office:value-type="float" office:value="-30.53621">
                <text:p>-30.536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4.95076">
                <text:p>84.95076</text:p>
              </table:table-cell>
              <table:table-cell office:value-type="float" office:value="118.80073">
                <text:p>118.80073</text:p>
              </table:table-cell>
              <table:table-cell office:value-type="float" office:value="-33.84998">
                <text:p>-33.849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4.68192">
                <text:p>84.68192</text:p>
              </table:table-cell>
              <table:table-cell office:value-type="float" office:value="117.68113">
                <text:p>117.68113</text:p>
              </table:table-cell>
              <table:table-cell office:value-type="float" office:value="-32.99922">
                <text:p>-32.999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4.79509">
                <text:p>84.79509</text:p>
              </table:table-cell>
              <table:table-cell office:value-type="float" office:value="115.70332">
                <text:p>115.70332</text:p>
              </table:table-cell>
              <table:table-cell office:value-type="float" office:value="-30.90822">
                <text:p>-30.908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6.00147">
                <text:p>86.00147</text:p>
              </table:table-cell>
              <table:table-cell office:value-type="float" office:value="113.0379">
                <text:p>113.0379</text:p>
              </table:table-cell>
              <table:table-cell office:value-type="float" office:value="-27.03644">
                <text:p>-27.036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4.7364">
                <text:p>84.7364</text:p>
              </table:table-cell>
              <table:table-cell office:value-type="float" office:value="115.9099">
                <text:p>115.9099</text:p>
              </table:table-cell>
              <table:table-cell office:value-type="float" office:value="-31.1735">
                <text:p>-31.17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.9352">
                <text:p>83.9352</text:p>
              </table:table-cell>
              <table:table-cell office:value-type="float" office:value="115.93822">
                <text:p>115.93822</text:p>
              </table:table-cell>
              <table:table-cell office:value-type="float" office:value="-32.00302">
                <text:p>-32.0030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5.52677">
                <text:p>85.52677</text:p>
              </table:table-cell>
              <table:table-cell office:value-type="float" office:value="117.39212">
                <text:p>117.39212</text:p>
              </table:table-cell>
              <table:table-cell office:value-type="float" office:value="-31.86535">
                <text:p>-31.865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5.04302">
                <text:p>85.04302</text:p>
              </table:table-cell>
              <table:table-cell office:value-type="float" office:value="113.27923">
                <text:p>113.27923</text:p>
              </table:table-cell>
              <table:table-cell office:value-type="float" office:value="-28.23621">
                <text:p>-28.236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5.05589">
                <text:p>85.05589</text:p>
              </table:table-cell>
              <table:table-cell office:value-type="float" office:value="118.92959">
                <text:p>118.92959</text:p>
              </table:table-cell>
              <table:table-cell office:value-type="float" office:value="-33.87369">
                <text:p>-33.8736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5.14692">
                <text:p>85.14692</text:p>
              </table:table-cell>
              <table:table-cell office:value-type="float" office:value="111.94531">
                <text:p>111.94531</text:p>
              </table:table-cell>
              <table:table-cell office:value-type="float" office:value="-26.79839">
                <text:p>-26.7983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6.17236">
                <text:p>86.17236</text:p>
              </table:table-cell>
              <table:table-cell office:value-type="float" office:value="112.60404">
                <text:p>112.60404</text:p>
              </table:table-cell>
              <table:table-cell office:value-type="float" office:value="-26.43168">
                <text:p>-26.4316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4.7246">
                <text:p>84.7246</text:p>
              </table:table-cell>
              <table:table-cell office:value-type="float" office:value="113.76639">
                <text:p>113.76639</text:p>
              </table:table-cell>
              <table:table-cell office:value-type="float" office:value="-29.0418">
                <text:p>-29.04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5.1334">
                <text:p>85.1334</text:p>
              </table:table-cell>
              <table:table-cell office:value-type="float" office:value="113.74939">
                <text:p>113.74939</text:p>
              </table:table-cell>
              <table:table-cell office:value-type="float" office:value="-28.61599">
                <text:p>-28.6159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5.34867">
                <text:p>85.34867</text:p>
              </table:table-cell>
              <table:table-cell office:value-type="float" office:value="115.67499">
                <text:p>115.67499</text:p>
              </table:table-cell>
              <table:table-cell office:value-type="float" office:value="-30.32632">
                <text:p>-30.326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4.23922">
                <text:p>84.23922</text:p>
              </table:table-cell>
              <table:table-cell office:value-type="float" office:value="115.24045">
                <text:p>115.24045</text:p>
              </table:table-cell>
              <table:table-cell office:value-type="float" office:value="-31.00123">
                <text:p>-31.001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5.09637">
                <text:p>85.09637</text:p>
              </table:table-cell>
              <table:table-cell office:value-type="float" office:value="114.87745">
                <text:p>114.87745</text:p>
              </table:table-cell>
              <table:table-cell office:value-type="float" office:value="-29.78107">
                <text:p>-29.781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4.07424">
                <text:p>84.07424</text:p>
              </table:table-cell>
              <table:table-cell office:value-type="float" office:value="112.49765">
                <text:p>112.49765</text:p>
              </table:table-cell>
              <table:table-cell office:value-type="float" office:value="-28.42341">
                <text:p>-28.4234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5.78368">
                <text:p>85.78368</text:p>
              </table:table-cell>
              <table:table-cell office:value-type="float" office:value="115.992">
                <text:p>115.992</text:p>
              </table:table-cell>
              <table:table-cell office:value-type="float" office:value="-30.20833">
                <text:p>-30.208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4.2212">
                <text:p>84.2212</text:p>
              </table:table-cell>
              <table:table-cell office:value-type="float" office:value="117.7793">
                <text:p>117.7793</text:p>
              </table:table-cell>
              <table:table-cell office:value-type="float" office:value="-33.5581">
                <text:p>-33.558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4.25262">
                <text:p>84.25262</text:p>
              </table:table-cell>
              <table:table-cell office:value-type="float" office:value="117.02001">
                <text:p>117.02001</text:p>
              </table:table-cell>
              <table:table-cell office:value-type="float" office:value="-32.76739">
                <text:p>-32.7673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4.56071">
                <text:p>84.56071</text:p>
              </table:table-cell>
              <table:table-cell office:value-type="float" office:value="112.05912">
                <text:p>112.05912</text:p>
              </table:table-cell>
              <table:table-cell office:value-type="float" office:value="-27.49841">
                <text:p>-27.4984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4.62288">
                <text:p>84.62288</text:p>
              </table:table-cell>
              <table:table-cell office:value-type="float" office:value="116.22477">
                <text:p>116.22477</text:p>
              </table:table-cell>
              <table:table-cell office:value-type="float" office:value="-31.60189">
                <text:p>-31.601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5.64686">
                <text:p>85.64686</text:p>
              </table:table-cell>
              <table:table-cell office:value-type="float" office:value="115.36246">
                <text:p>115.36246</text:p>
              </table:table-cell>
              <table:table-cell office:value-type="float" office:value="-29.7156">
                <text:p>-29.71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4.78836">
                <text:p>84.78836</text:p>
              </table:table-cell>
              <table:table-cell office:value-type="float" office:value="116.19779">
                <text:p>116.19779</text:p>
              </table:table-cell>
              <table:table-cell office:value-type="float" office:value="-31.40943">
                <text:p>-31.4094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4.24165">
                <text:p>84.24165</text:p>
              </table:table-cell>
              <table:table-cell office:value-type="float" office:value="114.98259">
                <text:p>114.98259</text:p>
              </table:table-cell>
              <table:table-cell office:value-type="float" office:value="-30.74093">
                <text:p>-30.7409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4.40206">
                <text:p>84.40206</text:p>
              </table:table-cell>
              <table:table-cell office:value-type="float" office:value="116.81184">
                <text:p>116.81184</text:p>
              </table:table-cell>
              <table:table-cell office:value-type="float" office:value="-32.40977">
                <text:p>-32.4097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5.4442">
                <text:p>85.4442</text:p>
              </table:table-cell>
              <table:table-cell office:value-type="float" office:value="111.05156">
                <text:p>111.05156</text:p>
              </table:table-cell>
              <table:table-cell office:value-type="float" office:value="-25.60736">
                <text:p>-25.607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5.03549">
                <text:p>85.03549</text:p>
              </table:table-cell>
              <table:table-cell office:value-type="float" office:value="113.80317">
                <text:p>113.80317</text:p>
              </table:table-cell>
              <table:table-cell office:value-type="float" office:value="-28.76768">
                <text:p>-28.7676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5.99072">
                <text:p>85.99072</text:p>
              </table:table-cell>
              <table:table-cell office:value-type="float" office:value="114.77748">
                <text:p>114.77748</text:p>
              </table:table-cell>
              <table:table-cell office:value-type="float" office:value="-28.78676">
                <text:p>-28.786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3.68977">
                <text:p>83.68977</text:p>
              </table:table-cell>
              <table:table-cell office:value-type="float" office:value="114.34323">
                <text:p>114.34323</text:p>
              </table:table-cell>
              <table:table-cell office:value-type="float" office:value="-30.65346">
                <text:p>-30.653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4.58608">
                <text:p>84.58608</text:p>
              </table:table-cell>
              <table:table-cell office:value-type="float" office:value="116.38873">
                <text:p>116.38873</text:p>
              </table:table-cell>
              <table:table-cell office:value-type="float" office:value="-31.80265">
                <text:p>-31.8026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4.74737">
                <text:p>84.74737</text:p>
              </table:table-cell>
              <table:table-cell office:value-type="float" office:value="114.95593">
                <text:p>114.95593</text:p>
              </table:table-cell>
              <table:table-cell office:value-type="float" office:value="-30.20855">
                <text:p>-30.208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4.79312">
                <text:p>84.79312</text:p>
              </table:table-cell>
              <table:table-cell office:value-type="float" office:value="115.63505">
                <text:p>115.63505</text:p>
              </table:table-cell>
              <table:table-cell office:value-type="float" office:value="-30.84193">
                <text:p>-30.841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4.46117">
                <text:p>84.46117</text:p>
              </table:table-cell>
              <table:table-cell office:value-type="float" office:value="119.60532">
                <text:p>119.60532</text:p>
              </table:table-cell>
              <table:table-cell office:value-type="float" office:value="-35.14415">
                <text:p>-35.144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5.70251">
                <text:p>85.70251</text:p>
              </table:table-cell>
              <table:table-cell office:value-type="float" office:value="117.16695">
                <text:p>117.16695</text:p>
              </table:table-cell>
              <table:table-cell office:value-type="float" office:value="-31.46444">
                <text:p>-31.464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5.08789">
                <text:p>85.08789</text:p>
              </table:table-cell>
              <table:table-cell office:value-type="float" office:value="113.90936">
                <text:p>113.90936</text:p>
              </table:table-cell>
              <table:table-cell office:value-type="float" office:value="-28.82147">
                <text:p>-28.8214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4.8463">
                <text:p>84.8463</text:p>
              </table:table-cell>
              <table:table-cell office:value-type="float" office:value="117.09677">
                <text:p>117.09677</text:p>
              </table:table-cell>
              <table:table-cell office:value-type="float" office:value="-32.25047">
                <text:p>-32.250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5.22967">
                <text:p>85.22967</text:p>
              </table:table-cell>
              <table:table-cell office:value-type="float" office:value="111.47317">
                <text:p>111.47317</text:p>
              </table:table-cell>
              <table:table-cell office:value-type="float" office:value="-26.2435">
                <text:p>-26.243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4.1583">
                <text:p>84.1583</text:p>
              </table:table-cell>
              <table:table-cell office:value-type="float" office:value="116.86171">
                <text:p>116.86171</text:p>
              </table:table-cell>
              <table:table-cell office:value-type="float" office:value="-32.70341">
                <text:p>-32.703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4.59296">
                <text:p>84.59296</text:p>
              </table:table-cell>
              <table:table-cell office:value-type="float" office:value="119.25166">
                <text:p>119.25166</text:p>
              </table:table-cell>
              <table:table-cell office:value-type="float" office:value="-34.6587">
                <text:p>-34.658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4.54327">
                <text:p>84.54327</text:p>
              </table:table-cell>
              <table:table-cell office:value-type="float" office:value="119.36687">
                <text:p>119.36687</text:p>
              </table:table-cell>
              <table:table-cell office:value-type="float" office:value="-34.8236">
                <text:p>-34.823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4.09719">
                <text:p>84.09719</text:p>
              </table:table-cell>
              <table:table-cell office:value-type="float" office:value="117.25831">
                <text:p>117.25831</text:p>
              </table:table-cell>
              <table:table-cell office:value-type="float" office:value="-33.16112">
                <text:p>-33.161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6.11058">
                <text:p>86.11058</text:p>
              </table:table-cell>
              <table:table-cell office:value-type="float" office:value="113.57556">
                <text:p>113.57556</text:p>
              </table:table-cell>
              <table:table-cell office:value-type="float" office:value="-27.46498">
                <text:p>-27.4649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5.39888">
                <text:p>85.39888</text:p>
              </table:table-cell>
              <table:table-cell office:value-type="float" office:value="116.41317">
                <text:p>116.41317</text:p>
              </table:table-cell>
              <table:table-cell office:value-type="float" office:value="-31.01429">
                <text:p>-31.014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5.41787">
                <text:p>85.41787</text:p>
              </table:table-cell>
              <table:table-cell office:value-type="float" office:value="116.99175">
                <text:p>116.99175</text:p>
              </table:table-cell>
              <table:table-cell office:value-type="float" office:value="-31.57388">
                <text:p>-31.5738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4.73044">
                <text:p>84.73044</text:p>
              </table:table-cell>
              <table:table-cell office:value-type="float" office:value="119.3304">
                <text:p>119.3304</text:p>
              </table:table-cell>
              <table:table-cell office:value-type="float" office:value="-34.59997">
                <text:p>-34.599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4.65986">
                <text:p>84.65986</text:p>
              </table:table-cell>
              <table:table-cell office:value-type="float" office:value="115.92109">
                <text:p>115.92109</text:p>
              </table:table-cell>
              <table:table-cell office:value-type="float" office:value="-31.26123">
                <text:p>-31.261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4.76552">
                <text:p>84.76552</text:p>
              </table:table-cell>
              <table:table-cell office:value-type="float" office:value="115.42797">
                <text:p>115.42797</text:p>
              </table:table-cell>
              <table:table-cell office:value-type="float" office:value="-30.66245">
                <text:p>-30.662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4.61348">
                <text:p>84.61348</text:p>
              </table:table-cell>
              <table:table-cell office:value-type="float" office:value="119.54356">
                <text:p>119.54356</text:p>
              </table:table-cell>
              <table:table-cell office:value-type="float" office:value="-34.93008">
                <text:p>-34.9300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4.98571">
                <text:p>84.98571</text:p>
              </table:table-cell>
              <table:table-cell office:value-type="float" office:value="116.51341">
                <text:p>116.51341</text:p>
              </table:table-cell>
              <table:table-cell office:value-type="float" office:value="-31.5277">
                <text:p>-31.52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4.22053">
                <text:p>84.22053</text:p>
              </table:table-cell>
              <table:table-cell office:value-type="float" office:value="118.19753">
                <text:p>118.19753</text:p>
              </table:table-cell>
              <table:table-cell office:value-type="float" office:value="-33.97701">
                <text:p>-33.977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5.50323">
                <text:p>85.50323</text:p>
              </table:table-cell>
              <table:table-cell office:value-type="float" office:value="117.69224">
                <text:p>117.69224</text:p>
              </table:table-cell>
              <table:table-cell office:value-type="float" office:value="-32.18902">
                <text:p>-32.1890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4.77642">
                <text:p>84.77642</text:p>
              </table:table-cell>
              <table:table-cell office:value-type="float" office:value="119.54045">
                <text:p>119.54045</text:p>
              </table:table-cell>
              <table:table-cell office:value-type="float" office:value="-34.76402">
                <text:p>-34.7640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4.27014">
                <text:p>84.27014</text:p>
              </table:table-cell>
              <table:table-cell office:value-type="float" office:value="116.50781">
                <text:p>116.50781</text:p>
              </table:table-cell>
              <table:table-cell office:value-type="float" office:value="-32.23767">
                <text:p>-32.237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5.49861">
                <text:p>85.49861</text:p>
              </table:table-cell>
              <table:table-cell office:value-type="float" office:value="117.09991">
                <text:p>117.09991</text:p>
              </table:table-cell>
              <table:table-cell office:value-type="float" office:value="-31.6013">
                <text:p>-31.60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4.15965">
                <text:p>84.15965</text:p>
              </table:table-cell>
              <table:table-cell office:value-type="float" office:value="114.88131">
                <text:p>114.88131</text:p>
              </table:table-cell>
              <table:table-cell office:value-type="float" office:value="-30.72167">
                <text:p>-30.7216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4.75038">
                <text:p>84.75038</text:p>
              </table:table-cell>
              <table:table-cell office:value-type="float" office:value="119.49617">
                <text:p>119.49617</text:p>
              </table:table-cell>
              <table:table-cell office:value-type="float" office:value="-34.74578">
                <text:p>-34.7457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4.28002">
                <text:p>84.28002</text:p>
              </table:table-cell>
              <table:table-cell office:value-type="float" office:value="115.28701">
                <text:p>115.28701</text:p>
              </table:table-cell>
              <table:table-cell office:value-type="float" office:value="-31.00698">
                <text:p>-31.0069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4.7381">
                <text:p>84.7381</text:p>
              </table:table-cell>
              <table:table-cell office:value-type="float" office:value="119.47032">
                <text:p>119.47032</text:p>
              </table:table-cell>
              <table:table-cell office:value-type="float" office:value="-34.73222">
                <text:p>-34.732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4.22981">
                <text:p>84.22981</text:p>
              </table:table-cell>
              <table:table-cell office:value-type="float" office:value="114.90395">
                <text:p>114.90395</text:p>
              </table:table-cell>
              <table:table-cell office:value-type="float" office:value="-30.67414">
                <text:p>-30.674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4.14455">
                <text:p>84.14455</text:p>
              </table:table-cell>
              <table:table-cell office:value-type="float" office:value="117.66848">
                <text:p>117.66848</text:p>
              </table:table-cell>
              <table:table-cell office:value-type="float" office:value="-33.52393">
                <text:p>-33.5239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.03296">
                <text:p>85.03296</text:p>
              </table:table-cell>
              <table:table-cell office:value-type="float" office:value="114.04343">
                <text:p>114.04343</text:p>
              </table:table-cell>
              <table:table-cell office:value-type="float" office:value="-29.01048">
                <text:p>-29.010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4.58152">
                <text:p>84.58152</text:p>
              </table:table-cell>
              <table:table-cell office:value-type="float" office:value="117.33871">
                <text:p>117.33871</text:p>
              </table:table-cell>
              <table:table-cell office:value-type="float" office:value="-32.75719">
                <text:p>-32.757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4.51037">
                <text:p>84.51037</text:p>
              </table:table-cell>
              <table:table-cell office:value-type="float" office:value="117.17966">
                <text:p>117.17966</text:p>
              </table:table-cell>
              <table:table-cell office:value-type="float" office:value="-32.66929">
                <text:p>-32.6692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5.52067">
                <text:p>85.52067</text:p>
              </table:table-cell>
              <table:table-cell office:value-type="float" office:value="116.6555">
                <text:p>116.6555</text:p>
              </table:table-cell>
              <table:table-cell office:value-type="float" office:value="-31.13483">
                <text:p>-31.134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4.55238">
                <text:p>84.55238</text:p>
              </table:table-cell>
              <table:table-cell office:value-type="float" office:value="117.71488">
                <text:p>117.71488</text:p>
              </table:table-cell>
              <table:table-cell office:value-type="float" office:value="-33.1625">
                <text:p>-33.16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4.48439">
                <text:p>84.48439</text:p>
              </table:table-cell>
              <table:table-cell office:value-type="float" office:value="115.52257">
                <text:p>115.52257</text:p>
              </table:table-cell>
              <table:table-cell office:value-type="float" office:value="-31.03819">
                <text:p>-31.038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3.7231">
                <text:p>83.7231</text:p>
              </table:table-cell>
              <table:table-cell office:value-type="float" office:value="114.07673">
                <text:p>114.07673</text:p>
              </table:table-cell>
              <table:table-cell office:value-type="float" office:value="-30.35363">
                <text:p>-30.3536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5.05862">
                <text:p>85.05862</text:p>
              </table:table-cell>
              <table:table-cell office:value-type="float" office:value="115.68386">
                <text:p>115.68386</text:p>
              </table:table-cell>
              <table:table-cell office:value-type="float" office:value="-30.62523">
                <text:p>-30.6252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5.68163">
                <text:p>85.68163</text:p>
              </table:table-cell>
              <table:table-cell office:value-type="float" office:value="113.97275">
                <text:p>113.97275</text:p>
              </table:table-cell>
              <table:table-cell office:value-type="float" office:value="-28.29112">
                <text:p>-28.291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6.13376">
                <text:p>86.13376</text:p>
              </table:table-cell>
              <table:table-cell office:value-type="float" office:value="112.51051">
                <text:p>112.51051</text:p>
              </table:table-cell>
              <table:table-cell office:value-type="float" office:value="-26.37675">
                <text:p>-26.376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4.78605">
                <text:p>84.78605</text:p>
              </table:table-cell>
              <table:table-cell office:value-type="float" office:value="117.03606">
                <text:p>117.03606</text:p>
              </table:table-cell>
              <table:table-cell office:value-type="float" office:value="-32.25001">
                <text:p>-32.250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5.04308">
                <text:p>85.04308</text:p>
              </table:table-cell>
              <table:table-cell office:value-type="float" office:value="119.6686">
                <text:p>119.6686</text:p>
              </table:table-cell>
              <table:table-cell office:value-type="float" office:value="-34.62551">
                <text:p>-34.625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4.92705">
                <text:p>84.92705</text:p>
              </table:table-cell>
              <table:table-cell office:value-type="float" office:value="113.32934">
                <text:p>113.32934</text:p>
              </table:table-cell>
              <table:table-cell office:value-type="float" office:value="-28.40229">
                <text:p>-28.4022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4.67363">
                <text:p>84.67363</text:p>
              </table:table-cell>
              <table:table-cell office:value-type="float" office:value="118.01703">
                <text:p>118.01703</text:p>
              </table:table-cell>
              <table:table-cell office:value-type="float" office:value="-33.34339">
                <text:p>-33.343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5.90467">
                <text:p>85.90467</text:p>
              </table:table-cell>
              <table:table-cell office:value-type="float" office:value="114.89256">
                <text:p>114.89256</text:p>
              </table:table-cell>
              <table:table-cell office:value-type="float" office:value="-28.98789">
                <text:p>-28.987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3.39985">
                <text:p>83.39985</text:p>
              </table:table-cell>
              <table:table-cell office:value-type="float" office:value="111.01968">
                <text:p>111.01968</text:p>
              </table:table-cell>
              <table:table-cell office:value-type="float" office:value="-27.61982">
                <text:p>-27.6198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5.07534">
                <text:p>85.07534</text:p>
              </table:table-cell>
              <table:table-cell office:value-type="float" office:value="118.72789">
                <text:p>118.72789</text:p>
              </table:table-cell>
              <table:table-cell office:value-type="float" office:value="-33.65254">
                <text:p>-33.652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4.16914">
                <text:p>84.16914</text:p>
              </table:table-cell>
              <table:table-cell office:value-type="float" office:value="118.11157">
                <text:p>118.11157</text:p>
              </table:table-cell>
              <table:table-cell office:value-type="float" office:value="-33.94243">
                <text:p>-33.9424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5.17662">
                <text:p>85.17662</text:p>
              </table:table-cell>
              <table:table-cell office:value-type="float" office:value="111.96886">
                <text:p>111.96886</text:p>
              </table:table-cell>
              <table:table-cell office:value-type="float" office:value="-26.79224">
                <text:p>-26.792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4.98756">
                <text:p>84.98756</text:p>
              </table:table-cell>
              <table:table-cell office:value-type="float" office:value="114.61781">
                <text:p>114.61781</text:p>
              </table:table-cell>
              <table:table-cell office:value-type="float" office:value="-29.63025">
                <text:p>-29.630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5.22136">
                <text:p>85.22136</text:p>
              </table:table-cell>
              <table:table-cell office:value-type="float" office:value="115.65658">
                <text:p>115.65658</text:p>
              </table:table-cell>
              <table:table-cell office:value-type="float" office:value="-30.43522">
                <text:p>-30.435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4.089">
                <text:p>84.089</text:p>
              </table:table-cell>
              <table:table-cell office:value-type="float" office:value="116.28551">
                <text:p>116.28551</text:p>
              </table:table-cell>
              <table:table-cell office:value-type="float" office:value="-32.19651">
                <text:p>-32.1965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5.94753">
                <text:p>85.94753</text:p>
              </table:table-cell>
              <table:table-cell office:value-type="float" office:value="115.18288">
                <text:p>115.18288</text:p>
              </table:table-cell>
              <table:table-cell office:value-type="float" office:value="-29.23535">
                <text:p>-29.235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3.79372">
                <text:p>83.79372</text:p>
              </table:table-cell>
              <table:table-cell office:value-type="float" office:value="115.00468">
                <text:p>115.00468</text:p>
              </table:table-cell>
              <table:table-cell office:value-type="float" office:value="-31.21096">
                <text:p>-31.210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5.18663">
                <text:p>85.18663</text:p>
              </table:table-cell>
              <table:table-cell office:value-type="float" office:value="117.08405">
                <text:p>117.08405</text:p>
              </table:table-cell>
              <table:table-cell office:value-type="float" office:value="-31.89742">
                <text:p>-31.8974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5.31352">
                <text:p>85.31352</text:p>
              </table:table-cell>
              <table:table-cell office:value-type="float" office:value="113.11615">
                <text:p>113.11615</text:p>
              </table:table-cell>
              <table:table-cell office:value-type="float" office:value="-27.80263">
                <text:p>-27.8026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5.44935">
                <text:p>85.44935</text:p>
              </table:table-cell>
              <table:table-cell office:value-type="float" office:value="117.9786">
                <text:p>117.9786</text:p>
              </table:table-cell>
              <table:table-cell office:value-type="float" office:value="-32.52926">
                <text:p>-32.529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4.14228">
                <text:p>84.14228</text:p>
              </table:table-cell>
              <table:table-cell office:value-type="float" office:value="115.84064">
                <text:p>115.84064</text:p>
              </table:table-cell>
              <table:table-cell office:value-type="float" office:value="-31.69836">
                <text:p>-31.698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4.75735">
                <text:p>84.75735</text:p>
              </table:table-cell>
              <table:table-cell office:value-type="float" office:value="116.75619">
                <text:p>116.75619</text:p>
              </table:table-cell>
              <table:table-cell office:value-type="float" office:value="-31.99883">
                <text:p>-31.9988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4.96667">
                <text:p>84.96667</text:p>
              </table:table-cell>
              <table:table-cell office:value-type="float" office:value="115.92386">
                <text:p>115.92386</text:p>
              </table:table-cell>
              <table:table-cell office:value-type="float" office:value="-30.95719">
                <text:p>-30.957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4.64633">
                <text:p>84.64633</text:p>
              </table:table-cell>
              <table:table-cell office:value-type="float" office:value="115.17327">
                <text:p>115.17327</text:p>
              </table:table-cell>
              <table:table-cell office:value-type="float" office:value="-30.52694">
                <text:p>-30.5269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4.69584">
                <text:p>84.69584</text:p>
              </table:table-cell>
              <table:table-cell office:value-type="float" office:value="115.1917">
                <text:p>115.1917</text:p>
              </table:table-cell>
              <table:table-cell office:value-type="float" office:value="-30.49585">
                <text:p>-30.495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4.8254">
                <text:p>84.8254</text:p>
              </table:table-cell>
              <table:table-cell office:value-type="float" office:value="118.02289">
                <text:p>118.02289</text:p>
              </table:table-cell>
              <table:table-cell office:value-type="float" office:value="-33.19748">
                <text:p>-33.197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4.91752">
                <text:p>84.91752</text:p>
              </table:table-cell>
              <table:table-cell office:value-type="float" office:value="116.49298">
                <text:p>116.49298</text:p>
              </table:table-cell>
              <table:table-cell office:value-type="float" office:value="-31.57546">
                <text:p>-31.575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5.4044">
                <text:p>85.4044</text:p>
              </table:table-cell>
              <table:table-cell office:value-type="float" office:value="113.83817">
                <text:p>113.83817</text:p>
              </table:table-cell>
              <table:table-cell office:value-type="float" office:value="-28.43376">
                <text:p>-28.433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5.47155">
                <text:p>85.47155</text:p>
              </table:table-cell>
              <table:table-cell office:value-type="float" office:value="113.48808">
                <text:p>113.48808</text:p>
              </table:table-cell>
              <table:table-cell office:value-type="float" office:value="-28.01653">
                <text:p>-28.0165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5.27775">
                <text:p>85.27775</text:p>
              </table:table-cell>
              <table:table-cell office:value-type="float" office:value="119.29939">
                <text:p>119.29939</text:p>
              </table:table-cell>
              <table:table-cell office:value-type="float" office:value="-34.02164">
                <text:p>-34.021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4.87377">
                <text:p>84.87377</text:p>
              </table:table-cell>
              <table:table-cell office:value-type="float" office:value="119.24675">
                <text:p>119.24675</text:p>
              </table:table-cell>
              <table:table-cell office:value-type="float" office:value="-34.37298">
                <text:p>-34.372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5.28656">
                <text:p>85.28656</text:p>
              </table:table-cell>
              <table:table-cell office:value-type="float" office:value="117.95453">
                <text:p>117.95453</text:p>
              </table:table-cell>
              <table:table-cell office:value-type="float" office:value="-32.66797">
                <text:p>-32.6679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4.74078">
                <text:p>84.74078</text:p>
              </table:table-cell>
              <table:table-cell office:value-type="float" office:value="119.55981">
                <text:p>119.55981</text:p>
              </table:table-cell>
              <table:table-cell office:value-type="float" office:value="-34.81903">
                <text:p>-34.819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4.79798">
                <text:p>84.79798</text:p>
              </table:table-cell>
              <table:table-cell office:value-type="float" office:value="119.09781">
                <text:p>119.09781</text:p>
              </table:table-cell>
              <table:table-cell office:value-type="float" office:value="-34.29983">
                <text:p>-34.2998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4.55732">
                <text:p>84.55732</text:p>
              </table:table-cell>
              <table:table-cell office:value-type="float" office:value="115.81742">
                <text:p>115.81742</text:p>
              </table:table-cell>
              <table:table-cell office:value-type="float" office:value="-31.2601">
                <text:p>-31.26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4.48259">
                <text:p>84.48259</text:p>
              </table:table-cell>
              <table:table-cell office:value-type="float" office:value="111.01547">
                <text:p>111.01547</text:p>
              </table:table-cell>
              <table:table-cell office:value-type="float" office:value="-26.53288">
                <text:p>-26.532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5.4158">
                <text:p>85.4158</text:p>
              </table:table-cell>
              <table:table-cell office:value-type="float" office:value="113.5814">
                <text:p>113.5814</text:p>
              </table:table-cell>
              <table:table-cell office:value-type="float" office:value="-28.1656">
                <text:p>-28.165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4.42534">
                <text:p>84.42534</text:p>
              </table:table-cell>
              <table:table-cell office:value-type="float" office:value="117.67729">
                <text:p>117.67729</text:p>
              </table:table-cell>
              <table:table-cell office:value-type="float" office:value="-33.25195">
                <text:p>-33.2519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4.59493">
                <text:p>84.59493</text:p>
              </table:table-cell>
              <table:table-cell office:value-type="float" office:value="112.10936">
                <text:p>112.10936</text:p>
              </table:table-cell>
              <table:table-cell office:value-type="float" office:value="-27.51443">
                <text:p>-27.5144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4.95519">
                <text:p>84.95519</text:p>
              </table:table-cell>
              <table:table-cell office:value-type="float" office:value="116.46608">
                <text:p>116.46608</text:p>
              </table:table-cell>
              <table:table-cell office:value-type="float" office:value="-31.51089">
                <text:p>-31.5108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4.75332">
                <text:p>84.75332</text:p>
              </table:table-cell>
              <table:table-cell office:value-type="float" office:value="117.18219">
                <text:p>117.18219</text:p>
              </table:table-cell>
              <table:table-cell office:value-type="float" office:value="-32.42886">
                <text:p>-32.428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4.37011">
                <text:p>84.37011</text:p>
              </table:table-cell>
              <table:table-cell office:value-type="float" office:value="109.132">
                <text:p>109.132</text:p>
              </table:table-cell>
              <table:table-cell office:value-type="float" office:value="-24.76189">
                <text:p>-24.761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5.95506">
                <text:p>85.95506</text:p>
              </table:table-cell>
              <table:table-cell office:value-type="float" office:value="113.7295">
                <text:p>113.7295</text:p>
              </table:table-cell>
              <table:table-cell office:value-type="float" office:value="-27.77444">
                <text:p>-27.7744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5.38802">
                <text:p>85.38802</text:p>
              </table:table-cell>
              <table:table-cell office:value-type="float" office:value="119.03401">
                <text:p>119.03401</text:p>
              </table:table-cell>
              <table:table-cell office:value-type="float" office:value="-33.64598">
                <text:p>-33.645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.74128">
                <text:p>84.74128</text:p>
              </table:table-cell>
              <table:table-cell office:value-type="float" office:value="117.23026">
                <text:p>117.23026</text:p>
              </table:table-cell>
              <table:table-cell office:value-type="float" office:value="-32.48898">
                <text:p>-32.4889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5.12033">
                <text:p>85.12033</text:p>
              </table:table-cell>
              <table:table-cell office:value-type="float" office:value="114.97861">
                <text:p>114.97861</text:p>
              </table:table-cell>
              <table:table-cell office:value-type="float" office:value="-29.85828">
                <text:p>-29.8582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4.37796">
                <text:p>84.37796</text:p>
              </table:table-cell>
              <table:table-cell office:value-type="float" office:value="118.86723">
                <text:p>118.86723</text:p>
              </table:table-cell>
              <table:table-cell office:value-type="float" office:value="-34.48927">
                <text:p>-34.4892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3.35787">
                <text:p>83.35787</text:p>
              </table:table-cell>
              <table:table-cell office:value-type="float" office:value="110.49654">
                <text:p>110.49654</text:p>
              </table:table-cell>
              <table:table-cell office:value-type="float" office:value="-27.13867">
                <text:p>-27.138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5.30265">
                <text:p>85.30265</text:p>
              </table:table-cell>
              <table:table-cell office:value-type="float" office:value="115.09771">
                <text:p>115.09771</text:p>
              </table:table-cell>
              <table:table-cell office:value-type="float" office:value="-29.79506">
                <text:p>-29.7950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4.72797">
                <text:p>84.72797</text:p>
              </table:table-cell>
              <table:table-cell office:value-type="float" office:value="119.4715">
                <text:p>119.4715</text:p>
              </table:table-cell>
              <table:table-cell office:value-type="float" office:value="-34.74353">
                <text:p>-34.743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5.36348">
                <text:p>85.36348</text:p>
              </table:table-cell>
              <table:table-cell office:value-type="float" office:value="114.93821">
                <text:p>114.93821</text:p>
              </table:table-cell>
              <table:table-cell office:value-type="float" office:value="-29.57472">
                <text:p>-29.57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